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7.415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2.268cm"/>
    </style:style>
    <style:style style:name="co14" style:family="table-column">
      <style:table-column-properties fo:break-before="auto" style:column-width="1.833cm"/>
    </style:style>
    <style:style style:name="co15" style:family="table-column">
      <style:table-column-properties fo:break-before="auto" style:column-width="9.322cm"/>
    </style:style>
    <style:style style:name="co16" style:family="table-column">
      <style:table-column-properties fo:break-before="auto" style:column-width="2.323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8.2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T1" style:family="text">
      <style:text-properties fo:color="#dc2300"/>
    </style:style>
  </office:automatic-styles>
  <office:body>
    <office:spreadsheet>
      <table:table table:name="图片压缩总报表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数据取样来源</text:p>
          </table:table-cell>
          <table:table-cell office:value-type="string">
            <text:p>空间公有图片存储</text:p>
          </table:table-cell>
          <table:table-cell table:number-columns-repeated="7"/>
        </table:table-row>
        <table:table-row table:style-name="ro1">
          <table:table-cell table:style-name="ce1" office:value-type="string">
            <text:p>源文件个数</text:p>
          </table:table-cell>
          <table:table-cell table:formula="of:=[源文件信息.B5]" office:value-type="float" office:value="3331">
            <text:p>333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源文件总大小</text:p>
          </table:table-cell>
          <table:table-cell table:formula="of:=[源文件信息.C5]" office:value-type="float" office:value="360.345091819763">
            <text:p>360.3450918198</text:p>
          </table:table-cell>
          <table:table-cell table:number-columns-repeated="7"/>
        </table:table-row>
        <table:table-row table:style-name="ro1">
          <table:table-cell table:style-name="ce1" office:value-type="string">
            <text:p>目标的总个数</text:p>
          </table:table-cell>
          <table:table-cell table:formula="of:=[按产品类别统计时间与空间.F8]" office:value-type="float" office:value="76613">
            <text:p>76613</text:p>
          </table:table-cell>
          <table:table-cell table:number-columns-repeated="7"/>
        </table:table-row>
        <table:table-row table:style-name="ro1">
          <table:table-cell table:style-name="ce1" office:value-type="string">
            <text:p>二进制压缩总时长</text:p>
          </table:table-cell>
          <table:table-cell table:formula="of:=[按产品类别统计时间与空间.D8]" office:value-type="float" office:value="5926.60359001159">
            <text:p>5926.603590011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二进制压缩空间占用</text:p>
          </table:table-cell>
          <table:table-cell table:formula="of:=[按产品类别统计时间与空间.B8]" office:value-type="float" office:value="2676.48440742493">
            <text:p>2676.4844074249</text:p>
          </table:table-cell>
          <table:table-cell table:number-columns-repeated="7"/>
        </table:table-row>
        <table:table-row table:style-name="ro2">
          <table:table-cell table:style-name="ce1" office:value-type="string">
            <text:p>Lib压缩总时长</text:p>
          </table:table-cell>
          <table:table-cell table:formula="of:=[按产品类别统计时间与空间.E8]" office:value-type="float" office:value="1371.97303938866">
            <text:p>1371.9730393887</text:p>
          </table:table-cell>
          <table:table-cell table:number-columns-repeated="7"/>
        </table:table-row>
        <table:table-row table:style-name="ro2">
          <table:table-cell table:style-name="ce1" office:value-type="string">
            <text:p>Lib压缩空间占用</text:p>
          </table:table-cell>
          <table:table-cell table:formula="of:=[按产品类别统计时间与空间.C8]" office:value-type="float" office:value="1109.16318225861">
            <text:p>1109.1631822586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2" office:value-type="string" table:number-columns-spanned="8" table:number-rows-spanned="1">
            <text:p>按文件类型统计时长与空间占用</text:p>
          </table:table-cell>
          <table:covered-table-cell table:number-columns-repeated="7" table:style-name="ce3"/>
          <table:table-cell/>
        </table:table-row>
        <table:table-row table:style-name="ro2">
          <table:table-cell table:style-name="ce3" office:value-type="string">
            <text:p>图片类型</text:p>
          </table:table-cell>
          <table:table-cell table:style-name="ce3" office:value-type="string">
            <text:p>图片个数</text:p>
          </table:table-cell>
          <table:table-cell table:style-name="ce3" office:value-type="string">
            <text:p>源图片总大小</text:p>
          </table:table-cell>
          <table:table-cell table:style-name="ce3" office:value-type="string">
            <text:p>目标图片总个数</text:p>
          </table:table-cell>
          <table:table-cell table:style-name="ce3" office:value-type="string">
            <text:p>二进制处理时长</text:p>
          </table:table-cell>
          <table:table-cell table:style-name="ce3" office:value-type="string">
            <text:p>Lib处理时长</text:p>
          </table:table-cell>
          <table:table-cell table:style-name="ce3" office:value-type="string">
            <text:p>二进制空间占用</text:p>
          </table:table-cell>
          <table:table-cell table:style-name="ce3" office:value-type="string">
            <text:p>Lib空间占用</text:p>
          </table:table-cell>
          <table:table-cell table:style-name="ce1"/>
        </table:table-row>
        <table:table-row table:style-name="ro1">
          <table:table-cell office:value-type="string">
            <text:p>gif</text:p>
          </table:table-cell>
          <table:table-cell table:formula="of:=[源文件信息.B2]" office:value-type="float" office:value="35">
            <text:p>35</text:p>
          </table:table-cell>
          <table:table-cell table:formula="of:=[源文件信息.C2]" office:value-type="float" office:value="10792250">
            <text:p>10792250</text:p>
          </table:table-cell>
          <table:table-cell table:formula="of:=[按图片类型统计时间与空间.B2]" office:value-type="float" office:value="805">
            <text:p>805</text:p>
          </table:table-cell>
          <table:table-cell table:formula="of:=[按图片类型统计时间与空间.D2]" office:value-type="float" office:value="1827.44671845436">
            <text:p>1827.4467184544</text:p>
          </table:table-cell>
          <table:table-cell table:formula="of:=[按图片类型统计时间与空间.F2]" office:value-type="float" office:value="24.0711688995361">
            <text:p>24.0711688995</text:p>
          </table:table-cell>
          <table:table-cell table:formula="of:=[按图片类型统计时间与空间.C2]/(1024*1024)" office:value-type="float" office:value="209.720944404602">
            <text:p>209.7209444046</text:p>
          </table:table-cell>
          <table:table-cell table:formula="of:=[按图片类型统计时间与空间.E2]/(1024*1024)" office:value-type="float" office:value="11.8780546188355">
            <text:p>11.8780546188</text:p>
          </table:table-cell>
          <table:table-cell/>
        </table:table-row>
        <table:table-row table:style-name="ro1">
          <table:table-cell office:value-type="string">
            <text:p>jpg</text:p>
          </table:table-cell>
          <table:table-cell table:formula="of:=[源文件信息.B3]" office:value-type="float" office:value="3219">
            <text:p>3219</text:p>
          </table:table-cell>
          <table:table-cell table:formula="of:=[源文件信息.C3]" office:value-type="float" office:value="341625059">
            <text:p>341625059</text:p>
          </table:table-cell>
          <table:table-cell table:formula="of:=[按图片类型统计时间与空间.B3]" office:value-type="float" office:value="74037">
            <text:p>74037</text:p>
          </table:table-cell>
          <table:table-cell table:formula="of:=[按图片类型统计时间与空间.D3]" office:value-type="float" office:value="3913.96815013885">
            <text:p>3913.9681501389</text:p>
          </table:table-cell>
          <table:table-cell table:formula="of:=[按图片类型统计时间与空间.F3]" office:value-type="float" office:value="1205.2806224823">
            <text:p>1205.2806224823</text:p>
          </table:table-cell>
          <table:table-cell table:formula="of:=[按图片类型统计时间与空间.C3]/(1024*1024)" office:value-type="float" office:value="2288.08165740967">
            <text:p>2288.0816574097</text:p>
          </table:table-cell>
          <table:table-cell table:formula="of:=[按图片类型统计时间与空间.E3]/(1024*1024)" office:value-type="float" office:value="919.665895462036">
            <text:p>919.665895462</text:p>
          </table:table-cell>
          <table:table-cell/>
        </table:table-row>
        <table:table-row table:style-name="ro1">
          <table:table-cell office:value-type="string">
            <text:p>png</text:p>
          </table:table-cell>
          <table:table-cell table:formula="of:=[源文件信息.B4]" office:value-type="float" office:value="77">
            <text:p>77</text:p>
          </table:table-cell>
          <table:table-cell table:formula="of:=[源文件信息.C4]" office:value-type="float" office:value="25431906">
            <text:p>25431906</text:p>
          </table:table-cell>
          <table:table-cell table:formula="of:=[按图片类型统计时间与空间.B4]" office:value-type="float" office:value="1771">
            <text:p>1771</text:p>
          </table:table-cell>
          <table:table-cell table:formula="of:=[按图片类型统计时间与空间.D4]" office:value-type="float" office:value="185.188721418381">
            <text:p>185.1887214184</text:p>
          </table:table-cell>
          <table:table-cell table:formula="of:=[按图片类型统计时间与空间.F4]" office:value-type="float" office:value="142.621248006821">
            <text:p>142.6212480068</text:p>
          </table:table-cell>
          <table:table-cell table:formula="of:=[按图片类型统计时间与空间.C4]/(1024*1024)" office:value-type="float" office:value="178.681805610657">
            <text:p>178.6818056107</text:p>
          </table:table-cell>
          <table:table-cell table:formula="of:=[按图片类型统计时间与空间.E4]/(1024*1024)" office:value-type="float" office:value="177.619232177734">
            <text:p>177.6192321777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>
            <text:p>结论</text:p>
          </table:table-cell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对于gif图片的处理lib只是取了第一帧所以处理速度与命令行不是一个数量级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对于jpg的图片处理lib要比命令行快3.3倍，相应空间占用是命令行的40%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对于png的图片处理lib与命令行处理速度与空间占用几近相同，<text:span text:style-name="T1">原因待查</text:span>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二进制处理gif图的平均处理速度是2.2秒/个，极个别的情况下，单个图片的处理速度超过了100秒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>
            <text:p>改进</text:p>
          </table:table-cell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对于gif图片的处理只处理前三帧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以jpg为标准来进行分析，理论上lib处理的速度是命令行处理速度的3.3倍，相应空间占用是命令行的0.4倍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相关工作</text:p>
          </table:table-cell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对于gif图片的前三帧处理的开发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对于jpg转换后的图片质量与二进制处理后的图片质量对比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ng图片处理二者相差不大的原因分析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style-name="ce4" office:value-type="string" table:number-columns-spanned="2" table:number-rows-spanned="1">
            <text:p>Gif处理报表</text:p>
          </table:table-cell>
          <table:covered-table-cell/>
          <table:table-cell table:number-columns-repeated="7"/>
        </table:table-row>
        <table:table-row table:style-name="ro2">
          <table:table-cell table:style-name="ce1" table:formula="of:=[gif图片处理结果.A1]" office:value-type="string" office:string-value="Gif源图片个数">
            <text:p>Gif源图片个数</text:p>
          </table:table-cell>
          <table:table-cell table:formula="of:=[gif图片处理结果.B1]" office:value-type="float" office:value="35">
            <text:p>35</text:p>
          </table:table-cell>
          <table:table-cell table:number-columns-repeated="7"/>
        </table:table-row>
        <table:table-row table:style-name="ro1">
          <table:table-cell table:style-name="ce1" table:formula="of:=[gif图片处理结果.A2]" office:value-type="string" office:string-value="目标图片个数">
            <text:p>目标图片个数</text:p>
          </table:table-cell>
          <table:table-cell table:formula="of:=[gif图片处理结果.B2]" office:value-type="float" office:value="805">
            <text:p>805</text:p>
          </table:table-cell>
          <table:table-cell table:number-columns-repeated="7"/>
        </table:table-row>
        <table:table-row table:style-name="ro2">
          <table:table-cell table:style-name="ce1" table:formula="of:=[gif图片处理结果.A3]" office:value-type="string" office:string-value="Gif源图片占用空间">
            <text:p>Gif源图片占用空间</text:p>
          </table:table-cell>
          <table:table-cell table:style-name="ce5" table:formula="of:=[gif图片处理结果.B3]" office:value-type="string" office:string-value="11M">
            <text:p>11M</text:p>
          </table:table-cell>
          <table:table-cell table:number-columns-repeated="7"/>
        </table:table-row>
        <table:table-row table:style-name="ro2">
          <table:table-cell table:style-name="ce1" table:formula="of:=[gif图片处理结果.A4]" office:value-type="string" office:string-value="Gif二进制占用空间">
            <text:p>Gif二进制占用空间</text:p>
          </table:table-cell>
          <table:table-cell table:style-name="ce5" table:formula="of:=[gif图片处理结果.B4]" office:value-type="string" office:string-value="212M">
            <text:p>212M</text:p>
          </table:table-cell>
          <table:table-cell table:number-columns-repeated="7"/>
        </table:table-row>
        <table:table-row table:style-name="ro2">
          <table:table-cell table:style-name="ce1" table:formula="of:=[gif图片处理结果.A5]" office:value-type="string" office:string-value="Giflib处理占用时间">
            <text:p>Giflib处理占用时间</text:p>
          </table:table-cell>
          <table:table-cell table:style-name="ce5" table:formula="of:=[gif图片处理结果.B5]" office:value-type="string" office:string-value="195M">
            <text:p>195M</text:p>
          </table:table-cell>
          <table:table-cell table:number-columns-repeated="7"/>
        </table:table-row>
        <table:table-row table:style-name="ro2">
          <table:table-cell table:style-name="ce1" table:formula="of:=[gif图片处理结果.A6]" office:value-type="string" office:string-value="Gif二进制处理时长:">
            <text:p>Gif二进制处理时长:</text:p>
          </table:table-cell>
          <table:table-cell table:formula="of:=[gif图片处理结果.B6]" office:value-type="float" office:value="2129.611444">
            <text:p>2129.611444</text:p>
          </table:table-cell>
          <table:table-cell table:number-columns-repeated="7"/>
        </table:table-row>
        <table:table-row table:style-name="ro2">
          <table:table-cell table:style-name="ce1" table:formula="of:=[gif图片处理结果.A7]" office:value-type="string" office:string-value="Lib处理时长">
            <text:p>Lib处理时长</text:p>
          </table:table-cell>
          <table:table-cell table:formula="of:=[gif图片处理结果.B7]" office:value-type="float" office:value="241.36677599">
            <text:p>241.36677599</text:p>
          </table:table-cell>
          <table:table-cell table:number-columns-repeated="7"/>
        </table:table-row>
        <table:table-row table:style-name="ro1" table:number-rows-repeated="104852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二进制压缩处理时长top100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row table:style-name="ro3">
          <table:table-cell table:style-name="ce3" office:value-type="string">
            <text:p>appname</text:p>
          </table:table-cell>
          <table:table-cell table:style-name="ce3" office:value-type="string">
            <text:p>srcfile</text:p>
          </table:table-cell>
          <table:table-cell table:style-name="ce3" office:value-type="string">
            <text:p>srcfiletype</text:p>
          </table:table-cell>
          <table:table-cell table:style-name="ce3" office:value-type="string">
            <text:p>srcfilesize</text:p>
          </table:table-cell>
          <table:table-cell table:style-name="ce3" office:value-type="string">
            <text:p>bindstfilesize</text:p>
          </table:table-cell>
          <table:table-cell table:style-name="ce3" office:value-type="string">
            <text:p>libdstfilesize</text:p>
          </table:table-cell>
          <table:table-cell table:style-name="ce3" office:value-type="string">
            <text:p>binruntime</text:p>
          </table:table-cell>
          <table:table-cell table:style-name="ce3" office:value-type="string">
            <text:p>libruntime</text:p>
          </table:table-cell>
          <table:table-cell table:style-name="ce3" office:value-type="string">
            <text:p>dstfile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3CGkx-ADQOmxGk_JA500.gif</text:p>
          </table:table-cell>
          <table:table-cell office:value-type="string">
            <text:p>.gif</text:p>
          </table:table-cell>
          <table:table-cell office:value-type="float" office:value="3411611">
            <text:p>3411611</text:p>
          </table:table-cell>
          <table:table-cell office:value-type="float" office:value="12965219">
            <text:p>12965219</text:p>
          </table:table-cell>
          <table:table-cell office:value-type="float" office:value="95215">
            <text:p>95215</text:p>
          </table:table-cell>
          <table:table-cell office:value-type="float" office:value="108.183">
            <text:p>108.183</text:p>
          </table:table-cell>
          <table:table-cell office:value-type="float" office:value="0.245673">
            <text:p>0.245673</text:p>
          </table:table-cell>
          <table:table-cell office:value-type="string">
            <text:p>rBABE1DX6Q3CGkx-ADQOmxGk_JA500_522x29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3CGkx-ADQOmxGk_JA500.gif</text:p>
          </table:table-cell>
          <table:table-cell office:value-type="string">
            <text:p>.gif</text:p>
          </table:table-cell>
          <table:table-cell office:value-type="float" office:value="3411611">
            <text:p>3411611</text:p>
          </table:table-cell>
          <table:table-cell office:value-type="float" office:value="3728672">
            <text:p>3728672</text:p>
          </table:table-cell>
          <table:table-cell office:value-type="float" office:value="25313">
            <text:p>25313</text:p>
          </table:table-cell>
          <table:table-cell office:value-type="float" office:value="57.257">
            <text:p>57.257</text:p>
          </table:table-cell>
          <table:table-cell office:value-type="float" office:value="0.163432">
            <text:p>0.163432</text:p>
          </table:table-cell>
          <table:table-cell office:value-type="string">
            <text:p>rBABE1DX6Q3CGkx-ADQOmxGk_JA500_260x132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3CGkx-ADQOmxGk_JA500.gif</text:p>
          </table:table-cell>
          <table:table-cell office:value-type="string">
            <text:p>.gif</text:p>
          </table:table-cell>
          <table:table-cell office:value-type="float" office:value="3411611">
            <text:p>3411611</text:p>
          </table:table-cell>
          <table:table-cell office:value-type="float" office:value="3611395">
            <text:p>3611395</text:p>
          </table:table-cell>
          <table:table-cell office:value-type="float" office:value="24798">
            <text:p>24798</text:p>
          </table:table-cell>
          <table:table-cell office:value-type="float" office:value="55.9994">
            <text:p>55.9994</text:p>
          </table:table-cell>
          <table:table-cell office:value-type="float" office:value="0.155651">
            <text:p>0.155651</text:p>
          </table:table-cell>
          <table:table-cell office:value-type="string">
            <text:p>rBABE1DX6Q3CGkx-ADQOmxGk_JA500_256x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3CGkx-ADQOmxGk_JA500.gif</text:p>
          </table:table-cell>
          <table:table-cell office:value-type="string">
            <text:p>.gif</text:p>
          </table:table-cell>
          <table:table-cell office:value-type="float" office:value="3411611">
            <text:p>3411611</text:p>
          </table:table-cell>
          <table:table-cell office:value-type="float" office:value="3611395">
            <text:p>3611395</text:p>
          </table:table-cell>
          <table:table-cell office:value-type="float" office:value="24798">
            <text:p>24798</text:p>
          </table:table-cell>
          <table:table-cell office:value-type="float" office:value="55.8103">
            <text:p>55.8103</text:p>
          </table:table-cell>
          <table:table-cell office:value-type="float" office:value="0.159838">
            <text:p>0.159838</text:p>
          </table:table-cell>
          <table:table-cell office:value-type="string">
            <text:p>rBABE1DX6Q3CGkx-ADQOmxGk_JA500_256x144_5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6Q3CGkx-ADQOmxGk_JA500.gif</text:p>
          </table:table-cell>
          <table:table-cell office:value-type="string">
            <text:p>.gif</text:p>
          </table:table-cell>
          <table:table-cell office:value-type="float" office:value="3411611">
            <text:p>3411611</text:p>
          </table:table-cell>
          <table:table-cell office:value-type="float" office:value="2295215">
            <text:p>2295215</text:p>
          </table:table-cell>
          <table:table-cell office:value-type="float" office:value="15696">
            <text:p>15696</text:p>
          </table:table-cell>
          <table:table-cell office:value-type="float" office:value="43.7682">
            <text:p>43.7682</text:p>
          </table:table-cell>
          <table:table-cell office:value-type="float" office:value="0.146587">
            <text:p>0.146587</text:p>
          </table:table-cell>
          <table:table-cell office:value-type="string">
            <text:p>rBABE1DX6Q3CGkx-ADQOmxGk_JA500_200x200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6Q3CGkx-ADQOmxGk_JA500.gif</text:p>
          </table:table-cell>
          <table:table-cell office:value-type="string">
            <text:p>.gif</text:p>
          </table:table-cell>
          <table:table-cell office:value-type="float" office:value="3411611">
            <text:p>3411611</text:p>
          </table:table-cell>
          <table:table-cell office:value-type="float" office:value="2295215">
            <text:p>2295215</text:p>
          </table:table-cell>
          <table:table-cell office:value-type="float" office:value="15696">
            <text:p>15696</text:p>
          </table:table-cell>
          <table:table-cell office:value-type="float" office:value="43.7636">
            <text:p>43.7636</text:p>
          </table:table-cell>
          <table:table-cell office:value-type="float" office:value="0.146531">
            <text:p>0.146531</text:p>
          </table:table-cell>
          <table:table-cell office:value-type="string">
            <text:p>rBABE1DX6Q3CGkx-ADQOmxGk_JA500_200x2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2R4VdiABCfwP0OA-o539.gif</text:p>
          </table:table-cell>
          <table:table-cell office:value-type="string">
            <text:p>.gif</text:p>
          </table:table-cell>
          <table:table-cell office:value-type="float" office:value="1089472">
            <text:p>1089472</text:p>
          </table:table-cell>
          <table:table-cell office:value-type="float" office:value="6485893">
            <text:p>6485893</text:p>
          </table:table-cell>
          <table:table-cell office:value-type="float" office:value="65429">
            <text:p>65429</text:p>
          </table:table-cell>
          <table:table-cell office:value-type="float" office:value="42.7062">
            <text:p>42.7062</text:p>
          </table:table-cell>
          <table:table-cell office:value-type="float" office:value="0.133739">
            <text:p>0.133739</text:p>
          </table:table-cell>
          <table:table-cell office:value-type="string">
            <text:p>rBABE1DX6Q2R4VdiABCfwP0OA-o539_522x29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3CGkx-ADQOmxGk_JA500.gif</text:p>
          </table:table-cell>
          <table:table-cell office:value-type="string">
            <text:p>.gif</text:p>
          </table:table-cell>
          <table:table-cell office:value-type="float" office:value="3411611">
            <text:p>3411611</text:p>
          </table:table-cell>
          <table:table-cell office:value-type="float" office:value="1655917">
            <text:p>1655917</text:p>
          </table:table-cell>
          <table:table-cell office:value-type="float" office:value="11473">
            <text:p>11473</text:p>
          </table:table-cell>
          <table:table-cell office:value-type="float" office:value="38.0631">
            <text:p>38.0631</text:p>
          </table:table-cell>
          <table:table-cell office:value-type="float" office:value="0.141553">
            <text:p>0.141553</text:p>
          </table:table-cell>
          <table:table-cell office:value-type="string">
            <text:p>rBABE1DX6Q3CGkx-ADQOmxGk_JA500_167x10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3CGkx-ADQOmxGk_JA500.gif</text:p>
          </table:table-cell>
          <table:table-cell office:value-type="string">
            <text:p>.gif</text:p>
          </table:table-cell>
          <table:table-cell office:value-type="float" office:value="3411611">
            <text:p>3411611</text:p>
          </table:table-cell>
          <table:table-cell office:value-type="float" office:value="1655917">
            <text:p>1655917</text:p>
          </table:table-cell>
          <table:table-cell office:value-type="float" office:value="11473">
            <text:p>11473</text:p>
          </table:table-cell>
          <table:table-cell office:value-type="float" office:value="37.8459">
            <text:p>37.8459</text:p>
          </table:table-cell>
          <table:table-cell office:value-type="float" office:value="0.13758">
            <text:p>0.13758</text:p>
          </table:table-cell>
          <table:table-cell office:value-type="string">
            <text:p>rBABE1DX6Q3CGkx-ADQOmxGk_JA500_167x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6Q3CGkx-ADQOmxGk_JA500.gif</text:p>
          </table:table-cell>
          <table:table-cell office:value-type="string">
            <text:p>.gif</text:p>
          </table:table-cell>
          <table:table-cell office:value-type="float" office:value="3411611">
            <text:p>3411611</text:p>
          </table:table-cell>
          <table:table-cell office:value-type="float" office:value="1542921">
            <text:p>1542921</text:p>
          </table:table-cell>
          <table:table-cell office:value-type="float" office:value="10952">
            <text:p>10952</text:p>
          </table:table-cell>
          <table:table-cell office:value-type="float" office:value="37.08">
            <text:p>37.08</text:p>
          </table:table-cell>
          <table:table-cell office:value-type="float" office:value="0.134362">
            <text:p>0.134362</text:p>
          </table:table-cell>
          <table:table-cell office:value-type="string">
            <text:p>rBABE1DX6Q3CGkx-ADQOmxGk_JA500_160x298_3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6Q3CGkx-ADQOmxGk_JA500.gif</text:p>
          </table:table-cell>
          <table:table-cell office:value-type="string">
            <text:p>.gif</text:p>
          </table:table-cell>
          <table:table-cell office:value-type="float" office:value="3411611">
            <text:p>3411611</text:p>
          </table:table-cell>
          <table:table-cell office:value-type="float" office:value="1542921">
            <text:p>1542921</text:p>
          </table:table-cell>
          <table:table-cell office:value-type="float" office:value="10952">
            <text:p>10952</text:p>
          </table:table-cell>
          <table:table-cell office:value-type="float" office:value="36.7509">
            <text:p>36.7509</text:p>
          </table:table-cell>
          <table:table-cell office:value-type="float" office:value="0.137632">
            <text:p>0.137632</text:p>
          </table:table-cell>
          <table:table-cell office:value-type="string">
            <text:p>rBABE1DX6Q3CGkx-ADQOmxGk_JA500_160x298_5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6Q3CGkx-ADQOmxGk_JA500.gif</text:p>
          </table:table-cell>
          <table:table-cell office:value-type="string">
            <text:p>.gif</text:p>
          </table:table-cell>
          <table:table-cell office:value-type="float" office:value="3411611">
            <text:p>3411611</text:p>
          </table:table-cell>
          <table:table-cell office:value-type="float" office:value="1542921">
            <text:p>1542921</text:p>
          </table:table-cell>
          <table:table-cell office:value-type="float" office:value="10952">
            <text:p>10952</text:p>
          </table:table-cell>
          <table:table-cell office:value-type="float" office:value="36.6005">
            <text:p>36.6005</text:p>
          </table:table-cell>
          <table:table-cell office:value-type="float" office:value="0.134013">
            <text:p>0.134013</text:p>
          </table:table-cell>
          <table:table-cell office:value-type="string">
            <text:p>rBABE1DX6Q3CGkx-ADQOmxGk_JA500_160x298_3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6Q3CGkx-ADQOmxGk_JA500.gif</text:p>
          </table:table-cell>
          <table:table-cell office:value-type="string">
            <text:p>.gif</text:p>
          </table:table-cell>
          <table:table-cell office:value-type="float" office:value="3411611">
            <text:p>3411611</text:p>
          </table:table-cell>
          <table:table-cell office:value-type="float" office:value="1220950">
            <text:p>1220950</text:p>
          </table:table-cell>
          <table:table-cell office:value-type="float" office:value="8405">
            <text:p>8405</text:p>
          </table:table-cell>
          <table:table-cell office:value-type="float" office:value="32.9905">
            <text:p>32.9905</text:p>
          </table:table-cell>
          <table:table-cell office:value-type="float" office:value="0.131546">
            <text:p>0.131546</text:p>
          </table:table-cell>
          <table:table-cell office:value-type="string">
            <text:p>rBABE1DX6Q3CGkx-ADQOmxGk_JA500_140x104_3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6Q3CGkx-ADQOmxGk_JA500.gif</text:p>
          </table:table-cell>
          <table:table-cell office:value-type="string">
            <text:p>.gif</text:p>
          </table:table-cell>
          <table:table-cell office:value-type="float" office:value="3411611">
            <text:p>3411611</text:p>
          </table:table-cell>
          <table:table-cell office:value-type="float" office:value="724890">
            <text:p>724890</text:p>
          </table:table-cell>
          <table:table-cell office:value-type="float" office:value="5081">
            <text:p>5081</text:p>
          </table:table-cell>
          <table:table-cell office:value-type="float" office:value="27.3882">
            <text:p>27.3882</text:p>
          </table:table-cell>
          <table:table-cell office:value-type="float" office:value="0.128362">
            <text:p>0.128362</text:p>
          </table:table-cell>
          <table:table-cell office:value-type="string">
            <text:p>rBABE1DX6Q3CGkx-ADQOmxGk_JA500_100x1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zxQXCPAA7goGinVHQ886.gif</text:p>
          </table:table-cell>
          <table:table-cell office:value-type="string">
            <text:p>.gif</text:p>
          </table:table-cell>
          <table:table-cell office:value-type="float" office:value="975008">
            <text:p>975008</text:p>
          </table:table-cell>
          <table:table-cell office:value-type="float" office:value="6754790">
            <text:p>6754790</text:p>
          </table:table-cell>
          <table:table-cell office:value-type="float" office:value="49212">
            <text:p>49212</text:p>
          </table:table-cell>
          <table:table-cell office:value-type="float" office:value="26.6487">
            <text:p>26.6487</text:p>
          </table:table-cell>
          <table:table-cell office:value-type="float" office:value="0.162189">
            <text:p>0.162189</text:p>
          </table:table-cell>
          <table:table-cell office:value-type="string">
            <text:p>rBABE1DX6QzxQXCPAA7goGinVHQ886_522x294_5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6Q3CGkx-ADQOmxGk_JA500.gif</text:p>
          </table:table-cell>
          <table:table-cell office:value-type="string">
            <text:p>.gif</text:p>
          </table:table-cell>
          <table:table-cell office:value-type="float" office:value="3411611">
            <text:p>3411611</text:p>
          </table:table-cell>
          <table:table-cell office:value-type="float" office:value="338189">
            <text:p>338189</text:p>
          </table:table-cell>
          <table:table-cell office:value-type="float" office:value="2388">
            <text:p>2388</text:p>
          </table:table-cell>
          <table:table-cell office:value-type="float" office:value="22.2931">
            <text:p>22.2931</text:p>
          </table:table-cell>
          <table:table-cell office:value-type="float" office:value="0.124349">
            <text:p>0.124349</text:p>
          </table:table-cell>
          <table:table-cell office:value-type="string">
            <text:p>rBABE1DX6Q3CGkx-ADQOmxGk_JA500_60x6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2R4VdiABCfwP0OA-o539.gif</text:p>
          </table:table-cell>
          <table:table-cell office:value-type="string">
            <text:p>.gif</text:p>
          </table:table-cell>
          <table:table-cell office:value-type="float" office:value="1089472">
            <text:p>1089472</text:p>
          </table:table-cell>
          <table:table-cell office:value-type="float" office:value="1936186">
            <text:p>1936186</text:p>
          </table:table-cell>
          <table:table-cell office:value-type="float" office:value="20863">
            <text:p>20863</text:p>
          </table:table-cell>
          <table:table-cell office:value-type="float" office:value="20.2422">
            <text:p>20.2422</text:p>
          </table:table-cell>
          <table:table-cell office:value-type="float" office:value="0.0713761">
            <text:p>0.0713761</text:p>
          </table:table-cell>
          <table:table-cell office:value-type="string">
            <text:p>rBABE1DX6Q2R4VdiABCfwP0OA-o539_256x14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2R4VdiABCfwP0OA-o539.gif</text:p>
          </table:table-cell>
          <table:table-cell office:value-type="string">
            <text:p>.gif</text:p>
          </table:table-cell>
          <table:table-cell office:value-type="float" office:value="1089472">
            <text:p>1089472</text:p>
          </table:table-cell>
          <table:table-cell office:value-type="float" office:value="1805561">
            <text:p>1805561</text:p>
          </table:table-cell>
          <table:table-cell office:value-type="float" office:value="19799">
            <text:p>19799</text:p>
          </table:table-cell>
          <table:table-cell office:value-type="float" office:value="19.972">
            <text:p>19.972</text:p>
          </table:table-cell>
          <table:table-cell office:value-type="float" office:value="0.0710762">
            <text:p>0.0710762</text:p>
          </table:table-cell>
          <table:table-cell office:value-type="string">
            <text:p>rBABE1DX6Q2R4VdiABCfwP0OA-o539_260x132_5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6Q2R4VdiABCfwP0OA-o539.gif</text:p>
          </table:table-cell>
          <table:table-cell office:value-type="string">
            <text:p>.gif</text:p>
          </table:table-cell>
          <table:table-cell office:value-type="float" office:value="1089472">
            <text:p>1089472</text:p>
          </table:table-cell>
          <table:table-cell office:value-type="float" office:value="1312791">
            <text:p>1312791</text:p>
          </table:table-cell>
          <table:table-cell office:value-type="float" office:value="14350">
            <text:p>14350</text:p>
          </table:table-cell>
          <table:table-cell office:value-type="float" office:value="17.3896">
            <text:p>17.3896</text:p>
          </table:table-cell>
          <table:table-cell office:value-type="float" office:value="0.0614419">
            <text:p>0.0614419</text:p>
          </table:table-cell>
          <table:table-cell office:value-type="string">
            <text:p>rBABE1DX6Q2R4VdiABCfwP0OA-o539_200x200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6Q2R4VdiABCfwP0OA-o539.gif</text:p>
          </table:table-cell>
          <table:table-cell office:value-type="string">
            <text:p>.gif</text:p>
          </table:table-cell>
          <table:table-cell office:value-type="float" office:value="1089472">
            <text:p>1089472</text:p>
          </table:table-cell>
          <table:table-cell office:value-type="float" office:value="1312791">
            <text:p>1312791</text:p>
          </table:table-cell>
          <table:table-cell office:value-type="float" office:value="14350">
            <text:p>14350</text:p>
          </table:table-cell>
          <table:table-cell office:value-type="float" office:value="17.3169">
            <text:p>17.3169</text:p>
          </table:table-cell>
          <table:table-cell office:value-type="float" office:value="0.061672">
            <text:p>0.061672</text:p>
          </table:table-cell>
          <table:table-cell office:value-type="string">
            <text:p>rBABE1DX6Q2R4VdiABCfwP0OA-o539_200x2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2R4VdiABCfwP0OA-o539.gif</text:p>
          </table:table-cell>
          <table:table-cell office:value-type="string">
            <text:p>.gif</text:p>
          </table:table-cell>
          <table:table-cell office:value-type="float" office:value="1089472">
            <text:p>1089472</text:p>
          </table:table-cell>
          <table:table-cell office:value-type="float" office:value="965173">
            <text:p>965173</text:p>
          </table:table-cell>
          <table:table-cell office:value-type="float" office:value="10632">
            <text:p>10632</text:p>
          </table:table-cell>
          <table:table-cell office:value-type="float" office:value="16.2719">
            <text:p>16.2719</text:p>
          </table:table-cell>
          <table:table-cell office:value-type="float" office:value="0.0613172">
            <text:p>0.0613172</text:p>
          </table:table-cell>
          <table:table-cell office:value-type="string">
            <text:p>rBABE1DX6Q2R4VdiABCfwP0OA-o539_167x10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2R4VdiABCfwP0OA-o539.gif</text:p>
          </table:table-cell>
          <table:table-cell office:value-type="string">
            <text:p>.gif</text:p>
          </table:table-cell>
          <table:table-cell office:value-type="float" office:value="1089472">
            <text:p>1089472</text:p>
          </table:table-cell>
          <table:table-cell office:value-type="float" office:value="965173">
            <text:p>965173</text:p>
          </table:table-cell>
          <table:table-cell office:value-type="float" office:value="10576">
            <text:p>10576</text:p>
          </table:table-cell>
          <table:table-cell office:value-type="float" office:value="16.2503">
            <text:p>16.2503</text:p>
          </table:table-cell>
          <table:table-cell office:value-type="float" office:value="0.059087">
            <text:p>0.059087</text:p>
          </table:table-cell>
          <table:table-cell office:value-type="string">
            <text:p>rBABE1DX6Q2R4VdiABCfwP0OA-o539_167x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6Q2R4VdiABCfwP0OA-o539.gif</text:p>
          </table:table-cell>
          <table:table-cell office:value-type="string">
            <text:p>.gif</text:p>
          </table:table-cell>
          <table:table-cell office:value-type="float" office:value="1089472">
            <text:p>1089472</text:p>
          </table:table-cell>
          <table:table-cell office:value-type="float" office:value="897972">
            <text:p>897972</text:p>
          </table:table-cell>
          <table:table-cell office:value-type="float" office:value="10016">
            <text:p>10016</text:p>
          </table:table-cell>
          <table:table-cell office:value-type="float" office:value="15.6463">
            <text:p>15.6463</text:p>
          </table:table-cell>
          <table:table-cell office:value-type="float" office:value="0.0579181">
            <text:p>0.0579181</text:p>
          </table:table-cell>
          <table:table-cell office:value-type="string">
            <text:p>rBABE1DX6Q2R4VdiABCfwP0OA-o539_160x298_3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6Q2R4VdiABCfwP0OA-o539.gif</text:p>
          </table:table-cell>
          <table:table-cell office:value-type="string">
            <text:p>.gif</text:p>
          </table:table-cell>
          <table:table-cell office:value-type="float" office:value="1089472">
            <text:p>1089472</text:p>
          </table:table-cell>
          <table:table-cell office:value-type="float" office:value="897972">
            <text:p>897972</text:p>
          </table:table-cell>
          <table:table-cell office:value-type="float" office:value="10016">
            <text:p>10016</text:p>
          </table:table-cell>
          <table:table-cell office:value-type="float" office:value="15.5829">
            <text:p>15.5829</text:p>
          </table:table-cell>
          <table:table-cell office:value-type="float" office:value="0.0603859">
            <text:p>0.0603859</text:p>
          </table:table-cell>
          <table:table-cell office:value-type="string">
            <text:p>rBABE1DX6Q2R4VdiABCfwP0OA-o539_160x298_5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6Q2R4VdiABCfwP0OA-o539.gif</text:p>
          </table:table-cell>
          <table:table-cell office:value-type="string">
            <text:p>.gif</text:p>
          </table:table-cell>
          <table:table-cell office:value-type="float" office:value="1089472">
            <text:p>1089472</text:p>
          </table:table-cell>
          <table:table-cell office:value-type="float" office:value="897972">
            <text:p>897972</text:p>
          </table:table-cell>
          <table:table-cell office:value-type="float" office:value="10016">
            <text:p>10016</text:p>
          </table:table-cell>
          <table:table-cell office:value-type="float" office:value="15.5796">
            <text:p>15.5796</text:p>
          </table:table-cell>
          <table:table-cell office:value-type="float" office:value="0.0622461">
            <text:p>0.0622461</text:p>
          </table:table-cell>
          <table:table-cell office:value-type="string">
            <text:p>rBABE1DX6Q2R4VdiABCfwP0OA-o539_160x298_3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rEqyEwS2AADPnJe2Too116.gif</text:p>
          </table:table-cell>
          <table:table-cell office:value-type="string">
            <text:p>.gif</text:p>
          </table:table-cell>
          <table:table-cell office:value-type="float" office:value="53148">
            <text:p>53148</text:p>
          </table:table-cell>
          <table:table-cell office:value-type="float" office:value="765542">
            <text:p>765542</text:p>
          </table:table-cell>
          <table:table-cell office:value-type="float" office:value="14485">
            <text:p>14485</text:p>
          </table:table-cell>
          <table:table-cell office:value-type="float" office:value="15.5336">
            <text:p>15.5336</text:p>
          </table:table-cell>
          <table:table-cell office:value-type="float" office:value="0.079114">
            <text:p>0.079114</text:p>
          </table:table-cell>
          <table:table-cell office:value-type="string">
            <text:p>rBABE1DXrEqyEwS2AADPnJe2Too116_522x29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zxQXCPAA7goGinVHQ886.gif</text:p>
          </table:table-cell>
          <table:table-cell office:value-type="string">
            <text:p>.gif</text:p>
          </table:table-cell>
          <table:table-cell office:value-type="float" office:value="975008">
            <text:p>975008</text:p>
          </table:table-cell>
          <table:table-cell office:value-type="float" office:value="2072255">
            <text:p>2072255</text:p>
          </table:table-cell>
          <table:table-cell office:value-type="float" office:value="16480">
            <text:p>16480</text:p>
          </table:table-cell>
          <table:table-cell office:value-type="float" office:value="14.9976">
            <text:p>14.9976</text:p>
          </table:table-cell>
          <table:table-cell office:value-type="float" office:value="0.0856311">
            <text:p>0.0856311</text:p>
          </table:table-cell>
          <table:table-cell office:value-type="string">
            <text:p>rBABE1DX6QzxQXCPAA7goGinVHQ886_256x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KGzkytwAAcn4BZ0VCc690.gif</text:p>
          </table:table-cell>
          <table:table-cell office:value-type="string">
            <text:p>.gif</text:p>
          </table:table-cell>
          <table:table-cell office:value-type="float" office:value="468960">
            <text:p>468960</text:p>
          </table:table-cell>
          <table:table-cell office:value-type="float" office:value="2278751">
            <text:p>2278751</text:p>
          </table:table-cell>
          <table:table-cell office:value-type="float" office:value="73279">
            <text:p>73279</text:p>
          </table:table-cell>
          <table:table-cell office:value-type="float" office:value="14.7404">
            <text:p>14.7404</text:p>
          </table:table-cell>
          <table:table-cell office:value-type="float" office:value="0.141313">
            <text:p>0.141313</text:p>
          </table:table-cell>
          <table:table-cell office:value-type="string">
            <text:p>rBABE1DXKKGzkytwAAcn4BZ0VCc690_522x29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3Q0HjVABB9FCiDbJw805.gif</text:p>
          </table:table-cell>
          <table:table-cell office:value-type="string">
            <text:p>.gif</text:p>
          </table:table-cell>
          <table:table-cell office:value-type="float" office:value="1080596">
            <text:p>1080596</text:p>
          </table:table-cell>
          <table:table-cell office:value-type="float" office:value="4762416">
            <text:p>4762416</text:p>
          </table:table-cell>
          <table:table-cell office:value-type="float" office:value="62968">
            <text:p>62968</text:p>
          </table:table-cell>
          <table:table-cell office:value-type="float" office:value="14.6607">
            <text:p>14.6607</text:p>
          </table:table-cell>
          <table:table-cell office:value-type="float" office:value="0.130881">
            <text:p>0.130881</text:p>
          </table:table-cell>
          <table:table-cell office:value-type="string">
            <text:p>rBABE1DX6Q3Q0HjVABB9FCiDbJw805_522x294_5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6Q2R4VdiABCfwP0OA-o539.gif</text:p>
          </table:table-cell>
          <table:table-cell office:value-type="string">
            <text:p>.gif</text:p>
          </table:table-cell>
          <table:table-cell office:value-type="float" office:value="1089472">
            <text:p>1089472</text:p>
          </table:table-cell>
          <table:table-cell office:value-type="float" office:value="717632">
            <text:p>717632</text:p>
          </table:table-cell>
          <table:table-cell office:value-type="float" office:value="7971">
            <text:p>7971</text:p>
          </table:table-cell>
          <table:table-cell office:value-type="float" office:value="14.5389">
            <text:p>14.5389</text:p>
          </table:table-cell>
          <table:table-cell office:value-type="float" office:value="0.0543189">
            <text:p>0.0543189</text:p>
          </table:table-cell>
          <table:table-cell office:value-type="string">
            <text:p>rBABE1DX6Q2R4VdiABCfwP0OA-o539_140x104_3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zxQXCPAA7goGinVHQ886.gif</text:p>
          </table:table-cell>
          <table:table-cell office:value-type="string">
            <text:p>.gif</text:p>
          </table:table-cell>
          <table:table-cell office:value-type="float" office:value="975008">
            <text:p>975008</text:p>
          </table:table-cell>
          <table:table-cell office:value-type="float" office:value="1924049">
            <text:p>1924049</text:p>
          </table:table-cell>
          <table:table-cell office:value-type="float" office:value="17004">
            <text:p>17004</text:p>
          </table:table-cell>
          <table:table-cell office:value-type="float" office:value="14.2742">
            <text:p>14.2742</text:p>
          </table:table-cell>
          <table:table-cell office:value-type="float" office:value="0.092484">
            <text:p>0.092484</text:p>
          </table:table-cell>
          <table:table-cell office:value-type="string">
            <text:p>rBABE1DX6QzxQXCPAA7goGinVHQ886_256x144_5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6QzxQXCPAA7goGinVHQ886.gif</text:p>
          </table:table-cell>
          <table:table-cell office:value-type="string">
            <text:p>.gif</text:p>
          </table:table-cell>
          <table:table-cell office:value-type="float" office:value="975008">
            <text:p>975008</text:p>
          </table:table-cell>
          <table:table-cell office:value-type="float" office:value="1314283">
            <text:p>1314283</text:p>
          </table:table-cell>
          <table:table-cell office:value-type="float" office:value="10717">
            <text:p>10717</text:p>
          </table:table-cell>
          <table:table-cell office:value-type="float" office:value="14.0813">
            <text:p>14.0813</text:p>
          </table:table-cell>
          <table:table-cell office:value-type="float" office:value="0.0821922">
            <text:p>0.0821922</text:p>
          </table:table-cell>
          <table:table-cell office:value-type="string">
            <text:p>rBABE1DX6QzxQXCPAA7goGinVHQ886_200x200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6QzxQXCPAA7goGinVHQ886.gif</text:p>
          </table:table-cell>
          <table:table-cell office:value-type="string">
            <text:p>.gif</text:p>
          </table:table-cell>
          <table:table-cell office:value-type="float" office:value="975008">
            <text:p>975008</text:p>
          </table:table-cell>
          <table:table-cell office:value-type="float" office:value="1314283">
            <text:p>1314283</text:p>
          </table:table-cell>
          <table:table-cell office:value-type="float" office:value="10717">
            <text:p>10717</text:p>
          </table:table-cell>
          <table:table-cell office:value-type="float" office:value="14.0288">
            <text:p>14.0288</text:p>
          </table:table-cell>
          <table:table-cell office:value-type="float" office:value="0.084903">
            <text:p>0.084903</text:p>
          </table:table-cell>
          <table:table-cell office:value-type="string">
            <text:p>rBABE1DX6QzxQXCPAA7goGinVHQ886_200x2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zxQXCPAA7goGinVHQ886.gif</text:p>
          </table:table-cell>
          <table:table-cell office:value-type="string">
            <text:p>.gif</text:p>
          </table:table-cell>
          <table:table-cell office:value-type="float" office:value="975008">
            <text:p>975008</text:p>
          </table:table-cell>
          <table:table-cell office:value-type="float" office:value="1770032">
            <text:p>1770032</text:p>
          </table:table-cell>
          <table:table-cell office:value-type="float" office:value="17481">
            <text:p>17481</text:p>
          </table:table-cell>
          <table:table-cell office:value-type="float" office:value="14.0264">
            <text:p>14.0264</text:p>
          </table:table-cell>
          <table:table-cell office:value-type="float" office:value="0.0931821">
            <text:p>0.0931821</text:p>
          </table:table-cell>
          <table:table-cell office:value-type="string">
            <text:p>rBABE1DX6QzxQXCPAA7goGinVHQ886_260x132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2RBvZmABAeim0uJTQ292.gif</text:p>
          </table:table-cell>
          <table:table-cell office:value-type="string">
            <text:p>.gif</text:p>
          </table:table-cell>
          <table:table-cell office:value-type="float" office:value="1056394">
            <text:p>1056394</text:p>
          </table:table-cell>
          <table:table-cell office:value-type="float" office:value="2224220">
            <text:p>2224220</text:p>
          </table:table-cell>
          <table:table-cell office:value-type="float" office:value="100026">
            <text:p>100026</text:p>
          </table:table-cell>
          <table:table-cell office:value-type="float" office:value="13.7855">
            <text:p>13.7855</text:p>
          </table:table-cell>
          <table:table-cell office:value-type="float" office:value="0.194179">
            <text:p>0.194179</text:p>
          </table:table-cell>
          <table:table-cell office:value-type="string">
            <text:p>rBABE1DX6Q2RBvZmABAeim0uJTQ292_522x294_5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6QzxQXCPAA7goGinVHQ886.gif</text:p>
          </table:table-cell>
          <table:table-cell office:value-type="string">
            <text:p>.gif</text:p>
          </table:table-cell>
          <table:table-cell office:value-type="float" office:value="975008">
            <text:p>975008</text:p>
          </table:table-cell>
          <table:table-cell office:value-type="float" office:value="873911">
            <text:p>873911</text:p>
          </table:table-cell>
          <table:table-cell office:value-type="float" office:value="6928">
            <text:p>6928</text:p>
          </table:table-cell>
          <table:table-cell office:value-type="float" office:value="13.375">
            <text:p>13.375</text:p>
          </table:table-cell>
          <table:table-cell office:value-type="float" office:value="0.074702">
            <text:p>0.074702</text:p>
          </table:table-cell>
          <table:table-cell office:value-type="string">
            <text:p>rBABE1DX6QzxQXCPAA7goGinVHQ886_160x298_3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6QzxQXCPAA7goGinVHQ886.gif</text:p>
          </table:table-cell>
          <table:table-cell office:value-type="string">
            <text:p>.gif</text:p>
          </table:table-cell>
          <table:table-cell office:value-type="float" office:value="975008">
            <text:p>975008</text:p>
          </table:table-cell>
          <table:table-cell office:value-type="float" office:value="873911">
            <text:p>873911</text:p>
          </table:table-cell>
          <table:table-cell office:value-type="float" office:value="6928">
            <text:p>6928</text:p>
          </table:table-cell>
          <table:table-cell office:value-type="float" office:value="13.2827">
            <text:p>13.2827</text:p>
          </table:table-cell>
          <table:table-cell office:value-type="float" office:value="0.077668">
            <text:p>0.077668</text:p>
          </table:table-cell>
          <table:table-cell office:value-type="string">
            <text:p>rBABE1DX6QzxQXCPAA7goGinVHQ886_160x298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zxQXCPAA7goGinVHQ886.gif</text:p>
          </table:table-cell>
          <table:table-cell office:value-type="string">
            <text:p>.gif</text:p>
          </table:table-cell>
          <table:table-cell office:value-type="float" office:value="975008">
            <text:p>975008</text:p>
          </table:table-cell>
          <table:table-cell office:value-type="float" office:value="945799">
            <text:p>945799</text:p>
          </table:table-cell>
          <table:table-cell office:value-type="float" office:value="7721">
            <text:p>7721</text:p>
          </table:table-cell>
          <table:table-cell office:value-type="float" office:value="13.2391">
            <text:p>13.2391</text:p>
          </table:table-cell>
          <table:table-cell office:value-type="float" office:value="0.0700819">
            <text:p>0.0700819</text:p>
          </table:table-cell>
          <table:table-cell office:value-type="string">
            <text:p>rBABE1DX6QzxQXCPAA7goGinVHQ886_167x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zxQXCPAA7goGinVHQ886.gif</text:p>
          </table:table-cell>
          <table:table-cell office:value-type="string">
            <text:p>.gif</text:p>
          </table:table-cell>
          <table:table-cell office:value-type="float" office:value="975008">
            <text:p>975008</text:p>
          </table:table-cell>
          <table:table-cell office:value-type="float" office:value="945799">
            <text:p>945799</text:p>
          </table:table-cell>
          <table:table-cell office:value-type="float" office:value="7768">
            <text:p>7768</text:p>
          </table:table-cell>
          <table:table-cell office:value-type="float" office:value="13.1993">
            <text:p>13.1993</text:p>
          </table:table-cell>
          <table:table-cell office:value-type="float" office:value="0.0712109">
            <text:p>0.0712109</text:p>
          </table:table-cell>
          <table:table-cell office:value-type="string">
            <text:p>rBABE1DX6QzxQXCPAA7goGinVHQ886_167x104_5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6QzxQXCPAA7goGinVHQ886.gif</text:p>
          </table:table-cell>
          <table:table-cell office:value-type="string">
            <text:p>.gif</text:p>
          </table:table-cell>
          <table:table-cell office:value-type="float" office:value="975008">
            <text:p>975008</text:p>
          </table:table-cell>
          <table:table-cell office:value-type="float" office:value="873911">
            <text:p>873911</text:p>
          </table:table-cell>
          <table:table-cell office:value-type="float" office:value="6928">
            <text:p>6928</text:p>
          </table:table-cell>
          <table:table-cell office:value-type="float" office:value="13.1784">
            <text:p>13.1784</text:p>
          </table:table-cell>
          <table:table-cell office:value-type="float" office:value="0.0758059">
            <text:p>0.0758059</text:p>
          </table:table-cell>
          <table:table-cell office:value-type="string">
            <text:p>rBABE1DX6QzxQXCPAA7goGinVHQ886_160x298_3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6Q2R4VdiABCfwP0OA-o539.gif</text:p>
          </table:table-cell>
          <table:table-cell office:value-type="string">
            <text:p>.gif</text:p>
          </table:table-cell>
          <table:table-cell office:value-type="float" office:value="1089472">
            <text:p>1089472</text:p>
          </table:table-cell>
          <table:table-cell office:value-type="float" office:value="425792">
            <text:p>425792</text:p>
          </table:table-cell>
          <table:table-cell office:value-type="float" office:value="4810">
            <text:p>4810</text:p>
          </table:table-cell>
          <table:table-cell office:value-type="float" office:value="12.6061">
            <text:p>12.6061</text:p>
          </table:table-cell>
          <table:table-cell office:value-type="float" office:value="0.0505321">
            <text:p>0.0505321</text:p>
          </table:table-cell>
          <table:table-cell office:value-type="string">
            <text:p>rBABE1DX6Q2R4VdiABCfwP0OA-o539_100x100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6QzxQXCPAA7goGinVHQ886.gif</text:p>
          </table:table-cell>
          <table:table-cell office:value-type="string">
            <text:p>.gif</text:p>
          </table:table-cell>
          <table:table-cell office:value-type="float" office:value="975008">
            <text:p>975008</text:p>
          </table:table-cell>
          <table:table-cell office:value-type="float" office:value="694429">
            <text:p>694429</text:p>
          </table:table-cell>
          <table:table-cell office:value-type="float" office:value="5672">
            <text:p>5672</text:p>
          </table:table-cell>
          <table:table-cell office:value-type="float" office:value="12.4097">
            <text:p>12.4097</text:p>
          </table:table-cell>
          <table:table-cell office:value-type="float" office:value="0.0658121">
            <text:p>0.0658121</text:p>
          </table:table-cell>
          <table:table-cell office:value-type="string">
            <text:p>rBABE1DX6QzxQXCPAA7goGinVHQ886_140x104_3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KHyBrRSAAdQzkyjClk043.gif</text:p>
          </table:table-cell>
          <table:table-cell office:value-type="string">
            <text:p>.gif</text:p>
          </table:table-cell>
          <table:table-cell office:value-type="float" office:value="479438">
            <text:p>479438</text:p>
          </table:table-cell>
          <table:table-cell office:value-type="float" office:value="1474764">
            <text:p>1474764</text:p>
          </table:table-cell>
          <table:table-cell office:value-type="float" office:value="70211">
            <text:p>70211</text:p>
          </table:table-cell>
          <table:table-cell office:value-type="float" office:value="11.954">
            <text:p>11.954</text:p>
          </table:table-cell>
          <table:table-cell office:value-type="float" office:value="0.146827">
            <text:p>0.146827</text:p>
          </table:table-cell>
          <table:table-cell office:value-type="string">
            <text:p>rBABE1DXKKHyBrRSAAdQzkyjClk043_522x294_5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6QzxQXCPAA7goGinVHQ886.gif</text:p>
          </table:table-cell>
          <table:table-cell office:value-type="string">
            <text:p>.gif</text:p>
          </table:table-cell>
          <table:table-cell office:value-type="float" office:value="975008">
            <text:p>975008</text:p>
          </table:table-cell>
          <table:table-cell office:value-type="float" office:value="381651">
            <text:p>381651</text:p>
          </table:table-cell>
          <table:table-cell office:value-type="float" office:value="3183">
            <text:p>3183</text:p>
          </table:table-cell>
          <table:table-cell office:value-type="float" office:value="11.4086">
            <text:p>11.4086</text:p>
          </table:table-cell>
          <table:table-cell office:value-type="float" office:value="0.0641069">
            <text:p>0.0641069</text:p>
          </table:table-cell>
          <table:table-cell office:value-type="string">
            <text:p>rBABE1DX6QzxQXCPAA7goGinVHQ886_100x100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6Q2R4VdiABCfwP0OA-o539.gif</text:p>
          </table:table-cell>
          <table:table-cell office:value-type="string">
            <text:p>.gif</text:p>
          </table:table-cell>
          <table:table-cell office:value-type="float" office:value="1089472">
            <text:p>1089472</text:p>
          </table:table-cell>
          <table:table-cell office:value-type="float" office:value="200552">
            <text:p>200552</text:p>
          </table:table-cell>
          <table:table-cell office:value-type="float" office:value="2386">
            <text:p>2386</text:p>
          </table:table-cell>
          <table:table-cell office:value-type="float" office:value="10.6444">
            <text:p>10.6444</text:p>
          </table:table-cell>
          <table:table-cell office:value-type="float" office:value="0.047431">
            <text:p>0.047431</text:p>
          </table:table-cell>
          <table:table-cell office:value-type="string">
            <text:p>rBABE1DX6Q2R4VdiABCfwP0OA-o539_60x60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6QzxQXCPAA7goGinVHQ886.gif</text:p>
          </table:table-cell>
          <table:table-cell office:value-type="string">
            <text:p>.gif</text:p>
          </table:table-cell>
          <table:table-cell office:value-type="float" office:value="975008">
            <text:p>975008</text:p>
          </table:table-cell>
          <table:table-cell office:value-type="float" office:value="166486">
            <text:p>166486</text:p>
          </table:table-cell>
          <table:table-cell office:value-type="float" office:value="1430">
            <text:p>1430</text:p>
          </table:table-cell>
          <table:table-cell office:value-type="float" office:value="10.5609">
            <text:p>10.5609</text:p>
          </table:table-cell>
          <table:table-cell office:value-type="float" office:value="0.056946">
            <text:p>0.056946</text:p>
          </table:table-cell>
          <table:table-cell office:value-type="string">
            <text:p>rBABE1DX6QzxQXCPAA7goGinVHQ886_60x6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2RBvZmABAeim0uJTQ292.gif</text:p>
          </table:table-cell>
          <table:table-cell office:value-type="string">
            <text:p>.gif</text:p>
          </table:table-cell>
          <table:table-cell office:value-type="float" office:value="1056394">
            <text:p>1056394</text:p>
          </table:table-cell>
          <table:table-cell office:value-type="float" office:value="564532">
            <text:p>564532</text:p>
          </table:table-cell>
          <table:table-cell office:value-type="float" office:value="28886">
            <text:p>28886</text:p>
          </table:table-cell>
          <table:table-cell office:value-type="float" office:value="9.66033">
            <text:p>9.66033</text:p>
          </table:table-cell>
          <table:table-cell office:value-type="float" office:value="0.102463">
            <text:p>0.102463</text:p>
          </table:table-cell>
          <table:table-cell office:value-type="string">
            <text:p>rBABE1DX6Q2RBvZmABAeim0uJTQ292_256x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2RBvZmABAeim0uJTQ292.gif</text:p>
          </table:table-cell>
          <table:table-cell office:value-type="string">
            <text:p>.gif</text:p>
          </table:table-cell>
          <table:table-cell office:value-type="float" office:value="1056394">
            <text:p>1056394</text:p>
          </table:table-cell>
          <table:table-cell office:value-type="float" office:value="469355">
            <text:p>469355</text:p>
          </table:table-cell>
          <table:table-cell office:value-type="float" office:value="29866">
            <text:p>29866</text:p>
          </table:table-cell>
          <table:table-cell office:value-type="float" office:value="9.43339">
            <text:p>9.43339</text:p>
          </table:table-cell>
          <table:table-cell office:value-type="float" office:value="0.108189">
            <text:p>0.108189</text:p>
          </table:table-cell>
          <table:table-cell office:value-type="string">
            <text:p>rBABE1DX6Q2RBvZmABAeim0uJTQ292_260x132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2RBvZmABAeim0uJTQ292.gif</text:p>
          </table:table-cell>
          <table:table-cell office:value-type="string">
            <text:p>.gif</text:p>
          </table:table-cell>
          <table:table-cell office:value-type="float" office:value="1056394">
            <text:p>1056394</text:p>
          </table:table-cell>
          <table:table-cell office:value-type="float" office:value="502238">
            <text:p>502238</text:p>
          </table:table-cell>
          <table:table-cell office:value-type="float" office:value="28886">
            <text:p>28886</text:p>
          </table:table-cell>
          <table:table-cell office:value-type="float" office:value="9.41189">
            <text:p>9.41189</text:p>
          </table:table-cell>
          <table:table-cell office:value-type="float" office:value="0.103861">
            <text:p>0.103861</text:p>
          </table:table-cell>
          <table:table-cell office:value-type="string">
            <text:p>rBABE1DX6Q2RBvZmABAeim0uJTQ292_256x144_5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6Q2RBvZmABAeim0uJTQ292.gif</text:p>
          </table:table-cell>
          <table:table-cell office:value-type="string">
            <text:p>.gif</text:p>
          </table:table-cell>
          <table:table-cell office:value-type="float" office:value="1056394">
            <text:p>1056394</text:p>
          </table:table-cell>
          <table:table-cell office:value-type="float" office:value="341966">
            <text:p>341966</text:p>
          </table:table-cell>
          <table:table-cell office:value-type="float" office:value="18521">
            <text:p>18521</text:p>
          </table:table-cell>
          <table:table-cell office:value-type="float" office:value="8.72562">
            <text:p>8.72562</text:p>
          </table:table-cell>
          <table:table-cell office:value-type="float" office:value="0.0873981">
            <text:p>0.0873981</text:p>
          </table:table-cell>
          <table:table-cell office:value-type="string">
            <text:p>rBABE1DX6Q2RBvZmABAeim0uJTQ292_200x2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2RBvZmABAeim0uJTQ292.gif</text:p>
          </table:table-cell>
          <table:table-cell office:value-type="string">
            <text:p>.gif</text:p>
          </table:table-cell>
          <table:table-cell office:value-type="float" office:value="1056394">
            <text:p>1056394</text:p>
          </table:table-cell>
          <table:table-cell office:value-type="float" office:value="243899">
            <text:p>243899</text:p>
          </table:table-cell>
          <table:table-cell office:value-type="float" office:value="13278">
            <text:p>13278</text:p>
          </table:table-cell>
          <table:table-cell office:value-type="float" office:value="8.64956">
            <text:p>8.64956</text:p>
          </table:table-cell>
          <table:table-cell office:value-type="float" office:value="0.0882111">
            <text:p>0.0882111</text:p>
          </table:table-cell>
          <table:table-cell office:value-type="string">
            <text:p>rBABE1DX6Q2RBvZmABAeim0uJTQ292_167x10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2RBvZmABAeim0uJTQ292.gif</text:p>
          </table:table-cell>
          <table:table-cell office:value-type="string">
            <text:p>.gif</text:p>
          </table:table-cell>
          <table:table-cell office:value-type="float" office:value="1056394">
            <text:p>1056394</text:p>
          </table:table-cell>
          <table:table-cell office:value-type="float" office:value="244285">
            <text:p>244285</text:p>
          </table:table-cell>
          <table:table-cell office:value-type="float" office:value="13113">
            <text:p>13113</text:p>
          </table:table-cell>
          <table:table-cell office:value-type="float" office:value="8.63999">
            <text:p>8.63999</text:p>
          </table:table-cell>
          <table:table-cell office:value-type="float" office:value="0.0839682">
            <text:p>0.0839682</text:p>
          </table:table-cell>
          <table:table-cell office:value-type="string">
            <text:p>rBABE1DX6Q2RBvZmABAeim0uJTQ292_167x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6Q2RBvZmABAeim0uJTQ292.gif</text:p>
          </table:table-cell>
          <table:table-cell office:value-type="string">
            <text:p>.gif</text:p>
          </table:table-cell>
          <table:table-cell office:value-type="float" office:value="1056394">
            <text:p>1056394</text:p>
          </table:table-cell>
          <table:table-cell office:value-type="float" office:value="341966">
            <text:p>341966</text:p>
          </table:table-cell>
          <table:table-cell office:value-type="float" office:value="18521">
            <text:p>18521</text:p>
          </table:table-cell>
          <table:table-cell office:value-type="float" office:value="8.63627">
            <text:p>8.63627</text:p>
          </table:table-cell>
          <table:table-cell office:value-type="float" office:value="0.087656">
            <text:p>0.087656</text:p>
          </table:table-cell>
          <table:table-cell office:value-type="string">
            <text:p>rBABE1DX6Q2RBvZmABAeim0uJTQ292_200x2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zzv59oAAdck3FTTWM317.gif</text:p>
          </table:table-cell>
          <table:table-cell office:value-type="string">
            <text:p>.gif</text:p>
          </table:table-cell>
          <table:table-cell office:value-type="float" office:value="482451">
            <text:p>482451</text:p>
          </table:table-cell>
          <table:table-cell office:value-type="float" office:value="1759079">
            <text:p>1759079</text:p>
          </table:table-cell>
          <table:table-cell office:value-type="float" office:value="86707">
            <text:p>86707</text:p>
          </table:table-cell>
          <table:table-cell office:value-type="float" office:value="8.49424">
            <text:p>8.49424</text:p>
          </table:table-cell>
          <table:table-cell office:value-type="float" office:value="0.144631">
            <text:p>0.144631</text:p>
          </table:table-cell>
          <table:table-cell office:value-type="string">
            <text:p>rBABE1DX6Qzzv59oAAdck3FTTWM317_522x294_5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6Q2RBvZmABAeim0uJTQ292.gif</text:p>
          </table:table-cell>
          <table:table-cell office:value-type="string">
            <text:p>.gif</text:p>
          </table:table-cell>
          <table:table-cell office:value-type="float" office:value="1056394">
            <text:p>1056394</text:p>
          </table:table-cell>
          <table:table-cell office:value-type="float" office:value="227628">
            <text:p>227628</text:p>
          </table:table-cell>
          <table:table-cell office:value-type="float" office:value="12402">
            <text:p>12402</text:p>
          </table:table-cell>
          <table:table-cell office:value-type="float" office:value="8.42404">
            <text:p>8.42404</text:p>
          </table:table-cell>
          <table:table-cell office:value-type="float" office:value="0.0849121">
            <text:p>0.0849121</text:p>
          </table:table-cell>
          <table:table-cell office:value-type="string">
            <text:p>rBABE1DX6Q2RBvZmABAeim0uJTQ292_160x298_3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6Q2RBvZmABAeim0uJTQ292.gif</text:p>
          </table:table-cell>
          <table:table-cell office:value-type="string">
            <text:p>.gif</text:p>
          </table:table-cell>
          <table:table-cell office:value-type="float" office:value="1056394">
            <text:p>1056394</text:p>
          </table:table-cell>
          <table:table-cell office:value-type="float" office:value="227628">
            <text:p>227628</text:p>
          </table:table-cell>
          <table:table-cell office:value-type="float" office:value="12402">
            <text:p>12402</text:p>
          </table:table-cell>
          <table:table-cell office:value-type="float" office:value="8.42257">
            <text:p>8.42257</text:p>
          </table:table-cell>
          <table:table-cell office:value-type="float" office:value="0.0853109">
            <text:p>0.0853109</text:p>
          </table:table-cell>
          <table:table-cell office:value-type="string">
            <text:p>rBABE1DX6Q2RBvZmABAeim0uJTQ292_160x298_3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6Q2RBvZmABAeim0uJTQ292.gif</text:p>
          </table:table-cell>
          <table:table-cell office:value-type="string">
            <text:p>.gif</text:p>
          </table:table-cell>
          <table:table-cell office:value-type="float" office:value="1056394">
            <text:p>1056394</text:p>
          </table:table-cell>
          <table:table-cell office:value-type="float" office:value="227628">
            <text:p>227628</text:p>
          </table:table-cell>
          <table:table-cell office:value-type="float" office:value="12402">
            <text:p>12402</text:p>
          </table:table-cell>
          <table:table-cell office:value-type="float" office:value="8.2758">
            <text:p>8.2758</text:p>
          </table:table-cell>
          <table:table-cell office:value-type="float" office:value="0.08588">
            <text:p>0.08588</text:p>
          </table:table-cell>
          <table:table-cell office:value-type="string">
            <text:p>rBABE1DX6Q2RBvZmABAeim0uJTQ292_160x298_5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6Q2RBvZmABAeim0uJTQ292.gif</text:p>
          </table:table-cell>
          <table:table-cell office:value-type="string">
            <text:p>.gif</text:p>
          </table:table-cell>
          <table:table-cell office:value-type="float" office:value="1056394">
            <text:p>1056394</text:p>
          </table:table-cell>
          <table:table-cell office:value-type="float" office:value="178098">
            <text:p>178098</text:p>
          </table:table-cell>
          <table:table-cell office:value-type="float" office:value="9788">
            <text:p>9788</text:p>
          </table:table-cell>
          <table:table-cell office:value-type="float" office:value="8.11828">
            <text:p>8.11828</text:p>
          </table:table-cell>
          <table:table-cell office:value-type="float" office:value="0.0785758">
            <text:p>0.0785758</text:p>
          </table:table-cell>
          <table:table-cell office:value-type="string">
            <text:p>rBABE1DX6Q2RBvZmABAeim0uJTQ292_140x104_3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3Q0HjVABB9FCiDbJw805.gif</text:p>
          </table:table-cell>
          <table:table-cell office:value-type="string">
            <text:p>.gif</text:p>
          </table:table-cell>
          <table:table-cell office:value-type="float" office:value="1080596">
            <text:p>1080596</text:p>
          </table:table-cell>
          <table:table-cell office:value-type="float" office:value="1490944">
            <text:p>1490944</text:p>
          </table:table-cell>
          <table:table-cell office:value-type="float" office:value="21674">
            <text:p>21674</text:p>
          </table:table-cell>
          <table:table-cell office:value-type="float" office:value="8.103">
            <text:p>8.103</text:p>
          </table:table-cell>
          <table:table-cell office:value-type="float" office:value="0.0666971">
            <text:p>0.0666971</text:p>
          </table:table-cell>
          <table:table-cell office:value-type="string">
            <text:p>rBABE1DX6Q3Q0HjVABB9FCiDbJw805_167x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3Q0HjVABB9FCiDbJw805.gif</text:p>
          </table:table-cell>
          <table:table-cell office:value-type="string">
            <text:p>.gif</text:p>
          </table:table-cell>
          <table:table-cell office:value-type="float" office:value="1080596">
            <text:p>1080596</text:p>
          </table:table-cell>
          <table:table-cell office:value-type="float" office:value="1355369">
            <text:p>1355369</text:p>
          </table:table-cell>
          <table:table-cell office:value-type="float" office:value="19413">
            <text:p>19413</text:p>
          </table:table-cell>
          <table:table-cell office:value-type="float" office:value="8.05507">
            <text:p>8.05507</text:p>
          </table:table-cell>
          <table:table-cell office:value-type="float" office:value="0.0700161">
            <text:p>0.0700161</text:p>
          </table:table-cell>
          <table:table-cell office:value-type="string">
            <text:p>rBABE1DX6Q3Q0HjVABB9FCiDbJw805_256x144_5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6Q3Q0HjVABB9FCiDbJw805.gif</text:p>
          </table:table-cell>
          <table:table-cell office:value-type="string">
            <text:p>.gif</text:p>
          </table:table-cell>
          <table:table-cell office:value-type="float" office:value="1080596">
            <text:p>1080596</text:p>
          </table:table-cell>
          <table:table-cell office:value-type="float" office:value="1374438">
            <text:p>1374438</text:p>
          </table:table-cell>
          <table:table-cell office:value-type="float" office:value="11056">
            <text:p>11056</text:p>
          </table:table-cell>
          <table:table-cell office:value-type="float" office:value="8.02171">
            <text:p>8.02171</text:p>
          </table:table-cell>
          <table:table-cell office:value-type="float" office:value="0.0614588">
            <text:p>0.0614588</text:p>
          </table:table-cell>
          <table:table-cell office:value-type="string">
            <text:p>rBABE1DX6Q3Q0HjVABB9FCiDbJw805_160x298_5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6Q3Q0HjVABB9FCiDbJw805.gif</text:p>
          </table:table-cell>
          <table:table-cell office:value-type="string">
            <text:p>.gif</text:p>
          </table:table-cell>
          <table:table-cell office:value-type="float" office:value="1080596">
            <text:p>1080596</text:p>
          </table:table-cell>
          <table:table-cell office:value-type="float" office:value="1374438">
            <text:p>1374438</text:p>
          </table:table-cell>
          <table:table-cell office:value-type="float" office:value="20447">
            <text:p>20447</text:p>
          </table:table-cell>
          <table:table-cell office:value-type="float" office:value="8.00986">
            <text:p>8.00986</text:p>
          </table:table-cell>
          <table:table-cell office:value-type="float" office:value="0.0663331">
            <text:p>0.0663331</text:p>
          </table:table-cell>
          <table:table-cell office:value-type="string">
            <text:p>rBABE1DX6Q3Q0HjVABB9FCiDbJw805_160x298_3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KKGzkytwAAcn4BZ0VCc690.gif</text:p>
          </table:table-cell>
          <table:table-cell office:value-type="string">
            <text:p>.gif</text:p>
          </table:table-cell>
          <table:table-cell office:value-type="float" office:value="468960">
            <text:p>468960</text:p>
          </table:table-cell>
          <table:table-cell office:value-type="float" office:value="660320">
            <text:p>660320</text:p>
          </table:table-cell>
          <table:table-cell office:value-type="float" office:value="23929">
            <text:p>23929</text:p>
          </table:table-cell>
          <table:table-cell office:value-type="float" office:value="8.00978">
            <text:p>8.00978</text:p>
          </table:table-cell>
          <table:table-cell office:value-type="float" office:value="0.0485742">
            <text:p>0.0485742</text:p>
          </table:table-cell>
          <table:table-cell office:value-type="string">
            <text:p>rBABE1DXKKGzkytwAAcn4BZ0VCc690_160x298_5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6Q3Q0HjVABB9FCiDbJw805.gif</text:p>
          </table:table-cell>
          <table:table-cell office:value-type="string">
            <text:p>.gif</text:p>
          </table:table-cell>
          <table:table-cell office:value-type="float" office:value="1080596">
            <text:p>1080596</text:p>
          </table:table-cell>
          <table:table-cell office:value-type="float" office:value="1374438">
            <text:p>1374438</text:p>
          </table:table-cell>
          <table:table-cell office:value-type="float" office:value="20447">
            <text:p>20447</text:p>
          </table:table-cell>
          <table:table-cell office:value-type="float" office:value="8.006">
            <text:p>8.006</text:p>
          </table:table-cell>
          <table:table-cell office:value-type="float" office:value="0.0661662">
            <text:p>0.0661662</text:p>
          </table:table-cell>
          <table:table-cell office:value-type="string">
            <text:p>rBABE1DX6Q3Q0HjVABB9FCiDbJw805_160x298_3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3Q0HjVABB9FCiDbJw805.gif</text:p>
          </table:table-cell>
          <table:table-cell office:value-type="string">
            <text:p>.gif</text:p>
          </table:table-cell>
          <table:table-cell office:value-type="float" office:value="1080596">
            <text:p>1080596</text:p>
          </table:table-cell>
          <table:table-cell office:value-type="float" office:value="1257683">
            <text:p>1257683</text:p>
          </table:table-cell>
          <table:table-cell office:value-type="float" office:value="17930">
            <text:p>17930</text:p>
          </table:table-cell>
          <table:table-cell office:value-type="float" office:value="7.97554">
            <text:p>7.97554</text:p>
          </table:table-cell>
          <table:table-cell office:value-type="float" office:value="0.0662251">
            <text:p>0.0662251</text:p>
          </table:table-cell>
          <table:table-cell office:value-type="string">
            <text:p>rBABE1DX6Q3Q0HjVABB9FCiDbJw805_260x132_5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6Q2RBvZmABAeim0uJTQ292.gif</text:p>
          </table:table-cell>
          <table:table-cell office:value-type="string">
            <text:p>.gif</text:p>
          </table:table-cell>
          <table:table-cell office:value-type="float" office:value="1056394">
            <text:p>1056394</text:p>
          </table:table-cell>
          <table:table-cell office:value-type="float" office:value="102681">
            <text:p>102681</text:p>
          </table:table-cell>
          <table:table-cell office:value-type="float" office:value="5422">
            <text:p>5422</text:p>
          </table:table-cell>
          <table:table-cell office:value-type="float" office:value="7.80687">
            <text:p>7.80687</text:p>
          </table:table-cell>
          <table:table-cell office:value-type="float" office:value="0.076031">
            <text:p>0.076031</text:p>
          </table:table-cell>
          <table:table-cell office:value-type="string">
            <text:p>rBABE1DX6Q2RBvZmABAeim0uJTQ292_100x1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rEqyEwS2AADPnJe2Too116.gif</text:p>
          </table:table-cell>
          <table:table-cell office:value-type="string">
            <text:p>.gif</text:p>
          </table:table-cell>
          <table:table-cell office:value-type="float" office:value="53148">
            <text:p>53148</text:p>
          </table:table-cell>
          <table:table-cell office:value-type="float" office:value="254138">
            <text:p>254138</text:p>
          </table:table-cell>
          <table:table-cell office:value-type="float" office:value="5634">
            <text:p>5634</text:p>
          </table:table-cell>
          <table:table-cell office:value-type="float" office:value="7.78621">
            <text:p>7.78621</text:p>
          </table:table-cell>
          <table:table-cell office:value-type="float" office:value="0.0256779">
            <text:p>0.0256779</text:p>
          </table:table-cell>
          <table:table-cell office:value-type="string">
            <text:p>rBABE1DXrEqyEwS2AADPnJe2Too116_256x144_5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6Q3Q0HjVABB9FCiDbJw805.gif</text:p>
          </table:table-cell>
          <table:table-cell office:value-type="string">
            <text:p>.gif</text:p>
          </table:table-cell>
          <table:table-cell office:value-type="float" office:value="1080596">
            <text:p>1080596</text:p>
          </table:table-cell>
          <table:table-cell office:value-type="float" office:value="1121910">
            <text:p>1121910</text:p>
          </table:table-cell>
          <table:table-cell office:value-type="float" office:value="16854">
            <text:p>16854</text:p>
          </table:table-cell>
          <table:table-cell office:value-type="float" office:value="7.73848">
            <text:p>7.73848</text:p>
          </table:table-cell>
          <table:table-cell office:value-type="float" office:value="0.0633869">
            <text:p>0.0633869</text:p>
          </table:table-cell>
          <table:table-cell office:value-type="string">
            <text:p>rBABE1DX6Q3Q0HjVABB9FCiDbJw805_200x200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6Q3Q0HjVABB9FCiDbJw805.gif</text:p>
          </table:table-cell>
          <table:table-cell office:value-type="string">
            <text:p>.gif</text:p>
          </table:table-cell>
          <table:table-cell office:value-type="float" office:value="1080596">
            <text:p>1080596</text:p>
          </table:table-cell>
          <table:table-cell office:value-type="float" office:value="1121910">
            <text:p>1121910</text:p>
          </table:table-cell>
          <table:table-cell office:value-type="float" office:value="16854">
            <text:p>16854</text:p>
          </table:table-cell>
          <table:table-cell office:value-type="float" office:value="7.71416">
            <text:p>7.71416</text:p>
          </table:table-cell>
          <table:table-cell office:value-type="float" office:value="0.063499">
            <text:p>0.063499</text:p>
          </table:table-cell>
          <table:table-cell office:value-type="string">
            <text:p>rBABE1DX6Q3Q0HjVABB9FCiDbJw805_200x200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6Q2RBvZmABAeim0uJTQ292.gif</text:p>
          </table:table-cell>
          <table:table-cell office:value-type="string">
            <text:p>.gif</text:p>
          </table:table-cell>
          <table:table-cell office:value-type="float" office:value="1056394">
            <text:p>1056394</text:p>
          </table:table-cell>
          <table:table-cell office:value-type="float" office:value="57502">
            <text:p>57502</text:p>
          </table:table-cell>
          <table:table-cell office:value-type="float" office:value="2346">
            <text:p>2346</text:p>
          </table:table-cell>
          <table:table-cell office:value-type="float" office:value="7.64881">
            <text:p>7.64881</text:p>
          </table:table-cell>
          <table:table-cell office:value-type="float" office:value="0.0717051">
            <text:p>0.0717051</text:p>
          </table:table-cell>
          <table:table-cell office:value-type="string">
            <text:p>rBABE1DX6Q2RBvZmABAeim0uJTQ292_60x60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KKGzkytwAAcn4BZ0VCc690.gif</text:p>
          </table:table-cell>
          <table:table-cell office:value-type="string">
            <text:p>.gif</text:p>
          </table:table-cell>
          <table:table-cell office:value-type="float" office:value="468960">
            <text:p>468960</text:p>
          </table:table-cell>
          <table:table-cell office:value-type="float" office:value="593572">
            <text:p>593572</text:p>
          </table:table-cell>
          <table:table-cell office:value-type="float" office:value="20886">
            <text:p>20886</text:p>
          </table:table-cell>
          <table:table-cell office:value-type="float" office:value="7.56098">
            <text:p>7.56098</text:p>
          </table:table-cell>
          <table:table-cell office:value-type="float" office:value="0.0456228">
            <text:p>0.0456228</text:p>
          </table:table-cell>
          <table:table-cell office:value-type="string">
            <text:p>rBABE1DXKKGzkytwAAcn4BZ0VCc690_200x200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rEqyEwS2AADPnJe2Too116.gif</text:p>
          </table:table-cell>
          <table:table-cell office:value-type="string">
            <text:p>.gif</text:p>
          </table:table-cell>
          <table:table-cell office:value-type="float" office:value="53148">
            <text:p>53148</text:p>
          </table:table-cell>
          <table:table-cell office:value-type="float" office:value="356475">
            <text:p>356475</text:p>
          </table:table-cell>
          <table:table-cell office:value-type="float" office:value="7765">
            <text:p>7765</text:p>
          </table:table-cell>
          <table:table-cell office:value-type="float" office:value="7.54734">
            <text:p>7.54734</text:p>
          </table:table-cell>
          <table:table-cell office:value-type="float" office:value="0.0228899">
            <text:p>0.0228899</text:p>
          </table:table-cell>
          <table:table-cell office:value-type="string">
            <text:p>rBABE1DXrEqyEwS2AADPnJe2Too116_200x200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rEqyEwS2AADPnJe2Too116.gif</text:p>
          </table:table-cell>
          <table:table-cell office:value-type="string">
            <text:p>.gif</text:p>
          </table:table-cell>
          <table:table-cell office:value-type="float" office:value="53148">
            <text:p>53148</text:p>
          </table:table-cell>
          <table:table-cell office:value-type="float" office:value="356475">
            <text:p>356475</text:p>
          </table:table-cell>
          <table:table-cell office:value-type="float" office:value="7765">
            <text:p>7765</text:p>
          </table:table-cell>
          <table:table-cell office:value-type="float" office:value="7.53906">
            <text:p>7.53906</text:p>
          </table:table-cell>
          <table:table-cell office:value-type="float" office:value="0.0247569">
            <text:p>0.0247569</text:p>
          </table:table-cell>
          <table:table-cell office:value-type="string">
            <text:p>rBABE1DXrEqyEwS2AADPnJe2Too116_200x200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KKGzkytwAAcn4BZ0VCc690.gif</text:p>
          </table:table-cell>
          <table:table-cell office:value-type="string">
            <text:p>.gif</text:p>
          </table:table-cell>
          <table:table-cell office:value-type="float" office:value="468960">
            <text:p>468960</text:p>
          </table:table-cell>
          <table:table-cell office:value-type="float" office:value="593572">
            <text:p>593572</text:p>
          </table:table-cell>
          <table:table-cell office:value-type="float" office:value="20886">
            <text:p>20886</text:p>
          </table:table-cell>
          <table:table-cell office:value-type="float" office:value="7.53343">
            <text:p>7.53343</text:p>
          </table:table-cell>
          <table:table-cell office:value-type="float" office:value="0.0456212">
            <text:p>0.0456212</text:p>
          </table:table-cell>
          <table:table-cell office:value-type="string">
            <text:p>rBABE1DXKKGzkytwAAcn4BZ0VCc690_200x2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rEqyEwS2AADPnJe2Too116.gif</text:p>
          </table:table-cell>
          <table:table-cell office:value-type="string">
            <text:p>.gif</text:p>
          </table:table-cell>
          <table:table-cell office:value-type="float" office:value="53148">
            <text:p>53148</text:p>
          </table:table-cell>
          <table:table-cell office:value-type="float" office:value="210939">
            <text:p>210939</text:p>
          </table:table-cell>
          <table:table-cell office:value-type="float" office:value="4864">
            <text:p>4864</text:p>
          </table:table-cell>
          <table:table-cell office:value-type="float" office:value="7.37251">
            <text:p>7.37251</text:p>
          </table:table-cell>
          <table:table-cell office:value-type="float" office:value="0.02297">
            <text:p>0.02297</text:p>
          </table:table-cell>
          <table:table-cell office:value-type="string">
            <text:p>rBABE1DXrEqyEwS2AADPnJe2Too116_260x132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KGzkytwAAcn4BZ0VCc690.gif</text:p>
          </table:table-cell>
          <table:table-cell office:value-type="string">
            <text:p>.gif</text:p>
          </table:table-cell>
          <table:table-cell office:value-type="float" office:value="468960">
            <text:p>468960</text:p>
          </table:table-cell>
          <table:table-cell office:value-type="float" office:value="648652">
            <text:p>648652</text:p>
          </table:table-cell>
          <table:table-cell office:value-type="float" office:value="21341">
            <text:p>21341</text:p>
          </table:table-cell>
          <table:table-cell office:value-type="float" office:value="7.05228">
            <text:p>7.05228</text:p>
          </table:table-cell>
          <table:table-cell office:value-type="float" office:value="0.0537419">
            <text:p>0.0537419</text:p>
          </table:table-cell>
          <table:table-cell office:value-type="string">
            <text:p>rBABE1DXKKGzkytwAAcn4BZ0VCc690_256x14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3Q0HjVABB9FCiDbJw805.gif</text:p>
          </table:table-cell>
          <table:table-cell office:value-type="string">
            <text:p>.gif</text:p>
          </table:table-cell>
          <table:table-cell office:value-type="float" office:value="1080596">
            <text:p>1080596</text:p>
          </table:table-cell>
          <table:table-cell office:value-type="float" office:value="694815">
            <text:p>694815</text:p>
          </table:table-cell>
          <table:table-cell office:value-type="float" office:value="11968">
            <text:p>11968</text:p>
          </table:table-cell>
          <table:table-cell office:value-type="float" office:value="6.92697">
            <text:p>6.92697</text:p>
          </table:table-cell>
          <table:table-cell office:value-type="float" office:value="0.063457">
            <text:p>0.063457</text:p>
          </table:table-cell>
          <table:table-cell office:value-type="string">
            <text:p>rBABE1DX6Q3Q0HjVABB9FCiDbJw805_167x10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KGzkytwAAcn4BZ0VCc690.gif</text:p>
          </table:table-cell>
          <table:table-cell office:value-type="string">
            <text:p>.gif</text:p>
          </table:table-cell>
          <table:table-cell office:value-type="float" office:value="468960">
            <text:p>468960</text:p>
          </table:table-cell>
          <table:table-cell office:value-type="float" office:value="610714">
            <text:p>610714</text:p>
          </table:table-cell>
          <table:table-cell office:value-type="float" office:value="20275">
            <text:p>20275</text:p>
          </table:table-cell>
          <table:table-cell office:value-type="float" office:value="6.82529">
            <text:p>6.82529</text:p>
          </table:table-cell>
          <table:table-cell office:value-type="float" office:value="0.0481071">
            <text:p>0.0481071</text:p>
          </table:table-cell>
          <table:table-cell office:value-type="string">
            <text:p>rBABE1DXKKGzkytwAAcn4BZ0VCc690_260x132_5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6Q3Q0HjVABB9FCiDbJw805.gif</text:p>
          </table:table-cell>
          <table:table-cell office:value-type="string">
            <text:p>.gif</text:p>
          </table:table-cell>
          <table:table-cell office:value-type="float" office:value="1080596">
            <text:p>1080596</text:p>
          </table:table-cell>
          <table:table-cell office:value-type="float" office:value="341656">
            <text:p>341656</text:p>
          </table:table-cell>
          <table:table-cell office:value-type="float" office:value="5255">
            <text:p>5255</text:p>
          </table:table-cell>
          <table:table-cell office:value-type="float" office:value="6.63423">
            <text:p>6.63423</text:p>
          </table:table-cell>
          <table:table-cell office:value-type="float" office:value="0.050597">
            <text:p>0.050597</text:p>
          </table:table-cell>
          <table:table-cell office:value-type="string">
            <text:p>rBABE1DX6Q3Q0HjVABB9FCiDbJw805_140x104_3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6Q3Q0HjVABB9FCiDbJw805.gif</text:p>
          </table:table-cell>
          <table:table-cell office:value-type="string">
            <text:p>.gif</text:p>
          </table:table-cell>
          <table:table-cell office:value-type="float" office:value="1080596">
            <text:p>1080596</text:p>
          </table:table-cell>
          <table:table-cell office:value-type="float" office:value="318287">
            <text:p>318287</text:p>
          </table:table-cell>
          <table:table-cell office:value-type="float" office:value="4925">
            <text:p>4925</text:p>
          </table:table-cell>
          <table:table-cell office:value-type="float" office:value="6.62821">
            <text:p>6.62821</text:p>
          </table:table-cell>
          <table:table-cell office:value-type="float" office:value="0.0505552">
            <text:p>0.0505552</text:p>
          </table:table-cell>
          <table:table-cell office:value-type="string">
            <text:p>rBABE1DX6Q3Q0HjVABB9FCiDbJw805_100x100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rEqyEwS2AADPnJe2Too116.gif</text:p>
          </table:table-cell>
          <table:table-cell office:value-type="string">
            <text:p>.gif</text:p>
          </table:table-cell>
          <table:table-cell office:value-type="float" office:value="53148">
            <text:p>53148</text:p>
          </table:table-cell>
          <table:table-cell office:value-type="float" office:value="252059">
            <text:p>252059</text:p>
          </table:table-cell>
          <table:table-cell office:value-type="float" office:value="7533">
            <text:p>7533</text:p>
          </table:table-cell>
          <table:table-cell office:value-type="float" office:value="6.46678">
            <text:p>6.46678</text:p>
          </table:table-cell>
          <table:table-cell office:value-type="float" office:value="0.0294549">
            <text:p>0.0294549</text:p>
          </table:table-cell>
          <table:table-cell office:value-type="string">
            <text:p>rBABE1DXrEqyEwS2AADPnJe2Too116_160x298_5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6Q3Q0HjVABB9FCiDbJw805.gif</text:p>
          </table:table-cell>
          <table:table-cell office:value-type="string">
            <text:p>.gif</text:p>
          </table:table-cell>
          <table:table-cell office:value-type="float" office:value="1080596">
            <text:p>1080596</text:p>
          </table:table-cell>
          <table:table-cell office:value-type="float" office:value="138860">
            <text:p>138860</text:p>
          </table:table-cell>
          <table:table-cell office:value-type="float" office:value="2137">
            <text:p>2137</text:p>
          </table:table-cell>
          <table:table-cell office:value-type="float" office:value="6.38431">
            <text:p>6.38431</text:p>
          </table:table-cell>
          <table:table-cell office:value-type="float" office:value="0.044997">
            <text:p>0.044997</text:p>
          </table:table-cell>
          <table:table-cell office:value-type="string">
            <text:p>rBABE1DX6Q3Q0HjVABB9FCiDbJw805_60x6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KHyBrRSAAdQzkyjClk043.gif</text:p>
          </table:table-cell>
          <table:table-cell office:value-type="string">
            <text:p>.gif</text:p>
          </table:table-cell>
          <table:table-cell office:value-type="float" office:value="479438">
            <text:p>479438</text:p>
          </table:table-cell>
          <table:table-cell office:value-type="float" office:value="494902">
            <text:p>494902</text:p>
          </table:table-cell>
          <table:table-cell office:value-type="float" office:value="27012">
            <text:p>27012</text:p>
          </table:table-cell>
          <table:table-cell office:value-type="float" office:value="6.09961">
            <text:p>6.09961</text:p>
          </table:table-cell>
          <table:table-cell office:value-type="float" office:value="0.0515599">
            <text:p>0.0515599</text:p>
          </table:table-cell>
          <table:table-cell office:value-type="string">
            <text:p>rBABE1DXKKHyBrRSAAdQzkyjClk043_167x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rEqyEwS2AADPnJe2Too116.gif</text:p>
          </table:table-cell>
          <table:table-cell office:value-type="string">
            <text:p>.gif</text:p>
          </table:table-cell>
          <table:table-cell office:value-type="float" office:value="53148">
            <text:p>53148</text:p>
          </table:table-cell>
          <table:table-cell office:value-type="float" office:value="164186">
            <text:p>164186</text:p>
          </table:table-cell>
          <table:table-cell office:value-type="float" office:value="4310">
            <text:p>4310</text:p>
          </table:table-cell>
          <table:table-cell office:value-type="float" office:value="6.0709">
            <text:p>6.0709</text:p>
          </table:table-cell>
          <table:table-cell office:value-type="float" office:value="0.018049">
            <text:p>0.018049</text:p>
          </table:table-cell>
          <table:table-cell office:value-type="string">
            <text:p>rBABE1DXrEqyEwS2AADPnJe2Too116_167x104_5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KKHyBrRSAAdQzkyjClk043.gif</text:p>
          </table:table-cell>
          <table:table-cell office:value-type="string">
            <text:p>.gif</text:p>
          </table:table-cell>
          <table:table-cell office:value-type="float" office:value="479438">
            <text:p>479438</text:p>
          </table:table-cell>
          <table:table-cell office:value-type="float" office:value="459425">
            <text:p>459425</text:p>
          </table:table-cell>
          <table:table-cell office:value-type="float" office:value="15621">
            <text:p>15621</text:p>
          </table:table-cell>
          <table:table-cell office:value-type="float" office:value="5.98863">
            <text:p>5.98863</text:p>
          </table:table-cell>
          <table:table-cell office:value-type="float" office:value="0.0395801">
            <text:p>0.0395801</text:p>
          </table:table-cell>
          <table:table-cell office:value-type="string">
            <text:p>rBABE1DXKKHyBrRSAAdQzkyjClk043_160x298_5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KKHyBrRSAAdQzkyjClk043.gif</text:p>
          </table:table-cell>
          <table:table-cell office:value-type="string">
            <text:p>.gif</text:p>
          </table:table-cell>
          <table:table-cell office:value-type="float" office:value="479438">
            <text:p>479438</text:p>
          </table:table-cell>
          <table:table-cell office:value-type="float" office:value="459425">
            <text:p>459425</text:p>
          </table:table-cell>
          <table:table-cell office:value-type="float" office:value="25087">
            <text:p>25087</text:p>
          </table:table-cell>
          <table:table-cell office:value-type="float" office:value="5.98714">
            <text:p>5.98714</text:p>
          </table:table-cell>
          <table:table-cell office:value-type="float" office:value="0.050806">
            <text:p>0.050806</text:p>
          </table:table-cell>
          <table:table-cell office:value-type="string">
            <text:p>rBABE1DXKKHyBrRSAAdQzkyjClk043_160x298_3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KKHyBrRSAAdQzkyjClk043.gif</text:p>
          </table:table-cell>
          <table:table-cell office:value-type="string">
            <text:p>.gif</text:p>
          </table:table-cell>
          <table:table-cell office:value-type="float" office:value="479438">
            <text:p>479438</text:p>
          </table:table-cell>
          <table:table-cell office:value-type="float" office:value="459425">
            <text:p>459425</text:p>
          </table:table-cell>
          <table:table-cell office:value-type="float" office:value="25087">
            <text:p>25087</text:p>
          </table:table-cell>
          <table:table-cell office:value-type="float" office:value="5.95716">
            <text:p>5.95716</text:p>
          </table:table-cell>
          <table:table-cell office:value-type="float" office:value="0.0515571">
            <text:p>0.0515571</text:p>
          </table:table-cell>
          <table:table-cell office:value-type="string">
            <text:p>rBABE1DXKKHyBrRSAAdQzkyjClk043_160x298_3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KHyBrRSAAdQzkyjClk043.gif</text:p>
          </table:table-cell>
          <table:table-cell office:value-type="string">
            <text:p>.gif</text:p>
          </table:table-cell>
          <table:table-cell office:value-type="float" office:value="479438">
            <text:p>479438</text:p>
          </table:table-cell>
          <table:table-cell office:value-type="float" office:value="434360">
            <text:p>434360</text:p>
          </table:table-cell>
          <table:table-cell office:value-type="float" office:value="23099">
            <text:p>23099</text:p>
          </table:table-cell>
          <table:table-cell office:value-type="float" office:value="5.74096">
            <text:p>5.74096</text:p>
          </table:table-cell>
          <table:table-cell office:value-type="float" office:value="0.058027">
            <text:p>0.058027</text:p>
          </table:table-cell>
          <table:table-cell office:value-type="string">
            <text:p>rBABE1DXKKHyBrRSAAdQzkyjClk043_256x144_5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KKHyBrRSAAdQzkyjClk043.gif</text:p>
          </table:table-cell>
          <table:table-cell office:value-type="string">
            <text:p>.gif</text:p>
          </table:table-cell>
          <table:table-cell office:value-type="float" office:value="479438">
            <text:p>479438</text:p>
          </table:table-cell>
          <table:table-cell office:value-type="float" office:value="412729">
            <text:p>412729</text:p>
          </table:table-cell>
          <table:table-cell office:value-type="float" office:value="22567">
            <text:p>22567</text:p>
          </table:table-cell>
          <table:table-cell office:value-type="float" office:value="5.71795">
            <text:p>5.71795</text:p>
          </table:table-cell>
          <table:table-cell office:value-type="float" office:value="0.0469661">
            <text:p>0.0469661</text:p>
          </table:table-cell>
          <table:table-cell office:value-type="string">
            <text:p>rBABE1DXKKHyBrRSAAdQzkyjClk043_200x200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KKHyBrRSAAdQzkyjClk043.gif</text:p>
          </table:table-cell>
          <table:table-cell office:value-type="string">
            <text:p>.gif</text:p>
          </table:table-cell>
          <table:table-cell office:value-type="float" office:value="479438">
            <text:p>479438</text:p>
          </table:table-cell>
          <table:table-cell office:value-type="float" office:value="412729">
            <text:p>412729</text:p>
          </table:table-cell>
          <table:table-cell office:value-type="float" office:value="22567">
            <text:p>22567</text:p>
          </table:table-cell>
          <table:table-cell office:value-type="float" office:value="5.70276">
            <text:p>5.70276</text:p>
          </table:table-cell>
          <table:table-cell office:value-type="float" office:value="0.046999">
            <text:p>0.046999</text:p>
          </table:table-cell>
          <table:table-cell office:value-type="string">
            <text:p>rBABE1DXKKHyBrRSAAdQzkyjClk043_200x2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rEqhu0EcAACJqRzHzsk573.gif</text:p>
          </table:table-cell>
          <table:table-cell office:value-type="string">
            <text:p>.gif</text:p>
          </table:table-cell>
          <table:table-cell office:value-type="float" office:value="35241">
            <text:p>35241</text:p>
          </table:table-cell>
          <table:table-cell office:value-type="float" office:value="426312">
            <text:p>426312</text:p>
          </table:table-cell>
          <table:table-cell office:value-type="float" office:value="50261">
            <text:p>50261</text:p>
          </table:table-cell>
          <table:table-cell office:value-type="float" office:value="5.60777">
            <text:p>5.60777</text:p>
          </table:table-cell>
          <table:table-cell office:value-type="float" office:value="0.0919518">
            <text:p>0.0919518</text:p>
          </table:table-cell>
          <table:table-cell office:value-type="string">
            <text:p>rBABE1DXrEqhu0EcAACJqRzHzsk573_522x29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KHyBrRSAAdQzkyjClk043.gif</text:p>
          </table:table-cell>
          <table:table-cell office:value-type="string">
            <text:p>.gif</text:p>
          </table:table-cell>
          <table:table-cell office:value-type="float" office:value="479438">
            <text:p>479438</text:p>
          </table:table-cell>
          <table:table-cell office:value-type="float" office:value="403724">
            <text:p>403724</text:p>
          </table:table-cell>
          <table:table-cell office:value-type="float" office:value="21179">
            <text:p>21179</text:p>
          </table:table-cell>
          <table:table-cell office:value-type="float" office:value="5.47615">
            <text:p>5.47615</text:p>
          </table:table-cell>
          <table:table-cell office:value-type="float" office:value="0.0531881">
            <text:p>0.0531881</text:p>
          </table:table-cell>
          <table:table-cell office:value-type="string">
            <text:p>rBABE1DXKKHyBrRSAAdQzkyjClk043_260x132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KGzkytwAAcn4BZ0VCc690.gif</text:p>
          </table:table-cell>
          <table:table-cell office:value-type="string">
            <text:p>.gif</text:p>
          </table:table-cell>
          <table:table-cell office:value-type="float" office:value="468960">
            <text:p>468960</text:p>
          </table:table-cell>
          <table:table-cell office:value-type="float" office:value="352960">
            <text:p>352960</text:p>
          </table:table-cell>
          <table:table-cell office:value-type="float" office:value="11505">
            <text:p>11505</text:p>
          </table:table-cell>
          <table:table-cell office:value-type="float" office:value="5.34146">
            <text:p>5.34146</text:p>
          </table:table-cell>
          <table:table-cell office:value-type="float" office:value="0.0311971">
            <text:p>0.0311971</text:p>
          </table:table-cell>
          <table:table-cell office:value-type="string">
            <text:p>rBABE1DXKKGzkytwAAcn4BZ0VCc690_167x104_5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KKGzkytwAAcn4BZ0VCc690.gif</text:p>
          </table:table-cell>
          <table:table-cell office:value-type="string">
            <text:p>.gif</text:p>
          </table:table-cell>
          <table:table-cell office:value-type="float" office:value="468960">
            <text:p>468960</text:p>
          </table:table-cell>
          <table:table-cell office:value-type="float" office:value="199008">
            <text:p>199008</text:p>
          </table:table-cell>
          <table:table-cell office:value-type="float" office:value="7249">
            <text:p>7249</text:p>
          </table:table-cell>
          <table:table-cell office:value-type="float" office:value="5.18316">
            <text:p>5.18316</text:p>
          </table:table-cell>
          <table:table-cell office:value-type="float" office:value="0.0239179">
            <text:p>0.0239179</text:p>
          </table:table-cell>
          <table:table-cell office:value-type="string">
            <text:p>rBABE1DXKKGzkytwAAcn4BZ0VCc690_140x104_3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rEqyEwS2AADPnJe2Too116.gif</text:p>
          </table:table-cell>
          <table:table-cell office:value-type="string">
            <text:p>.gif</text:p>
          </table:table-cell>
          <table:table-cell office:value-type="float" office:value="53148">
            <text:p>53148</text:p>
          </table:table-cell>
          <table:table-cell office:value-type="float" office:value="127758">
            <text:p>127758</text:p>
          </table:table-cell>
          <table:table-cell office:value-type="float" office:value="3541">
            <text:p>3541</text:p>
          </table:table-cell>
          <table:table-cell office:value-type="float" office:value="5.10893">
            <text:p>5.10893</text:p>
          </table:table-cell>
          <table:table-cell office:value-type="float" office:value="0.0103431">
            <text:p>0.0103431</text:p>
          </table:table-cell>
          <table:table-cell office:value-type="string">
            <text:p>rBABE1DXrEqyEwS2AADPnJe2Too116_100x1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zzv59oAAdck3FTTWM317.gif</text:p>
          </table:table-cell>
          <table:table-cell office:value-type="string">
            <text:p>.gif</text:p>
          </table:table-cell>
          <table:table-cell office:value-type="float" office:value="482451">
            <text:p>482451</text:p>
          </table:table-cell>
          <table:table-cell office:value-type="float" office:value="549105">
            <text:p>549105</text:p>
          </table:table-cell>
          <table:table-cell office:value-type="float" office:value="26021">
            <text:p>26021</text:p>
          </table:table-cell>
          <table:table-cell office:value-type="float" office:value="5.10668">
            <text:p>5.10668</text:p>
          </table:table-cell>
          <table:table-cell office:value-type="float" office:value="0.0514872">
            <text:p>0.0514872</text:p>
          </table:table-cell>
          <table:table-cell office:value-type="string">
            <text:p>rBABE1DX6Qzzv59oAAdck3FTTWM317_256x144_5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KKGzkytwAAcn4BZ0VCc690.gif</text:p>
          </table:table-cell>
          <table:table-cell office:value-type="string">
            <text:p>.gif</text:p>
          </table:table-cell>
          <table:table-cell office:value-type="float" office:value="468960">
            <text:p>468960</text:p>
          </table:table-cell>
          <table:table-cell office:value-type="float" office:value="186822">
            <text:p>186822</text:p>
          </table:table-cell>
          <table:table-cell office:value-type="float" office:value="6800">
            <text:p>6800</text:p>
          </table:table-cell>
          <table:table-cell office:value-type="float" office:value="5.06017">
            <text:p>5.06017</text:p>
          </table:table-cell>
          <table:table-cell office:value-type="float" office:value="0.0231791">
            <text:p>0.0231791</text:p>
          </table:table-cell>
          <table:table-cell office:value-type="string">
            <text:p>rBABE1DXKKGzkytwAAcn4BZ0VCc690_100x1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zzv59oAAdck3FTTWM317.gif</text:p>
          </table:table-cell>
          <table:table-cell office:value-type="string">
            <text:p>.gif</text:p>
          </table:table-cell>
          <table:table-cell office:value-type="float" office:value="482451">
            <text:p>482451</text:p>
          </table:table-cell>
          <table:table-cell office:value-type="float" office:value="510707">
            <text:p>510707</text:p>
          </table:table-cell>
          <table:table-cell office:value-type="float" office:value="23998">
            <text:p>23998</text:p>
          </table:table-cell>
          <table:table-cell office:value-type="float" office:value="5.0241">
            <text:p>5.0241</text:p>
          </table:table-cell>
          <table:table-cell office:value-type="float" office:value="0.053803">
            <text:p>0.053803</text:p>
          </table:table-cell>
          <table:table-cell office:value-type="string">
            <text:p>rBABE1DX6Qzzv59oAAdck3FTTWM317_260x132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rCqwaqv0AADDPz_aAUY584.gif</text:p>
          </table:table-cell>
          <table:table-cell office:value-type="string">
            <text:p>.gif</text:p>
          </table:table-cell>
          <table:table-cell office:value-type="float" office:value="49983">
            <text:p>49983</text:p>
          </table:table-cell>
          <table:table-cell office:value-type="float" office:value="406246">
            <text:p>406246</text:p>
          </table:table-cell>
          <table:table-cell office:value-type="float" office:value="68751">
            <text:p>68751</text:p>
          </table:table-cell>
          <table:table-cell office:value-type="float" office:value="4.71204">
            <text:p>4.71204</text:p>
          </table:table-cell>
          <table:table-cell office:value-type="float" office:value="0.106403">
            <text:p>0.106403</text:p>
          </table:table-cell>
          <table:table-cell office:value-type="string">
            <text:p>rBABE1DXrCqwaqv0AADDPz_aAUY584_522x294_5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6Qzzv59oAAdck3FTTWM317.gif</text:p>
          </table:table-cell>
          <table:table-cell office:value-type="string">
            <text:p>.gif</text:p>
          </table:table-cell>
          <table:table-cell office:value-type="float" office:value="482451">
            <text:p>482451</text:p>
          </table:table-cell>
          <table:table-cell office:value-type="float" office:value="520948">
            <text:p>520948</text:p>
          </table:table-cell>
          <table:table-cell office:value-type="float" office:value="24021">
            <text:p>24021</text:p>
          </table:table-cell>
          <table:table-cell office:value-type="float" office:value="4.65212">
            <text:p>4.65212</text:p>
          </table:table-cell>
          <table:table-cell office:value-type="float" office:value="0.0458732">
            <text:p>0.0458732</text:p>
          </table:table-cell>
          <table:table-cell office:value-type="string">
            <text:p>rBABE1DX6Qzzv59oAAdck3FTTWM317_200x200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6Qzzv59oAAdck3FTTWM317.gif</text:p>
          </table:table-cell>
          <table:table-cell office:value-type="string">
            <text:p>.gif</text:p>
          </table:table-cell>
          <table:table-cell office:value-type="float" office:value="482451">
            <text:p>482451</text:p>
          </table:table-cell>
          <table:table-cell office:value-type="float" office:value="520948">
            <text:p>520948</text:p>
          </table:table-cell>
          <table:table-cell office:value-type="float" office:value="24021">
            <text:p>24021</text:p>
          </table:table-cell>
          <table:table-cell office:value-type="float" office:value="4.6287">
            <text:p>4.6287</text:p>
          </table:table-cell>
          <table:table-cell office:value-type="float" office:value="0.045629">
            <text:p>0.045629</text:p>
          </table:table-cell>
          <table:table-cell office:value-type="string">
            <text:p>rBABE1DX6Qzzv59oAAdck3FTTWM317_200x200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rEqyEwS2AADPnJe2Too116.gif</text:p>
          </table:table-cell>
          <table:table-cell office:value-type="string">
            <text:p>.gif</text:p>
          </table:table-cell>
          <table:table-cell office:value-type="float" office:value="53148">
            <text:p>53148</text:p>
          </table:table-cell>
          <table:table-cell office:value-type="float" office:value="68544">
            <text:p>68544</text:p>
          </table:table-cell>
          <table:table-cell office:value-type="float" office:value="2074">
            <text:p>2074</text:p>
          </table:table-cell>
          <table:table-cell office:value-type="float" office:value="4.55274">
            <text:p>4.55274</text:p>
          </table:table-cell>
          <table:table-cell office:value-type="float" office:value="0.00749302">
            <text:p>0.00749302</text:p>
          </table:table-cell>
          <table:table-cell office:value-type="string">
            <text:p>rBABE1DXrEqyEwS2AADPnJe2Too116_60x6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zzv59oAAdck3FTTWM317.gif</text:p>
          </table:table-cell>
          <table:table-cell office:value-type="string">
            <text:p>.gif</text:p>
          </table:table-cell>
          <table:table-cell office:value-type="float" office:value="482451">
            <text:p>482451</text:p>
          </table:table-cell>
          <table:table-cell office:value-type="float" office:value="461959">
            <text:p>461959</text:p>
          </table:table-cell>
          <table:table-cell office:value-type="float" office:value="21110">
            <text:p>21110</text:p>
          </table:table-cell>
          <table:table-cell office:value-type="float" office:value="4.51625">
            <text:p>4.51625</text:p>
          </table:table-cell>
          <table:table-cell office:value-type="float" office:value="0.0434799">
            <text:p>0.0434799</text:p>
          </table:table-cell>
          <table:table-cell office:value-type="string">
            <text:p>rBABE1DX6Qzzv59oAAdck3FTTWM317_167x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6Qzzv59oAAdck3FTTWM317.gif</text:p>
          </table:table-cell>
          <table:table-cell office:value-type="string">
            <text:p>.gif</text:p>
          </table:table-cell>
          <table:table-cell office:value-type="float" office:value="482451">
            <text:p>482451</text:p>
          </table:table-cell>
          <table:table-cell office:value-type="float" office:value="426815">
            <text:p>426815</text:p>
          </table:table-cell>
          <table:table-cell office:value-type="float" office:value="16226">
            <text:p>16226</text:p>
          </table:table-cell>
          <table:table-cell office:value-type="float" office:value="4.4798">
            <text:p>4.4798</text:p>
          </table:table-cell>
          <table:table-cell office:value-type="float" office:value="0.040411">
            <text:p>0.040411</text:p>
          </table:table-cell>
          <table:table-cell office:value-type="string">
            <text:p>rBABE1DX6Qzzv59oAAdck3FTTWM317_160x298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KHyBrRSAAdQzkyjClk043.gif</text:p>
          </table:table-cell>
          <table:table-cell office:value-type="string">
            <text:p>.gif</text:p>
          </table:table-cell>
          <table:table-cell office:value-type="float" office:value="479438">
            <text:p>479438</text:p>
          </table:table-cell>
          <table:table-cell office:value-type="float" office:value="239913">
            <text:p>239913</text:p>
          </table:table-cell>
          <table:table-cell office:value-type="float" office:value="16723">
            <text:p>16723</text:p>
          </table:table-cell>
          <table:table-cell office:value-type="float" office:value="4.4327">
            <text:p>4.4327</text:p>
          </table:table-cell>
          <table:table-cell office:value-type="float" office:value="0.039175">
            <text:p>0.039175</text:p>
          </table:table-cell>
          <table:table-cell office:value-type="string">
            <text:p>rBABE1DXKKHyBrRSAAdQzkyjClk043_167x10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zzv59oAAdck3FTTWM317.gif</text:p>
          </table:table-cell>
          <table:table-cell office:value-type="string">
            <text:p>.gif</text:p>
          </table:table-cell>
          <table:table-cell office:value-type="float" office:value="482451">
            <text:p>482451</text:p>
          </table:table-cell>
          <table:table-cell office:value-type="float" office:value="290332">
            <text:p>290332</text:p>
          </table:table-cell>
          <table:table-cell office:value-type="float" office:value="17527">
            <text:p>17527</text:p>
          </table:table-cell>
          <table:table-cell office:value-type="float" office:value="4.37136">
            <text:p>4.37136</text:p>
          </table:table-cell>
          <table:table-cell office:value-type="float" office:value="0.0387111">
            <text:p>0.0387111</text:p>
          </table:table-cell>
          <table:table-cell office:value-type="string">
            <text:p>rBABE1DX6Qzzv59oAAdck3FTTWM317_167x104_5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6Qzzv59oAAdck3FTTWM317.gif</text:p>
          </table:table-cell>
          <table:table-cell office:value-type="string">
            <text:p>.gif</text:p>
          </table:table-cell>
          <table:table-cell office:value-type="float" office:value="482451">
            <text:p>482451</text:p>
          </table:table-cell>
          <table:table-cell office:value-type="float" office:value="427381">
            <text:p>427381</text:p>
          </table:table-cell>
          <table:table-cell office:value-type="float" office:value="20134">
            <text:p>20134</text:p>
          </table:table-cell>
          <table:table-cell office:value-type="float" office:value="4.32219">
            <text:p>4.32219</text:p>
          </table:table-cell>
          <table:table-cell office:value-type="float" office:value="0.0437722">
            <text:p>0.0437722</text:p>
          </table:table-cell>
          <table:table-cell office:value-type="string">
            <text:p>rBABE1DX6Qzzv59oAAdck3FTTWM317_160x298_3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6Qzzv59oAAdck3FTTWM317.gif</text:p>
          </table:table-cell>
          <table:table-cell office:value-type="string">
            <text:p>.gif</text:p>
          </table:table-cell>
          <table:table-cell office:value-type="float" office:value="482451">
            <text:p>482451</text:p>
          </table:table-cell>
          <table:table-cell office:value-type="float" office:value="427381">
            <text:p>427381</text:p>
          </table:table-cell>
          <table:table-cell office:value-type="float" office:value="20134">
            <text:p>20134</text:p>
          </table:table-cell>
          <table:table-cell office:value-type="float" office:value="4.31997">
            <text:p>4.31997</text:p>
          </table:table-cell>
          <table:table-cell office:value-type="float" office:value="0.043757">
            <text:p>0.043757</text:p>
          </table:table-cell>
          <table:table-cell office:value-type="string">
            <text:p>rBABE1DX6Qzzv59oAAdck3FTTWM317_160x298_3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KKGzkytwAAcn4BZ0VCc690.gif</text:p>
          </table:table-cell>
          <table:table-cell office:value-type="string">
            <text:p>.gif</text:p>
          </table:table-cell>
          <table:table-cell office:value-type="float" office:value="468960">
            <text:p>468960</text:p>
          </table:table-cell>
          <table:table-cell office:value-type="float" office:value="85864">
            <text:p>85864</text:p>
          </table:table-cell>
          <table:table-cell office:value-type="float" office:value="3159">
            <text:p>3159</text:p>
          </table:table-cell>
          <table:table-cell office:value-type="float" office:value="4.04121">
            <text:p>4.04121</text:p>
          </table:table-cell>
          <table:table-cell office:value-type="float" office:value="0.018343">
            <text:p>0.018343</text:p>
          </table:table-cell>
          <table:table-cell office:value-type="string">
            <text:p>rBABE1DXKKGzkytwAAcn4BZ0VCc690_60x60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KKHyBrRSAAdQzkyjClk043.gif</text:p>
          </table:table-cell>
          <table:table-cell office:value-type="string">
            <text:p>.gif</text:p>
          </table:table-cell>
          <table:table-cell office:value-type="float" office:value="479438">
            <text:p>479438</text:p>
          </table:table-cell>
          <table:table-cell office:value-type="float" office:value="139163">
            <text:p>139163</text:p>
          </table:table-cell>
          <table:table-cell office:value-type="float" office:value="7828">
            <text:p>7828</text:p>
          </table:table-cell>
          <table:table-cell office:value-type="float" office:value="3.84311">
            <text:p>3.84311</text:p>
          </table:table-cell>
          <table:table-cell office:value-type="float" office:value="0.026974">
            <text:p>0.026974</text:p>
          </table:table-cell>
          <table:table-cell office:value-type="string">
            <text:p>rBABE1DXKKHyBrRSAAdQzkyjClk043_140x104_3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6Qzzv59oAAdck3FTTWM317.gif</text:p>
          </table:table-cell>
          <table:table-cell office:value-type="string">
            <text:p>.gif</text:p>
          </table:table-cell>
          <table:table-cell office:value-type="float" office:value="482451">
            <text:p>482451</text:p>
          </table:table-cell>
          <table:table-cell office:value-type="float" office:value="145494">
            <text:p>145494</text:p>
          </table:table-cell>
          <table:table-cell office:value-type="float" office:value="7328">
            <text:p>7328</text:p>
          </table:table-cell>
          <table:table-cell office:value-type="float" office:value="3.7699">
            <text:p>3.7699</text:p>
          </table:table-cell>
          <table:table-cell office:value-type="float" office:value="0.0281069">
            <text:p>0.0281069</text:p>
          </table:table-cell>
          <table:table-cell office:value-type="string">
            <text:p>rBABE1DX6Qzzv59oAAdck3FTTWM317_100x100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KKHyBrRSAAdQzkyjClk043.gif</text:p>
          </table:table-cell>
          <table:table-cell office:value-type="string">
            <text:p>.gif</text:p>
          </table:table-cell>
          <table:table-cell office:value-type="float" office:value="479438">
            <text:p>479438</text:p>
          </table:table-cell>
          <table:table-cell office:value-type="float" office:value="130662">
            <text:p>130662</text:p>
          </table:table-cell>
          <table:table-cell office:value-type="float" office:value="7382">
            <text:p>7382</text:p>
          </table:table-cell>
          <table:table-cell office:value-type="float" office:value="3.74483">
            <text:p>3.74483</text:p>
          </table:table-cell>
          <table:table-cell office:value-type="float" office:value="0.0262811">
            <text:p>0.0262811</text:p>
          </table:table-cell>
          <table:table-cell office:value-type="string">
            <text:p>rBABE1DXKKHyBrRSAAdQzkyjClk043_100x100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6Qzzv59oAAdck3FTTWM317.gif</text:p>
          </table:table-cell>
          <table:table-cell office:value-type="string">
            <text:p>.gif</text:p>
          </table:table-cell>
          <table:table-cell office:value-type="float" office:value="482451">
            <text:p>482451</text:p>
          </table:table-cell>
          <table:table-cell office:value-type="float" office:value="156647">
            <text:p>156647</text:p>
          </table:table-cell>
          <table:table-cell office:value-type="float" office:value="7846">
            <text:p>7846</text:p>
          </table:table-cell>
          <table:table-cell office:value-type="float" office:value="3.67602">
            <text:p>3.67602</text:p>
          </table:table-cell>
          <table:table-cell office:value-type="float" office:value="0.028543">
            <text:p>0.028543</text:p>
          </table:table-cell>
          <table:table-cell office:value-type="string">
            <text:p>rBABE1DX6Qzzv59oAAdck3FTTWM317_140x104_3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GXCYf-jAAcga70JhF4929.gif</text:p>
          </table:table-cell>
          <table:table-cell office:value-type="string">
            <text:p>.gif</text:p>
          </table:table-cell>
          <table:table-cell office:value-type="float" office:value="467051">
            <text:p>467051</text:p>
          </table:table-cell>
          <table:table-cell office:value-type="float" office:value="719120">
            <text:p>719120</text:p>
          </table:table-cell>
          <table:table-cell office:value-type="float" office:value="55597">
            <text:p>55597</text:p>
          </table:table-cell>
          <table:table-cell office:value-type="float" office:value="3.66938">
            <text:p>3.66938</text:p>
          </table:table-cell>
          <table:table-cell office:value-type="float" office:value="0.110854">
            <text:p>0.110854</text:p>
          </table:table-cell>
          <table:table-cell office:value-type="string">
            <text:p>rBABE1DXKGXCYf-jAAcga70JhF4929_522x294_5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6Qzzv59oAAdck3FTTWM317.gif</text:p>
          </table:table-cell>
          <table:table-cell office:value-type="string">
            <text:p>.gif</text:p>
          </table:table-cell>
          <table:table-cell office:value-type="float" office:value="482451">
            <text:p>482451</text:p>
          </table:table-cell>
          <table:table-cell office:value-type="float" office:value="63328">
            <text:p>63328</text:p>
          </table:table-cell>
          <table:table-cell office:value-type="float" office:value="2921">
            <text:p>2921</text:p>
          </table:table-cell>
          <table:table-cell office:value-type="float" office:value="3.47977">
            <text:p>3.47977</text:p>
          </table:table-cell>
          <table:table-cell office:value-type="float" office:value="0.0232379">
            <text:p>0.0232379</text:p>
          </table:table-cell>
          <table:table-cell office:value-type="string">
            <text:p>rBABE1DX6Qzzv59oAAdck3FTTWM317_60x60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rEqhu0EcAACJqRzHzsk573.gif</text:p>
          </table:table-cell>
          <table:table-cell office:value-type="string">
            <text:p>.gif</text:p>
          </table:table-cell>
          <table:table-cell office:value-type="float" office:value="35241">
            <text:p>35241</text:p>
          </table:table-cell>
          <table:table-cell office:value-type="float" office:value="144203">
            <text:p>144203</text:p>
          </table:table-cell>
          <table:table-cell office:value-type="float" office:value="14230">
            <text:p>14230</text:p>
          </table:table-cell>
          <table:table-cell office:value-type="float" office:value="3.15247">
            <text:p>3.15247</text:p>
          </table:table-cell>
          <table:table-cell office:value-type="float" office:value="0.0204661">
            <text:p>0.0204661</text:p>
          </table:table-cell>
          <table:table-cell office:value-type="string">
            <text:p>rBABE1DXrEqhu0EcAACJqRzHzsk573_200x200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rEqhu0EcAACJqRzHzsk573.gif</text:p>
          </table:table-cell>
          <table:table-cell office:value-type="string">
            <text:p>.gif</text:p>
          </table:table-cell>
          <table:table-cell office:value-type="float" office:value="35241">
            <text:p>35241</text:p>
          </table:table-cell>
          <table:table-cell office:value-type="float" office:value="144203">
            <text:p>144203</text:p>
          </table:table-cell>
          <table:table-cell office:value-type="float" office:value="14230">
            <text:p>14230</text:p>
          </table:table-cell>
          <table:table-cell office:value-type="float" office:value="3.10717">
            <text:p>3.10717</text:p>
          </table:table-cell>
          <table:table-cell office:value-type="float" office:value="0.0204799">
            <text:p>0.0204799</text:p>
          </table:table-cell>
          <table:table-cell office:value-type="string">
            <text:p>rBABE1DXrEqhu0EcAACJqRzHzsk573_200x2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rEqhu0EcAACJqRzHzsk573.gif</text:p>
          </table:table-cell>
          <table:table-cell office:value-type="string">
            <text:p>.gif</text:p>
          </table:table-cell>
          <table:table-cell office:value-type="float" office:value="35241">
            <text:p>35241</text:p>
          </table:table-cell>
          <table:table-cell office:value-type="float" office:value="135873">
            <text:p>135873</text:p>
          </table:table-cell>
          <table:table-cell office:value-type="float" office:value="17228">
            <text:p>17228</text:p>
          </table:table-cell>
          <table:table-cell office:value-type="float" office:value="3.02859">
            <text:p>3.02859</text:p>
          </table:table-cell>
          <table:table-cell office:value-type="float" office:value="0.0298619">
            <text:p>0.0298619</text:p>
          </table:table-cell>
          <table:table-cell office:value-type="string">
            <text:p>rBABE1DXrEqhu0EcAACJqRzHzsk573_256x14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rEqhu0EcAACJqRzHzsk573.gif</text:p>
          </table:table-cell>
          <table:table-cell office:value-type="string">
            <text:p>.gif</text:p>
          </table:table-cell>
          <table:table-cell office:value-type="float" office:value="35241">
            <text:p>35241</text:p>
          </table:table-cell>
          <table:table-cell office:value-type="float" office:value="127026">
            <text:p>127026</text:p>
          </table:table-cell>
          <table:table-cell office:value-type="float" office:value="15834">
            <text:p>15834</text:p>
          </table:table-cell>
          <table:table-cell office:value-type="float" office:value="2.95868">
            <text:p>2.95868</text:p>
          </table:table-cell>
          <table:table-cell office:value-type="float" office:value="0.0292389">
            <text:p>0.0292389</text:p>
          </table:table-cell>
          <table:table-cell office:value-type="string">
            <text:p>rBABE1DXrEqhu0EcAACJqRzHzsk573_260x132_5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KKHyBrRSAAdQzkyjClk043.gif</text:p>
          </table:table-cell>
          <table:table-cell office:value-type="string">
            <text:p>.gif</text:p>
          </table:table-cell>
          <table:table-cell office:value-type="float" office:value="479438">
            <text:p>479438</text:p>
          </table:table-cell>
          <table:table-cell office:value-type="float" office:value="60044">
            <text:p>60044</text:p>
          </table:table-cell>
          <table:table-cell office:value-type="float" office:value="3434">
            <text:p>3434</text:p>
          </table:table-cell>
          <table:table-cell office:value-type="float" office:value="2.90898">
            <text:p>2.90898</text:p>
          </table:table-cell>
          <table:table-cell office:value-type="float" office:value="0.0206861">
            <text:p>0.0206861</text:p>
          </table:table-cell>
          <table:table-cell office:value-type="string">
            <text:p>rBABE1DXKKHyBrRSAAdQzkyjClk043_60x60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rEqhu0EcAACJqRzHzsk573.gif</text:p>
          </table:table-cell>
          <table:table-cell office:value-type="string">
            <text:p>.gif</text:p>
          </table:table-cell>
          <table:table-cell office:value-type="float" office:value="35241">
            <text:p>35241</text:p>
          </table:table-cell>
          <table:table-cell office:value-type="float" office:value="106521">
            <text:p>106521</text:p>
          </table:table-cell>
          <table:table-cell office:value-type="float" office:value="19841">
            <text:p>19841</text:p>
          </table:table-cell>
          <table:table-cell office:value-type="float" office:value="2.66055">
            <text:p>2.66055</text:p>
          </table:table-cell>
          <table:table-cell office:value-type="float" office:value="0.033298">
            <text:p>0.033298</text:p>
          </table:table-cell>
          <table:table-cell office:value-type="string">
            <text:p>rBABE1DXrEqhu0EcAACJqRzHzsk573_160x298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GXCYf-jAAcga70JhF4929.gif</text:p>
          </table:table-cell>
          <table:table-cell office:value-type="string">
            <text:p>.gif</text:p>
          </table:table-cell>
          <table:table-cell office:value-type="float" office:value="467051">
            <text:p>467051</text:p>
          </table:table-cell>
          <table:table-cell office:value-type="float" office:value="197347">
            <text:p>197347</text:p>
          </table:table-cell>
          <table:table-cell office:value-type="float" office:value="11938">
            <text:p>11938</text:p>
          </table:table-cell>
          <table:table-cell office:value-type="float" office:value="2.64626">
            <text:p>2.64626</text:p>
          </table:table-cell>
          <table:table-cell office:value-type="float" office:value="0.0437438">
            <text:p>0.0437438</text:p>
          </table:table-cell>
          <table:table-cell office:value-type="string">
            <text:p>rBABE1DXKGXCYf-jAAcga70JhF4929_260x132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GXCYf-jAAcga70JhF4929.gif</text:p>
          </table:table-cell>
          <table:table-cell office:value-type="string">
            <text:p>.gif</text:p>
          </table:table-cell>
          <table:table-cell office:value-type="float" office:value="467051">
            <text:p>467051</text:p>
          </table:table-cell>
          <table:table-cell office:value-type="float" office:value="198163">
            <text:p>198163</text:p>
          </table:table-cell>
          <table:table-cell office:value-type="float" office:value="11100">
            <text:p>11100</text:p>
          </table:table-cell>
          <table:table-cell office:value-type="float" office:value="2.6185">
            <text:p>2.6185</text:p>
          </table:table-cell>
          <table:table-cell office:value-type="float" office:value="0.0440009">
            <text:p>0.0440009</text:p>
          </table:table-cell>
          <table:table-cell office:value-type="string">
            <text:p>rBABE1DXKGXCYf-jAAcga70JhF4929_256x14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GXCYf-jAAcga70JhF4929.gif</text:p>
          </table:table-cell>
          <table:table-cell office:value-type="string">
            <text:p>.gif</text:p>
          </table:table-cell>
          <table:table-cell office:value-type="float" office:value="467051">
            <text:p>467051</text:p>
          </table:table-cell>
          <table:table-cell office:value-type="float" office:value="198163">
            <text:p>198163</text:p>
          </table:table-cell>
          <table:table-cell office:value-type="float" office:value="11195">
            <text:p>11195</text:p>
          </table:table-cell>
          <table:table-cell office:value-type="float" office:value="2.61409">
            <text:p>2.61409</text:p>
          </table:table-cell>
          <table:table-cell office:value-type="float" office:value="0.040359">
            <text:p>0.040359</text:p>
          </table:table-cell>
          <table:table-cell office:value-type="string">
            <text:p>rBABE1DXKGXCYf-jAAcga70JhF4929_256x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nXCTyfG-AAREQXy_VvA726.gif</text:p>
          </table:table-cell>
          <table:table-cell office:value-type="string">
            <text:p>.gif</text:p>
          </table:table-cell>
          <table:table-cell office:value-type="float" office:value="279617">
            <text:p>279617</text:p>
          </table:table-cell>
          <table:table-cell office:value-type="float" office:value="787633">
            <text:p>787633</text:p>
          </table:table-cell>
          <table:table-cell office:value-type="float" office:value="77210">
            <text:p>77210</text:p>
          </table:table-cell>
          <table:table-cell office:value-type="float" office:value="2.53637">
            <text:p>2.53637</text:p>
          </table:table-cell>
          <table:table-cell office:value-type="float" office:value="0.100214">
            <text:p>0.100214</text:p>
          </table:table-cell>
          <table:table-cell office:value-type="string">
            <text:p>rBABE1DZnXCTyfG-AAREQXy_VvA726_522x29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rCqwaqv0AADDPz_aAUY584.gif</text:p>
          </table:table-cell>
          <table:table-cell office:value-type="string">
            <text:p>.gif</text:p>
          </table:table-cell>
          <table:table-cell office:value-type="float" office:value="49983">
            <text:p>49983</text:p>
          </table:table-cell>
          <table:table-cell office:value-type="float" office:value="130456">
            <text:p>130456</text:p>
          </table:table-cell>
          <table:table-cell office:value-type="float" office:value="20996">
            <text:p>20996</text:p>
          </table:table-cell>
          <table:table-cell office:value-type="float" office:value="2.49053">
            <text:p>2.49053</text:p>
          </table:table-cell>
          <table:table-cell office:value-type="float" office:value="0.03741">
            <text:p>0.03741</text:p>
          </table:table-cell>
          <table:table-cell office:value-type="string">
            <text:p>rBABE1DXrCqwaqv0AADDPz_aAUY584_256x14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GXCYf-jAAcga70JhF4929.gif</text:p>
          </table:table-cell>
          <table:table-cell office:value-type="string">
            <text:p>.gif</text:p>
          </table:table-cell>
          <table:table-cell office:value-type="float" office:value="467051">
            <text:p>467051</text:p>
          </table:table-cell>
          <table:table-cell office:value-type="float" office:value="91230">
            <text:p>91230</text:p>
          </table:table-cell>
          <table:table-cell office:value-type="float" office:value="5268">
            <text:p>5268</text:p>
          </table:table-cell>
          <table:table-cell office:value-type="float" office:value="2.4498">
            <text:p>2.4498</text:p>
          </table:table-cell>
          <table:table-cell office:value-type="float" office:value="0.0343461">
            <text:p>0.0343461</text:p>
          </table:table-cell>
          <table:table-cell office:value-type="string">
            <text:p>rBABE1DXKGXCYf-jAAcga70JhF4929_167x104_5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KGXCYf-jAAcga70JhF4929.gif</text:p>
          </table:table-cell>
          <table:table-cell office:value-type="string">
            <text:p>.gif</text:p>
          </table:table-cell>
          <table:table-cell office:value-type="float" office:value="467051">
            <text:p>467051</text:p>
          </table:table-cell>
          <table:table-cell office:value-type="float" office:value="117672">
            <text:p>117672</text:p>
          </table:table-cell>
          <table:table-cell office:value-type="float" office:value="6987">
            <text:p>6987</text:p>
          </table:table-cell>
          <table:table-cell office:value-type="float" office:value="2.44097">
            <text:p>2.44097</text:p>
          </table:table-cell>
          <table:table-cell office:value-type="float" office:value="0.0362349">
            <text:p>0.0362349</text:p>
          </table:table-cell>
          <table:table-cell office:value-type="string">
            <text:p>rBABE1DXKGXCYf-jAAcga70JhF4929_200x2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GXCYf-jAAcga70JhF4929.gif</text:p>
          </table:table-cell>
          <table:table-cell office:value-type="string">
            <text:p>.gif</text:p>
          </table:table-cell>
          <table:table-cell office:value-type="float" office:value="467051">
            <text:p>467051</text:p>
          </table:table-cell>
          <table:table-cell office:value-type="float" office:value="91230">
            <text:p>91230</text:p>
          </table:table-cell>
          <table:table-cell office:value-type="float" office:value="5120">
            <text:p>5120</text:p>
          </table:table-cell>
          <table:table-cell office:value-type="float" office:value="2.43432">
            <text:p>2.43432</text:p>
          </table:table-cell>
          <table:table-cell office:value-type="float" office:value="0.03389">
            <text:p>0.03389</text:p>
          </table:table-cell>
          <table:table-cell office:value-type="string">
            <text:p>rBABE1DXKGXCYf-jAAcga70JhF4929_167x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KGXCYf-jAAcga70JhF4929.gif</text:p>
          </table:table-cell>
          <table:table-cell office:value-type="string">
            <text:p>.gif</text:p>
          </table:table-cell>
          <table:table-cell office:value-type="float" office:value="467051">
            <text:p>467051</text:p>
          </table:table-cell>
          <table:table-cell office:value-type="float" office:value="117672">
            <text:p>117672</text:p>
          </table:table-cell>
          <table:table-cell office:value-type="float" office:value="6987">
            <text:p>6987</text:p>
          </table:table-cell>
          <table:table-cell office:value-type="float" office:value="2.42968">
            <text:p>2.42968</text:p>
          </table:table-cell>
          <table:table-cell office:value-type="float" office:value="0.0353811">
            <text:p>0.0353811</text:p>
          </table:table-cell>
          <table:table-cell office:value-type="string">
            <text:p>rBABE1DXKGXCYf-jAAcga70JhF4929_200x2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rCqwaqv0AADDPz_aAUY584.gif</text:p>
          </table:table-cell>
          <table:table-cell office:value-type="string">
            <text:p>.gif</text:p>
          </table:table-cell>
          <table:table-cell office:value-type="float" office:value="49983">
            <text:p>49983</text:p>
          </table:table-cell>
          <table:table-cell office:value-type="float" office:value="118956">
            <text:p>118956</text:p>
          </table:table-cell>
          <table:table-cell office:value-type="float" office:value="19535">
            <text:p>19535</text:p>
          </table:table-cell>
          <table:table-cell office:value-type="float" office:value="2.38384">
            <text:p>2.38384</text:p>
          </table:table-cell>
          <table:table-cell office:value-type="float" office:value="0.035116">
            <text:p>0.035116</text:p>
          </table:table-cell>
          <table:table-cell office:value-type="string">
            <text:p>rBABE1DXrCqwaqv0AADDPz_aAUY584_260x132_5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KGXCYf-jAAcga70JhF4929.gif</text:p>
          </table:table-cell>
          <table:table-cell office:value-type="string">
            <text:p>.gif</text:p>
          </table:table-cell>
          <table:table-cell office:value-type="float" office:value="467051">
            <text:p>467051</text:p>
          </table:table-cell>
          <table:table-cell office:value-type="float" office:value="81517">
            <text:p>81517</text:p>
          </table:table-cell>
          <table:table-cell office:value-type="float" office:value="4912">
            <text:p>4912</text:p>
          </table:table-cell>
          <table:table-cell office:value-type="float" office:value="2.36293">
            <text:p>2.36293</text:p>
          </table:table-cell>
          <table:table-cell office:value-type="float" office:value="0.0374739">
            <text:p>0.0374739</text:p>
          </table:table-cell>
          <table:table-cell office:value-type="string">
            <text:p>rBABE1DXKGXCYf-jAAcga70JhF4929_160x298_3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KGXCYf-jAAcga70JhF4929.gif</text:p>
          </table:table-cell>
          <table:table-cell office:value-type="string">
            <text:p>.gif</text:p>
          </table:table-cell>
          <table:table-cell office:value-type="float" office:value="467051">
            <text:p>467051</text:p>
          </table:table-cell>
          <table:table-cell office:value-type="float" office:value="81517">
            <text:p>81517</text:p>
          </table:table-cell>
          <table:table-cell office:value-type="float" office:value="4912">
            <text:p>4912</text:p>
          </table:table-cell>
          <table:table-cell office:value-type="float" office:value="2.36045">
            <text:p>2.36045</text:p>
          </table:table-cell>
          <table:table-cell office:value-type="float" office:value="0.032351">
            <text:p>0.032351</text:p>
          </table:table-cell>
          <table:table-cell office:value-type="string">
            <text:p>rBABE1DXKGXCYf-jAAcga70JhF4929_160x298_3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KGXCYf-jAAcga70JhF4929.gif</text:p>
          </table:table-cell>
          <table:table-cell office:value-type="string">
            <text:p>.gif</text:p>
          </table:table-cell>
          <table:table-cell office:value-type="float" office:value="467051">
            <text:p>467051</text:p>
          </table:table-cell>
          <table:table-cell office:value-type="float" office:value="81517">
            <text:p>81517</text:p>
          </table:table-cell>
          <table:table-cell office:value-type="float" office:value="4912">
            <text:p>4912</text:p>
          </table:table-cell>
          <table:table-cell office:value-type="float" office:value="2.35767">
            <text:p>2.35767</text:p>
          </table:table-cell>
          <table:table-cell office:value-type="float" office:value="0.03475">
            <text:p>0.03475</text:p>
          </table:table-cell>
          <table:table-cell office:value-type="string">
            <text:p>rBABE1DXKGXCYf-jAAcga70JhF4929_160x298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VF3hr4LSAADw586U6jA872.gif</text:p>
          </table:table-cell>
          <table:table-cell office:value-type="string">
            <text:p>.gif</text:p>
          </table:table-cell>
          <table:table-cell office:value-type="float" office:value="61671">
            <text:p>61671</text:p>
          </table:table-cell>
          <table:table-cell office:value-type="float" office:value="256388">
            <text:p>256388</text:p>
          </table:table-cell>
          <table:table-cell office:value-type="float" office:value="74613">
            <text:p>74613</text:p>
          </table:table-cell>
          <table:table-cell office:value-type="float" office:value="2.34792">
            <text:p>2.34792</text:p>
          </table:table-cell>
          <table:table-cell office:value-type="float" office:value="0.201178">
            <text:p>0.201178</text:p>
          </table:table-cell>
          <table:table-cell office:value-type="string">
            <text:p>rBABE1DYVF3hr4LSAADw586U6jA872_522x294_5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rCqwaqv0AADDPz_aAUY584.gif</text:p>
          </table:table-cell>
          <table:table-cell office:value-type="string">
            <text:p>.gif</text:p>
          </table:table-cell>
          <table:table-cell office:value-type="float" office:value="49983">
            <text:p>49983</text:p>
          </table:table-cell>
          <table:table-cell office:value-type="float" office:value="156317">
            <text:p>156317</text:p>
          </table:table-cell>
          <table:table-cell office:value-type="float" office:value="22818">
            <text:p>22818</text:p>
          </table:table-cell>
          <table:table-cell office:value-type="float" office:value="2.33398">
            <text:p>2.33398</text:p>
          </table:table-cell>
          <table:table-cell office:value-type="float" office:value="0.022603">
            <text:p>0.022603</text:p>
          </table:table-cell>
          <table:table-cell office:value-type="string">
            <text:p>rBABE1DXrCqwaqv0AADDPz_aAUY584_200x200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KGXCYf-jAAcga70JhF4929.gif</text:p>
          </table:table-cell>
          <table:table-cell office:value-type="string">
            <text:p>.gif</text:p>
          </table:table-cell>
          <table:table-cell office:value-type="float" office:value="467051">
            <text:p>467051</text:p>
          </table:table-cell>
          <table:table-cell office:value-type="float" office:value="64646">
            <text:p>64646</text:p>
          </table:table-cell>
          <table:table-cell office:value-type="float" office:value="4084">
            <text:p>4084</text:p>
          </table:table-cell>
          <table:table-cell office:value-type="float" office:value="2.32907">
            <text:p>2.32907</text:p>
          </table:table-cell>
          <table:table-cell office:value-type="float" office:value="0.031939">
            <text:p>0.031939</text:p>
          </table:table-cell>
          <table:table-cell office:value-type="string">
            <text:p>rBABE1DXKGXCYf-jAAcga70JhF4929_140x104_3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rEqhu0EcAACJqRzHzsk573.gif</text:p>
          </table:table-cell>
          <table:table-cell office:value-type="string">
            <text:p>.gif</text:p>
          </table:table-cell>
          <table:table-cell office:value-type="float" office:value="35241">
            <text:p>35241</text:p>
          </table:table-cell>
          <table:table-cell office:value-type="float" office:value="77669">
            <text:p>77669</text:p>
          </table:table-cell>
          <table:table-cell office:value-type="float" office:value="10430">
            <text:p>10430</text:p>
          </table:table-cell>
          <table:table-cell office:value-type="float" office:value="2.31617">
            <text:p>2.31617</text:p>
          </table:table-cell>
          <table:table-cell office:value-type="float" office:value="0.016757">
            <text:p>0.016757</text:p>
          </table:table-cell>
          <table:table-cell office:value-type="string">
            <text:p>rBABE1DXrEqhu0EcAACJqRzHzsk573_167x104_5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rCqwaqv0AADDPz_aAUY584.gif</text:p>
          </table:table-cell>
          <table:table-cell office:value-type="string">
            <text:p>.gif</text:p>
          </table:table-cell>
          <table:table-cell office:value-type="float" office:value="49983">
            <text:p>49983</text:p>
          </table:table-cell>
          <table:table-cell office:value-type="float" office:value="156317">
            <text:p>156317</text:p>
          </table:table-cell>
          <table:table-cell office:value-type="float" office:value="22818">
            <text:p>22818</text:p>
          </table:table-cell>
          <table:table-cell office:value-type="float" office:value="2.30737">
            <text:p>2.30737</text:p>
          </table:table-cell>
          <table:table-cell office:value-type="float" office:value="0.022346">
            <text:p>0.022346</text:p>
          </table:table-cell>
          <table:table-cell office:value-type="string">
            <text:p>rBABE1DXrCqwaqv0AADDPz_aAUY584_200x200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KGXCYf-jAAcga70JhF4929.gif</text:p>
          </table:table-cell>
          <table:table-cell office:value-type="string">
            <text:p>.gif</text:p>
          </table:table-cell>
          <table:table-cell office:value-type="float" office:value="467051">
            <text:p>467051</text:p>
          </table:table-cell>
          <table:table-cell office:value-type="float" office:value="38250">
            <text:p>38250</text:p>
          </table:table-cell>
          <table:table-cell office:value-type="float" office:value="2321">
            <text:p>2321</text:p>
          </table:table-cell>
          <table:table-cell office:value-type="float" office:value="2.26215">
            <text:p>2.26215</text:p>
          </table:table-cell>
          <table:table-cell office:value-type="float" office:value="0.0284488">
            <text:p>0.0284488</text:p>
          </table:table-cell>
          <table:table-cell office:value-type="string">
            <text:p>rBABE1DXKGXCYf-jAAcga70JhF4929_100x100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KGXCYf-jAAcga70JhF4929.gif</text:p>
          </table:table-cell>
          <table:table-cell office:value-type="string">
            <text:p>.gif</text:p>
          </table:table-cell>
          <table:table-cell office:value-type="float" office:value="467051">
            <text:p>467051</text:p>
          </table:table-cell>
          <table:table-cell office:value-type="float" office:value="14332">
            <text:p>14332</text:p>
          </table:table-cell>
          <table:table-cell office:value-type="float" office:value="934">
            <text:p>934</text:p>
          </table:table-cell>
          <table:table-cell office:value-type="float" office:value="2.23328">
            <text:p>2.23328</text:p>
          </table:table-cell>
          <table:table-cell office:value-type="float" office:value="0.0276039">
            <text:p>0.0276039</text:p>
          </table:table-cell>
          <table:table-cell office:value-type="string">
            <text:p>rBABE1DXKGXCYf-jAAcga70JhF4929_60x6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VF3BesDzAABdU5bOi2E147.gif</text:p>
          </table:table-cell>
          <table:table-cell office:value-type="string">
            <text:p>.gif</text:p>
          </table:table-cell>
          <table:table-cell office:value-type="float" office:value="23891">
            <text:p>23891</text:p>
          </table:table-cell>
          <table:table-cell office:value-type="float" office:value="271984">
            <text:p>271984</text:p>
          </table:table-cell>
          <table:table-cell office:value-type="float" office:value="58856">
            <text:p>58856</text:p>
          </table:table-cell>
          <table:table-cell office:value-type="float" office:value="2.12144">
            <text:p>2.12144</text:p>
          </table:table-cell>
          <table:table-cell office:value-type="float" office:value="0.0951519">
            <text:p>0.0951519</text:p>
          </table:table-cell>
          <table:table-cell office:value-type="string">
            <text:p>rBABE1DYVF3BesDzAABdU5bOi2E147_522x294_5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rCqwaqv0AADDPz_aAUY584.gif</text:p>
          </table:table-cell>
          <table:table-cell office:value-type="string">
            <text:p>.gif</text:p>
          </table:table-cell>
          <table:table-cell office:value-type="float" office:value="49983">
            <text:p>49983</text:p>
          </table:table-cell>
          <table:table-cell office:value-type="float" office:value="111982">
            <text:p>111982</text:p>
          </table:table-cell>
          <table:table-cell office:value-type="float" office:value="25635">
            <text:p>25635</text:p>
          </table:table-cell>
          <table:table-cell office:value-type="float" office:value="2.00882">
            <text:p>2.00882</text:p>
          </table:table-cell>
          <table:table-cell office:value-type="float" office:value="0.0381331">
            <text:p>0.0381331</text:p>
          </table:table-cell>
          <table:table-cell office:value-type="string">
            <text:p>rBABE1DXrCqwaqv0AADDPz_aAUY584_160x298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rCqwaqv0AADDPz_aAUY584.gif</text:p>
          </table:table-cell>
          <table:table-cell office:value-type="string">
            <text:p>.gif</text:p>
          </table:table-cell>
          <table:table-cell office:value-type="float" office:value="49983">
            <text:p>49983</text:p>
          </table:table-cell>
          <table:table-cell office:value-type="float" office:value="77715">
            <text:p>77715</text:p>
          </table:table-cell>
          <table:table-cell office:value-type="float" office:value="11857">
            <text:p>11857</text:p>
          </table:table-cell>
          <table:table-cell office:value-type="float" office:value="1.87903">
            <text:p>1.87903</text:p>
          </table:table-cell>
          <table:table-cell office:value-type="float" office:value="0.0232301">
            <text:p>0.0232301</text:p>
          </table:table-cell>
          <table:table-cell office:value-type="string">
            <text:p>rBABE1DXrCqwaqv0AADDPz_aAUY584_167x10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JSGwMBjQAAFKAt6_RJA048.gif</text:p>
          </table:table-cell>
          <table:table-cell office:value-type="string">
            <text:p>.gif</text:p>
          </table:table-cell>
          <table:table-cell office:value-type="float" office:value="84482">
            <text:p>84482</text:p>
          </table:table-cell>
          <table:table-cell office:value-type="float" office:value="218691">
            <text:p>218691</text:p>
          </table:table-cell>
          <table:table-cell office:value-type="float" office:value="42924">
            <text:p>42924</text:p>
          </table:table-cell>
          <table:table-cell office:value-type="float" office:value="1.71025">
            <text:p>1.71025</text:p>
          </table:table-cell>
          <table:table-cell office:value-type="float" office:value="0.0907631">
            <text:p>0.0907631</text:p>
          </table:table-cell>
          <table:table-cell office:value-type="string">
            <text:p>rBABE1DYJSGwMBjQAAFKAt6_RJA048_522x29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nXCTyfG-AAREQXy_VvA726.gif</text:p>
          </table:table-cell>
          <table:table-cell office:value-type="string">
            <text:p>.gif</text:p>
          </table:table-cell>
          <table:table-cell office:value-type="float" office:value="279617">
            <text:p>279617</text:p>
          </table:table-cell>
          <table:table-cell office:value-type="float" office:value="209385">
            <text:p>209385</text:p>
          </table:table-cell>
          <table:table-cell office:value-type="float" office:value="25494">
            <text:p>25494</text:p>
          </table:table-cell>
          <table:table-cell office:value-type="float" office:value="1.64651">
            <text:p>1.64651</text:p>
          </table:table-cell>
          <table:table-cell office:value-type="float" office:value="0.0425191">
            <text:p>0.0425191</text:p>
          </table:table-cell>
          <table:table-cell office:value-type="string">
            <text:p>rBABE1DZnXCTyfG-AAREQXy_VvA726_256x14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nXCTyfG-AAREQXy_VvA726.gif</text:p>
          </table:table-cell>
          <table:table-cell office:value-type="string">
            <text:p>.gif</text:p>
          </table:table-cell>
          <table:table-cell office:value-type="float" office:value="279617">
            <text:p>279617</text:p>
          </table:table-cell>
          <table:table-cell office:value-type="float" office:value="184761">
            <text:p>184761</text:p>
          </table:table-cell>
          <table:table-cell office:value-type="float" office:value="22667">
            <text:p>22667</text:p>
          </table:table-cell>
          <table:table-cell office:value-type="float" office:value="1.60414">
            <text:p>1.60414</text:p>
          </table:table-cell>
          <table:table-cell office:value-type="float" office:value="0.039176">
            <text:p>0.039176</text:p>
          </table:table-cell>
          <table:table-cell office:value-type="string">
            <text:p>rBABE1DZnXCTyfG-AAREQXy_VvA726_260x132_5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137394">
            <text:p>137394</text:p>
          </table:table-cell>
          <table:table-cell office:value-type="float" office:value="79821">
            <text:p>79821</text:p>
          </table:table-cell>
          <table:table-cell office:value-type="float" office:value="1.58365">
            <text:p>1.58365</text:p>
          </table:table-cell>
          <table:table-cell office:value-type="float" office:value="0.500637">
            <text:p>0.500637</text:p>
          </table:table-cell>
          <table:table-cell office:value-type="string">
            <text:p>rBABE1DX23TzR-nhADIoesteoc4225_600x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rEqhu0EcAACJqRzHzsk573.gif</text:p>
          </table:table-cell>
          <table:table-cell office:value-type="string">
            <text:p>.gif</text:p>
          </table:table-cell>
          <table:table-cell office:value-type="float" office:value="35241">
            <text:p>35241</text:p>
          </table:table-cell>
          <table:table-cell office:value-type="float" office:value="24719">
            <text:p>24719</text:p>
          </table:table-cell>
          <table:table-cell office:value-type="float" office:value="3824">
            <text:p>3824</text:p>
          </table:table-cell>
          <table:table-cell office:value-type="float" office:value="1.57642">
            <text:p>1.57642</text:p>
          </table:table-cell>
          <table:table-cell office:value-type="float" office:value="0.00713181">
            <text:p>0.00713181</text:p>
          </table:table-cell>
          <table:table-cell office:value-type="string">
            <text:p>rBABE1DXrEqhu0EcAACJqRzHzsk573_60x6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nXCTyfG-AAREQXy_VvA726.gif</text:p>
          </table:table-cell>
          <table:table-cell office:value-type="string">
            <text:p>.gif</text:p>
          </table:table-cell>
          <table:table-cell office:value-type="float" office:value="279617">
            <text:p>279617</text:p>
          </table:table-cell>
          <table:table-cell office:value-type="float" office:value="202216">
            <text:p>202216</text:p>
          </table:table-cell>
          <table:table-cell office:value-type="float" office:value="25578">
            <text:p>25578</text:p>
          </table:table-cell>
          <table:table-cell office:value-type="float" office:value="1.44759">
            <text:p>1.44759</text:p>
          </table:table-cell>
          <table:table-cell office:value-type="float" office:value="0.048173">
            <text:p>0.048173</text:p>
          </table:table-cell>
          <table:table-cell office:value-type="string">
            <text:p>rBABE1DZnXCTyfG-AAREQXy_VvA726_167x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nXCTyfG-AAREQXy_VvA726.gif</text:p>
          </table:table-cell>
          <table:table-cell office:value-type="string">
            <text:p>.gif</text:p>
          </table:table-cell>
          <table:table-cell office:value-type="float" office:value="279617">
            <text:p>279617</text:p>
          </table:table-cell>
          <table:table-cell office:value-type="float" office:value="81945">
            <text:p>81945</text:p>
          </table:table-cell>
          <table:table-cell office:value-type="float" office:value="13382">
            <text:p>13382</text:p>
          </table:table-cell>
          <table:table-cell office:value-type="float" office:value="1.39892">
            <text:p>1.39892</text:p>
          </table:table-cell>
          <table:table-cell office:value-type="float" office:value="0.0273399">
            <text:p>0.0273399</text:p>
          </table:table-cell>
          <table:table-cell office:value-type="string">
            <text:p>rBABE1DZnXCTyfG-AAREQXy_VvA726_167x104_5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nXCTyfG-AAREQXy_VvA726.gif</text:p>
          </table:table-cell>
          <table:table-cell office:value-type="string">
            <text:p>.gif</text:p>
          </table:table-cell>
          <table:table-cell office:value-type="float" office:value="279617">
            <text:p>279617</text:p>
          </table:table-cell>
          <table:table-cell office:value-type="float" office:value="186297">
            <text:p>186297</text:p>
          </table:table-cell>
          <table:table-cell office:value-type="float" office:value="11195">
            <text:p>11195</text:p>
          </table:table-cell>
          <table:table-cell office:value-type="float" office:value="1.39473">
            <text:p>1.39473</text:p>
          </table:table-cell>
          <table:table-cell office:value-type="float" office:value="0.037118">
            <text:p>0.037118</text:p>
          </table:table-cell>
          <table:table-cell office:value-type="string">
            <text:p>rBABE1DZnXCTyfG-AAREQXy_VvA726_160x298_5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nXCTyfG-AAREQXy_VvA726.gif</text:p>
          </table:table-cell>
          <table:table-cell office:value-type="string">
            <text:p>.gif</text:p>
          </table:table-cell>
          <table:table-cell office:value-type="float" office:value="279617">
            <text:p>279617</text:p>
          </table:table-cell>
          <table:table-cell office:value-type="float" office:value="186297">
            <text:p>186297</text:p>
          </table:table-cell>
          <table:table-cell office:value-type="float" office:value="22681">
            <text:p>22681</text:p>
          </table:table-cell>
          <table:table-cell office:value-type="float" office:value="1.39432">
            <text:p>1.39432</text:p>
          </table:table-cell>
          <table:table-cell office:value-type="float" office:value="0.0468462">
            <text:p>0.0468462</text:p>
          </table:table-cell>
          <table:table-cell office:value-type="string">
            <text:p>rBABE1DZnXCTyfG-AAREQXy_VvA726_160x298_3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nXCTyfG-AAREQXy_VvA726.gif</text:p>
          </table:table-cell>
          <table:table-cell office:value-type="string">
            <text:p>.gif</text:p>
          </table:table-cell>
          <table:table-cell office:value-type="float" office:value="279617">
            <text:p>279617</text:p>
          </table:table-cell>
          <table:table-cell office:value-type="float" office:value="186297">
            <text:p>186297</text:p>
          </table:table-cell>
          <table:table-cell office:value-type="float" office:value="22681">
            <text:p>22681</text:p>
          </table:table-cell>
          <table:table-cell office:value-type="float" office:value="1.39302">
            <text:p>1.39302</text:p>
          </table:table-cell>
          <table:table-cell office:value-type="float" office:value="0.0464432">
            <text:p>0.0464432</text:p>
          </table:table-cell>
          <table:table-cell office:value-type="string">
            <text:p>rBABE1DZnXCTyfG-AAREQXy_VvA726_160x298_3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nXCTyfG-AAREQXy_VvA726.gif</text:p>
          </table:table-cell>
          <table:table-cell office:value-type="string">
            <text:p>.gif</text:p>
          </table:table-cell>
          <table:table-cell office:value-type="float" office:value="279617">
            <text:p>279617</text:p>
          </table:table-cell>
          <table:table-cell office:value-type="float" office:value="155796">
            <text:p>155796</text:p>
          </table:table-cell>
          <table:table-cell office:value-type="float" office:value="18448">
            <text:p>18448</text:p>
          </table:table-cell>
          <table:table-cell office:value-type="float" office:value="1.38896">
            <text:p>1.38896</text:p>
          </table:table-cell>
          <table:table-cell office:value-type="float" office:value="0.0497711">
            <text:p>0.0497711</text:p>
          </table:table-cell>
          <table:table-cell office:value-type="string">
            <text:p>rBABE1DZnXCTyfG-AAREQXy_VvA726_200x2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111903">
            <text:p>111903</text:p>
          </table:table-cell>
          <table:table-cell office:value-type="float" office:value="71482">
            <text:p>71482</text:p>
          </table:table-cell>
          <table:table-cell office:value-type="float" office:value="1.38828">
            <text:p>1.38828</text:p>
          </table:table-cell>
          <table:table-cell office:value-type="float" office:value="0.491012">
            <text:p>0.491012</text:p>
          </table:table-cell>
          <table:table-cell office:value-type="string">
            <text:p>rBABE1DX23LxwOD0ADI6zAdbIwI759_522x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nXCTyfG-AAREQXy_VvA726.gif</text:p>
          </table:table-cell>
          <table:table-cell office:value-type="string">
            <text:p>.gif</text:p>
          </table:table-cell>
          <table:table-cell office:value-type="float" office:value="279617">
            <text:p>279617</text:p>
          </table:table-cell>
          <table:table-cell office:value-type="float" office:value="155796">
            <text:p>155796</text:p>
          </table:table-cell>
          <table:table-cell office:value-type="float" office:value="18448">
            <text:p>18448</text:p>
          </table:table-cell>
          <table:table-cell office:value-type="float" office:value="1.38432">
            <text:p>1.38432</text:p>
          </table:table-cell>
          <table:table-cell office:value-type="float" office:value="0.049845">
            <text:p>0.049845</text:p>
          </table:table-cell>
          <table:table-cell office:value-type="string">
            <text:p>rBABE1DZnXCTyfG-AAREQXy_VvA726_200x200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142817">
            <text:p>142817</text:p>
          </table:table-cell>
          <table:table-cell office:value-type="float" office:value="82478">
            <text:p>82478</text:p>
          </table:table-cell>
          <table:table-cell office:value-type="float" office:value="1.36351">
            <text:p>1.36351</text:p>
          </table:table-cell>
          <table:table-cell office:value-type="float" office:value="0.500906">
            <text:p>0.500906</text:p>
          </table:table-cell>
          <table:table-cell office:value-type="string">
            <text:p>rBABE1DX23OhHzHlADI-mtOYz9o296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121737">
            <text:p>121737</text:p>
          </table:table-cell>
          <table:table-cell office:value-type="float" office:value="69245">
            <text:p>69245</text:p>
          </table:table-cell>
          <table:table-cell office:value-type="float" office:value="1.35474">
            <text:p>1.35474</text:p>
          </table:table-cell>
          <table:table-cell office:value-type="float" office:value="0.50707">
            <text:p>0.50707</text:p>
          </table:table-cell>
          <table:table-cell office:value-type="string">
            <text:p>rBABE1DX23OiNeykADPYAoncY50950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121737">
            <text:p>121737</text:p>
          </table:table-cell>
          <table:table-cell office:value-type="float" office:value="69245">
            <text:p>69245</text:p>
          </table:table-cell>
          <table:table-cell office:value-type="float" office:value="1.35457">
            <text:p>1.35457</text:p>
          </table:table-cell>
          <table:table-cell office:value-type="float" office:value="0.503047">
            <text:p>0.503047</text:p>
          </table:table-cell>
          <table:table-cell office:value-type="string">
            <text:p>rBABE1DX23OiNeykADPYAoncY50950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146075">
            <text:p>146075</text:p>
          </table:table-cell>
          <table:table-cell office:value-type="float" office:value="92205">
            <text:p>92205</text:p>
          </table:table-cell>
          <table:table-cell office:value-type="float" office:value="1.34093">
            <text:p>1.34093</text:p>
          </table:table-cell>
          <table:table-cell office:value-type="float" office:value="0.500147">
            <text:p>0.500147</text:p>
          </table:table-cell>
          <table:table-cell office:value-type="string">
            <text:p>rBABE1DX23OTpIYmAC__UuclT7E285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146075">
            <text:p>146075</text:p>
          </table:table-cell>
          <table:table-cell office:value-type="float" office:value="92205">
            <text:p>92205</text:p>
          </table:table-cell>
          <table:table-cell office:value-type="float" office:value="1.33724">
            <text:p>1.33724</text:p>
          </table:table-cell>
          <table:table-cell office:value-type="float" office:value="0.498002">
            <text:p>0.498002</text:p>
          </table:table-cell>
          <table:table-cell office:value-type="string">
            <text:p>rBABE1DX23OTpIYmAC__UuclT7E285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123547">
            <text:p>123547</text:p>
          </table:table-cell>
          <table:table-cell office:value-type="float" office:value="86598">
            <text:p>86598</text:p>
          </table:table-cell>
          <table:table-cell office:value-type="float" office:value="1.33403">
            <text:p>1.33403</text:p>
          </table:table-cell>
          <table:table-cell office:value-type="float" office:value="0.489682">
            <text:p>0.489682</text:p>
          </table:table-cell>
          <table:table-cell office:value-type="string">
            <text:p>rBABE1DX23Pj53cRADA1Qw763Ds513_522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137394">
            <text:p>137394</text:p>
          </table:table-cell>
          <table:table-cell office:value-type="float" office:value="79821">
            <text:p>79821</text:p>
          </table:table-cell>
          <table:table-cell office:value-type="float" office:value="1.3339">
            <text:p>1.3339</text:p>
          </table:table-cell>
          <table:table-cell office:value-type="float" office:value="0.500516">
            <text:p>0.500516</text:p>
          </table:table-cell>
          <table:table-cell office:value-type="string">
            <text:p>rBABE1DX23TzR-nhADIoesteoc4225_600x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142817">
            <text:p>142817</text:p>
          </table:table-cell>
          <table:table-cell office:value-type="float" office:value="82478">
            <text:p>82478</text:p>
          </table:table-cell>
          <table:table-cell office:value-type="float" office:value="1.32724">
            <text:p>1.32724</text:p>
          </table:table-cell>
          <table:table-cell office:value-type="float" office:value="0.500111">
            <text:p>0.500111</text:p>
          </table:table-cell>
          <table:table-cell office:value-type="string">
            <text:p>rBABE1DX23OhHzHlADI-mtOYz9o296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135894">
            <text:p>135894</text:p>
          </table:table-cell>
          <table:table-cell office:value-type="float" office:value="79719">
            <text:p>79719</text:p>
          </table:table-cell>
          <table:table-cell office:value-type="float" office:value="1.32263">
            <text:p>1.32263</text:p>
          </table:table-cell>
          <table:table-cell office:value-type="float" office:value="0.49728">
            <text:p>0.49728</text:p>
          </table:table-cell>
          <table:table-cell office:value-type="string">
            <text:p>rBABE1DX23LxwOD0ADI6zAdbIwI759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142817">
            <text:p>142817</text:p>
          </table:table-cell>
          <table:table-cell office:value-type="float" office:value="82478">
            <text:p>82478</text:p>
          </table:table-cell>
          <table:table-cell office:value-type="float" office:value="1.32126">
            <text:p>1.32126</text:p>
          </table:table-cell>
          <table:table-cell office:value-type="float" office:value="0.501041">
            <text:p>0.501041</text:p>
          </table:table-cell>
          <table:table-cell office:value-type="string">
            <text:p>rBABE1DX23OhHzHlADI-mtOYz9o296_600x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39167">
            <text:p>39167</text:p>
          </table:table-cell>
          <table:table-cell office:value-type="float" office:value="46773">
            <text:p>46773</text:p>
          </table:table-cell>
          <table:table-cell office:value-type="float" office:value="1.32094">
            <text:p>1.32094</text:p>
          </table:table-cell>
          <table:table-cell office:value-type="float" office:value="0.448329">
            <text:p>0.448329</text:p>
          </table:table-cell>
          <table:table-cell office:value-type="string">
            <text:p>rBABE1DX23LwNeILADMz5aaokvI465_160x298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106327">
            <text:p>106327</text:p>
          </table:table-cell>
          <table:table-cell office:value-type="float" office:value="86489">
            <text:p>86489</text:p>
          </table:table-cell>
          <table:table-cell office:value-type="float" office:value="1.32063">
            <text:p>1.32063</text:p>
          </table:table-cell>
          <table:table-cell office:value-type="float" office:value="0.500193">
            <text:p>0.500193</text:p>
          </table:table-cell>
          <table:table-cell office:value-type="string">
            <text:p>rBABE1DX23Pj53cRADA1Qw763Ds513_522x294_5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137864">
            <text:p>137864</text:p>
          </table:table-cell>
          <table:table-cell office:value-type="float" office:value="85754">
            <text:p>85754</text:p>
          </table:table-cell>
          <table:table-cell office:value-type="float" office:value="1.32033">
            <text:p>1.32033</text:p>
          </table:table-cell>
          <table:table-cell office:value-type="float" office:value="0.501006">
            <text:p>0.501006</text:p>
          </table:table-cell>
          <table:table-cell office:value-type="string">
            <text:p>rBABE1DX23LwNeILADMz5aaokvI465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121737">
            <text:p>121737</text:p>
          </table:table-cell>
          <table:table-cell office:value-type="float" office:value="69245">
            <text:p>69245</text:p>
          </table:table-cell>
          <table:table-cell office:value-type="float" office:value="1.32005">
            <text:p>1.32005</text:p>
          </table:table-cell>
          <table:table-cell office:value-type="float" office:value="0.506437">
            <text:p>0.506437</text:p>
          </table:table-cell>
          <table:table-cell office:value-type="string">
            <text:p>rBABE1DX23OiNeykADPYAoncY50950_600x_3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121737">
            <text:p>121737</text:p>
          </table:table-cell>
          <table:table-cell office:value-type="float" office:value="69245">
            <text:p>69245</text:p>
          </table:table-cell>
          <table:table-cell office:value-type="float" office:value="1.31832">
            <text:p>1.31832</text:p>
          </table:table-cell>
          <table:table-cell office:value-type="float" office:value="0.504024">
            <text:p>0.504024</text:p>
          </table:table-cell>
          <table:table-cell office:value-type="string">
            <text:p>rBABE1DX23OiNeykADPYAoncY50950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137944">
            <text:p>137944</text:p>
          </table:table-cell>
          <table:table-cell office:value-type="float" office:value="80319">
            <text:p>80319</text:p>
          </table:table-cell>
          <table:table-cell office:value-type="float" office:value="1.31777">
            <text:p>1.31777</text:p>
          </table:table-cell>
          <table:table-cell office:value-type="float" office:value="0.565109">
            <text:p>0.565109</text:p>
          </table:table-cell>
          <table:table-cell office:value-type="string">
            <text:p>rBABE1DX23TRTHTkADIGOlmqSaI937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137864">
            <text:p>137864</text:p>
          </table:table-cell>
          <table:table-cell office:value-type="float" office:value="85754">
            <text:p>85754</text:p>
          </table:table-cell>
          <table:table-cell office:value-type="float" office:value="1.31759">
            <text:p>1.31759</text:p>
          </table:table-cell>
          <table:table-cell office:value-type="float" office:value="0.502863">
            <text:p>0.502863</text:p>
          </table:table-cell>
          <table:table-cell office:value-type="string">
            <text:p>rBABE1DX23LwNeILADMz5aaokvI465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142817">
            <text:p>142817</text:p>
          </table:table-cell>
          <table:table-cell office:value-type="float" office:value="82478">
            <text:p>82478</text:p>
          </table:table-cell>
          <table:table-cell office:value-type="float" office:value="1.31706">
            <text:p>1.31706</text:p>
          </table:table-cell>
          <table:table-cell office:value-type="float" office:value="0.50255">
            <text:p>0.50255</text:p>
          </table:table-cell>
          <table:table-cell office:value-type="string">
            <text:p>rBABE1DX23OhHzHlADI-mtOYz9o296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137394">
            <text:p>137394</text:p>
          </table:table-cell>
          <table:table-cell office:value-type="float" office:value="79821">
            <text:p>79821</text:p>
          </table:table-cell>
          <table:table-cell office:value-type="float" office:value="1.31687">
            <text:p>1.31687</text:p>
          </table:table-cell>
          <table:table-cell office:value-type="float" office:value="0.499986">
            <text:p>0.499986</text:p>
          </table:table-cell>
          <table:table-cell office:value-type="string">
            <text:p>rBABE1DX23TzR-nhADIoesteoc4225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137394">
            <text:p>137394</text:p>
          </table:table-cell>
          <table:table-cell office:value-type="float" office:value="79821">
            <text:p>79821</text:p>
          </table:table-cell>
          <table:table-cell office:value-type="float" office:value="1.31602">
            <text:p>1.31602</text:p>
          </table:table-cell>
          <table:table-cell office:value-type="float" office:value="0.500355">
            <text:p>0.500355</text:p>
          </table:table-cell>
          <table:table-cell office:value-type="string">
            <text:p>rBABE1DX23TzR-nhADIoesteoc4225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148984">
            <text:p>148984</text:p>
          </table:table-cell>
          <table:table-cell office:value-type="float" office:value="98400">
            <text:p>98400</text:p>
          </table:table-cell>
          <table:table-cell office:value-type="float" office:value="1.31585">
            <text:p>1.31585</text:p>
          </table:table-cell>
          <table:table-cell office:value-type="float" office:value="0.49983">
            <text:p>0.49983</text:p>
          </table:table-cell>
          <table:table-cell office:value-type="string">
            <text:p>rBABE1DX23Pj53cRADA1Qw763Ds513_600x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rCqwaqv0AADDPz_aAUY584.gif</text:p>
          </table:table-cell>
          <table:table-cell office:value-type="string">
            <text:p>.gif</text:p>
          </table:table-cell>
          <table:table-cell office:value-type="float" office:value="49983">
            <text:p>49983</text:p>
          </table:table-cell>
          <table:table-cell office:value-type="float" office:value="24562">
            <text:p>24562</text:p>
          </table:table-cell>
          <table:table-cell office:value-type="float" office:value="3601">
            <text:p>3601</text:p>
          </table:table-cell>
          <table:table-cell office:value-type="float" office:value="1.31582">
            <text:p>1.31582</text:p>
          </table:table-cell>
          <table:table-cell office:value-type="float" office:value="0.00693202">
            <text:p>0.00693202</text:p>
          </table:table-cell>
          <table:table-cell office:value-type="string">
            <text:p>rBABE1DXrCqwaqv0AADDPz_aAUY584_60x6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142817">
            <text:p>142817</text:p>
          </table:table-cell>
          <table:table-cell office:value-type="float" office:value="82478">
            <text:p>82478</text:p>
          </table:table-cell>
          <table:table-cell office:value-type="float" office:value="1.31532">
            <text:p>1.31532</text:p>
          </table:table-cell>
          <table:table-cell office:value-type="float" office:value="0.502184">
            <text:p>0.502184</text:p>
          </table:table-cell>
          <table:table-cell office:value-type="string">
            <text:p>rBABE1DX23OhHzHlADI-mtOYz9o296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146075">
            <text:p>146075</text:p>
          </table:table-cell>
          <table:table-cell office:value-type="float" office:value="92205">
            <text:p>92205</text:p>
          </table:table-cell>
          <table:table-cell office:value-type="float" office:value="1.31526">
            <text:p>1.31526</text:p>
          </table:table-cell>
          <table:table-cell office:value-type="float" office:value="0.500213">
            <text:p>0.500213</text:p>
          </table:table-cell>
          <table:table-cell office:value-type="string">
            <text:p>rBABE1DX23OTpIYmAC__UuclT7E285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137944">
            <text:p>137944</text:p>
          </table:table-cell>
          <table:table-cell office:value-type="float" office:value="80319">
            <text:p>80319</text:p>
          </table:table-cell>
          <table:table-cell office:value-type="float" office:value="1.31495">
            <text:p>1.31495</text:p>
          </table:table-cell>
          <table:table-cell office:value-type="float" office:value="0.498325">
            <text:p>0.498325</text:p>
          </table:table-cell>
          <table:table-cell office:value-type="string">
            <text:p>rBABE1DX23TRTHTkADIGOlmqSaI937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137944">
            <text:p>137944</text:p>
          </table:table-cell>
          <table:table-cell office:value-type="float" office:value="80319">
            <text:p>80319</text:p>
          </table:table-cell>
          <table:table-cell office:value-type="float" office:value="1.31477">
            <text:p>1.31477</text:p>
          </table:table-cell>
          <table:table-cell office:value-type="float" office:value="0.502937">
            <text:p>0.502937</text:p>
          </table:table-cell>
          <table:table-cell office:value-type="string">
            <text:p>rBABE1DX23TRTHTkADIGOlmqSaI937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137944">
            <text:p>137944</text:p>
          </table:table-cell>
          <table:table-cell office:value-type="float" office:value="80319">
            <text:p>80319</text:p>
          </table:table-cell>
          <table:table-cell office:value-type="float" office:value="1.31467">
            <text:p>1.31467</text:p>
          </table:table-cell>
          <table:table-cell office:value-type="float" office:value="0.509597">
            <text:p>0.509597</text:p>
          </table:table-cell>
          <table:table-cell office:value-type="string">
            <text:p>rBABE1DX23TRTHTkADIGOlmqSaI937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142817">
            <text:p>142817</text:p>
          </table:table-cell>
          <table:table-cell office:value-type="float" office:value="82478">
            <text:p>82478</text:p>
          </table:table-cell>
          <table:table-cell office:value-type="float" office:value="1.31437">
            <text:p>1.31437</text:p>
          </table:table-cell>
          <table:table-cell office:value-type="float" office:value="0.499398">
            <text:p>0.499398</text:p>
          </table:table-cell>
          <table:table-cell office:value-type="string">
            <text:p>rBABE1DX23OhHzHlADI-mtOYz9o296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148984">
            <text:p>148984</text:p>
          </table:table-cell>
          <table:table-cell office:value-type="float" office:value="98400">
            <text:p>98400</text:p>
          </table:table-cell>
          <table:table-cell office:value-type="float" office:value="1.31418">
            <text:p>1.31418</text:p>
          </table:table-cell>
          <table:table-cell office:value-type="float" office:value="0.499458">
            <text:p>0.499458</text:p>
          </table:table-cell>
          <table:table-cell office:value-type="string">
            <text:p>rBABE1DX23Pj53cRADA1Qw763Ds513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135894">
            <text:p>135894</text:p>
          </table:table-cell>
          <table:table-cell office:value-type="float" office:value="79719">
            <text:p>79719</text:p>
          </table:table-cell>
          <table:table-cell office:value-type="float" office:value="1.31417">
            <text:p>1.31417</text:p>
          </table:table-cell>
          <table:table-cell office:value-type="float" office:value="0.500955">
            <text:p>0.500955</text:p>
          </table:table-cell>
          <table:table-cell office:value-type="string">
            <text:p>rBABE1DX23LxwOD0ADI6zAdbIwI759_600x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137944">
            <text:p>137944</text:p>
          </table:table-cell>
          <table:table-cell office:value-type="float" office:value="80319">
            <text:p>80319</text:p>
          </table:table-cell>
          <table:table-cell office:value-type="float" office:value="1.31396">
            <text:p>1.31396</text:p>
          </table:table-cell>
          <table:table-cell office:value-type="float" office:value="0.500706">
            <text:p>0.500706</text:p>
          </table:table-cell>
          <table:table-cell office:value-type="string">
            <text:p>rBABE1DX23TRTHTkADIGOlmqSaI937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137864">
            <text:p>137864</text:p>
          </table:table-cell>
          <table:table-cell office:value-type="float" office:value="85754">
            <text:p>85754</text:p>
          </table:table-cell>
          <table:table-cell office:value-type="float" office:value="1.31355">
            <text:p>1.31355</text:p>
          </table:table-cell>
          <table:table-cell office:value-type="float" office:value="0.499935">
            <text:p>0.499935</text:p>
          </table:table-cell>
          <table:table-cell office:value-type="string">
            <text:p>rBABE1DX23LwNeILADMz5aaokvI465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137864">
            <text:p>137864</text:p>
          </table:table-cell>
          <table:table-cell office:value-type="float" office:value="85754">
            <text:p>85754</text:p>
          </table:table-cell>
          <table:table-cell office:value-type="float" office:value="1.3132">
            <text:p>1.3132</text:p>
          </table:table-cell>
          <table:table-cell office:value-type="float" office:value="0.499037">
            <text:p>0.499037</text:p>
          </table:table-cell>
          <table:table-cell office:value-type="string">
            <text:p>rBABE1DX23LwNeILADMz5aaokvI465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148984">
            <text:p>148984</text:p>
          </table:table-cell>
          <table:table-cell office:value-type="float" office:value="98400">
            <text:p>98400</text:p>
          </table:table-cell>
          <table:table-cell office:value-type="float" office:value="1.31268">
            <text:p>1.31268</text:p>
          </table:table-cell>
          <table:table-cell office:value-type="float" office:value="0.49938">
            <text:p>0.49938</text:p>
          </table:table-cell>
          <table:table-cell office:value-type="string">
            <text:p>rBABE1DX23Pj53cRADA1Qw763Ds513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93039">
            <text:p>93039</text:p>
          </table:table-cell>
          <table:table-cell office:value-type="float" office:value="71482">
            <text:p>71482</text:p>
          </table:table-cell>
          <table:table-cell office:value-type="float" office:value="1.31246">
            <text:p>1.31246</text:p>
          </table:table-cell>
          <table:table-cell office:value-type="float" office:value="0.504923">
            <text:p>0.504923</text:p>
          </table:table-cell>
          <table:table-cell office:value-type="string">
            <text:p>rBABE1DX23LxwOD0ADI6zAdbIwI759_522x29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137394">
            <text:p>137394</text:p>
          </table:table-cell>
          <table:table-cell office:value-type="float" office:value="79821">
            <text:p>79821</text:p>
          </table:table-cell>
          <table:table-cell office:value-type="float" office:value="1.31226">
            <text:p>1.31226</text:p>
          </table:table-cell>
          <table:table-cell office:value-type="float" office:value="0.500262">
            <text:p>0.500262</text:p>
          </table:table-cell>
          <table:table-cell office:value-type="string">
            <text:p>rBABE1DX23TzR-nhADIoesteoc4225_600x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137394">
            <text:p>137394</text:p>
          </table:table-cell>
          <table:table-cell office:value-type="float" office:value="79821">
            <text:p>79821</text:p>
          </table:table-cell>
          <table:table-cell office:value-type="float" office:value="1.31189">
            <text:p>1.31189</text:p>
          </table:table-cell>
          <table:table-cell office:value-type="float" office:value="0.49942">
            <text:p>0.49942</text:p>
          </table:table-cell>
          <table:table-cell office:value-type="string">
            <text:p>rBABE1DX23TzR-nhADIoesteoc4225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135894">
            <text:p>135894</text:p>
          </table:table-cell>
          <table:table-cell office:value-type="float" office:value="79719">
            <text:p>79719</text:p>
          </table:table-cell>
          <table:table-cell office:value-type="float" office:value="1.31168">
            <text:p>1.31168</text:p>
          </table:table-cell>
          <table:table-cell office:value-type="float" office:value="0.496919">
            <text:p>0.496919</text:p>
          </table:table-cell>
          <table:table-cell office:value-type="string">
            <text:p>rBABE1DX23LxwOD0ADI6zAdbIwI759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146075">
            <text:p>146075</text:p>
          </table:table-cell>
          <table:table-cell office:value-type="float" office:value="92205">
            <text:p>92205</text:p>
          </table:table-cell>
          <table:table-cell office:value-type="float" office:value="1.31134">
            <text:p>1.31134</text:p>
          </table:table-cell>
          <table:table-cell office:value-type="float" office:value="0.49148">
            <text:p>0.49148</text:p>
          </table:table-cell>
          <table:table-cell office:value-type="string">
            <text:p>rBABE1DX23OTpIYmAC__UuclT7E285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137864">
            <text:p>137864</text:p>
          </table:table-cell>
          <table:table-cell office:value-type="float" office:value="85754">
            <text:p>85754</text:p>
          </table:table-cell>
          <table:table-cell office:value-type="float" office:value="1.31123">
            <text:p>1.31123</text:p>
          </table:table-cell>
          <table:table-cell office:value-type="float" office:value="0.502432">
            <text:p>0.502432</text:p>
          </table:table-cell>
          <table:table-cell office:value-type="string">
            <text:p>rBABE1DX23LwNeILADMz5aaokvI465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135894">
            <text:p>135894</text:p>
          </table:table-cell>
          <table:table-cell office:value-type="float" office:value="79719">
            <text:p>79719</text:p>
          </table:table-cell>
          <table:table-cell office:value-type="float" office:value="1.311">
            <text:p>1.311</text:p>
          </table:table-cell>
          <table:table-cell office:value-type="float" office:value="0.501235">
            <text:p>0.501235</text:p>
          </table:table-cell>
          <table:table-cell office:value-type="string">
            <text:p>rBABE1DX23LxwOD0ADI6zAdbIwI759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148984">
            <text:p>148984</text:p>
          </table:table-cell>
          <table:table-cell office:value-type="float" office:value="98400">
            <text:p>98400</text:p>
          </table:table-cell>
          <table:table-cell office:value-type="float" office:value="1.31072">
            <text:p>1.31072</text:p>
          </table:table-cell>
          <table:table-cell office:value-type="float" office:value="0.499018">
            <text:p>0.499018</text:p>
          </table:table-cell>
          <table:table-cell office:value-type="string">
            <text:p>rBABE1DX23Pj53cRADA1Qw763Ds513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148984">
            <text:p>148984</text:p>
          </table:table-cell>
          <table:table-cell office:value-type="float" office:value="98400">
            <text:p>98400</text:p>
          </table:table-cell>
          <table:table-cell office:value-type="float" office:value="1.31046">
            <text:p>1.31046</text:p>
          </table:table-cell>
          <table:table-cell office:value-type="float" office:value="0.500009">
            <text:p>0.500009</text:p>
          </table:table-cell>
          <table:table-cell office:value-type="string">
            <text:p>rBABE1DX23Pj53cRADA1Qw763Ds513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135894">
            <text:p>135894</text:p>
          </table:table-cell>
          <table:table-cell office:value-type="float" office:value="79719">
            <text:p>79719</text:p>
          </table:table-cell>
          <table:table-cell office:value-type="float" office:value="1.31035">
            <text:p>1.31035</text:p>
          </table:table-cell>
          <table:table-cell office:value-type="float" office:value="0.501694">
            <text:p>0.501694</text:p>
          </table:table-cell>
          <table:table-cell office:value-type="string">
            <text:p>rBABE1DX23LxwOD0ADI6zAdbIwI759_600x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148984">
            <text:p>148984</text:p>
          </table:table-cell>
          <table:table-cell office:value-type="float" office:value="98400">
            <text:p>98400</text:p>
          </table:table-cell>
          <table:table-cell office:value-type="float" office:value="1.31023">
            <text:p>1.31023</text:p>
          </table:table-cell>
          <table:table-cell office:value-type="float" office:value="0.496521">
            <text:p>0.496521</text:p>
          </table:table-cell>
          <table:table-cell office:value-type="string">
            <text:p>rBABE1DX23Pj53cRADA1Qw763Ds513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137864">
            <text:p>137864</text:p>
          </table:table-cell>
          <table:table-cell office:value-type="float" office:value="85754">
            <text:p>85754</text:p>
          </table:table-cell>
          <table:table-cell office:value-type="float" office:value="1.31011">
            <text:p>1.31011</text:p>
          </table:table-cell>
          <table:table-cell office:value-type="float" office:value="0.50099">
            <text:p>0.50099</text:p>
          </table:table-cell>
          <table:table-cell office:value-type="string">
            <text:p>rBABE1DX23LwNeILADMz5aaokvI465_600x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146075">
            <text:p>146075</text:p>
          </table:table-cell>
          <table:table-cell office:value-type="float" office:value="92205">
            <text:p>92205</text:p>
          </table:table-cell>
          <table:table-cell office:value-type="float" office:value="1.31009">
            <text:p>1.31009</text:p>
          </table:table-cell>
          <table:table-cell office:value-type="float" office:value="0.499987">
            <text:p>0.499987</text:p>
          </table:table-cell>
          <table:table-cell office:value-type="string">
            <text:p>rBABE1DX23OTpIYmAC__UuclT7E285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121737">
            <text:p>121737</text:p>
          </table:table-cell>
          <table:table-cell office:value-type="float" office:value="69245">
            <text:p>69245</text:p>
          </table:table-cell>
          <table:table-cell office:value-type="float" office:value="1.30984">
            <text:p>1.30984</text:p>
          </table:table-cell>
          <table:table-cell office:value-type="float" office:value="0.507516">
            <text:p>0.507516</text:p>
          </table:table-cell>
          <table:table-cell office:value-type="string">
            <text:p>rBABE1DX23OiNeykADPYAoncY50950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121737">
            <text:p>121737</text:p>
          </table:table-cell>
          <table:table-cell office:value-type="float" office:value="69245">
            <text:p>69245</text:p>
          </table:table-cell>
          <table:table-cell office:value-type="float" office:value="1.30975">
            <text:p>1.30975</text:p>
          </table:table-cell>
          <table:table-cell office:value-type="float" office:value="0.505392">
            <text:p>0.505392</text:p>
          </table:table-cell>
          <table:table-cell office:value-type="string">
            <text:p>rBABE1DX23OiNeykADPYAoncY50950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146075">
            <text:p>146075</text:p>
          </table:table-cell>
          <table:table-cell office:value-type="float" office:value="92205">
            <text:p>92205</text:p>
          </table:table-cell>
          <table:table-cell office:value-type="float" office:value="1.30924">
            <text:p>1.30924</text:p>
          </table:table-cell>
          <table:table-cell office:value-type="float" office:value="0.500097">
            <text:p>0.500097</text:p>
          </table:table-cell>
          <table:table-cell office:value-type="string">
            <text:p>rBABE1DX23OTpIYmAC__UuclT7E285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137944">
            <text:p>137944</text:p>
          </table:table-cell>
          <table:table-cell office:value-type="float" office:value="80319">
            <text:p>80319</text:p>
          </table:table-cell>
          <table:table-cell office:value-type="float" office:value="1.30906">
            <text:p>1.30906</text:p>
          </table:table-cell>
          <table:table-cell office:value-type="float" office:value="0.501854">
            <text:p>0.501854</text:p>
          </table:table-cell>
          <table:table-cell office:value-type="string">
            <text:p>rBABE1DX23TRTHTkADIGOlmqSaI937_600x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135894">
            <text:p>135894</text:p>
          </table:table-cell>
          <table:table-cell office:value-type="float" office:value="79719">
            <text:p>79719</text:p>
          </table:table-cell>
          <table:table-cell office:value-type="float" office:value="1.30898">
            <text:p>1.30898</text:p>
          </table:table-cell>
          <table:table-cell office:value-type="float" office:value="0.501706">
            <text:p>0.501706</text:p>
          </table:table-cell>
          <table:table-cell office:value-type="string">
            <text:p>rBABE1DX23LxwOD0ADI6zAdbIwI759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7-An-VeAAB8tR-lQ9A399.gif</text:p>
          </table:table-cell>
          <table:table-cell office:value-type="string">
            <text:p>.gif</text:p>
          </table:table-cell>
          <table:table-cell office:value-type="float" office:value="31925">
            <text:p>31925</text:p>
          </table:table-cell>
          <table:table-cell office:value-type="float" office:value="155590">
            <text:p>155590</text:p>
          </table:table-cell>
          <table:table-cell office:value-type="float" office:value="43856">
            <text:p>43856</text:p>
          </table:table-cell>
          <table:table-cell office:value-type="float" office:value="1.30739">
            <text:p>1.30739</text:p>
          </table:table-cell>
          <table:table-cell office:value-type="float" office:value="0.0909159">
            <text:p>0.0909159</text:p>
          </table:table-cell>
          <table:table-cell office:value-type="string">
            <text:p>rBABE1DZX7-An-VeAAB8tR-lQ9A399_522x29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100655">
            <text:p>100655</text:p>
          </table:table-cell>
          <table:table-cell office:value-type="float" office:value="74618">
            <text:p>74618</text:p>
          </table:table-cell>
          <table:table-cell office:value-type="float" office:value="1.29654">
            <text:p>1.29654</text:p>
          </table:table-cell>
          <table:table-cell office:value-type="float" office:value="0.502051">
            <text:p>0.502051</text:p>
          </table:table-cell>
          <table:table-cell office:value-type="string">
            <text:p>rBABE1DX23OhHzHlADI-mtOYz9o296_522x29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119113">
            <text:p>119113</text:p>
          </table:table-cell>
          <table:table-cell office:value-type="float" office:value="74551">
            <text:p>74551</text:p>
          </table:table-cell>
          <table:table-cell office:value-type="float" office:value="1.29646">
            <text:p>1.29646</text:p>
          </table:table-cell>
          <table:table-cell office:value-type="float" office:value="0.491652">
            <text:p>0.491652</text:p>
          </table:table-cell>
          <table:table-cell office:value-type="string">
            <text:p>rBABE1DX23OhHzHlADI-mtOYz9o296_522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98980">
            <text:p>98980</text:p>
          </table:table-cell>
          <table:table-cell office:value-type="float" office:value="76728">
            <text:p>76728</text:p>
          </table:table-cell>
          <table:table-cell office:value-type="float" office:value="1.29561">
            <text:p>1.29561</text:p>
          </table:table-cell>
          <table:table-cell office:value-type="float" office:value="0.501739">
            <text:p>0.501739</text:p>
          </table:table-cell>
          <table:table-cell office:value-type="string">
            <text:p>rBABE1DX23LwNeILADMz5aaokvI465_522x29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114379">
            <text:p>114379</text:p>
          </table:table-cell>
          <table:table-cell office:value-type="float" office:value="76626">
            <text:p>76626</text:p>
          </table:table-cell>
          <table:table-cell office:value-type="float" office:value="1.29405">
            <text:p>1.29405</text:p>
          </table:table-cell>
          <table:table-cell office:value-type="float" office:value="0.491824">
            <text:p>0.491824</text:p>
          </table:table-cell>
          <table:table-cell office:value-type="string">
            <text:p>rBABE1DX23LwNeILADMz5aaokvI465_522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83499">
            <text:p>83499</text:p>
          </table:table-cell>
          <table:table-cell office:value-type="float" office:value="64386">
            <text:p>64386</text:p>
          </table:table-cell>
          <table:table-cell office:value-type="float" office:value="1.29327">
            <text:p>1.29327</text:p>
          </table:table-cell>
          <table:table-cell office:value-type="float" office:value="0.505382">
            <text:p>0.505382</text:p>
          </table:table-cell>
          <table:table-cell office:value-type="string">
            <text:p>rBABE1DX23OiNeykADPYAoncY50950_522x29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103622">
            <text:p>103622</text:p>
          </table:table-cell>
          <table:table-cell office:value-type="float" office:value="64293">
            <text:p>64293</text:p>
          </table:table-cell>
          <table:table-cell office:value-type="float" office:value="1.29304">
            <text:p>1.29304</text:p>
          </table:table-cell>
          <table:table-cell office:value-type="float" office:value="0.495238">
            <text:p>0.495238</text:p>
          </table:table-cell>
          <table:table-cell office:value-type="string">
            <text:p>rBABE1DX23OiNeykADPYAoncY50950_522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115486">
            <text:p>115486</text:p>
          </table:table-cell>
          <table:table-cell office:value-type="float" office:value="72834">
            <text:p>72834</text:p>
          </table:table-cell>
          <table:table-cell office:value-type="float" office:value="1.29265">
            <text:p>1.29265</text:p>
          </table:table-cell>
          <table:table-cell office:value-type="float" office:value="0.493416">
            <text:p>0.493416</text:p>
          </table:table-cell>
          <table:table-cell office:value-type="string">
            <text:p>rBABE1DX23TRTHTkADIGOlmqSaI937_522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94747">
            <text:p>94747</text:p>
          </table:table-cell>
          <table:table-cell office:value-type="float" office:value="72352">
            <text:p>72352</text:p>
          </table:table-cell>
          <table:table-cell office:value-type="float" office:value="1.29205">
            <text:p>1.29205</text:p>
          </table:table-cell>
          <table:table-cell office:value-type="float" office:value="0.501158">
            <text:p>0.501158</text:p>
          </table:table-cell>
          <table:table-cell office:value-type="string">
            <text:p>rBABE1DX23TzR-nhADIoesteoc4225_522x29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95263">
            <text:p>95263</text:p>
          </table:table-cell>
          <table:table-cell office:value-type="float" office:value="72868">
            <text:p>72868</text:p>
          </table:table-cell>
          <table:table-cell office:value-type="float" office:value="1.29193">
            <text:p>1.29193</text:p>
          </table:table-cell>
          <table:table-cell office:value-type="float" office:value="0.505638">
            <text:p>0.505638</text:p>
          </table:table-cell>
          <table:table-cell office:value-type="string">
            <text:p>rBABE1DX23TRTHTkADIGOlmqSaI937_522x29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114739">
            <text:p>114739</text:p>
          </table:table-cell>
          <table:table-cell office:value-type="float" office:value="72292">
            <text:p>72292</text:p>
          </table:table-cell>
          <table:table-cell office:value-type="float" office:value="1.29012">
            <text:p>1.29012</text:p>
          </table:table-cell>
          <table:table-cell office:value-type="float" office:value="0.489487">
            <text:p>0.489487</text:p>
          </table:table-cell>
          <table:table-cell office:value-type="string">
            <text:p>rBABE1DX23TzR-nhADIoesteoc4225_522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120699">
            <text:p>120699</text:p>
          </table:table-cell>
          <table:table-cell office:value-type="float" office:value="81474">
            <text:p>81474</text:p>
          </table:table-cell>
          <table:table-cell office:value-type="float" office:value="1.28606">
            <text:p>1.28606</text:p>
          </table:table-cell>
          <table:table-cell office:value-type="float" office:value="0.489802">
            <text:p>0.489802</text:p>
          </table:table-cell>
          <table:table-cell office:value-type="string">
            <text:p>rBABE1DX23OTpIYmAC__UuclT7E285_522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102596">
            <text:p>102596</text:p>
          </table:table-cell>
          <table:table-cell office:value-type="float" office:value="81674">
            <text:p>81674</text:p>
          </table:table-cell>
          <table:table-cell office:value-type="float" office:value="1.28585">
            <text:p>1.28585</text:p>
          </table:table-cell>
          <table:table-cell office:value-type="float" office:value="0.507662">
            <text:p>0.507662</text:p>
          </table:table-cell>
          <table:table-cell office:value-type="string">
            <text:p>rBABE1DX23OTpIYmAC__UuclT7E285_522x29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VF3hr4LSAADw586U6jA872.gif</text:p>
          </table:table-cell>
          <table:table-cell office:value-type="string">
            <text:p>.gif</text:p>
          </table:table-cell>
          <table:table-cell office:value-type="float" office:value="61671">
            <text:p>61671</text:p>
          </table:table-cell>
          <table:table-cell office:value-type="float" office:value="58261">
            <text:p>58261</text:p>
          </table:table-cell>
          <table:table-cell office:value-type="float" office:value="19117">
            <text:p>19117</text:p>
          </table:table-cell>
          <table:table-cell office:value-type="float" office:value="1.28134">
            <text:p>1.28134</text:p>
          </table:table-cell>
          <table:table-cell office:value-type="float" office:value="0.0824208">
            <text:p>0.0824208</text:p>
          </table:table-cell>
          <table:table-cell office:value-type="string">
            <text:p>rBABE1DYVF3hr4LSAADw586U6jA872_167x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56656">
            <text:p>56656</text:p>
          </table:table-cell>
          <table:table-cell office:value-type="float" office:value="55484">
            <text:p>55484</text:p>
          </table:table-cell>
          <table:table-cell office:value-type="float" office:value="1.27464">
            <text:p>1.27464</text:p>
          </table:table-cell>
          <table:table-cell office:value-type="float" office:value="0.455615">
            <text:p>0.455615</text:p>
          </table:table-cell>
          <table:table-cell office:value-type="string">
            <text:p>rBABE1DX23Pj53cRADA1Qw763Ds513_256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51535">
            <text:p>51535</text:p>
          </table:table-cell>
          <table:table-cell office:value-type="float" office:value="55484">
            <text:p>55484</text:p>
          </table:table-cell>
          <table:table-cell office:value-type="float" office:value="1.26955">
            <text:p>1.26955</text:p>
          </table:table-cell>
          <table:table-cell office:value-type="float" office:value="0.463502">
            <text:p>0.463502</text:p>
          </table:table-cell>
          <table:table-cell office:value-type="string">
            <text:p>rBABE1DX23Pj53cRADA1Qw763Ds513_256x144_5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38530">
            <text:p>38530</text:p>
          </table:table-cell>
          <table:table-cell office:value-type="float" office:value="45426">
            <text:p>45426</text:p>
          </table:table-cell>
          <table:table-cell office:value-type="float" office:value="1.25508">
            <text:p>1.25508</text:p>
          </table:table-cell>
          <table:table-cell office:value-type="float" office:value="0.454606">
            <text:p>0.454606</text:p>
          </table:table-cell>
          <table:table-cell office:value-type="string">
            <text:p>rBABE1DX23OiNeykADPYAoncY50950_140x104_1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39167">
            <text:p>39167</text:p>
          </table:table-cell>
          <table:table-cell office:value-type="float" office:value="46773">
            <text:p>46773</text:p>
          </table:table-cell>
          <table:table-cell office:value-type="float" office:value="1.25032">
            <text:p>1.25032</text:p>
          </table:table-cell>
          <table:table-cell office:value-type="float" office:value="0.451253">
            <text:p>0.451253</text:p>
          </table:table-cell>
          <table:table-cell office:value-type="string">
            <text:p>rBABE1DX23LwNeILADMz5aaokvI465_160x298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45735">
            <text:p>45735</text:p>
          </table:table-cell>
          <table:table-cell office:value-type="float" office:value="50323">
            <text:p>50323</text:p>
          </table:table-cell>
          <table:table-cell office:value-type="float" office:value="1.24091">
            <text:p>1.24091</text:p>
          </table:table-cell>
          <table:table-cell office:value-type="float" office:value="0.470873">
            <text:p>0.470873</text:p>
          </table:table-cell>
          <table:table-cell office:value-type="string">
            <text:p>rBABE1DX23OiNeykADPYAoncY50950_260x132_5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45342">
            <text:p>45342</text:p>
          </table:table-cell>
          <table:table-cell office:value-type="float" office:value="48616">
            <text:p>48616</text:p>
          </table:table-cell>
          <table:table-cell office:value-type="float" office:value="1.23912">
            <text:p>1.23912</text:p>
          </table:table-cell>
          <table:table-cell office:value-type="float" office:value="0.472156">
            <text:p>0.472156</text:p>
          </table:table-cell>
          <table:table-cell office:value-type="string">
            <text:p>rBABE1DX23TzR-nhADIoesteoc4225_197x146_1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49026">
            <text:p>49026</text:p>
          </table:table-cell>
          <table:table-cell office:value-type="float" office:value="52643">
            <text:p>52643</text:p>
          </table:table-cell>
          <table:table-cell office:value-type="float" office:value="1.23874">
            <text:p>1.23874</text:p>
          </table:table-cell>
          <table:table-cell office:value-type="float" office:value="0.467669">
            <text:p>0.467669</text:p>
          </table:table-cell>
          <table:table-cell office:value-type="string">
            <text:p>rBABE1DX23TRTHTkADIGOlmqSaI937_260x132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45910">
            <text:p>45910</text:p>
          </table:table-cell>
          <table:table-cell office:value-type="float" office:value="51017">
            <text:p>51017</text:p>
          </table:table-cell>
          <table:table-cell office:value-type="float" office:value="1.23593">
            <text:p>1.23593</text:p>
          </table:table-cell>
          <table:table-cell office:value-type="float" office:value="0.466353">
            <text:p>0.466353</text:p>
          </table:table-cell>
          <table:table-cell office:value-type="string">
            <text:p>rBABE1DX23LxwOD0ADI6zAdbIwI759_260x132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50957">
            <text:p>50957</text:p>
          </table:table-cell>
          <table:table-cell office:value-type="float" office:value="53294">
            <text:p>53294</text:p>
          </table:table-cell>
          <table:table-cell office:value-type="float" office:value="1.23544">
            <text:p>1.23544</text:p>
          </table:table-cell>
          <table:table-cell office:value-type="float" office:value="0.467565">
            <text:p>0.467565</text:p>
          </table:table-cell>
          <table:table-cell office:value-type="string">
            <text:p>rBABE1DX23OhHzHlADI-mtOYz9o296_260x132_5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47210">
            <text:p>47210</text:p>
          </table:table-cell>
          <table:table-cell office:value-type="float" office:value="49436">
            <text:p>49436</text:p>
          </table:table-cell>
          <table:table-cell office:value-type="float" office:value="1.23477">
            <text:p>1.23477</text:p>
          </table:table-cell>
          <table:table-cell office:value-type="float" office:value="0.475684">
            <text:p>0.475684</text:p>
          </table:table-cell>
          <table:table-cell office:value-type="string">
            <text:p>rBABE1DX23OhHzHlADI-mtOYz9o296_197x146_1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51230">
            <text:p>51230</text:p>
          </table:table-cell>
          <table:table-cell office:value-type="float" office:value="56248">
            <text:p>56248</text:p>
          </table:table-cell>
          <table:table-cell office:value-type="float" office:value="1.23416">
            <text:p>1.23416</text:p>
          </table:table-cell>
          <table:table-cell office:value-type="float" office:value="0.464011">
            <text:p>0.464011</text:p>
          </table:table-cell>
          <table:table-cell office:value-type="string">
            <text:p>rBABE1DX23Pj53cRADA1Qw763Ds513_260x132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56304">
            <text:p>56304</text:p>
          </table:table-cell>
          <table:table-cell office:value-type="float" office:value="52682">
            <text:p>52682</text:p>
          </table:table-cell>
          <table:table-cell office:value-type="float" office:value="1.23337">
            <text:p>1.23337</text:p>
          </table:table-cell>
          <table:table-cell office:value-type="float" office:value="0.459304">
            <text:p>0.459304</text:p>
          </table:table-cell>
          <table:table-cell office:value-type="string">
            <text:p>rBABE1DX23OhHzHlADI-mtOYz9o296_256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48136">
            <text:p>48136</text:p>
          </table:table-cell>
          <table:table-cell office:value-type="float" office:value="52129">
            <text:p>52129</text:p>
          </table:table-cell>
          <table:table-cell office:value-type="float" office:value="1.23323">
            <text:p>1.23323</text:p>
          </table:table-cell>
          <table:table-cell office:value-type="float" office:value="0.465863">
            <text:p>0.465863</text:p>
          </table:table-cell>
          <table:table-cell office:value-type="string">
            <text:p>rBABE1DX23TzR-nhADIoesteoc4225_260x132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51135">
            <text:p>51135</text:p>
          </table:table-cell>
          <table:table-cell office:value-type="float" office:value="52682">
            <text:p>52682</text:p>
          </table:table-cell>
          <table:table-cell office:value-type="float" office:value="1.23318">
            <text:p>1.23318</text:p>
          </table:table-cell>
          <table:table-cell office:value-type="float" office:value="0.466351">
            <text:p>0.466351</text:p>
          </table:table-cell>
          <table:table-cell office:value-type="string">
            <text:p>rBABE1DX23OhHzHlADI-mtOYz9o296_256x14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46887">
            <text:p>46887</text:p>
          </table:table-cell>
          <table:table-cell office:value-type="float" office:value="49956">
            <text:p>49956</text:p>
          </table:table-cell>
          <table:table-cell office:value-type="float" office:value="1.23271">
            <text:p>1.23271</text:p>
          </table:table-cell>
          <table:table-cell office:value-type="float" office:value="0.469325">
            <text:p>0.469325</text:p>
          </table:table-cell>
          <table:table-cell office:value-type="string">
            <text:p>rBABE1DX23OiNeykADPYAoncY50950_256x14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52983">
            <text:p>52983</text:p>
          </table:table-cell>
          <table:table-cell office:value-type="float" office:value="52222">
            <text:p>52222</text:p>
          </table:table-cell>
          <table:table-cell office:value-type="float" office:value="1.2324">
            <text:p>1.2324</text:p>
          </table:table-cell>
          <table:table-cell office:value-type="float" office:value="0.458625">
            <text:p>0.458625</text:p>
          </table:table-cell>
          <table:table-cell office:value-type="string">
            <text:p>rBABE1DX23LwNeILADMz5aaokvI465_256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46276">
            <text:p>46276</text:p>
          </table:table-cell>
          <table:table-cell office:value-type="float" office:value="50490">
            <text:p>50490</text:p>
          </table:table-cell>
          <table:table-cell office:value-type="float" office:value="1.23185">
            <text:p>1.23185</text:p>
          </table:table-cell>
          <table:table-cell office:value-type="float" office:value="0.465067">
            <text:p>0.465067</text:p>
          </table:table-cell>
          <table:table-cell office:value-type="string">
            <text:p>rBABE1DX23LxwOD0ADI6zAdbIwI759_256x14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40449">
            <text:p>40449</text:p>
          </table:table-cell>
          <table:table-cell office:value-type="float" office:value="48966">
            <text:p>48966</text:p>
          </table:table-cell>
          <table:table-cell office:value-type="float" office:value="1.23179">
            <text:p>1.23179</text:p>
          </table:table-cell>
          <table:table-cell office:value-type="float" office:value="0.453132">
            <text:p>0.453132</text:p>
          </table:table-cell>
          <table:table-cell office:value-type="string">
            <text:p>rBABE1DX23Pj53cRADA1Qw763Ds513_167x10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55282">
            <text:p>55282</text:p>
          </table:table-cell>
          <table:table-cell office:value-type="float" office:value="52135">
            <text:p>52135</text:p>
          </table:table-cell>
          <table:table-cell office:value-type="float" office:value="1.23161">
            <text:p>1.23161</text:p>
          </table:table-cell>
          <table:table-cell office:value-type="float" office:value="0.460789">
            <text:p>0.460789</text:p>
          </table:table-cell>
          <table:table-cell office:value-type="string">
            <text:p>rBABE1DX23TRTHTkADIGOlmqSaI937_256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53350">
            <text:p>53350</text:p>
          </table:table-cell>
          <table:table-cell office:value-type="float" office:value="49956">
            <text:p>49956</text:p>
          </table:table-cell>
          <table:table-cell office:value-type="float" office:value="1.23134">
            <text:p>1.23134</text:p>
          </table:table-cell>
          <table:table-cell office:value-type="float" office:value="0.462053">
            <text:p>0.462053</text:p>
          </table:table-cell>
          <table:table-cell office:value-type="string">
            <text:p>rBABE1DX23OiNeykADPYAoncY50950_256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54095">
            <text:p>54095</text:p>
          </table:table-cell>
          <table:table-cell office:value-type="float" office:value="51564">
            <text:p>51564</text:p>
          </table:table-cell>
          <table:table-cell office:value-type="float" office:value="1.22997">
            <text:p>1.22997</text:p>
          </table:table-cell>
          <table:table-cell office:value-type="float" office:value="0.457209">
            <text:p>0.457209</text:p>
          </table:table-cell>
          <table:table-cell office:value-type="string">
            <text:p>rBABE1DX23TzR-nhADIoesteoc4225_256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48187">
            <text:p>48187</text:p>
          </table:table-cell>
          <table:table-cell office:value-type="float" office:value="52778">
            <text:p>52778</text:p>
          </table:table-cell>
          <table:table-cell office:value-type="float" office:value="1.22958">
            <text:p>1.22958</text:p>
          </table:table-cell>
          <table:table-cell office:value-type="float" office:value="0.466918">
            <text:p>0.466918</text:p>
          </table:table-cell>
          <table:table-cell office:value-type="string">
            <text:p>rBABE1DX23LwNeILADMz5aaokvI465_260x132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48665">
            <text:p>48665</text:p>
          </table:table-cell>
          <table:table-cell office:value-type="float" office:value="51564">
            <text:p>51564</text:p>
          </table:table-cell>
          <table:table-cell office:value-type="float" office:value="1.22932">
            <text:p>1.22932</text:p>
          </table:table-cell>
          <table:table-cell office:value-type="float" office:value="0.465226">
            <text:p>0.465226</text:p>
          </table:table-cell>
          <table:table-cell office:value-type="string">
            <text:p>rBABE1DX23TzR-nhADIoesteoc4225_256x14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48758">
            <text:p>48758</text:p>
          </table:table-cell>
          <table:table-cell office:value-type="float" office:value="52222">
            <text:p>52222</text:p>
          </table:table-cell>
          <table:table-cell office:value-type="float" office:value="1.22917">
            <text:p>1.22917</text:p>
          </table:table-cell>
          <table:table-cell office:value-type="float" office:value="0.465565">
            <text:p>0.465565</text:p>
          </table:table-cell>
          <table:table-cell office:value-type="string">
            <text:p>rBABE1DX23LwNeILADMz5aaokvI465_256x14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51313">
            <text:p>51313</text:p>
          </table:table-cell>
          <table:table-cell office:value-type="float" office:value="50490">
            <text:p>50490</text:p>
          </table:table-cell>
          <table:table-cell office:value-type="float" office:value="1.22869">
            <text:p>1.22869</text:p>
          </table:table-cell>
          <table:table-cell office:value-type="float" office:value="0.45822">
            <text:p>0.45822</text:p>
          </table:table-cell>
          <table:table-cell office:value-type="string">
            <text:p>rBABE1DX23LxwOD0ADI6zAdbIwI759_256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49752">
            <text:p>49752</text:p>
          </table:table-cell>
          <table:table-cell office:value-type="float" office:value="52135">
            <text:p>52135</text:p>
          </table:table-cell>
          <table:table-cell office:value-type="float" office:value="1.22861">
            <text:p>1.22861</text:p>
          </table:table-cell>
          <table:table-cell office:value-type="float" office:value="0.466625">
            <text:p>0.466625</text:p>
          </table:table-cell>
          <table:table-cell office:value-type="string">
            <text:p>rBABE1DX23TRTHTkADIGOlmqSaI937_256x144_5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45599">
            <text:p>45599</text:p>
          </table:table-cell>
          <table:table-cell office:value-type="float" office:value="49964">
            <text:p>49964</text:p>
          </table:table-cell>
          <table:table-cell office:value-type="float" office:value="1.22793">
            <text:p>1.22793</text:p>
          </table:table-cell>
          <table:table-cell office:value-type="float" office:value="0.490533">
            <text:p>0.490533</text:p>
          </table:table-cell>
          <table:table-cell office:value-type="string">
            <text:p>rBABE1DX23OTpIYmAC__UuclT7E285_197x146_1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YVF3hr4LSAADw586U6jA872.gif</text:p>
          </table:table-cell>
          <table:table-cell office:value-type="string">
            <text:p>.gif</text:p>
          </table:table-cell>
          <table:table-cell office:value-type="float" office:value="61671">
            <text:p>61671</text:p>
          </table:table-cell>
          <table:table-cell office:value-type="float" office:value="54155">
            <text:p>54155</text:p>
          </table:table-cell>
          <table:table-cell office:value-type="float" office:value="18022">
            <text:p>18022</text:p>
          </table:table-cell>
          <table:table-cell office:value-type="float" office:value="1.2273">
            <text:p>1.2273</text:p>
          </table:table-cell>
          <table:table-cell office:value-type="float" office:value="0.081419">
            <text:p>0.081419</text:p>
          </table:table-cell>
          <table:table-cell office:value-type="string">
            <text:p>rBABE1DYVF3hr4LSAADw586U6jA872_160x298_5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44671">
            <text:p>44671</text:p>
          </table:table-cell>
          <table:table-cell office:value-type="float" office:value="48767">
            <text:p>48767</text:p>
          </table:table-cell>
          <table:table-cell office:value-type="float" office:value="1.22666">
            <text:p>1.22666</text:p>
          </table:table-cell>
          <table:table-cell office:value-type="float" office:value="0.0779469">
            <text:p>0.0779469</text:p>
          </table:table-cell>
          <table:table-cell office:value-type="string">
            <text:p>rBABE1DX23LwNeILADMz5aaokvI465_200x2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49353">
            <text:p>49353</text:p>
          </table:table-cell>
          <table:table-cell office:value-type="float" office:value="54481">
            <text:p>54481</text:p>
          </table:table-cell>
          <table:table-cell office:value-type="float" office:value="1.2256">
            <text:p>1.2256</text:p>
          </table:table-cell>
          <table:table-cell office:value-type="float" office:value="0.465986">
            <text:p>0.465986</text:p>
          </table:table-cell>
          <table:table-cell office:value-type="string">
            <text:p>rBABE1DX23OTpIYmAC__UuclT7E285_260x132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55085">
            <text:p>55085</text:p>
          </table:table-cell>
          <table:table-cell office:value-type="float" office:value="53895">
            <text:p>53895</text:p>
          </table:table-cell>
          <table:table-cell office:value-type="float" office:value="1.22335">
            <text:p>1.22335</text:p>
          </table:table-cell>
          <table:table-cell office:value-type="float" office:value="0.456163">
            <text:p>0.456163</text:p>
          </table:table-cell>
          <table:table-cell office:value-type="string">
            <text:p>rBABE1DX23OTpIYmAC__UuclT7E285_256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43352">
            <text:p>43352</text:p>
          </table:table-cell>
          <table:table-cell office:value-type="float" office:value="47623">
            <text:p>47623</text:p>
          </table:table-cell>
          <table:table-cell office:value-type="float" office:value="1.223">
            <text:p>1.223</text:p>
          </table:table-cell>
          <table:table-cell office:value-type="float" office:value="0.462698">
            <text:p>0.462698</text:p>
          </table:table-cell>
          <table:table-cell office:value-type="string">
            <text:p>rBABE1DX23LxwOD0ADI6zAdbIwI759_197x146_1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50048">
            <text:p>50048</text:p>
          </table:table-cell>
          <table:table-cell office:value-type="float" office:value="53895">
            <text:p>53895</text:p>
          </table:table-cell>
          <table:table-cell office:value-type="float" office:value="1.22226">
            <text:p>1.22226</text:p>
          </table:table-cell>
          <table:table-cell office:value-type="float" office:value="0.465067">
            <text:p>0.465067</text:p>
          </table:table-cell>
          <table:table-cell office:value-type="string">
            <text:p>rBABE1DX23OTpIYmAC__UuclT7E285_256x144_5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YVF3hr4LSAADw586U6jA872.gif</text:p>
          </table:table-cell>
          <table:table-cell office:value-type="string">
            <text:p>.gif</text:p>
          </table:table-cell>
          <table:table-cell office:value-type="float" office:value="61671">
            <text:p>61671</text:p>
          </table:table-cell>
          <table:table-cell office:value-type="float" office:value="54155">
            <text:p>54155</text:p>
          </table:table-cell>
          <table:table-cell office:value-type="float" office:value="18022">
            <text:p>18022</text:p>
          </table:table-cell>
          <table:table-cell office:value-type="float" office:value="1.22045">
            <text:p>1.22045</text:p>
          </table:table-cell>
          <table:table-cell office:value-type="float" office:value="0.08149">
            <text:p>0.08149</text:p>
          </table:table-cell>
          <table:table-cell office:value-type="string">
            <text:p>rBABE1DYVF3hr4LSAADw586U6jA872_160x298_3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44295">
            <text:p>44295</text:p>
          </table:table-cell>
          <table:table-cell office:value-type="float" office:value="48741">
            <text:p>48741</text:p>
          </table:table-cell>
          <table:table-cell office:value-type="float" office:value="1.21957">
            <text:p>1.21957</text:p>
          </table:table-cell>
          <table:table-cell office:value-type="float" office:value="0.467724">
            <text:p>0.467724</text:p>
          </table:table-cell>
          <table:table-cell office:value-type="string">
            <text:p>rBABE1DX23LwNeILADMz5aaokvI465_197x146_1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nXCTyfG-AAREQXy_VvA726.gif</text:p>
          </table:table-cell>
          <table:table-cell office:value-type="string">
            <text:p>.gif</text:p>
          </table:table-cell>
          <table:table-cell office:value-type="float" office:value="279617">
            <text:p>279617</text:p>
          </table:table-cell>
          <table:table-cell office:value-type="float" office:value="39907">
            <text:p>39907</text:p>
          </table:table-cell>
          <table:table-cell office:value-type="float" office:value="5906">
            <text:p>5906</text:p>
          </table:table-cell>
          <table:table-cell office:value-type="float" office:value="1.21933">
            <text:p>1.21933</text:p>
          </table:table-cell>
          <table:table-cell office:value-type="float" office:value="0.0249119">
            <text:p>0.0249119</text:p>
          </table:table-cell>
          <table:table-cell office:value-type="string">
            <text:p>rBABE1DZnXCTyfG-AAREQXy_VvA726_100x100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45725">
            <text:p>45725</text:p>
          </table:table-cell>
          <table:table-cell office:value-type="float" office:value="47575">
            <text:p>47575</text:p>
          </table:table-cell>
          <table:table-cell office:value-type="float" office:value="1.21902">
            <text:p>1.21902</text:p>
          </table:table-cell>
          <table:table-cell office:value-type="float" office:value="0.473319">
            <text:p>0.473319</text:p>
          </table:table-cell>
          <table:table-cell office:value-type="string">
            <text:p>rBABE1DX23OiNeykADPYAoncY50950_197x146_1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YVF3hr4LSAADw586U6jA872.gif</text:p>
          </table:table-cell>
          <table:table-cell office:value-type="string">
            <text:p>.gif</text:p>
          </table:table-cell>
          <table:table-cell office:value-type="float" office:value="61671">
            <text:p>61671</text:p>
          </table:table-cell>
          <table:table-cell office:value-type="float" office:value="54155">
            <text:p>54155</text:p>
          </table:table-cell>
          <table:table-cell office:value-type="float" office:value="18022">
            <text:p>18022</text:p>
          </table:table-cell>
          <table:table-cell office:value-type="float" office:value="1.2149">
            <text:p>1.2149</text:p>
          </table:table-cell>
          <table:table-cell office:value-type="float" office:value="0.081965">
            <text:p>0.081965</text:p>
          </table:table-cell>
          <table:table-cell office:value-type="string">
            <text:p>rBABE1DYVF3hr4LSAADw586U6jA872_160x298_3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169454">
            <text:p>169454</text:p>
          </table:table-cell>
          <table:table-cell office:value-type="float" office:value="52607">
            <text:p>52607</text:p>
          </table:table-cell>
          <table:table-cell office:value-type="float" office:value="1.21475">
            <text:p>1.21475</text:p>
          </table:table-cell>
          <table:table-cell office:value-type="float" office:value="0.460793">
            <text:p>0.460793</text:p>
          </table:table-cell>
          <table:table-cell office:value-type="string">
            <text:p>rBABE1DXmQ_CmMP4AEP68dF9RRo796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VF3hr4LSAADw586U6jA872.gif</text:p>
          </table:table-cell>
          <table:table-cell office:value-type="string">
            <text:p>.gif</text:p>
          </table:table-cell>
          <table:table-cell office:value-type="float" office:value="61671">
            <text:p>61671</text:p>
          </table:table-cell>
          <table:table-cell office:value-type="float" office:value="75504">
            <text:p>75504</text:p>
          </table:table-cell>
          <table:table-cell office:value-type="float" office:value="24522">
            <text:p>24522</text:p>
          </table:table-cell>
          <table:table-cell office:value-type="float" office:value="1.21451">
            <text:p>1.21451</text:p>
          </table:table-cell>
          <table:table-cell office:value-type="float" office:value="0.0859032">
            <text:p>0.0859032</text:p>
          </table:table-cell>
          <table:table-cell office:value-type="string">
            <text:p>rBABE1DYVF3hr4LSAADw586U6jA872_256x144_5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nXCTyfG-AAREQXy_VvA726.gif</text:p>
          </table:table-cell>
          <table:table-cell office:value-type="string">
            <text:p>.gif</text:p>
          </table:table-cell>
          <table:table-cell office:value-type="float" office:value="279617">
            <text:p>279617</text:p>
          </table:table-cell>
          <table:table-cell office:value-type="float" office:value="46536">
            <text:p>46536</text:p>
          </table:table-cell>
          <table:table-cell office:value-type="float" office:value="6945">
            <text:p>6945</text:p>
          </table:table-cell>
          <table:table-cell office:value-type="float" office:value="1.21192">
            <text:p>1.21192</text:p>
          </table:table-cell>
          <table:table-cell office:value-type="float" office:value="0.0206618">
            <text:p>0.0206618</text:p>
          </table:table-cell>
          <table:table-cell office:value-type="string">
            <text:p>rBABE1DZnXCTyfG-AAREQXy_VvA726_140x104_3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46052">
            <text:p>46052</text:p>
          </table:table-cell>
          <table:table-cell office:value-type="float" office:value="48947">
            <text:p>48947</text:p>
          </table:table-cell>
          <table:table-cell office:value-type="float" office:value="1.21191">
            <text:p>1.21191</text:p>
          </table:table-cell>
          <table:table-cell office:value-type="float" office:value="0.468934">
            <text:p>0.468934</text:p>
          </table:table-cell>
          <table:table-cell office:value-type="string">
            <text:p>rBABE1DX23TRTHTkADIGOlmqSaI937_197x146_1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46990">
            <text:p>46990</text:p>
          </table:table-cell>
          <table:table-cell office:value-type="float" office:value="51132">
            <text:p>51132</text:p>
          </table:table-cell>
          <table:table-cell office:value-type="float" office:value="1.20703">
            <text:p>1.20703</text:p>
          </table:table-cell>
          <table:table-cell office:value-type="float" office:value="0.477088">
            <text:p>0.477088</text:p>
          </table:table-cell>
          <table:table-cell office:value-type="string">
            <text:p>rBABE1DX23Pj53cRADA1Qw763Ds513_197x146_1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45784">
            <text:p>45784</text:p>
          </table:table-cell>
          <table:table-cell office:value-type="float" office:value="47542">
            <text:p>47542</text:p>
          </table:table-cell>
          <table:table-cell office:value-type="float" office:value="1.20011">
            <text:p>1.20011</text:p>
          </table:table-cell>
          <table:table-cell office:value-type="float" office:value="0.081213">
            <text:p>0.081213</text:p>
          </table:table-cell>
          <table:table-cell office:value-type="string">
            <text:p>rBABE1DX23OiNeykADPYAoncY50950_200x2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42197">
            <text:p>42197</text:p>
          </table:table-cell>
          <table:table-cell office:value-type="float" office:value="48966">
            <text:p>48966</text:p>
          </table:table-cell>
          <table:table-cell office:value-type="float" office:value="1.2001">
            <text:p>1.2001</text:p>
          </table:table-cell>
          <table:table-cell office:value-type="float" office:value="0.446884">
            <text:p>0.446884</text:p>
          </table:table-cell>
          <table:table-cell office:value-type="string">
            <text:p>rBABE1DX23Pj53cRADA1Qw763Ds513_167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169454">
            <text:p>169454</text:p>
          </table:table-cell>
          <table:table-cell office:value-type="float" office:value="52607">
            <text:p>52607</text:p>
          </table:table-cell>
          <table:table-cell office:value-type="float" office:value="1.19977">
            <text:p>1.19977</text:p>
          </table:table-cell>
          <table:table-cell office:value-type="float" office:value="0.459947">
            <text:p>0.459947</text:p>
          </table:table-cell>
          <table:table-cell office:value-type="string">
            <text:p>rBABE1DXmQ_CmMP4AEP68dF9RRo796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37771">
            <text:p>37771</text:p>
          </table:table-cell>
          <table:table-cell office:value-type="float" office:value="46624">
            <text:p>46624</text:p>
          </table:table-cell>
          <table:table-cell office:value-type="float" office:value="1.19813">
            <text:p>1.19813</text:p>
          </table:table-cell>
          <table:table-cell office:value-type="float" office:value="0.439781">
            <text:p>0.439781</text:p>
          </table:table-cell>
          <table:table-cell office:value-type="string">
            <text:p>rBABE1DX23OTpIYmAC__UuclT7E285_140x104_3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45784">
            <text:p>45784</text:p>
          </table:table-cell>
          <table:table-cell office:value-type="float" office:value="47542">
            <text:p>47542</text:p>
          </table:table-cell>
          <table:table-cell office:value-type="float" office:value="1.19703">
            <text:p>1.19703</text:p>
          </table:table-cell>
          <table:table-cell office:value-type="float" office:value="0.0820041">
            <text:p>0.0820041</text:p>
          </table:table-cell>
          <table:table-cell office:value-type="string">
            <text:p>rBABE1DX23OiNeykADPYAoncY50950_200x200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43624">
            <text:p>43624</text:p>
          </table:table-cell>
          <table:table-cell office:value-type="float" office:value="47631">
            <text:p>47631</text:p>
          </table:table-cell>
          <table:table-cell office:value-type="float" office:value="1.19692">
            <text:p>1.19692</text:p>
          </table:table-cell>
          <table:table-cell office:value-type="float" office:value="0.0777178">
            <text:p>0.0777178</text:p>
          </table:table-cell>
          <table:table-cell office:value-type="string">
            <text:p>rBABE1DX23LxwOD0ADI6zAdbIwI759_200x200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47397">
            <text:p>47397</text:p>
          </table:table-cell>
          <table:table-cell office:value-type="float" office:value="49329">
            <text:p>49329</text:p>
          </table:table-cell>
          <table:table-cell office:value-type="float" office:value="1.19651">
            <text:p>1.19651</text:p>
          </table:table-cell>
          <table:table-cell office:value-type="float" office:value="0.0777149">
            <text:p>0.0777149</text:p>
          </table:table-cell>
          <table:table-cell office:value-type="string">
            <text:p>rBABE1DX23OhHzHlADI-mtOYz9o296_200x2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41134">
            <text:p>41134</text:p>
          </table:table-cell>
          <table:table-cell office:value-type="float" office:value="47091">
            <text:p>47091</text:p>
          </table:table-cell>
          <table:table-cell office:value-type="float" office:value="1.19601">
            <text:p>1.19601</text:p>
          </table:table-cell>
          <table:table-cell office:value-type="float" office:value="0.447792">
            <text:p>0.447792</text:p>
          </table:table-cell>
          <table:table-cell office:value-type="string">
            <text:p>rBABE1DX23TzR-nhADIoesteoc4225_167x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47397">
            <text:p>47397</text:p>
          </table:table-cell>
          <table:table-cell office:value-type="float" office:value="49329">
            <text:p>49329</text:p>
          </table:table-cell>
          <table:table-cell office:value-type="float" office:value="1.19471">
            <text:p>1.19471</text:p>
          </table:table-cell>
          <table:table-cell office:value-type="float" office:value="0.0780489">
            <text:p>0.0780489</text:p>
          </table:table-cell>
          <table:table-cell office:value-type="string">
            <text:p>rBABE1DX23OhHzHlADI-mtOYz9o296_200x200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40996">
            <text:p>40996</text:p>
          </table:table-cell>
          <table:table-cell office:value-type="float" office:value="48408">
            <text:p>48408</text:p>
          </table:table-cell>
          <table:table-cell office:value-type="float" office:value="1.19466">
            <text:p>1.19466</text:p>
          </table:table-cell>
          <table:table-cell office:value-type="float" office:value="0.445207">
            <text:p>0.445207</text:p>
          </table:table-cell>
          <table:table-cell office:value-type="string">
            <text:p>rBABE1DX23Pj53cRADA1Qw763Ds513_160x298_3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43624">
            <text:p>43624</text:p>
          </table:table-cell>
          <table:table-cell office:value-type="float" office:value="47631">
            <text:p>47631</text:p>
          </table:table-cell>
          <table:table-cell office:value-type="float" office:value="1.19372">
            <text:p>1.19372</text:p>
          </table:table-cell>
          <table:table-cell office:value-type="float" office:value="0.0772951">
            <text:p>0.0772951</text:p>
          </table:table-cell>
          <table:table-cell office:value-type="string">
            <text:p>rBABE1DX23LxwOD0ADI6zAdbIwI759_200x200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45502">
            <text:p>45502</text:p>
          </table:table-cell>
          <table:table-cell office:value-type="float" office:value="48507">
            <text:p>48507</text:p>
          </table:table-cell>
          <table:table-cell office:value-type="float" office:value="1.19356">
            <text:p>1.19356</text:p>
          </table:table-cell>
          <table:table-cell office:value-type="float" office:value="0.0773499">
            <text:p>0.0773499</text:p>
          </table:table-cell>
          <table:table-cell office:value-type="string">
            <text:p>rBABE1DX23TzR-nhADIoesteoc4225_200x200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169454">
            <text:p>169454</text:p>
          </table:table-cell>
          <table:table-cell office:value-type="float" office:value="52607">
            <text:p>52607</text:p>
          </table:table-cell>
          <table:table-cell office:value-type="float" office:value="1.19287">
            <text:p>1.19287</text:p>
          </table:table-cell>
          <table:table-cell office:value-type="float" office:value="0.462963">
            <text:p>0.462963</text:p>
          </table:table-cell>
          <table:table-cell office:value-type="string">
            <text:p>rBABE1DXmQ_CmMP4AEP68dF9RRo796_600x_3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45502">
            <text:p>45502</text:p>
          </table:table-cell>
          <table:table-cell office:value-type="float" office:value="48507">
            <text:p>48507</text:p>
          </table:table-cell>
          <table:table-cell office:value-type="float" office:value="1.19249">
            <text:p>1.19249</text:p>
          </table:table-cell>
          <table:table-cell office:value-type="float" office:value="0.077728">
            <text:p>0.077728</text:p>
          </table:table-cell>
          <table:table-cell office:value-type="string">
            <text:p>rBABE1DX23TzR-nhADIoesteoc4225_200x200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46407">
            <text:p>46407</text:p>
          </table:table-cell>
          <table:table-cell office:value-type="float" office:value="48906">
            <text:p>48906</text:p>
          </table:table-cell>
          <table:table-cell office:value-type="float" office:value="1.19207">
            <text:p>1.19207</text:p>
          </table:table-cell>
          <table:table-cell office:value-type="float" office:value="0.0779068">
            <text:p>0.0779068</text:p>
          </table:table-cell>
          <table:table-cell office:value-type="string">
            <text:p>rBABE1DX23TRTHTkADIGOlmqSaI937_200x2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169454">
            <text:p>169454</text:p>
          </table:table-cell>
          <table:table-cell office:value-type="float" office:value="52607">
            <text:p>52607</text:p>
          </table:table-cell>
          <table:table-cell office:value-type="float" office:value="1.19201">
            <text:p>1.19201</text:p>
          </table:table-cell>
          <table:table-cell office:value-type="float" office:value="0.466492">
            <text:p>0.466492</text:p>
          </table:table-cell>
          <table:table-cell office:value-type="string">
            <text:p>rBABE1DXmQ_CmMP4AEP68dF9RRo796_600x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44671">
            <text:p>44671</text:p>
          </table:table-cell>
          <table:table-cell office:value-type="float" office:value="48767">
            <text:p>48767</text:p>
          </table:table-cell>
          <table:table-cell office:value-type="float" office:value="1.19175">
            <text:p>1.19175</text:p>
          </table:table-cell>
          <table:table-cell office:value-type="float" office:value="0.07845">
            <text:p>0.07845</text:p>
          </table:table-cell>
          <table:table-cell office:value-type="string">
            <text:p>rBABE1DX23LwNeILADMz5aaokvI465_200x200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169454">
            <text:p>169454</text:p>
          </table:table-cell>
          <table:table-cell office:value-type="float" office:value="52607">
            <text:p>52607</text:p>
          </table:table-cell>
          <table:table-cell office:value-type="float" office:value="1.19143">
            <text:p>1.19143</text:p>
          </table:table-cell>
          <table:table-cell office:value-type="float" office:value="0.46373">
            <text:p>0.46373</text:p>
          </table:table-cell>
          <table:table-cell office:value-type="string">
            <text:p>rBABE1DXmQ_CmMP4AEP68dF9RRo796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169454">
            <text:p>169454</text:p>
          </table:table-cell>
          <table:table-cell office:value-type="float" office:value="52607">
            <text:p>52607</text:p>
          </table:table-cell>
          <table:table-cell office:value-type="float" office:value="1.19131">
            <text:p>1.19131</text:p>
          </table:table-cell>
          <table:table-cell office:value-type="float" office:value="0.467616">
            <text:p>0.467616</text:p>
          </table:table-cell>
          <table:table-cell office:value-type="string">
            <text:p>rBABE1DXmQ_CmMP4AEP68dF9RRo796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37896">
            <text:p>37896</text:p>
          </table:table-cell>
          <table:table-cell office:value-type="float" office:value="46330">
            <text:p>46330</text:p>
          </table:table-cell>
          <table:table-cell office:value-type="float" office:value="1.19114">
            <text:p>1.19114</text:p>
          </table:table-cell>
          <table:table-cell office:value-type="float" office:value="0.456538">
            <text:p>0.456538</text:p>
          </table:table-cell>
          <table:table-cell office:value-type="string">
            <text:p>rBABE1DX23LxwOD0ADI6zAdbIwI759_167x104_5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46407">
            <text:p>46407</text:p>
          </table:table-cell>
          <table:table-cell office:value-type="float" office:value="48906">
            <text:p>48906</text:p>
          </table:table-cell>
          <table:table-cell office:value-type="float" office:value="1.19111">
            <text:p>1.19111</text:p>
          </table:table-cell>
          <table:table-cell office:value-type="float" office:value="0.0783799">
            <text:p>0.0783799</text:p>
          </table:table-cell>
          <table:table-cell office:value-type="string">
            <text:p>rBABE1DX23TRTHTkADIGOlmqSaI937_200x200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45999">
            <text:p>45999</text:p>
          </table:table-cell>
          <table:table-cell office:value-type="float" office:value="49891">
            <text:p>49891</text:p>
          </table:table-cell>
          <table:table-cell office:value-type="float" office:value="1.18976">
            <text:p>1.18976</text:p>
          </table:table-cell>
          <table:table-cell office:value-type="float" office:value="0.075706">
            <text:p>0.075706</text:p>
          </table:table-cell>
          <table:table-cell office:value-type="string">
            <text:p>rBABE1DX23OTpIYmAC__UuclT7E285_200x2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39477">
            <text:p>39477</text:p>
          </table:table-cell>
          <table:table-cell office:value-type="float" office:value="46330">
            <text:p>46330</text:p>
          </table:table-cell>
          <table:table-cell office:value-type="float" office:value="1.18968">
            <text:p>1.18968</text:p>
          </table:table-cell>
          <table:table-cell office:value-type="float" office:value="0.448937">
            <text:p>0.448937</text:p>
          </table:table-cell>
          <table:table-cell office:value-type="string">
            <text:p>rBABE1DX23LxwOD0ADI6zAdbIwI759_167x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45999">
            <text:p>45999</text:p>
          </table:table-cell>
          <table:table-cell office:value-type="float" office:value="49891">
            <text:p>49891</text:p>
          </table:table-cell>
          <table:table-cell office:value-type="float" office:value="1.18888">
            <text:p>1.18888</text:p>
          </table:table-cell>
          <table:table-cell office:value-type="float" office:value="0.075619">
            <text:p>0.075619</text:p>
          </table:table-cell>
          <table:table-cell office:value-type="string">
            <text:p>rBABE1DX23OTpIYmAC__UuclT7E285_200x200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47259">
            <text:p>47259</text:p>
          </table:table-cell>
          <table:table-cell office:value-type="float" office:value="51009">
            <text:p>51009</text:p>
          </table:table-cell>
          <table:table-cell office:value-type="float" office:value="1.18832">
            <text:p>1.18832</text:p>
          </table:table-cell>
          <table:table-cell office:value-type="float" office:value="0.07531">
            <text:p>0.07531</text:p>
          </table:table-cell>
          <table:table-cell office:value-type="string">
            <text:p>rBABE1DX23Pj53cRADA1Qw763Ds513_200x2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40036">
            <text:p>40036</text:p>
          </table:table-cell>
          <table:table-cell office:value-type="float" office:value="47359">
            <text:p>47359</text:p>
          </table:table-cell>
          <table:table-cell office:value-type="float" office:value="1.18828">
            <text:p>1.18828</text:p>
          </table:table-cell>
          <table:table-cell office:value-type="float" office:value="0.45738">
            <text:p>0.45738</text:p>
          </table:table-cell>
          <table:table-cell office:value-type="string">
            <text:p>rBABE1DX23TRTHTkADIGOlmqSaI937_167x10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41764">
            <text:p>41764</text:p>
          </table:table-cell>
          <table:table-cell office:value-type="float" office:value="46335">
            <text:p>46335</text:p>
          </table:table-cell>
          <table:table-cell office:value-type="float" office:value="1.18822">
            <text:p>1.18822</text:p>
          </table:table-cell>
          <table:table-cell office:value-type="float" office:value="0.453471">
            <text:p>0.453471</text:p>
          </table:table-cell>
          <table:table-cell office:value-type="string">
            <text:p>rBABE1DX23OiNeykADPYAoncY50950_167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42791">
            <text:p>42791</text:p>
          </table:table-cell>
          <table:table-cell office:value-type="float" office:value="47867">
            <text:p>47867</text:p>
          </table:table-cell>
          <table:table-cell office:value-type="float" office:value="1.18812">
            <text:p>1.18812</text:p>
          </table:table-cell>
          <table:table-cell office:value-type="float" office:value="0.449707">
            <text:p>0.449707</text:p>
          </table:table-cell>
          <table:table-cell office:value-type="string">
            <text:p>rBABE1DX23OhHzHlADI-mtOYz9o296_167x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47259">
            <text:p>47259</text:p>
          </table:table-cell>
          <table:table-cell office:value-type="float" office:value="51009">
            <text:p>51009</text:p>
          </table:table-cell>
          <table:table-cell office:value-type="float" office:value="1.18771">
            <text:p>1.18771</text:p>
          </table:table-cell>
          <table:table-cell office:value-type="float" office:value="0.0763478">
            <text:p>0.0763478</text:p>
          </table:table-cell>
          <table:table-cell office:value-type="string">
            <text:p>rBABE1DX23Pj53cRADA1Qw763Ds513_200x200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40184">
            <text:p>40184</text:p>
          </table:table-cell>
          <table:table-cell office:value-type="float" office:value="46829">
            <text:p>46829</text:p>
          </table:table-cell>
          <table:table-cell office:value-type="float" office:value="1.18735">
            <text:p>1.18735</text:p>
          </table:table-cell>
          <table:table-cell office:value-type="float" office:value="0.455064">
            <text:p>0.455064</text:p>
          </table:table-cell>
          <table:table-cell office:value-type="string">
            <text:p>rBABE1DX23TzR-nhADIoesteoc4225_160x298_3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38548">
            <text:p>38548</text:p>
          </table:table-cell>
          <table:table-cell office:value-type="float" office:value="46018">
            <text:p>46018</text:p>
          </table:table-cell>
          <table:table-cell office:value-type="float" office:value="1.18693">
            <text:p>1.18693</text:p>
          </table:table-cell>
          <table:table-cell office:value-type="float" office:value="0.445559">
            <text:p>0.445559</text:p>
          </table:table-cell>
          <table:table-cell office:value-type="string">
            <text:p>rBABE1DX23LxwOD0ADI6zAdbIwI759_160x298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41311">
            <text:p>41311</text:p>
          </table:table-cell>
          <table:table-cell office:value-type="float" office:value="47315">
            <text:p>47315</text:p>
          </table:table-cell>
          <table:table-cell office:value-type="float" office:value="1.18667">
            <text:p>1.18667</text:p>
          </table:table-cell>
          <table:table-cell office:value-type="float" office:value="0.450532">
            <text:p>0.450532</text:p>
          </table:table-cell>
          <table:table-cell office:value-type="string">
            <text:p>rBABE1DX23OhHzHlADI-mtOYz9o296_160x298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40593">
            <text:p>40593</text:p>
          </table:table-cell>
          <table:table-cell office:value-type="float" office:value="46028">
            <text:p>46028</text:p>
          </table:table-cell>
          <table:table-cell office:value-type="float" office:value="1.18505">
            <text:p>1.18505</text:p>
          </table:table-cell>
          <table:table-cell office:value-type="float" office:value="0.459514">
            <text:p>0.459514</text:p>
          </table:table-cell>
          <table:table-cell office:value-type="string">
            <text:p>rBABE1DX23OiNeykADPYAoncY50950_160x298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39570">
            <text:p>39570</text:p>
          </table:table-cell>
          <table:table-cell office:value-type="float" office:value="46335">
            <text:p>46335</text:p>
          </table:table-cell>
          <table:table-cell office:value-type="float" office:value="1.18503">
            <text:p>1.18503</text:p>
          </table:table-cell>
          <table:table-cell office:value-type="float" office:value="0.460017">
            <text:p>0.460017</text:p>
          </table:table-cell>
          <table:table-cell office:value-type="string">
            <text:p>rBABE1DX23OiNeykADPYAoncY50950_167x10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41804">
            <text:p>41804</text:p>
          </table:table-cell>
          <table:table-cell office:value-type="float" office:value="47359">
            <text:p>47359</text:p>
          </table:table-cell>
          <table:table-cell office:value-type="float" office:value="1.18487">
            <text:p>1.18487</text:p>
          </table:table-cell>
          <table:table-cell office:value-type="float" office:value="0.451641">
            <text:p>0.451641</text:p>
          </table:table-cell>
          <table:table-cell office:value-type="string">
            <text:p>rBABE1DX23TRTHTkADIGOlmqSaI937_167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40850">
            <text:p>40850</text:p>
          </table:table-cell>
          <table:table-cell office:value-type="float" office:value="47867">
            <text:p>47867</text:p>
          </table:table-cell>
          <table:table-cell office:value-type="float" office:value="1.18478">
            <text:p>1.18478</text:p>
          </table:table-cell>
          <table:table-cell office:value-type="float" office:value="0.457489">
            <text:p>0.457489</text:p>
          </table:table-cell>
          <table:table-cell office:value-type="string">
            <text:p>rBABE1DX23OhHzHlADI-mtOYz9o296_167x104_5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41311">
            <text:p>41311</text:p>
          </table:table-cell>
          <table:table-cell office:value-type="float" office:value="47315">
            <text:p>47315</text:p>
          </table:table-cell>
          <table:table-cell office:value-type="float" office:value="1.18435">
            <text:p>1.18435</text:p>
          </table:table-cell>
          <table:table-cell office:value-type="float" office:value="0.452652">
            <text:p>0.452652</text:p>
          </table:table-cell>
          <table:table-cell office:value-type="string">
            <text:p>rBABE1DX23OhHzHlADI-mtOYz9o296_160x298_5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40593">
            <text:p>40593</text:p>
          </table:table-cell>
          <table:table-cell office:value-type="float" office:value="46028">
            <text:p>46028</text:p>
          </table:table-cell>
          <table:table-cell office:value-type="float" office:value="1.18403">
            <text:p>1.18403</text:p>
          </table:table-cell>
          <table:table-cell office:value-type="float" office:value="0.460016">
            <text:p>0.460016</text:p>
          </table:table-cell>
          <table:table-cell office:value-type="string">
            <text:p>rBABE1DX23OiNeykADPYAoncY50950_160x298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40282">
            <text:p>40282</text:p>
          </table:table-cell>
          <table:table-cell office:value-type="float" office:value="47179">
            <text:p>47179</text:p>
          </table:table-cell>
          <table:table-cell office:value-type="float" office:value="1.18383">
            <text:p>1.18383</text:p>
          </table:table-cell>
          <table:table-cell office:value-type="float" office:value="0.44937">
            <text:p>0.44937</text:p>
          </table:table-cell>
          <table:table-cell office:value-type="string">
            <text:p>rBABE1DX23LwNeILADMz5aaokvI465_167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38548">
            <text:p>38548</text:p>
          </table:table-cell>
          <table:table-cell office:value-type="float" office:value="46018">
            <text:p>46018</text:p>
          </table:table-cell>
          <table:table-cell office:value-type="float" office:value="1.18333">
            <text:p>1.18333</text:p>
          </table:table-cell>
          <table:table-cell office:value-type="float" office:value="0.451903">
            <text:p>0.451903</text:p>
          </table:table-cell>
          <table:table-cell office:value-type="string">
            <text:p>rBABE1DX23LxwOD0ADI6zAdbIwI759_160x298_3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41311">
            <text:p>41311</text:p>
          </table:table-cell>
          <table:table-cell office:value-type="float" office:value="47315">
            <text:p>47315</text:p>
          </table:table-cell>
          <table:table-cell office:value-type="float" office:value="1.1827">
            <text:p>1.1827</text:p>
          </table:table-cell>
          <table:table-cell office:value-type="float" office:value="0.446755">
            <text:p>0.446755</text:p>
          </table:table-cell>
          <table:table-cell office:value-type="string">
            <text:p>rBABE1DX23OhHzHlADI-mtOYz9o296_160x298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40644">
            <text:p>40644</text:p>
          </table:table-cell>
          <table:table-cell office:value-type="float" office:value="47017">
            <text:p>47017</text:p>
          </table:table-cell>
          <table:table-cell office:value-type="float" office:value="1.18201">
            <text:p>1.18201</text:p>
          </table:table-cell>
          <table:table-cell office:value-type="float" office:value="0.451919">
            <text:p>0.451919</text:p>
          </table:table-cell>
          <table:table-cell office:value-type="string">
            <text:p>rBABE1DX23TRTHTkADIGOlmqSaI937_160x298_5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40593">
            <text:p>40593</text:p>
          </table:table-cell>
          <table:table-cell office:value-type="float" office:value="46028">
            <text:p>46028</text:p>
          </table:table-cell>
          <table:table-cell office:value-type="float" office:value="1.18155">
            <text:p>1.18155</text:p>
          </table:table-cell>
          <table:table-cell office:value-type="float" office:value="0.452381">
            <text:p>0.452381</text:p>
          </table:table-cell>
          <table:table-cell office:value-type="string">
            <text:p>rBABE1DX23OiNeykADPYAoncY50950_160x298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40644">
            <text:p>40644</text:p>
          </table:table-cell>
          <table:table-cell office:value-type="float" office:value="47017">
            <text:p>47017</text:p>
          </table:table-cell>
          <table:table-cell office:value-type="float" office:value="1.18101">
            <text:p>1.18101</text:p>
          </table:table-cell>
          <table:table-cell office:value-type="float" office:value="0.45128">
            <text:p>0.45128</text:p>
          </table:table-cell>
          <table:table-cell office:value-type="string">
            <text:p>rBABE1DX23TRTHTkADIGOlmqSaI937_160x298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39347">
            <text:p>39347</text:p>
          </table:table-cell>
          <table:table-cell office:value-type="float" office:value="47091">
            <text:p>47091</text:p>
          </table:table-cell>
          <table:table-cell office:value-type="float" office:value="1.18076">
            <text:p>1.18076</text:p>
          </table:table-cell>
          <table:table-cell office:value-type="float" office:value="0.455053">
            <text:p>0.455053</text:p>
          </table:table-cell>
          <table:table-cell office:value-type="string">
            <text:p>rBABE1DX23TzR-nhADIoesteoc4225_167x104_5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40644">
            <text:p>40644</text:p>
          </table:table-cell>
          <table:table-cell office:value-type="float" office:value="47017">
            <text:p>47017</text:p>
          </table:table-cell>
          <table:table-cell office:value-type="float" office:value="1.18048">
            <text:p>1.18048</text:p>
          </table:table-cell>
          <table:table-cell office:value-type="float" office:value="0.460588">
            <text:p>0.460588</text:p>
          </table:table-cell>
          <table:table-cell office:value-type="string">
            <text:p>rBABE1DX23TRTHTkADIGOlmqSaI937_160x298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38881">
            <text:p>38881</text:p>
          </table:table-cell>
          <table:table-cell office:value-type="float" office:value="47179">
            <text:p>47179</text:p>
          </table:table-cell>
          <table:table-cell office:value-type="float" office:value="1.18011">
            <text:p>1.18011</text:p>
          </table:table-cell>
          <table:table-cell office:value-type="float" office:value="0.456206">
            <text:p>0.456206</text:p>
          </table:table-cell>
          <table:table-cell office:value-type="string">
            <text:p>rBABE1DX23LwNeILADMz5aaokvI465_167x104_5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40184">
            <text:p>40184</text:p>
          </table:table-cell>
          <table:table-cell office:value-type="float" office:value="46829">
            <text:p>46829</text:p>
          </table:table-cell>
          <table:table-cell office:value-type="float" office:value="1.17978">
            <text:p>1.17978</text:p>
          </table:table-cell>
          <table:table-cell office:value-type="float" office:value="0.451214">
            <text:p>0.451214</text:p>
          </table:table-cell>
          <table:table-cell office:value-type="string">
            <text:p>rBABE1DX23TzR-nhADIoesteoc4225_160x298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40184">
            <text:p>40184</text:p>
          </table:table-cell>
          <table:table-cell office:value-type="float" office:value="46829">
            <text:p>46829</text:p>
          </table:table-cell>
          <table:table-cell office:value-type="float" office:value="1.1795">
            <text:p>1.1795</text:p>
          </table:table-cell>
          <table:table-cell office:value-type="float" office:value="0.452649">
            <text:p>0.452649</text:p>
          </table:table-cell>
          <table:table-cell office:value-type="string">
            <text:p>rBABE1DX23TzR-nhADIoesteoc4225_160x298_5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40205">
            <text:p>40205</text:p>
          </table:table-cell>
          <table:table-cell office:value-type="float" office:value="47693">
            <text:p>47693</text:p>
          </table:table-cell>
          <table:table-cell office:value-type="float" office:value="1.17913">
            <text:p>1.17913</text:p>
          </table:table-cell>
          <table:table-cell office:value-type="float" office:value="0.445877">
            <text:p>0.445877</text:p>
          </table:table-cell>
          <table:table-cell office:value-type="string">
            <text:p>rBABE1DX23OTpIYmAC__UuclT7E285_160x298_3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39167">
            <text:p>39167</text:p>
          </table:table-cell>
          <table:table-cell office:value-type="float" office:value="46773">
            <text:p>46773</text:p>
          </table:table-cell>
          <table:table-cell office:value-type="float" office:value="1.17868">
            <text:p>1.17868</text:p>
          </table:table-cell>
          <table:table-cell office:value-type="float" office:value="0.447548">
            <text:p>0.447548</text:p>
          </table:table-cell>
          <table:table-cell office:value-type="string">
            <text:p>rBABE1DX23LwNeILADMz5aaokvI465_160x298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40205">
            <text:p>40205</text:p>
          </table:table-cell>
          <table:table-cell office:value-type="float" office:value="47693">
            <text:p>47693</text:p>
          </table:table-cell>
          <table:table-cell office:value-type="float" office:value="1.17861">
            <text:p>1.17861</text:p>
          </table:table-cell>
          <table:table-cell office:value-type="float" office:value="0.454206">
            <text:p>0.454206</text:p>
          </table:table-cell>
          <table:table-cell office:value-type="string">
            <text:p>rBABE1DX23OTpIYmAC__UuclT7E285_160x298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136792">
            <text:p>136792</text:p>
          </table:table-cell>
          <table:table-cell office:value-type="float" office:value="41876">
            <text:p>41876</text:p>
          </table:table-cell>
          <table:table-cell office:value-type="float" office:value="1.17848">
            <text:p>1.17848</text:p>
          </table:table-cell>
          <table:table-cell office:value-type="float" office:value="0.453234">
            <text:p>0.453234</text:p>
          </table:table-cell>
          <table:table-cell office:value-type="string">
            <text:p>rBABE1DXmQ_CmMP4AEP68dF9RRo796_522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108309">
            <text:p>108309</text:p>
          </table:table-cell>
          <table:table-cell office:value-type="float" office:value="41992">
            <text:p>41992</text:p>
          </table:table-cell>
          <table:table-cell office:value-type="float" office:value="1.17812">
            <text:p>1.17812</text:p>
          </table:table-cell>
          <table:table-cell office:value-type="float" office:value="0.467824">
            <text:p>0.467824</text:p>
          </table:table-cell>
          <table:table-cell office:value-type="string">
            <text:p>rBABE1DXmQ_CmMP4AEP68dF9RRo796_522x294_5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40996">
            <text:p>40996</text:p>
          </table:table-cell>
          <table:table-cell office:value-type="float" office:value="48408">
            <text:p>48408</text:p>
          </table:table-cell>
          <table:table-cell office:value-type="float" office:value="1.17756">
            <text:p>1.17756</text:p>
          </table:table-cell>
          <table:table-cell office:value-type="float" office:value="0.450684">
            <text:p>0.450684</text:p>
          </table:table-cell>
          <table:table-cell office:value-type="string">
            <text:p>rBABE1DX23Pj53cRADA1Qw763Ds513_160x298_5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40205">
            <text:p>40205</text:p>
          </table:table-cell>
          <table:table-cell office:value-type="float" office:value="47693">
            <text:p>47693</text:p>
          </table:table-cell>
          <table:table-cell office:value-type="float" office:value="1.17729">
            <text:p>1.17729</text:p>
          </table:table-cell>
          <table:table-cell office:value-type="float" office:value="0.449506">
            <text:p>0.449506</text:p>
          </table:table-cell>
          <table:table-cell office:value-type="string">
            <text:p>rBABE1DX23OTpIYmAC__UuclT7E285_160x298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39598">
            <text:p>39598</text:p>
          </table:table-cell>
          <table:table-cell office:value-type="float" office:value="48117">
            <text:p>48117</text:p>
          </table:table-cell>
          <table:table-cell office:value-type="float" office:value="1.1771">
            <text:p>1.1771</text:p>
          </table:table-cell>
          <table:table-cell office:value-type="float" office:value="0.454661">
            <text:p>0.454661</text:p>
          </table:table-cell>
          <table:table-cell office:value-type="string">
            <text:p>rBABE1DX23OTpIYmAC__UuclT7E285_167x104_5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40996">
            <text:p>40996</text:p>
          </table:table-cell>
          <table:table-cell office:value-type="float" office:value="48408">
            <text:p>48408</text:p>
          </table:table-cell>
          <table:table-cell office:value-type="float" office:value="1.177">
            <text:p>1.177</text:p>
          </table:table-cell>
          <table:table-cell office:value-type="float" office:value="0.447556">
            <text:p>0.447556</text:p>
          </table:table-cell>
          <table:table-cell office:value-type="string">
            <text:p>rBABE1DX23Pj53cRADA1Qw763Ds513_160x298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37221">
            <text:p>37221</text:p>
          </table:table-cell>
          <table:table-cell office:value-type="float" office:value="45968">
            <text:p>45968</text:p>
          </table:table-cell>
          <table:table-cell office:value-type="float" office:value="1.17648">
            <text:p>1.17648</text:p>
          </table:table-cell>
          <table:table-cell office:value-type="float" office:value="0.449914">
            <text:p>0.449914</text:p>
          </table:table-cell>
          <table:table-cell office:value-type="string">
            <text:p>rBABE1DX23LwNeILADMz5aaokvI465_140x104_1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41272">
            <text:p>41272</text:p>
          </table:table-cell>
          <table:table-cell office:value-type="float" office:value="48117">
            <text:p>48117</text:p>
          </table:table-cell>
          <table:table-cell office:value-type="float" office:value="1.17574">
            <text:p>1.17574</text:p>
          </table:table-cell>
          <table:table-cell office:value-type="float" office:value="0.446884">
            <text:p>0.446884</text:p>
          </table:table-cell>
          <table:table-cell office:value-type="string">
            <text:p>rBABE1DX23OTpIYmAC__UuclT7E285_167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38855">
            <text:p>38855</text:p>
          </table:table-cell>
          <table:table-cell office:value-type="float" office:value="46479">
            <text:p>46479</text:p>
          </table:table-cell>
          <table:table-cell office:value-type="float" office:value="1.17545">
            <text:p>1.17545</text:p>
          </table:table-cell>
          <table:table-cell office:value-type="float" office:value="0.449534">
            <text:p>0.449534</text:p>
          </table:table-cell>
          <table:table-cell office:value-type="string">
            <text:p>rBABE1DX23OhHzHlADI-mtOYz9o296_140x104_1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38421">
            <text:p>38421</text:p>
          </table:table-cell>
          <table:table-cell office:value-type="float" office:value="46223">
            <text:p>46223</text:p>
          </table:table-cell>
          <table:table-cell office:value-type="float" office:value="1.17427">
            <text:p>1.17427</text:p>
          </table:table-cell>
          <table:table-cell office:value-type="float" office:value="0.452071">
            <text:p>0.452071</text:p>
          </table:table-cell>
          <table:table-cell office:value-type="string">
            <text:p>rBABE1DX23TRTHTkADIGOlmqSaI937_140x104_1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34084">
            <text:p>34084</text:p>
          </table:table-cell>
          <table:table-cell office:value-type="float" office:value="44607">
            <text:p>44607</text:p>
          </table:table-cell>
          <table:table-cell office:value-type="float" office:value="1.17392">
            <text:p>1.17392</text:p>
          </table:table-cell>
          <table:table-cell office:value-type="float" office:value="0.0759149">
            <text:p>0.0759149</text:p>
          </table:table-cell>
          <table:table-cell office:value-type="string">
            <text:p>rBABE1DX23TzR-nhADIoesteoc4225_100x100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37848">
            <text:p>37848</text:p>
          </table:table-cell>
          <table:table-cell office:value-type="float" office:value="45968">
            <text:p>45968</text:p>
          </table:table-cell>
          <table:table-cell office:value-type="float" office:value="1.17387">
            <text:p>1.17387</text:p>
          </table:table-cell>
          <table:table-cell office:value-type="float" office:value="0.449412">
            <text:p>0.449412</text:p>
          </table:table-cell>
          <table:table-cell office:value-type="string">
            <text:p>rBABE1DX23TzR-nhADIoesteoc4225_140x104_1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38548">
            <text:p>38548</text:p>
          </table:table-cell>
          <table:table-cell office:value-type="float" office:value="46018">
            <text:p>46018</text:p>
          </table:table-cell>
          <table:table-cell office:value-type="float" office:value="1.1738">
            <text:p>1.1738</text:p>
          </table:table-cell>
          <table:table-cell office:value-type="float" office:value="0.455069">
            <text:p>0.455069</text:p>
          </table:table-cell>
          <table:table-cell office:value-type="string">
            <text:p>rBABE1DX23LxwOD0ADI6zAdbIwI759_160x298_5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38552">
            <text:p>38552</text:p>
          </table:table-cell>
          <table:table-cell office:value-type="float" office:value="45411">
            <text:p>45411</text:p>
          </table:table-cell>
          <table:table-cell office:value-type="float" office:value="1.17297">
            <text:p>1.17297</text:p>
          </table:table-cell>
          <table:table-cell office:value-type="float" office:value="0.449307">
            <text:p>0.449307</text:p>
          </table:table-cell>
          <table:table-cell office:value-type="string">
            <text:p>rBABE1DX23OiNeykADPYAoncY50950_140x104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36575">
            <text:p>36575</text:p>
          </table:table-cell>
          <table:table-cell office:value-type="float" office:value="45292">
            <text:p>45292</text:p>
          </table:table-cell>
          <table:table-cell office:value-type="float" office:value="1.1723">
            <text:p>1.1723</text:p>
          </table:table-cell>
          <table:table-cell office:value-type="float" office:value="0.447449">
            <text:p>0.447449</text:p>
          </table:table-cell>
          <table:table-cell office:value-type="string">
            <text:p>rBABE1DX23LxwOD0ADI6zAdbIwI759_140x104_1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37961">
            <text:p>37961</text:p>
          </table:table-cell>
          <table:table-cell office:value-type="float" office:value="46657">
            <text:p>46657</text:p>
          </table:table-cell>
          <table:table-cell office:value-type="float" office:value="1.17175">
            <text:p>1.17175</text:p>
          </table:table-cell>
          <table:table-cell office:value-type="float" office:value="0.445413">
            <text:p>0.445413</text:p>
          </table:table-cell>
          <table:table-cell office:value-type="string">
            <text:p>rBABE1DX23OTpIYmAC__UuclT7E285_140x104_1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38510">
            <text:p>38510</text:p>
          </table:table-cell>
          <table:table-cell office:value-type="float" office:value="47332">
            <text:p>47332</text:p>
          </table:table-cell>
          <table:table-cell office:value-type="float" office:value="1.17137">
            <text:p>1.17137</text:p>
          </table:table-cell>
          <table:table-cell office:value-type="float" office:value="0.443552">
            <text:p>0.443552</text:p>
          </table:table-cell>
          <table:table-cell office:value-type="string">
            <text:p>rBABE1DX23Pj53cRADA1Qw763Ds513_140x104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36505">
            <text:p>36505</text:p>
          </table:table-cell>
          <table:table-cell office:value-type="float" office:value="45280">
            <text:p>45280</text:p>
          </table:table-cell>
          <table:table-cell office:value-type="float" office:value="1.17125">
            <text:p>1.17125</text:p>
          </table:table-cell>
          <table:table-cell office:value-type="float" office:value="0.443294">
            <text:p>0.443294</text:p>
          </table:table-cell>
          <table:table-cell office:value-type="string">
            <text:p>rBABE1DX23LxwOD0ADI6zAdbIwI759_140x104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38560">
            <text:p>38560</text:p>
          </table:table-cell>
          <table:table-cell office:value-type="float" office:value="47376">
            <text:p>47376</text:p>
          </table:table-cell>
          <table:table-cell office:value-type="float" office:value="1.17068">
            <text:p>1.17068</text:p>
          </table:table-cell>
          <table:table-cell office:value-type="float" office:value="0.447434">
            <text:p>0.447434</text:p>
          </table:table-cell>
          <table:table-cell office:value-type="string">
            <text:p>rBABE1DX23Pj53cRADA1Qw763Ds513_140x104_1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34791">
            <text:p>34791</text:p>
          </table:table-cell>
          <table:table-cell office:value-type="float" office:value="44930">
            <text:p>44930</text:p>
          </table:table-cell>
          <table:table-cell office:value-type="float" office:value="1.16866">
            <text:p>1.16866</text:p>
          </table:table-cell>
          <table:table-cell office:value-type="float" office:value="0.076458">
            <text:p>0.076458</text:p>
          </table:table-cell>
          <table:table-cell office:value-type="string">
            <text:p>rBABE1DX23OhHzHlADI-mtOYz9o296_100x100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33510">
            <text:p>33510</text:p>
          </table:table-cell>
          <table:table-cell office:value-type="float" office:value="44497">
            <text:p>44497</text:p>
          </table:table-cell>
          <table:table-cell office:value-type="float" office:value="1.16825">
            <text:p>1.16825</text:p>
          </table:table-cell>
          <table:table-cell office:value-type="float" office:value="0.076874">
            <text:p>0.076874</text:p>
          </table:table-cell>
          <table:table-cell office:value-type="string">
            <text:p>rBABE1DX23LwNeILADMz5aaokvI465_100x100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38826">
            <text:p>38826</text:p>
          </table:table-cell>
          <table:table-cell office:value-type="float" office:value="46460">
            <text:p>46460</text:p>
          </table:table-cell>
          <table:table-cell office:value-type="float" office:value="1.16794">
            <text:p>1.16794</text:p>
          </table:table-cell>
          <table:table-cell office:value-type="float" office:value="0.4444">
            <text:p>0.4444</text:p>
          </table:table-cell>
          <table:table-cell office:value-type="string">
            <text:p>rBABE1DX23OhHzHlADI-mtOYz9o296_140x104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37879">
            <text:p>37879</text:p>
          </table:table-cell>
          <table:table-cell office:value-type="float" office:value="45985">
            <text:p>45985</text:p>
          </table:table-cell>
          <table:table-cell office:value-type="float" office:value="1.16785">
            <text:p>1.16785</text:p>
          </table:table-cell>
          <table:table-cell office:value-type="float" office:value="0.444458">
            <text:p>0.444458</text:p>
          </table:table-cell>
          <table:table-cell office:value-type="string">
            <text:p>rBABE1DX23TzR-nhADIoesteoc4225_140x104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38390">
            <text:p>38390</text:p>
          </table:table-cell>
          <table:table-cell office:value-type="float" office:value="46207">
            <text:p>46207</text:p>
          </table:table-cell>
          <table:table-cell office:value-type="float" office:value="1.16745">
            <text:p>1.16745</text:p>
          </table:table-cell>
          <table:table-cell office:value-type="float" office:value="0.445468">
            <text:p>0.445468</text:p>
          </table:table-cell>
          <table:table-cell office:value-type="string">
            <text:p>rBABE1DX23TRTHTkADIGOlmqSaI937_140x104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37039">
            <text:p>37039</text:p>
          </table:table-cell>
          <table:table-cell office:value-type="float" office:value="45908">
            <text:p>45908</text:p>
          </table:table-cell>
          <table:table-cell office:value-type="float" office:value="1.16676">
            <text:p>1.16676</text:p>
          </table:table-cell>
          <table:table-cell office:value-type="float" office:value="0.444812">
            <text:p>0.444812</text:p>
          </table:table-cell>
          <table:table-cell office:value-type="string">
            <text:p>rBABE1DX23LwNeILADMz5aaokvI465_140x104_3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33348">
            <text:p>33348</text:p>
          </table:table-cell>
          <table:table-cell office:value-type="float" office:value="44178">
            <text:p>44178</text:p>
          </table:table-cell>
          <table:table-cell office:value-type="float" office:value="1.16499">
            <text:p>1.16499</text:p>
          </table:table-cell>
          <table:table-cell office:value-type="float" office:value="0.0763099">
            <text:p>0.0763099</text:p>
          </table:table-cell>
          <table:table-cell office:value-type="string">
            <text:p>rBABE1DX23LxwOD0ADI6zAdbIwI759_100x100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34827">
            <text:p>34827</text:p>
          </table:table-cell>
          <table:table-cell office:value-type="float" office:value="44215">
            <text:p>44215</text:p>
          </table:table-cell>
          <table:table-cell office:value-type="float" office:value="1.16499">
            <text:p>1.16499</text:p>
          </table:table-cell>
          <table:table-cell office:value-type="float" office:value="0.0795469">
            <text:p>0.0795469</text:p>
          </table:table-cell>
          <table:table-cell office:value-type="string">
            <text:p>rBABE1DX23OiNeykADPYAoncY50950_100x100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34314">
            <text:p>34314</text:p>
          </table:table-cell>
          <table:table-cell office:value-type="float" office:value="45429">
            <text:p>45429</text:p>
          </table:table-cell>
          <table:table-cell office:value-type="float" office:value="1.16275">
            <text:p>1.16275</text:p>
          </table:table-cell>
          <table:table-cell office:value-type="float" office:value="0.0737441">
            <text:p>0.0737441</text:p>
          </table:table-cell>
          <table:table-cell office:value-type="string">
            <text:p>rBABE1DX23Pj53cRADA1Qw763Ds513_100x100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34389">
            <text:p>34389</text:p>
          </table:table-cell>
          <table:table-cell office:value-type="float" office:value="44713">
            <text:p>44713</text:p>
          </table:table-cell>
          <table:table-cell office:value-type="float" office:value="1.16231">
            <text:p>1.16231</text:p>
          </table:table-cell>
          <table:table-cell office:value-type="float" office:value="0.0771539">
            <text:p>0.0771539</text:p>
          </table:table-cell>
          <table:table-cell office:value-type="string">
            <text:p>rBABE1DX23TRTHTkADIGOlmqSaI937_100x100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33961">
            <text:p>33961</text:p>
          </table:table-cell>
          <table:table-cell office:value-type="float" office:value="45023">
            <text:p>45023</text:p>
          </table:table-cell>
          <table:table-cell office:value-type="float" office:value="1.16148">
            <text:p>1.16148</text:p>
          </table:table-cell>
          <table:table-cell office:value-type="float" office:value="0.0736198">
            <text:p>0.0736198</text:p>
          </table:table-cell>
          <table:table-cell office:value-type="string">
            <text:p>rBABE1DX23OTpIYmAC__UuclT7E285_100x100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23OiNeykADPYAoncY50950.jpg</text:p>
          </table:table-cell>
          <table:table-cell office:value-type="string">
            <text:p>.jpg</text:p>
          </table:table-cell>
          <table:table-cell office:value-type="float" office:value="3397634">
            <text:p>3397634</text:p>
          </table:table-cell>
          <table:table-cell office:value-type="float" office:value="31521">
            <text:p>31521</text:p>
          </table:table-cell>
          <table:table-cell office:value-type="float" office:value="43138">
            <text:p>43138</text:p>
          </table:table-cell>
          <table:table-cell office:value-type="float" office:value="1.15468">
            <text:p>1.15468</text:p>
          </table:table-cell>
          <table:table-cell office:value-type="float" office:value="0.0785751">
            <text:p>0.0785751</text:p>
          </table:table-cell>
          <table:table-cell office:value-type="string">
            <text:p>rBABE1DX23OiNeykADPYAoncY50950_60x60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23LwNeILADMz5aaokvI465.jpg</text:p>
          </table:table-cell>
          <table:table-cell office:value-type="string">
            <text:p>.jpg</text:p>
          </table:table-cell>
          <table:table-cell office:value-type="float" office:value="3355621">
            <text:p>3355621</text:p>
          </table:table-cell>
          <table:table-cell office:value-type="float" office:value="30806">
            <text:p>30806</text:p>
          </table:table-cell>
          <table:table-cell office:value-type="float" office:value="43443">
            <text:p>43443</text:p>
          </table:table-cell>
          <table:table-cell office:value-type="float" office:value="1.14982">
            <text:p>1.14982</text:p>
          </table:table-cell>
          <table:table-cell office:value-type="float" office:value="0.0753319">
            <text:p>0.0753319</text:p>
          </table:table-cell>
          <table:table-cell office:value-type="string">
            <text:p>rBABE1DX23LwNeILADMz5aaokvI465_60x60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23TzR-nhADIoesteoc4225.jpg</text:p>
          </table:table-cell>
          <table:table-cell office:value-type="string">
            <text:p>.jpg</text:p>
          </table:table-cell>
          <table:table-cell office:value-type="float" office:value="3287162">
            <text:p>3287162</text:p>
          </table:table-cell>
          <table:table-cell office:value-type="float" office:value="31076">
            <text:p>31076</text:p>
          </table:table-cell>
          <table:table-cell office:value-type="float" office:value="43520">
            <text:p>43520</text:p>
          </table:table-cell>
          <table:table-cell office:value-type="float" office:value="1.14961">
            <text:p>1.14961</text:p>
          </table:table-cell>
          <table:table-cell office:value-type="float" office:value="0.0745249">
            <text:p>0.0745249</text:p>
          </table:table-cell>
          <table:table-cell office:value-type="string">
            <text:p>rBABE1DX23TzR-nhADIoesteoc4225_60x60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23OhHzHlADI-mtOYz9o296.jpg</text:p>
          </table:table-cell>
          <table:table-cell office:value-type="string">
            <text:p>.jpg</text:p>
          </table:table-cell>
          <table:table-cell office:value-type="float" office:value="3292826">
            <text:p>3292826</text:p>
          </table:table-cell>
          <table:table-cell office:value-type="float" office:value="31238">
            <text:p>31238</text:p>
          </table:table-cell>
          <table:table-cell office:value-type="float" office:value="43676">
            <text:p>43676</text:p>
          </table:table-cell>
          <table:table-cell office:value-type="float" office:value="1.1474">
            <text:p>1.1474</text:p>
          </table:table-cell>
          <table:table-cell office:value-type="float" office:value="0.075309">
            <text:p>0.075309</text:p>
          </table:table-cell>
          <table:table-cell office:value-type="string">
            <text:p>rBABE1DX23OhHzHlADI-mtOYz9o296_60x60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23Pj53cRADA1Qw763Ds513.jpg</text:p>
          </table:table-cell>
          <table:table-cell office:value-type="string">
            <text:p>.jpg</text:p>
          </table:table-cell>
          <table:table-cell office:value-type="float" office:value="3159363">
            <text:p>3159363</text:p>
          </table:table-cell>
          <table:table-cell office:value-type="float" office:value="30953">
            <text:p>30953</text:p>
          </table:table-cell>
          <table:table-cell office:value-type="float" office:value="43908">
            <text:p>43908</text:p>
          </table:table-cell>
          <table:table-cell office:value-type="float" office:value="1.14711">
            <text:p>1.14711</text:p>
          </table:table-cell>
          <table:table-cell office:value-type="float" office:value="0.072427">
            <text:p>0.072427</text:p>
          </table:table-cell>
          <table:table-cell office:value-type="string">
            <text:p>rBABE1DX23Pj53cRADA1Qw763Ds513_60x60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23OTpIYmAC__UuclT7E285.jpg</text:p>
          </table:table-cell>
          <table:table-cell office:value-type="string">
            <text:p>.jpg</text:p>
          </table:table-cell>
          <table:table-cell office:value-type="float" office:value="3145554">
            <text:p>3145554</text:p>
          </table:table-cell>
          <table:table-cell office:value-type="float" office:value="30788">
            <text:p>30788</text:p>
          </table:table-cell>
          <table:table-cell office:value-type="float" office:value="43756">
            <text:p>43756</text:p>
          </table:table-cell>
          <table:table-cell office:value-type="float" office:value="1.1469">
            <text:p>1.1469</text:p>
          </table:table-cell>
          <table:table-cell office:value-type="float" office:value="0.072782">
            <text:p>0.072782</text:p>
          </table:table-cell>
          <table:table-cell office:value-type="string">
            <text:p>rBABE1DX23OTpIYmAC__UuclT7E285_60x60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23TRTHTkADIGOlmqSaI937.jpg</text:p>
          </table:table-cell>
          <table:table-cell office:value-type="string">
            <text:p>.jpg</text:p>
          </table:table-cell>
          <table:table-cell office:value-type="float" office:value="3278394">
            <text:p>3278394</text:p>
          </table:table-cell>
          <table:table-cell office:value-type="float" office:value="31200">
            <text:p>31200</text:p>
          </table:table-cell>
          <table:table-cell office:value-type="float" office:value="43551">
            <text:p>43551</text:p>
          </table:table-cell>
          <table:table-cell office:value-type="float" office:value="1.14653">
            <text:p>1.14653</text:p>
          </table:table-cell>
          <table:table-cell office:value-type="float" office:value="0.0751369">
            <text:p>0.0751369</text:p>
          </table:table-cell>
          <table:table-cell office:value-type="string">
            <text:p>rBABE1DX23TRTHTkADIGOlmqSaI937_60x60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23LxwOD0ADI6zAdbIwI759.jpg</text:p>
          </table:table-cell>
          <table:table-cell office:value-type="string">
            <text:p>.jpg</text:p>
          </table:table-cell>
          <table:table-cell office:value-type="float" office:value="3291852">
            <text:p>3291852</text:p>
          </table:table-cell>
          <table:table-cell office:value-type="float" office:value="30770">
            <text:p>30770</text:p>
          </table:table-cell>
          <table:table-cell office:value-type="float" office:value="43259">
            <text:p>43259</text:p>
          </table:table-cell>
          <table:table-cell office:value-type="float" office:value="1.14647">
            <text:p>1.14647</text:p>
          </table:table-cell>
          <table:table-cell office:value-type="float" office:value="0.074429">
            <text:p>0.074429</text:p>
          </table:table-cell>
          <table:table-cell office:value-type="string">
            <text:p>rBABE1DX23LxwOD0ADI6zAdbIwI759_60x6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VF3BesDzAABdU5bOi2E147.gif</text:p>
          </table:table-cell>
          <table:table-cell office:value-type="string">
            <text:p>.gif</text:p>
          </table:table-cell>
          <table:table-cell office:value-type="float" office:value="23891">
            <text:p>23891</text:p>
          </table:table-cell>
          <table:table-cell office:value-type="float" office:value="78304">
            <text:p>78304</text:p>
          </table:table-cell>
          <table:table-cell office:value-type="float" office:value="21098">
            <text:p>21098</text:p>
          </table:table-cell>
          <table:table-cell office:value-type="float" office:value="1.14164">
            <text:p>1.14164</text:p>
          </table:table-cell>
          <table:table-cell office:value-type="float" office:value="0.030452">
            <text:p>0.030452</text:p>
          </table:table-cell>
          <table:table-cell office:value-type="string">
            <text:p>rBABE1DYVF3BesDzAABdU5bOi2E147_256x144_5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44807">
            <text:p>44807</text:p>
          </table:table-cell>
          <table:table-cell office:value-type="float" office:value="10852">
            <text:p>10852</text:p>
          </table:table-cell>
          <table:table-cell office:value-type="float" office:value="1.14061">
            <text:p>1.14061</text:p>
          </table:table-cell>
          <table:table-cell office:value-type="float" office:value="0.422257">
            <text:p>0.422257</text:p>
          </table:table-cell>
          <table:table-cell office:value-type="string">
            <text:p>rBABE1DXmQ_CmMP4AEP68dF9RRo796_197x146_1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nXCTyfG-AAREQXy_VvA726.gif</text:p>
          </table:table-cell>
          <table:table-cell office:value-type="string">
            <text:p>.gif</text:p>
          </table:table-cell>
          <table:table-cell office:value-type="float" office:value="279617">
            <text:p>279617</text:p>
          </table:table-cell>
          <table:table-cell office:value-type="float" office:value="18416">
            <text:p>18416</text:p>
          </table:table-cell>
          <table:table-cell office:value-type="float" office:value="2379">
            <text:p>2379</text:p>
          </table:table-cell>
          <table:table-cell office:value-type="float" office:value="1.13987">
            <text:p>1.13987</text:p>
          </table:table-cell>
          <table:table-cell office:value-type="float" office:value="0.016556">
            <text:p>0.016556</text:p>
          </table:table-cell>
          <table:table-cell office:value-type="string">
            <text:p>rBABE1DZnXCTyfG-AAREQXy_VvA726_60x6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VF3BesDzAABdU5bOi2E147.gif</text:p>
          </table:table-cell>
          <table:table-cell office:value-type="string">
            <text:p>.gif</text:p>
          </table:table-cell>
          <table:table-cell office:value-type="float" office:value="23891">
            <text:p>23891</text:p>
          </table:table-cell>
          <table:table-cell office:value-type="float" office:value="72541">
            <text:p>72541</text:p>
          </table:table-cell>
          <table:table-cell office:value-type="float" office:value="19612">
            <text:p>19612</text:p>
          </table:table-cell>
          <table:table-cell office:value-type="float" office:value="1.13375">
            <text:p>1.13375</text:p>
          </table:table-cell>
          <table:table-cell office:value-type="float" office:value="0.028435">
            <text:p>0.028435</text:p>
          </table:table-cell>
          <table:table-cell office:value-type="string">
            <text:p>rBABE1DYVF3BesDzAABdU5bOi2E147_260x132_5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YVF3BesDzAABdU5bOi2E147.gif</text:p>
          </table:table-cell>
          <table:table-cell office:value-type="string">
            <text:p>.gif</text:p>
          </table:table-cell>
          <table:table-cell office:value-type="float" office:value="23891">
            <text:p>23891</text:p>
          </table:table-cell>
          <table:table-cell office:value-type="float" office:value="88760">
            <text:p>88760</text:p>
          </table:table-cell>
          <table:table-cell office:value-type="float" office:value="21001">
            <text:p>21001</text:p>
          </table:table-cell>
          <table:table-cell office:value-type="float" office:value="1.13332">
            <text:p>1.13332</text:p>
          </table:table-cell>
          <table:table-cell office:value-type="float" office:value="0.023452">
            <text:p>0.023452</text:p>
          </table:table-cell>
          <table:table-cell office:value-type="string">
            <text:p>rBABE1DYVF3BesDzAABdU5bOi2E147_200x200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YVF3BesDzAABdU5bOi2E147.gif</text:p>
          </table:table-cell>
          <table:table-cell office:value-type="string">
            <text:p>.gif</text:p>
          </table:table-cell>
          <table:table-cell office:value-type="float" office:value="23891">
            <text:p>23891</text:p>
          </table:table-cell>
          <table:table-cell office:value-type="float" office:value="88760">
            <text:p>88760</text:p>
          </table:table-cell>
          <table:table-cell office:value-type="float" office:value="21001">
            <text:p>21001</text:p>
          </table:table-cell>
          <table:table-cell office:value-type="float" office:value="1.12817">
            <text:p>1.12817</text:p>
          </table:table-cell>
          <table:table-cell office:value-type="float" office:value="0.0208681">
            <text:p>0.0208681</text:p>
          </table:table-cell>
          <table:table-cell office:value-type="string">
            <text:p>rBABE1DYVF3BesDzAABdU5bOi2E147_200x2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55859">
            <text:p>55859</text:p>
          </table:table-cell>
          <table:table-cell office:value-type="float" office:value="14631">
            <text:p>14631</text:p>
          </table:table-cell>
          <table:table-cell office:value-type="float" office:value="1.12326">
            <text:p>1.12326</text:p>
          </table:table-cell>
          <table:table-cell office:value-type="float" office:value="0.424192">
            <text:p>0.424192</text:p>
          </table:table-cell>
          <table:table-cell office:value-type="string">
            <text:p>rBABE1DXmQ_CmMP4AEP68dF9RRo796_256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JSGwMBjQAAFKAt6_RJA048.gif</text:p>
          </table:table-cell>
          <table:table-cell office:value-type="string">
            <text:p>.gif</text:p>
          </table:table-cell>
          <table:table-cell office:value-type="float" office:value="84482">
            <text:p>84482</text:p>
          </table:table-cell>
          <table:table-cell office:value-type="float" office:value="83518">
            <text:p>83518</text:p>
          </table:table-cell>
          <table:table-cell office:value-type="float" office:value="15383">
            <text:p>15383</text:p>
          </table:table-cell>
          <table:table-cell office:value-type="float" office:value="1.12217">
            <text:p>1.12217</text:p>
          </table:table-cell>
          <table:table-cell office:value-type="float" office:value="0.034749">
            <text:p>0.034749</text:p>
          </table:table-cell>
          <table:table-cell office:value-type="string">
            <text:p>rBABE1DYJSGwMBjQAAFKAt6_RJA048_256x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48330">
            <text:p>48330</text:p>
          </table:table-cell>
          <table:table-cell office:value-type="float" office:value="15336">
            <text:p>15336</text:p>
          </table:table-cell>
          <table:table-cell office:value-type="float" office:value="1.1218">
            <text:p>1.1218</text:p>
          </table:table-cell>
          <table:table-cell office:value-type="float" office:value="0.431521">
            <text:p>0.431521</text:p>
          </table:table-cell>
          <table:table-cell office:value-type="string">
            <text:p>rBABE1DXmQ_CmMP4AEP68dF9RRo796_260x132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JMfQZPVcAAFZw9pUP28191.gif</text:p>
          </table:table-cell>
          <table:table-cell office:value-type="string">
            <text:p>.gif</text:p>
          </table:table-cell>
          <table:table-cell office:value-type="float" office:value="88515">
            <text:p>88515</text:p>
          </table:table-cell>
          <table:table-cell office:value-type="float" office:value="179031">
            <text:p>179031</text:p>
          </table:table-cell>
          <table:table-cell office:value-type="float" office:value="1427">
            <text:p>1427</text:p>
          </table:table-cell>
          <table:table-cell office:value-type="float" office:value="1.12148">
            <text:p>1.12148</text:p>
          </table:table-cell>
          <table:table-cell office:value-type="float" office:value="0.075381">
            <text:p>0.075381</text:p>
          </table:table-cell>
          <table:table-cell office:value-type="string">
            <text:p>rBABE1DYJMfQZPVcAAFZw9pUP28191_522x29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49069">
            <text:p>49069</text:p>
          </table:table-cell>
          <table:table-cell office:value-type="float" office:value="14631">
            <text:p>14631</text:p>
          </table:table-cell>
          <table:table-cell office:value-type="float" office:value="1.12007">
            <text:p>1.12007</text:p>
          </table:table-cell>
          <table:table-cell office:value-type="float" office:value="0.431354">
            <text:p>0.431354</text:p>
          </table:table-cell>
          <table:table-cell office:value-type="string">
            <text:p>rBABE1DXmQ_CmMP4AEP68dF9RRo796_256x144_5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44971">
            <text:p>44971</text:p>
          </table:table-cell>
          <table:table-cell office:value-type="float" office:value="10704">
            <text:p>10704</text:p>
          </table:table-cell>
          <table:table-cell office:value-type="float" office:value="1.10444">
            <text:p>1.10444</text:p>
          </table:table-cell>
          <table:table-cell office:value-type="float" office:value="0.08868">
            <text:p>0.08868</text:p>
          </table:table-cell>
          <table:table-cell office:value-type="string">
            <text:p>rBABE1DXmQ_CmMP4AEP68dF9RRo796_200x200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44971">
            <text:p>44971</text:p>
          </table:table-cell>
          <table:table-cell office:value-type="float" office:value="10704">
            <text:p>10704</text:p>
          </table:table-cell>
          <table:table-cell office:value-type="float" office:value="1.10442">
            <text:p>1.10442</text:p>
          </table:table-cell>
          <table:table-cell office:value-type="float" office:value="0.0892">
            <text:p>0.0892</text:p>
          </table:table-cell>
          <table:table-cell office:value-type="string">
            <text:p>rBABE1DXmQ_CmMP4AEP68dF9RRo796_200x200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L9KTwESrAAFTd3pdKvo520.gif</text:p>
          </table:table-cell>
          <table:table-cell office:value-type="string">
            <text:p>.gif</text:p>
          </table:table-cell>
          <table:table-cell office:value-type="float" office:value="86903">
            <text:p>86903</text:p>
          </table:table-cell>
          <table:table-cell office:value-type="float" office:value="50472">
            <text:p>50472</text:p>
          </table:table-cell>
          <table:table-cell office:value-type="float" office:value="24749">
            <text:p>24749</text:p>
          </table:table-cell>
          <table:table-cell office:value-type="float" office:value="1.1016">
            <text:p>1.1016</text:p>
          </table:table-cell>
          <table:table-cell office:value-type="float" office:value="0.077847">
            <text:p>0.077847</text:p>
          </table:table-cell>
          <table:table-cell office:value-type="string">
            <text:p>rBABE1DZL9KTwESrAAFTd3pdKvo520_160x298_3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37270">
            <text:p>37270</text:p>
          </table:table-cell>
          <table:table-cell office:value-type="float" office:value="8963">
            <text:p>8963</text:p>
          </table:table-cell>
          <table:table-cell office:value-type="float" office:value="1.0999">
            <text:p>1.0999</text:p>
          </table:table-cell>
          <table:table-cell office:value-type="float" office:value="0.422609">
            <text:p>0.422609</text:p>
          </table:table-cell>
          <table:table-cell office:value-type="string">
            <text:p>rBABE1DXmQ_CmMP4AEP68dF9RRo796_167x10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39523">
            <text:p>39523</text:p>
          </table:table-cell>
          <table:table-cell office:value-type="float" office:value="8963">
            <text:p>8963</text:p>
          </table:table-cell>
          <table:table-cell office:value-type="float" office:value="1.09738">
            <text:p>1.09738</text:p>
          </table:table-cell>
          <table:table-cell office:value-type="float" office:value="0.414814">
            <text:p>0.414814</text:p>
          </table:table-cell>
          <table:table-cell office:value-type="string">
            <text:p>rBABE1DXmQ_CmMP4AEP68dF9RRo796_167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38129">
            <text:p>38129</text:p>
          </table:table-cell>
          <table:table-cell office:value-type="float" office:value="8563">
            <text:p>8563</text:p>
          </table:table-cell>
          <table:table-cell office:value-type="float" office:value="1.09655">
            <text:p>1.09655</text:p>
          </table:table-cell>
          <table:table-cell office:value-type="float" office:value="0.411683">
            <text:p>0.411683</text:p>
          </table:table-cell>
          <table:table-cell office:value-type="string">
            <text:p>rBABE1DXmQ_CmMP4AEP68dF9RRo796_160x298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35391">
            <text:p>35391</text:p>
          </table:table-cell>
          <table:table-cell office:value-type="float" office:value="7493">
            <text:p>7493</text:p>
          </table:table-cell>
          <table:table-cell office:value-type="float" office:value="1.0946">
            <text:p>1.0946</text:p>
          </table:table-cell>
          <table:table-cell office:value-type="float" office:value="0.416682">
            <text:p>0.416682</text:p>
          </table:table-cell>
          <table:table-cell office:value-type="string">
            <text:p>rBABE1DXmQ_CmMP4AEP68dF9RRo796_140x104_1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38129">
            <text:p>38129</text:p>
          </table:table-cell>
          <table:table-cell office:value-type="float" office:value="8563">
            <text:p>8563</text:p>
          </table:table-cell>
          <table:table-cell office:value-type="float" office:value="1.09286">
            <text:p>1.09286</text:p>
          </table:table-cell>
          <table:table-cell office:value-type="float" office:value="0.418457">
            <text:p>0.418457</text:p>
          </table:table-cell>
          <table:table-cell office:value-type="string">
            <text:p>rBABE1DXmQ_CmMP4AEP68dF9RRo796_160x298_5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38129">
            <text:p>38129</text:p>
          </table:table-cell>
          <table:table-cell office:value-type="float" office:value="8563">
            <text:p>8563</text:p>
          </table:table-cell>
          <table:table-cell office:value-type="float" office:value="1.09227">
            <text:p>1.09227</text:p>
          </table:table-cell>
          <table:table-cell office:value-type="float" office:value="0.412785">
            <text:p>0.412785</text:p>
          </table:table-cell>
          <table:table-cell office:value-type="string">
            <text:p>rBABE1DXmQ_CmMP4AEP68dF9RRo796_160x298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35333">
            <text:p>35333</text:p>
          </table:table-cell>
          <table:table-cell office:value-type="float" office:value="7524">
            <text:p>7524</text:p>
          </table:table-cell>
          <table:table-cell office:value-type="float" office:value="1.08596">
            <text:p>1.08596</text:p>
          </table:table-cell>
          <table:table-cell office:value-type="float" office:value="0.407987">
            <text:p>0.407987</text:p>
          </table:table-cell>
          <table:table-cell office:value-type="string">
            <text:p>rBABE1DXmQ_CmMP4AEP68dF9RRo796_140x104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107779">
            <text:p>107779</text:p>
          </table:table-cell>
          <table:table-cell office:value-type="float" office:value="26308">
            <text:p>26308</text:p>
          </table:table-cell>
          <table:table-cell office:value-type="float" office:value="1.07967">
            <text:p>1.07967</text:p>
          </table:table-cell>
          <table:table-cell office:value-type="float" office:value="0.406084">
            <text:p>0.406084</text:p>
          </table:table-cell>
          <table:table-cell office:value-type="string">
            <text:p>rBABE1DZWtfTDhNdACduL4yT67c684_522x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30788">
            <text:p>30788</text:p>
          </table:table-cell>
          <table:table-cell office:value-type="float" office:value="5812">
            <text:p>5812</text:p>
          </table:table-cell>
          <table:table-cell office:value-type="float" office:value="1.07746">
            <text:p>1.07746</text:p>
          </table:table-cell>
          <table:table-cell office:value-type="float" office:value="0.0868769">
            <text:p>0.0868769</text:p>
          </table:table-cell>
          <table:table-cell office:value-type="string">
            <text:p>rBABE1DXmQ_CmMP4AEP68dF9RRo796_100x1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VF3hr4LSAADw586U6jA872.gif</text:p>
          </table:table-cell>
          <table:table-cell office:value-type="string">
            <text:p>.gif</text:p>
          </table:table-cell>
          <table:table-cell office:value-type="float" office:value="61671">
            <text:p>61671</text:p>
          </table:table-cell>
          <table:table-cell office:value-type="float" office:value="70864">
            <text:p>70864</text:p>
          </table:table-cell>
          <table:table-cell office:value-type="float" office:value="23007">
            <text:p>23007</text:p>
          </table:table-cell>
          <table:table-cell office:value-type="float" office:value="1.07449">
            <text:p>1.07449</text:p>
          </table:table-cell>
          <table:table-cell office:value-type="float" office:value="0.0747721">
            <text:p>0.0747721</text:p>
          </table:table-cell>
          <table:table-cell office:value-type="string">
            <text:p>rBABE1DYVF3hr4LSAADw586U6jA872_260x132_5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mQ_CmMP4AEP68dF9RRo796.jpg</text:p>
          </table:table-cell>
          <table:table-cell office:value-type="string">
            <text:p>.jpg</text:p>
          </table:table-cell>
          <table:table-cell office:value-type="float" office:value="4455153">
            <text:p>4455153</text:p>
          </table:table-cell>
          <table:table-cell office:value-type="float" office:value="26996">
            <text:p>26996</text:p>
          </table:table-cell>
          <table:table-cell office:value-type="float" office:value="4395">
            <text:p>4395</text:p>
          </table:table-cell>
          <table:table-cell office:value-type="float" office:value="1.06345">
            <text:p>1.06345</text:p>
          </table:table-cell>
          <table:table-cell office:value-type="float" office:value="0.0862911">
            <text:p>0.0862911</text:p>
          </table:table-cell>
          <table:table-cell office:value-type="string">
            <text:p>rBABE1DXmQ_CmMP4AEP68dF9RRo796_60x60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YVF3BesDzAABdU5bOi2E147.gif</text:p>
          </table:table-cell>
          <table:table-cell office:value-type="string">
            <text:p>.gif</text:p>
          </table:table-cell>
          <table:table-cell office:value-type="float" office:value="23891">
            <text:p>23891</text:p>
          </table:table-cell>
          <table:table-cell office:value-type="float" office:value="61842">
            <text:p>61842</text:p>
          </table:table-cell>
          <table:table-cell office:value-type="float" office:value="27181">
            <text:p>27181</text:p>
          </table:table-cell>
          <table:table-cell office:value-type="float" office:value="1.00357">
            <text:p>1.00357</text:p>
          </table:table-cell>
          <table:table-cell office:value-type="float" office:value="0.0330651">
            <text:p>0.0330651</text:p>
          </table:table-cell>
          <table:table-cell office:value-type="string">
            <text:p>rBABE1DYVF3BesDzAABdU5bOi2E147_160x298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JSGwMBjQAAFKAt6_RJA048.gif</text:p>
          </table:table-cell>
          <table:table-cell office:value-type="string">
            <text:p>.gif</text:p>
          </table:table-cell>
          <table:table-cell office:value-type="float" office:value="84482">
            <text:p>84482</text:p>
          </table:table-cell>
          <table:table-cell office:value-type="float" office:value="61819">
            <text:p>61819</text:p>
          </table:table-cell>
          <table:table-cell office:value-type="float" office:value="15383">
            <text:p>15383</text:p>
          </table:table-cell>
          <table:table-cell office:value-type="float" office:value="0.996507">
            <text:p>0.996507</text:p>
          </table:table-cell>
          <table:table-cell office:value-type="float" office:value="0.03844">
            <text:p>0.03844</text:p>
          </table:table-cell>
          <table:table-cell office:value-type="string">
            <text:p>rBABE1DYJSGwMBjQAAFKAt6_RJA048_256x14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VF3hr4LSAADw586U6jA872.gif</text:p>
          </table:table-cell>
          <table:table-cell office:value-type="string">
            <text:p>.gif</text:p>
          </table:table-cell>
          <table:table-cell office:value-type="float" office:value="61671">
            <text:p>61671</text:p>
          </table:table-cell>
          <table:table-cell office:value-type="float" office:value="39194">
            <text:p>39194</text:p>
          </table:table-cell>
          <table:table-cell office:value-type="float" office:value="19117">
            <text:p>19117</text:p>
          </table:table-cell>
          <table:table-cell office:value-type="float" office:value="0.973926">
            <text:p>0.973926</text:p>
          </table:table-cell>
          <table:table-cell office:value-type="float" office:value="0.0830472">
            <text:p>0.0830472</text:p>
          </table:table-cell>
          <table:table-cell office:value-type="string">
            <text:p>rBABE1DYVF3hr4LSAADw586U6jA872_167x104_5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126649">
            <text:p>126649</text:p>
          </table:table-cell>
          <table:table-cell office:value-type="float" office:value="34054">
            <text:p>34054</text:p>
          </table:table-cell>
          <table:table-cell office:value-type="float" office:value="0.970417">
            <text:p>0.970417</text:p>
          </table:table-cell>
          <table:table-cell office:value-type="float" office:value="0.409501">
            <text:p>0.409501</text:p>
          </table:table-cell>
          <table:table-cell office:value-type="string">
            <text:p>rBABE1DZWteDCvONACPWSaMsn9s415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JSGwMBjQAAFKAt6_RJA048.gif</text:p>
          </table:table-cell>
          <table:table-cell office:value-type="string">
            <text:p>.gif</text:p>
          </table:table-cell>
          <table:table-cell office:value-type="float" office:value="84482">
            <text:p>84482</text:p>
          </table:table-cell>
          <table:table-cell office:value-type="float" office:value="57307">
            <text:p>57307</text:p>
          </table:table-cell>
          <table:table-cell office:value-type="float" office:value="15414">
            <text:p>15414</text:p>
          </table:table-cell>
          <table:table-cell office:value-type="float" office:value="0.966862">
            <text:p>0.966862</text:p>
          </table:table-cell>
          <table:table-cell office:value-type="float" office:value="0.0359712">
            <text:p>0.0359712</text:p>
          </table:table-cell>
          <table:table-cell office:value-type="string">
            <text:p>rBABE1DYJSGwMBjQAAFKAt6_RJA048_260x132_5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YJSGwMBjQAAFKAt6_RJA048.gif</text:p>
          </table:table-cell>
          <table:table-cell office:value-type="string">
            <text:p>.gif</text:p>
          </table:table-cell>
          <table:table-cell office:value-type="float" office:value="84482">
            <text:p>84482</text:p>
          </table:table-cell>
          <table:table-cell office:value-type="float" office:value="49809">
            <text:p>49809</text:p>
          </table:table-cell>
          <table:table-cell office:value-type="float" office:value="9663">
            <text:p>9663</text:p>
          </table:table-cell>
          <table:table-cell office:value-type="float" office:value="0.95689">
            <text:p>0.95689</text:p>
          </table:table-cell>
          <table:table-cell office:value-type="float" office:value="0.0216219">
            <text:p>0.0216219</text:p>
          </table:table-cell>
          <table:table-cell office:value-type="string">
            <text:p>rBABE1DYJSGwMBjQAAFKAt6_RJA048_200x200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YJSGwMBjQAAFKAt6_RJA048.gif</text:p>
          </table:table-cell>
          <table:table-cell office:value-type="string">
            <text:p>.gif</text:p>
          </table:table-cell>
          <table:table-cell office:value-type="float" office:value="84482">
            <text:p>84482</text:p>
          </table:table-cell>
          <table:table-cell office:value-type="float" office:value="49809">
            <text:p>49809</text:p>
          </table:table-cell>
          <table:table-cell office:value-type="float" office:value="9663">
            <text:p>9663</text:p>
          </table:table-cell>
          <table:table-cell office:value-type="float" office:value="0.954801">
            <text:p>0.954801</text:p>
          </table:table-cell>
          <table:table-cell office:value-type="float" office:value="0.021498">
            <text:p>0.021498</text:p>
          </table:table-cell>
          <table:table-cell office:value-type="string">
            <text:p>rBABE1DYJSGwMBjQAAFKAt6_RJA048_200x2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JhngLIGMAAAlyqDQ-Jk783.gif</text:p>
          </table:table-cell>
          <table:table-cell office:value-type="string">
            <text:p>.gif</text:p>
          </table:table-cell>
          <table:table-cell office:value-type="float" office:value="9674">
            <text:p>9674</text:p>
          </table:table-cell>
          <table:table-cell office:value-type="float" office:value="111056">
            <text:p>111056</text:p>
          </table:table-cell>
          <table:table-cell office:value-type="float" office:value="67709">
            <text:p>67709</text:p>
          </table:table-cell>
          <table:table-cell office:value-type="float" office:value="0.954043">
            <text:p>0.954043</text:p>
          </table:table-cell>
          <table:table-cell office:value-type="float" office:value="0.106546">
            <text:p>0.106546</text:p>
          </table:table-cell>
          <table:table-cell office:value-type="string">
            <text:p>rBABE1DYJhngLIGMAAAlyqDQ-Jk783_522x294_5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363923">
            <text:p>363923</text:p>
          </table:table-cell>
          <table:table-cell office:value-type="float" office:value="78151">
            <text:p>78151</text:p>
          </table:table-cell>
          <table:table-cell office:value-type="float" office:value="0.945263">
            <text:p>0.945263</text:p>
          </table:table-cell>
          <table:table-cell office:value-type="float" office:value="0.351057">
            <text:p>0.351057</text:p>
          </table:table-cell>
          <table:table-cell office:value-type="string">
            <text:p>rBABE1DZnoazZY9hADERm6U5F-M582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114478">
            <text:p>114478</text:p>
          </table:table-cell>
          <table:table-cell office:value-type="float" office:value="26695">
            <text:p>26695</text:p>
          </table:table-cell>
          <table:table-cell office:value-type="float" office:value="0.942701">
            <text:p>0.942701</text:p>
          </table:table-cell>
          <table:table-cell office:value-type="float" office:value="0.410738">
            <text:p>0.410738</text:p>
          </table:table-cell>
          <table:table-cell office:value-type="string">
            <text:p>rBABE1DZWtaT-sjTACQt4Ks_-Vk085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126345">
            <text:p>126345</text:p>
          </table:table-cell>
          <table:table-cell office:value-type="float" office:value="33255">
            <text:p>33255</text:p>
          </table:table-cell>
          <table:table-cell office:value-type="float" office:value="0.936322">
            <text:p>0.936322</text:p>
          </table:table-cell>
          <table:table-cell office:value-type="float" office:value="0.415362">
            <text:p>0.415362</text:p>
          </table:table-cell>
          <table:table-cell office:value-type="string">
            <text:p>rBABE1DZWtfTDhNdACduL4yT67c684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126345">
            <text:p>126345</text:p>
          </table:table-cell>
          <table:table-cell office:value-type="float" office:value="33255">
            <text:p>33255</text:p>
          </table:table-cell>
          <table:table-cell office:value-type="float" office:value="0.935602">
            <text:p>0.935602</text:p>
          </table:table-cell>
          <table:table-cell office:value-type="float" office:value="0.412226">
            <text:p>0.412226</text:p>
          </table:table-cell>
          <table:table-cell office:value-type="string">
            <text:p>rBABE1DZWtfTDhNdACduL4yT67c684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126345">
            <text:p>126345</text:p>
          </table:table-cell>
          <table:table-cell office:value-type="float" office:value="33255">
            <text:p>33255</text:p>
          </table:table-cell>
          <table:table-cell office:value-type="float" office:value="0.935414">
            <text:p>0.935414</text:p>
          </table:table-cell>
          <table:table-cell office:value-type="float" office:value="0.415257">
            <text:p>0.415257</text:p>
          </table:table-cell>
          <table:table-cell office:value-type="string">
            <text:p>rBABE1DZWtfTDhNdACduL4yT67c684_600x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126345">
            <text:p>126345</text:p>
          </table:table-cell>
          <table:table-cell office:value-type="float" office:value="33255">
            <text:p>33255</text:p>
          </table:table-cell>
          <table:table-cell office:value-type="float" office:value="0.934774">
            <text:p>0.934774</text:p>
          </table:table-cell>
          <table:table-cell office:value-type="float" office:value="0.417356">
            <text:p>0.417356</text:p>
          </table:table-cell>
          <table:table-cell office:value-type="string">
            <text:p>rBABE1DZWtfTDhNdACduL4yT67c684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126345">
            <text:p>126345</text:p>
          </table:table-cell>
          <table:table-cell office:value-type="float" office:value="33255">
            <text:p>33255</text:p>
          </table:table-cell>
          <table:table-cell office:value-type="float" office:value="0.934759">
            <text:p>0.934759</text:p>
          </table:table-cell>
          <table:table-cell office:value-type="float" office:value="0.414032">
            <text:p>0.414032</text:p>
          </table:table-cell>
          <table:table-cell office:value-type="string">
            <text:p>rBABE1DZWtfTDhNdACduL4yT67c684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L9KTwESrAAFTd3pdKvo520.gif</text:p>
          </table:table-cell>
          <table:table-cell office:value-type="string">
            <text:p>.gif</text:p>
          </table:table-cell>
          <table:table-cell office:value-type="float" office:value="86903">
            <text:p>86903</text:p>
          </table:table-cell>
          <table:table-cell office:value-type="float" office:value="170825">
            <text:p>170825</text:p>
          </table:table-cell>
          <table:table-cell office:value-type="float" office:value="72953">
            <text:p>72953</text:p>
          </table:table-cell>
          <table:table-cell office:value-type="float" office:value="0.93301">
            <text:p>0.93301</text:p>
          </table:table-cell>
          <table:table-cell office:value-type="float" office:value="0.128346">
            <text:p>0.128346</text:p>
          </table:table-cell>
          <table:table-cell office:value-type="string">
            <text:p>rBABE1DZL9KTwESrAAFTd3pdKvo520_522x29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114478">
            <text:p>114478</text:p>
          </table:table-cell>
          <table:table-cell office:value-type="float" office:value="26695">
            <text:p>26695</text:p>
          </table:table-cell>
          <table:table-cell office:value-type="float" office:value="0.932124">
            <text:p>0.932124</text:p>
          </table:table-cell>
          <table:table-cell office:value-type="float" office:value="0.41101">
            <text:p>0.41101</text:p>
          </table:table-cell>
          <table:table-cell office:value-type="string">
            <text:p>rBABE1DZWtaT-sjTACQt4Ks_-Vk085_600x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126345">
            <text:p>126345</text:p>
          </table:table-cell>
          <table:table-cell office:value-type="float" office:value="33255">
            <text:p>33255</text:p>
          </table:table-cell>
          <table:table-cell office:value-type="float" office:value="0.931933">
            <text:p>0.931933</text:p>
          </table:table-cell>
          <table:table-cell office:value-type="float" office:value="0.417651">
            <text:p>0.417651</text:p>
          </table:table-cell>
          <table:table-cell office:value-type="string">
            <text:p>rBABE1DZWtfTDhNdACduL4yT67c684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114478">
            <text:p>114478</text:p>
          </table:table-cell>
          <table:table-cell office:value-type="float" office:value="26695">
            <text:p>26695</text:p>
          </table:table-cell>
          <table:table-cell office:value-type="float" office:value="0.931701">
            <text:p>0.931701</text:p>
          </table:table-cell>
          <table:table-cell office:value-type="float" office:value="0.410441">
            <text:p>0.410441</text:p>
          </table:table-cell>
          <table:table-cell office:value-type="string">
            <text:p>rBABE1DZWtaT-sjTACQt4Ks_-Vk085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91574">
            <text:p>91574</text:p>
          </table:table-cell>
          <table:table-cell office:value-type="float" office:value="26324">
            <text:p>26324</text:p>
          </table:table-cell>
          <table:table-cell office:value-type="float" office:value="0.931627">
            <text:p>0.931627</text:p>
          </table:table-cell>
          <table:table-cell office:value-type="float" office:value="0.414404">
            <text:p>0.414404</text:p>
          </table:table-cell>
          <table:table-cell office:value-type="string">
            <text:p>rBABE1DZWtfTDhNdACduL4yT67c684_522x294_5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114478">
            <text:p>114478</text:p>
          </table:table-cell>
          <table:table-cell office:value-type="float" office:value="26695">
            <text:p>26695</text:p>
          </table:table-cell>
          <table:table-cell office:value-type="float" office:value="0.930876">
            <text:p>0.930876</text:p>
          </table:table-cell>
          <table:table-cell office:value-type="float" office:value="0.411211">
            <text:p>0.411211</text:p>
          </table:table-cell>
          <table:table-cell office:value-type="string">
            <text:p>rBABE1DZWtaT-sjTACQt4Ks_-Vk085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114478">
            <text:p>114478</text:p>
          </table:table-cell>
          <table:table-cell office:value-type="float" office:value="26695">
            <text:p>26695</text:p>
          </table:table-cell>
          <table:table-cell office:value-type="float" office:value="0.930828">
            <text:p>0.930828</text:p>
          </table:table-cell>
          <table:table-cell office:value-type="float" office:value="0.409419">
            <text:p>0.409419</text:p>
          </table:table-cell>
          <table:table-cell office:value-type="string">
            <text:p>rBABE1DZWtaT-sjTACQt4Ks_-Vk085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126649">
            <text:p>126649</text:p>
          </table:table-cell>
          <table:table-cell office:value-type="float" office:value="34054">
            <text:p>34054</text:p>
          </table:table-cell>
          <table:table-cell office:value-type="float" office:value="0.930302">
            <text:p>0.930302</text:p>
          </table:table-cell>
          <table:table-cell office:value-type="float" office:value="0.410367">
            <text:p>0.410367</text:p>
          </table:table-cell>
          <table:table-cell office:value-type="string">
            <text:p>rBABE1DZWteDCvONACPWSaMsn9s415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126649">
            <text:p>126649</text:p>
          </table:table-cell>
          <table:table-cell office:value-type="float" office:value="34054">
            <text:p>34054</text:p>
          </table:table-cell>
          <table:table-cell office:value-type="float" office:value="0.930064">
            <text:p>0.930064</text:p>
          </table:table-cell>
          <table:table-cell office:value-type="float" office:value="0.410985">
            <text:p>0.410985</text:p>
          </table:table-cell>
          <table:table-cell office:value-type="string">
            <text:p>rBABE1DZWteDCvONACPWSaMsn9s415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114478">
            <text:p>114478</text:p>
          </table:table-cell>
          <table:table-cell office:value-type="float" office:value="26695">
            <text:p>26695</text:p>
          </table:table-cell>
          <table:table-cell office:value-type="float" office:value="0.929767">
            <text:p>0.929767</text:p>
          </table:table-cell>
          <table:table-cell office:value-type="float" office:value="0.412513">
            <text:p>0.412513</text:p>
          </table:table-cell>
          <table:table-cell office:value-type="string">
            <text:p>rBABE1DZWtaT-sjTACQt4Ks_-Vk085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126649">
            <text:p>126649</text:p>
          </table:table-cell>
          <table:table-cell office:value-type="float" office:value="34054">
            <text:p>34054</text:p>
          </table:table-cell>
          <table:table-cell office:value-type="float" office:value="0.928712">
            <text:p>0.928712</text:p>
          </table:table-cell>
          <table:table-cell office:value-type="float" office:value="0.410364">
            <text:p>0.410364</text:p>
          </table:table-cell>
          <table:table-cell office:value-type="string">
            <text:p>rBABE1DZWteDCvONACPWSaMsn9s415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126649">
            <text:p>126649</text:p>
          </table:table-cell>
          <table:table-cell office:value-type="float" office:value="34054">
            <text:p>34054</text:p>
          </table:table-cell>
          <table:table-cell office:value-type="float" office:value="0.928676">
            <text:p>0.928676</text:p>
          </table:table-cell>
          <table:table-cell office:value-type="float" office:value="0.40648">
            <text:p>0.40648</text:p>
          </table:table-cell>
          <table:table-cell office:value-type="string">
            <text:p>rBABE1DZWteDCvONACPWSaMsn9s415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126649">
            <text:p>126649</text:p>
          </table:table-cell>
          <table:table-cell office:value-type="float" office:value="34054">
            <text:p>34054</text:p>
          </table:table-cell>
          <table:table-cell office:value-type="float" office:value="0.928445">
            <text:p>0.928445</text:p>
          </table:table-cell>
          <table:table-cell office:value-type="float" office:value="0.407214">
            <text:p>0.407214</text:p>
          </table:table-cell>
          <table:table-cell office:value-type="string">
            <text:p>rBABE1DZWteDCvONACPWSaMsn9s415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93322">
            <text:p>93322</text:p>
          </table:table-cell>
          <table:table-cell office:value-type="float" office:value="14697">
            <text:p>14697</text:p>
          </table:table-cell>
          <table:table-cell office:value-type="float" office:value="0.926573">
            <text:p>0.926573</text:p>
          </table:table-cell>
          <table:table-cell office:value-type="float" office:value="0.404231">
            <text:p>0.404231</text:p>
          </table:table-cell>
          <table:table-cell office:value-type="string">
            <text:p>rBABE1DZWtawmtKZAB5igGLDWDI690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93322">
            <text:p>93322</text:p>
          </table:table-cell>
          <table:table-cell office:value-type="float" office:value="14697">
            <text:p>14697</text:p>
          </table:table-cell>
          <table:table-cell office:value-type="float" office:value="0.924921">
            <text:p>0.924921</text:p>
          </table:table-cell>
          <table:table-cell office:value-type="float" office:value="0.404207">
            <text:p>0.404207</text:p>
          </table:table-cell>
          <table:table-cell office:value-type="string">
            <text:p>rBABE1DZWtawmtKZAB5igGLDWDI690_600x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93322">
            <text:p>93322</text:p>
          </table:table-cell>
          <table:table-cell office:value-type="float" office:value="14697">
            <text:p>14697</text:p>
          </table:table-cell>
          <table:table-cell office:value-type="float" office:value="0.924901">
            <text:p>0.924901</text:p>
          </table:table-cell>
          <table:table-cell office:value-type="float" office:value="0.403636">
            <text:p>0.403636</text:p>
          </table:table-cell>
          <table:table-cell office:value-type="string">
            <text:p>rBABE1DZWtawmtKZAB5igGLDWDI690_600x_3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93322">
            <text:p>93322</text:p>
          </table:table-cell>
          <table:table-cell office:value-type="float" office:value="14697">
            <text:p>14697</text:p>
          </table:table-cell>
          <table:table-cell office:value-type="float" office:value="0.924743">
            <text:p>0.924743</text:p>
          </table:table-cell>
          <table:table-cell office:value-type="float" office:value="0.404362">
            <text:p>0.404362</text:p>
          </table:table-cell>
          <table:table-cell office:value-type="string">
            <text:p>rBABE1DZWtawmtKZAB5igGLDWDI690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93322">
            <text:p>93322</text:p>
          </table:table-cell>
          <table:table-cell office:value-type="float" office:value="14697">
            <text:p>14697</text:p>
          </table:table-cell>
          <table:table-cell office:value-type="float" office:value="0.923449">
            <text:p>0.923449</text:p>
          </table:table-cell>
          <table:table-cell office:value-type="float" office:value="0.404063">
            <text:p>0.404063</text:p>
          </table:table-cell>
          <table:table-cell office:value-type="string">
            <text:p>rBABE1DZWtawmtKZAB5igGLDWDI690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93322">
            <text:p>93322</text:p>
          </table:table-cell>
          <table:table-cell office:value-type="float" office:value="14697">
            <text:p>14697</text:p>
          </table:table-cell>
          <table:table-cell office:value-type="float" office:value="0.923188">
            <text:p>0.923188</text:p>
          </table:table-cell>
          <table:table-cell office:value-type="float" office:value="0.403587">
            <text:p>0.403587</text:p>
          </table:table-cell>
          <table:table-cell office:value-type="string">
            <text:p>rBABE1DZWtawmtKZAB5igGLDWDI690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109358">
            <text:p>109358</text:p>
          </table:table-cell>
          <table:table-cell office:value-type="float" office:value="27299">
            <text:p>27299</text:p>
          </table:table-cell>
          <table:table-cell office:value-type="float" office:value="0.915902">
            <text:p>0.915902</text:p>
          </table:table-cell>
          <table:table-cell office:value-type="float" office:value="0.40273">
            <text:p>0.40273</text:p>
          </table:table-cell>
          <table:table-cell office:value-type="string">
            <text:p>rBABE1DZWteDCvONACPWSaMsn9s415_522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98855">
            <text:p>98855</text:p>
          </table:table-cell>
          <table:table-cell office:value-type="float" office:value="21183">
            <text:p>21183</text:p>
          </table:table-cell>
          <table:table-cell office:value-type="float" office:value="0.914622">
            <text:p>0.914622</text:p>
          </table:table-cell>
          <table:table-cell office:value-type="float" office:value="0.402097">
            <text:p>0.402097</text:p>
          </table:table-cell>
          <table:table-cell office:value-type="string">
            <text:p>rBABE1DZWtaT-sjTACQt4Ks_-Vk085_522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87321">
            <text:p>87321</text:p>
          </table:table-cell>
          <table:table-cell office:value-type="float" office:value="21170">
            <text:p>21170</text:p>
          </table:table-cell>
          <table:table-cell office:value-type="float" office:value="0.914426">
            <text:p>0.914426</text:p>
          </table:table-cell>
          <table:table-cell office:value-type="float" office:value="0.410083">
            <text:p>0.410083</text:p>
          </table:table-cell>
          <table:table-cell office:value-type="string">
            <text:p>rBABE1DZWtaT-sjTACQt4Ks_-Vk085_522x29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76017">
            <text:p>76017</text:p>
          </table:table-cell>
          <table:table-cell office:value-type="float" office:value="12006">
            <text:p>12006</text:p>
          </table:table-cell>
          <table:table-cell office:value-type="float" office:value="0.911904">
            <text:p>0.911904</text:p>
          </table:table-cell>
          <table:table-cell office:value-type="float" office:value="0.404698">
            <text:p>0.404698</text:p>
          </table:table-cell>
          <table:table-cell office:value-type="string">
            <text:p>rBABE1DZWtawmtKZAB5igGLDWDI690_522x29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81995">
            <text:p>81995</text:p>
          </table:table-cell>
          <table:table-cell office:value-type="float" office:value="12021">
            <text:p>12021</text:p>
          </table:table-cell>
          <table:table-cell office:value-type="float" office:value="0.911619">
            <text:p>0.911619</text:p>
          </table:table-cell>
          <table:table-cell office:value-type="float" office:value="0.39578">
            <text:p>0.39578</text:p>
          </table:table-cell>
          <table:table-cell office:value-type="string">
            <text:p>rBABE1DZWtawmtKZAB5igGLDWDI690_522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94213">
            <text:p>94213</text:p>
          </table:table-cell>
          <table:table-cell office:value-type="float" office:value="27376">
            <text:p>27376</text:p>
          </table:table-cell>
          <table:table-cell office:value-type="float" office:value="0.911377">
            <text:p>0.911377</text:p>
          </table:table-cell>
          <table:table-cell office:value-type="float" office:value="0.411441">
            <text:p>0.411441</text:p>
          </table:table-cell>
          <table:table-cell office:value-type="string">
            <text:p>rBABE1DZWteDCvONACPWSaMsn9s415_522x294_5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51756">
            <text:p>51756</text:p>
          </table:table-cell>
          <table:table-cell office:value-type="float" office:value="4357">
            <text:p>4357</text:p>
          </table:table-cell>
          <table:table-cell office:value-type="float" office:value="0.909332">
            <text:p>0.909332</text:p>
          </table:table-cell>
          <table:table-cell office:value-type="float" office:value="0.370752">
            <text:p>0.370752</text:p>
          </table:table-cell>
          <table:table-cell office:value-type="string">
            <text:p>rBABE1DZWteDCvONACPWSaMsn9s415_160x298_5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54729">
            <text:p>54729</text:p>
          </table:table-cell>
          <table:table-cell office:value-type="float" office:value="5620">
            <text:p>5620</text:p>
          </table:table-cell>
          <table:table-cell office:value-type="float" office:value="0.906943">
            <text:p>0.906943</text:p>
          </table:table-cell>
          <table:table-cell office:value-type="float" office:value="0.422989">
            <text:p>0.422989</text:p>
          </table:table-cell>
          <table:table-cell office:value-type="string">
            <text:p>rBABE1DZWtfTDhNdACduL4yT67c684_197x146_1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53399">
            <text:p>53399</text:p>
          </table:table-cell>
          <table:table-cell office:value-type="float" office:value="4618">
            <text:p>4618</text:p>
          </table:table-cell>
          <table:table-cell office:value-type="float" office:value="0.882328">
            <text:p>0.882328</text:p>
          </table:table-cell>
          <table:table-cell office:value-type="float" office:value="0.392445">
            <text:p>0.392445</text:p>
          </table:table-cell>
          <table:table-cell office:value-type="string">
            <text:p>rBABE1DZWtaT-sjTACQt4Ks_-Vk085_197x146_1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50057">
            <text:p>50057</text:p>
          </table:table-cell>
          <table:table-cell office:value-type="float" office:value="3313">
            <text:p>3313</text:p>
          </table:table-cell>
          <table:table-cell office:value-type="float" office:value="0.879445">
            <text:p>0.879445</text:p>
          </table:table-cell>
          <table:table-cell office:value-type="float" office:value="0.369363">
            <text:p>0.369363</text:p>
          </table:table-cell>
          <table:table-cell office:value-type="string">
            <text:p>rBABE1DZWtaT-sjTACQt4Ks_-Vk085_160x298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55033">
            <text:p>55033</text:p>
          </table:table-cell>
          <table:table-cell office:value-type="float" office:value="8603">
            <text:p>8603</text:p>
          </table:table-cell>
          <table:table-cell office:value-type="float" office:value="0.873274">
            <text:p>0.873274</text:p>
          </table:table-cell>
          <table:table-cell office:value-type="float" office:value="0.388181">
            <text:p>0.388181</text:p>
          </table:table-cell>
          <table:table-cell office:value-type="string">
            <text:p>rBABE1DZWtfTDhNdACduL4yT67c684_260x132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288659">
            <text:p>288659</text:p>
          </table:table-cell>
          <table:table-cell office:value-type="float" office:value="65327">
            <text:p>65327</text:p>
          </table:table-cell>
          <table:table-cell office:value-type="float" office:value="0.872685">
            <text:p>0.872685</text:p>
          </table:table-cell>
          <table:table-cell office:value-type="float" office:value="0.341023">
            <text:p>0.341023</text:p>
          </table:table-cell>
          <table:table-cell office:value-type="string">
            <text:p>rBABE1DZnoazZY9hADERm6U5F-M582_522x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56121">
            <text:p>56121</text:p>
          </table:table-cell>
          <table:table-cell office:value-type="float" office:value="5962">
            <text:p>5962</text:p>
          </table:table-cell>
          <table:table-cell office:value-type="float" office:value="0.872637">
            <text:p>0.872637</text:p>
          </table:table-cell>
          <table:table-cell office:value-type="float" office:value="0.0602431">
            <text:p>0.0602431</text:p>
          </table:table-cell>
          <table:table-cell office:value-type="string">
            <text:p>rBABE1DZWteDCvONACPWSaMsn9s415_200x2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55993">
            <text:p>55993</text:p>
          </table:table-cell>
          <table:table-cell office:value-type="float" office:value="8225">
            <text:p>8225</text:p>
          </table:table-cell>
          <table:table-cell office:value-type="float" office:value="0.872554">
            <text:p>0.872554</text:p>
          </table:table-cell>
          <table:table-cell office:value-type="float" office:value="0.388287">
            <text:p>0.388287</text:p>
          </table:table-cell>
          <table:table-cell office:value-type="string">
            <text:p>rBABE1DZWtfTDhNdACduL4yT67c684_256x14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55598">
            <text:p>55598</text:p>
          </table:table-cell>
          <table:table-cell office:value-type="float" office:value="6810">
            <text:p>6810</text:p>
          </table:table-cell>
          <table:table-cell office:value-type="float" office:value="0.870614">
            <text:p>0.870614</text:p>
          </table:table-cell>
          <table:table-cell office:value-type="float" office:value="0.381942">
            <text:p>0.381942</text:p>
          </table:table-cell>
          <table:table-cell office:value-type="string">
            <text:p>rBABE1DZWtaT-sjTACQt4Ks_-Vk085_256x144_5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56024">
            <text:p>56024</text:p>
          </table:table-cell>
          <table:table-cell office:value-type="float" office:value="6134">
            <text:p>6134</text:p>
          </table:table-cell>
          <table:table-cell office:value-type="float" office:value="0.869329">
            <text:p>0.869329</text:p>
          </table:table-cell>
          <table:table-cell office:value-type="float" office:value="0.395388">
            <text:p>0.395388</text:p>
          </table:table-cell>
          <table:table-cell office:value-type="string">
            <text:p>rBABE1DZWteDCvONACPWSaMsn9s415_197x146_1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61193">
            <text:p>61193</text:p>
          </table:table-cell>
          <table:table-cell office:value-type="float" office:value="8225">
            <text:p>8225</text:p>
          </table:table-cell>
          <table:table-cell office:value-type="float" office:value="0.868402">
            <text:p>0.868402</text:p>
          </table:table-cell>
          <table:table-cell office:value-type="float" office:value="0.381584">
            <text:p>0.381584</text:p>
          </table:table-cell>
          <table:table-cell office:value-type="string">
            <text:p>rBABE1DZWtfTDhNdACduL4yT67c684_256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62742">
            <text:p>62742</text:p>
          </table:table-cell>
          <table:table-cell office:value-type="float" office:value="8742">
            <text:p>8742</text:p>
          </table:table-cell>
          <table:table-cell office:value-type="float" office:value="0.86831">
            <text:p>0.86831</text:p>
          </table:table-cell>
          <table:table-cell office:value-type="float" office:value="0.376661">
            <text:p>0.376661</text:p>
          </table:table-cell>
          <table:table-cell office:value-type="string">
            <text:p>rBABE1DZWteDCvONACPWSaMsn9s415_256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59175">
            <text:p>59175</text:p>
          </table:table-cell>
          <table:table-cell office:value-type="float" office:value="6810">
            <text:p>6810</text:p>
          </table:table-cell>
          <table:table-cell office:value-type="float" office:value="0.866912">
            <text:p>0.866912</text:p>
          </table:table-cell>
          <table:table-cell office:value-type="float" office:value="0.376389">
            <text:p>0.376389</text:p>
          </table:table-cell>
          <table:table-cell office:value-type="string">
            <text:p>rBABE1DZWtaT-sjTACQt4Ks_-Vk085_256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55351">
            <text:p>55351</text:p>
          </table:table-cell>
          <table:table-cell office:value-type="float" office:value="7073">
            <text:p>7073</text:p>
          </table:table-cell>
          <table:table-cell office:value-type="float" office:value="0.866628">
            <text:p>0.866628</text:p>
          </table:table-cell>
          <table:table-cell office:value-type="float" office:value="0.38174">
            <text:p>0.38174</text:p>
          </table:table-cell>
          <table:table-cell office:value-type="string">
            <text:p>rBABE1DZWtaT-sjTACQt4Ks_-Vk085_260x132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57558">
            <text:p>57558</text:p>
          </table:table-cell>
          <table:table-cell office:value-type="float" office:value="9345">
            <text:p>9345</text:p>
          </table:table-cell>
          <table:table-cell office:value-type="float" office:value="0.866051">
            <text:p>0.866051</text:p>
          </table:table-cell>
          <table:table-cell office:value-type="float" office:value="0.382394">
            <text:p>0.382394</text:p>
          </table:table-cell>
          <table:table-cell office:value-type="string">
            <text:p>rBABE1DZWteDCvONACPWSaMsn9s415_260x132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57818">
            <text:p>57818</text:p>
          </table:table-cell>
          <table:table-cell office:value-type="float" office:value="8742">
            <text:p>8742</text:p>
          </table:table-cell>
          <table:table-cell office:value-type="float" office:value="0.865987">
            <text:p>0.865987</text:p>
          </table:table-cell>
          <table:table-cell office:value-type="float" office:value="0.382058">
            <text:p>0.382058</text:p>
          </table:table-cell>
          <table:table-cell office:value-type="string">
            <text:p>rBABE1DZWteDCvONACPWSaMsn9s415_256x14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VF3BesDzAABdU5bOi2E147.gif</text:p>
          </table:table-cell>
          <table:table-cell office:value-type="string">
            <text:p>.gif</text:p>
          </table:table-cell>
          <table:table-cell office:value-type="float" office:value="23891">
            <text:p>23891</text:p>
          </table:table-cell>
          <table:table-cell office:value-type="float" office:value="43614">
            <text:p>43614</text:p>
          </table:table-cell>
          <table:table-cell office:value-type="float" office:value="12765">
            <text:p>12765</text:p>
          </table:table-cell>
          <table:table-cell office:value-type="float" office:value="0.865871">
            <text:p>0.865871</text:p>
          </table:table-cell>
          <table:table-cell office:value-type="float" office:value="0.0168571">
            <text:p>0.0168571</text:p>
          </table:table-cell>
          <table:table-cell office:value-type="string">
            <text:p>rBABE1DYVF3BesDzAABdU5bOi2E147_167x10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51923">
            <text:p>51923</text:p>
          </table:table-cell>
          <table:table-cell office:value-type="float" office:value="4357">
            <text:p>4357</text:p>
          </table:table-cell>
          <table:table-cell office:value-type="float" office:value="0.864108">
            <text:p>0.864108</text:p>
          </table:table-cell>
          <table:table-cell office:value-type="float" office:value="0.375942">
            <text:p>0.375942</text:p>
          </table:table-cell>
          <table:table-cell office:value-type="string">
            <text:p>rBABE1DZWtawmtKZAB5igGLDWDI690_260x132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JSGwMBjQAAFKAt6_RJA048.gif</text:p>
          </table:table-cell>
          <table:table-cell office:value-type="string">
            <text:p>.gif</text:p>
          </table:table-cell>
          <table:table-cell office:value-type="float" office:value="84482">
            <text:p>84482</text:p>
          </table:table-cell>
          <table:table-cell office:value-type="float" office:value="36617">
            <text:p>36617</text:p>
          </table:table-cell>
          <table:table-cell office:value-type="float" office:value="6502">
            <text:p>6502</text:p>
          </table:table-cell>
          <table:table-cell office:value-type="float" office:value="0.863625">
            <text:p>0.863625</text:p>
          </table:table-cell>
          <table:table-cell office:value-type="float" office:value="0.017554">
            <text:p>0.017554</text:p>
          </table:table-cell>
          <table:table-cell office:value-type="string">
            <text:p>rBABE1DYJSGwMBjQAAFKAt6_RJA048_167x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52174">
            <text:p>52174</text:p>
          </table:table-cell>
          <table:table-cell office:value-type="float" office:value="4097">
            <text:p>4097</text:p>
          </table:table-cell>
          <table:table-cell office:value-type="float" office:value="0.863536">
            <text:p>0.863536</text:p>
          </table:table-cell>
          <table:table-cell office:value-type="float" office:value="0.375163">
            <text:p>0.375163</text:p>
          </table:table-cell>
          <table:table-cell office:value-type="string">
            <text:p>rBABE1DZWtawmtKZAB5igGLDWDI690_256x14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53687">
            <text:p>53687</text:p>
          </table:table-cell>
          <table:table-cell office:value-type="float" office:value="4097">
            <text:p>4097</text:p>
          </table:table-cell>
          <table:table-cell office:value-type="float" office:value="0.86187">
            <text:p>0.86187</text:p>
          </table:table-cell>
          <table:table-cell office:value-type="float" office:value="0.370285">
            <text:p>0.370285</text:p>
          </table:table-cell>
          <table:table-cell office:value-type="string">
            <text:p>rBABE1DZWtawmtKZAB5igGLDWDI690_256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49988">
            <text:p>49988</text:p>
          </table:table-cell>
          <table:table-cell office:value-type="float" office:value="2925">
            <text:p>2925</text:p>
          </table:table-cell>
          <table:table-cell office:value-type="float" office:value="0.861309">
            <text:p>0.861309</text:p>
          </table:table-cell>
          <table:table-cell office:value-type="float" office:value="0.392012">
            <text:p>0.392012</text:p>
          </table:table-cell>
          <table:table-cell office:value-type="string">
            <text:p>rBABE1DZWtawmtKZAB5igGLDWDI690_197x146_1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51762">
            <text:p>51762</text:p>
          </table:table-cell>
          <table:table-cell office:value-type="float" office:value="4329">
            <text:p>4329</text:p>
          </table:table-cell>
          <table:table-cell office:value-type="float" office:value="0.858258">
            <text:p>0.858258</text:p>
          </table:table-cell>
          <table:table-cell office:value-type="float" office:value="0.372361">
            <text:p>0.372361</text:p>
          </table:table-cell>
          <table:table-cell office:value-type="string">
            <text:p>rBABE1DZWtfTDhNdACduL4yT67c684_167x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54945">
            <text:p>54945</text:p>
          </table:table-cell>
          <table:table-cell office:value-type="float" office:value="5505">
            <text:p>5505</text:p>
          </table:table-cell>
          <table:table-cell office:value-type="float" office:value="0.855755">
            <text:p>0.855755</text:p>
          </table:table-cell>
          <table:table-cell office:value-type="float" office:value="0.062381">
            <text:p>0.062381</text:p>
          </table:table-cell>
          <table:table-cell office:value-type="string">
            <text:p>rBABE1DZWtfTDhNdACduL4yT67c684_200x200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54945">
            <text:p>54945</text:p>
          </table:table-cell>
          <table:table-cell office:value-type="float" office:value="5505">
            <text:p>5505</text:p>
          </table:table-cell>
          <table:table-cell office:value-type="float" office:value="0.855099">
            <text:p>0.855099</text:p>
          </table:table-cell>
          <table:table-cell office:value-type="float" office:value="0.0628901">
            <text:p>0.0628901</text:p>
          </table:table-cell>
          <table:table-cell office:value-type="string">
            <text:p>rBABE1DZWtfTDhNdACduL4yT67c684_200x200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53521">
            <text:p>53521</text:p>
          </table:table-cell>
          <table:table-cell office:value-type="float" office:value="4592">
            <text:p>4592</text:p>
          </table:table-cell>
          <table:table-cell office:value-type="float" office:value="0.85209">
            <text:p>0.85209</text:p>
          </table:table-cell>
          <table:table-cell office:value-type="float" office:value="0.059515">
            <text:p>0.059515</text:p>
          </table:table-cell>
          <table:table-cell office:value-type="string">
            <text:p>rBABE1DZWtaT-sjTACQt4Ks_-Vk085_200x200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53521">
            <text:p>53521</text:p>
          </table:table-cell>
          <table:table-cell office:value-type="float" office:value="4592">
            <text:p>4592</text:p>
          </table:table-cell>
          <table:table-cell office:value-type="float" office:value="0.852069">
            <text:p>0.852069</text:p>
          </table:table-cell>
          <table:table-cell office:value-type="float" office:value="0.0615151">
            <text:p>0.0615151</text:p>
          </table:table-cell>
          <table:table-cell office:value-type="string">
            <text:p>rBABE1DZWtaT-sjTACQt4Ks_-Vk085_200x2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50098">
            <text:p>50098</text:p>
          </table:table-cell>
          <table:table-cell office:value-type="float" office:value="4329">
            <text:p>4329</text:p>
          </table:table-cell>
          <table:table-cell office:value-type="float" office:value="0.851261">
            <text:p>0.851261</text:p>
          </table:table-cell>
          <table:table-cell office:value-type="float" office:value="0.379217">
            <text:p>0.379217</text:p>
          </table:table-cell>
          <table:table-cell office:value-type="string">
            <text:p>rBABE1DZWtfTDhNdACduL4yT67c684_167x104_5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56121">
            <text:p>56121</text:p>
          </table:table-cell>
          <table:table-cell office:value-type="float" office:value="5962">
            <text:p>5962</text:p>
          </table:table-cell>
          <table:table-cell office:value-type="float" office:value="0.849319">
            <text:p>0.849319</text:p>
          </table:table-cell>
          <table:table-cell office:value-type="float" office:value="0.0587201">
            <text:p>0.0587201</text:p>
          </table:table-cell>
          <table:table-cell office:value-type="string">
            <text:p>rBABE1DZWteDCvONACPWSaMsn9s415_200x200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50030">
            <text:p>50030</text:p>
          </table:table-cell>
          <table:table-cell office:value-type="float" office:value="2925">
            <text:p>2925</text:p>
          </table:table-cell>
          <table:table-cell office:value-type="float" office:value="0.848536">
            <text:p>0.848536</text:p>
          </table:table-cell>
          <table:table-cell office:value-type="float" office:value="0.0540121">
            <text:p>0.0540121</text:p>
          </table:table-cell>
          <table:table-cell office:value-type="string">
            <text:p>rBABE1DZWtawmtKZAB5igGLDWDI690_200x200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YJSGwMBjQAAFKAt6_RJA048.gif</text:p>
          </table:table-cell>
          <table:table-cell office:value-type="string">
            <text:p>.gif</text:p>
          </table:table-cell>
          <table:table-cell office:value-type="float" office:value="84482">
            <text:p>84482</text:p>
          </table:table-cell>
          <table:table-cell office:value-type="float" office:value="34299">
            <text:p>34299</text:p>
          </table:table-cell>
          <table:table-cell office:value-type="float" office:value="5969">
            <text:p>5969</text:p>
          </table:table-cell>
          <table:table-cell office:value-type="float" office:value="0.847149">
            <text:p>0.847149</text:p>
          </table:table-cell>
          <table:table-cell office:value-type="float" office:value="0.0177569">
            <text:p>0.0177569</text:p>
          </table:table-cell>
          <table:table-cell office:value-type="string">
            <text:p>rBABE1DYJSGwMBjQAAFKAt6_RJA048_160x298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50538">
            <text:p>50538</text:p>
          </table:table-cell>
          <table:table-cell office:value-type="float" office:value="3515">
            <text:p>3515</text:p>
          </table:table-cell>
          <table:table-cell office:value-type="float" office:value="0.846308">
            <text:p>0.846308</text:p>
          </table:table-cell>
          <table:table-cell office:value-type="float" office:value="0.367638">
            <text:p>0.367638</text:p>
          </table:table-cell>
          <table:table-cell office:value-type="string">
            <text:p>rBABE1DZWtaT-sjTACQt4Ks_-Vk085_167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49300">
            <text:p>49300</text:p>
          </table:table-cell>
          <table:table-cell office:value-type="float" office:value="3515">
            <text:p>3515</text:p>
          </table:table-cell>
          <table:table-cell office:value-type="float" office:value="0.845299">
            <text:p>0.845299</text:p>
          </table:table-cell>
          <table:table-cell office:value-type="float" office:value="0.374287">
            <text:p>0.374287</text:p>
          </table:table-cell>
          <table:table-cell office:value-type="string">
            <text:p>rBABE1DZWtaT-sjTACQt4Ks_-Vk085_167x104_5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50937">
            <text:p>50937</text:p>
          </table:table-cell>
          <table:table-cell office:value-type="float" office:value="4037">
            <text:p>4037</text:p>
          </table:table-cell>
          <table:table-cell office:value-type="float" office:value="0.844738">
            <text:p>0.844738</text:p>
          </table:table-cell>
          <table:table-cell office:value-type="float" office:value="0.374527">
            <text:p>0.374527</text:p>
          </table:table-cell>
          <table:table-cell office:value-type="string">
            <text:p>rBABE1DZWtfTDhNdACduL4yT67c684_160x298_3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50937">
            <text:p>50937</text:p>
          </table:table-cell>
          <table:table-cell office:value-type="float" office:value="4037">
            <text:p>4037</text:p>
          </table:table-cell>
          <table:table-cell office:value-type="float" office:value="0.844484">
            <text:p>0.844484</text:p>
          </table:table-cell>
          <table:table-cell office:value-type="float" office:value="0.371187">
            <text:p>0.371187</text:p>
          </table:table-cell>
          <table:table-cell office:value-type="string">
            <text:p>rBABE1DZWtfTDhNdACduL4yT67c684_160x298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50937">
            <text:p>50937</text:p>
          </table:table-cell>
          <table:table-cell office:value-type="float" office:value="4037">
            <text:p>4037</text:p>
          </table:table-cell>
          <table:table-cell office:value-type="float" office:value="0.844092">
            <text:p>0.844092</text:p>
          </table:table-cell>
          <table:table-cell office:value-type="float" office:value="0.376657">
            <text:p>0.376657</text:p>
          </table:table-cell>
          <table:table-cell office:value-type="string">
            <text:p>rBABE1DZWtfTDhNdACduL4yT67c684_160x298_5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YJSGwMBjQAAFKAt6_RJA048.gif</text:p>
          </table:table-cell>
          <table:table-cell office:value-type="string">
            <text:p>.gif</text:p>
          </table:table-cell>
          <table:table-cell office:value-type="float" office:value="84482">
            <text:p>84482</text:p>
          </table:table-cell>
          <table:table-cell office:value-type="float" office:value="34299">
            <text:p>34299</text:p>
          </table:table-cell>
          <table:table-cell office:value-type="float" office:value="5969">
            <text:p>5969</text:p>
          </table:table-cell>
          <table:table-cell office:value-type="float" office:value="0.843258">
            <text:p>0.843258</text:p>
          </table:table-cell>
          <table:table-cell office:value-type="float" office:value="0.017529">
            <text:p>0.017529</text:p>
          </table:table-cell>
          <table:table-cell office:value-type="string">
            <text:p>rBABE1DYJSGwMBjQAAFKAt6_RJA048_160x298_3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50030">
            <text:p>50030</text:p>
          </table:table-cell>
          <table:table-cell office:value-type="float" office:value="2925">
            <text:p>2925</text:p>
          </table:table-cell>
          <table:table-cell office:value-type="float" office:value="0.842687">
            <text:p>0.842687</text:p>
          </table:table-cell>
          <table:table-cell office:value-type="float" office:value="0.054126">
            <text:p>0.054126</text:p>
          </table:table-cell>
          <table:table-cell office:value-type="string">
            <text:p>rBABE1DZWtawmtKZAB5igGLDWDI690_200x200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50057">
            <text:p>50057</text:p>
          </table:table-cell>
          <table:table-cell office:value-type="float" office:value="3313">
            <text:p>3313</text:p>
          </table:table-cell>
          <table:table-cell office:value-type="float" office:value="0.842453">
            <text:p>0.842453</text:p>
          </table:table-cell>
          <table:table-cell office:value-type="float" office:value="0.368895">
            <text:p>0.368895</text:p>
          </table:table-cell>
          <table:table-cell office:value-type="string">
            <text:p>rBABE1DZWtaT-sjTACQt4Ks_-Vk085_160x298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49231">
            <text:p>49231</text:p>
          </table:table-cell>
          <table:table-cell office:value-type="float" office:value="3335">
            <text:p>3335</text:p>
          </table:table-cell>
          <table:table-cell office:value-type="float" office:value="0.842099">
            <text:p>0.842099</text:p>
          </table:table-cell>
          <table:table-cell office:value-type="float" office:value="0.371599">
            <text:p>0.371599</text:p>
          </table:table-cell>
          <table:table-cell office:value-type="string">
            <text:p>rBABE1DZWtfTDhNdACduL4yT67c684_140x104_1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50856">
            <text:p>50856</text:p>
          </table:table-cell>
          <table:table-cell office:value-type="float" office:value="4669">
            <text:p>4669</text:p>
          </table:table-cell>
          <table:table-cell office:value-type="float" office:value="0.84202">
            <text:p>0.84202</text:p>
          </table:table-cell>
          <table:table-cell office:value-type="float" office:value="0.373773">
            <text:p>0.373773</text:p>
          </table:table-cell>
          <table:table-cell office:value-type="string">
            <text:p>rBABE1DZWteDCvONACPWSaMsn9s415_167x104_5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50057">
            <text:p>50057</text:p>
          </table:table-cell>
          <table:table-cell office:value-type="float" office:value="3313">
            <text:p>3313</text:p>
          </table:table-cell>
          <table:table-cell office:value-type="float" office:value="0.841833">
            <text:p>0.841833</text:p>
          </table:table-cell>
          <table:table-cell office:value-type="float" office:value="0.371865">
            <text:p>0.371865</text:p>
          </table:table-cell>
          <table:table-cell office:value-type="string">
            <text:p>rBABE1DZWtaT-sjTACQt4Ks_-Vk085_160x298_5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44380">
            <text:p>44380</text:p>
          </table:table-cell>
          <table:table-cell office:value-type="float" office:value="1183">
            <text:p>1183</text:p>
          </table:table-cell>
          <table:table-cell office:value-type="float" office:value="0.841147">
            <text:p>0.841147</text:p>
          </table:table-cell>
          <table:table-cell office:value-type="float" office:value="0.0563881">
            <text:p>0.0563881</text:p>
          </table:table-cell>
          <table:table-cell office:value-type="string">
            <text:p>rBABE1DZWteDCvONACPWSaMsn9s415_60x6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47588">
            <text:p>47588</text:p>
          </table:table-cell>
          <table:table-cell office:value-type="float" office:value="2341">
            <text:p>2341</text:p>
          </table:table-cell>
          <table:table-cell office:value-type="float" office:value="0.840825">
            <text:p>0.840825</text:p>
          </table:table-cell>
          <table:table-cell office:value-type="float" office:value="0.367544">
            <text:p>0.367544</text:p>
          </table:table-cell>
          <table:table-cell office:value-type="string">
            <text:p>rBABE1DZWtawmtKZAB5igGLDWDI690_167x104_5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YJSGwMBjQAAFKAt6_RJA048.gif</text:p>
          </table:table-cell>
          <table:table-cell office:value-type="string">
            <text:p>.gif</text:p>
          </table:table-cell>
          <table:table-cell office:value-type="float" office:value="84482">
            <text:p>84482</text:p>
          </table:table-cell>
          <table:table-cell office:value-type="float" office:value="34299">
            <text:p>34299</text:p>
          </table:table-cell>
          <table:table-cell office:value-type="float" office:value="5969">
            <text:p>5969</text:p>
          </table:table-cell>
          <table:table-cell office:value-type="float" office:value="0.840416">
            <text:p>0.840416</text:p>
          </table:table-cell>
          <table:table-cell office:value-type="float" office:value="0.0173571">
            <text:p>0.0173571</text:p>
          </table:table-cell>
          <table:table-cell office:value-type="string">
            <text:p>rBABE1DYJSGwMBjQAAFKAt6_RJA048_160x298_3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52599">
            <text:p>52599</text:p>
          </table:table-cell>
          <table:table-cell office:value-type="float" office:value="4669">
            <text:p>4669</text:p>
          </table:table-cell>
          <table:table-cell office:value-type="float" office:value="0.83973">
            <text:p>0.83973</text:p>
          </table:table-cell>
          <table:table-cell office:value-type="float" office:value="0.367562">
            <text:p>0.367562</text:p>
          </table:table-cell>
          <table:table-cell office:value-type="string">
            <text:p>rBABE1DZWteDCvONACPWSaMsn9s415_167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48156">
            <text:p>48156</text:p>
          </table:table-cell>
          <table:table-cell office:value-type="float" office:value="2341">
            <text:p>2341</text:p>
          </table:table-cell>
          <table:table-cell office:value-type="float" office:value="0.839405">
            <text:p>0.839405</text:p>
          </table:table-cell>
          <table:table-cell office:value-type="float" office:value="0.361799">
            <text:p>0.361799</text:p>
          </table:table-cell>
          <table:table-cell office:value-type="string">
            <text:p>rBABE1DZWtawmtKZAB5igGLDWDI690_167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47609">
            <text:p>47609</text:p>
          </table:table-cell>
          <table:table-cell office:value-type="float" office:value="2173">
            <text:p>2173</text:p>
          </table:table-cell>
          <table:table-cell office:value-type="float" office:value="0.839291">
            <text:p>0.839291</text:p>
          </table:table-cell>
          <table:table-cell office:value-type="float" office:value="0.360283">
            <text:p>0.360283</text:p>
          </table:table-cell>
          <table:table-cell office:value-type="string">
            <text:p>rBABE1DZWtawmtKZAB5igGLDWDI690_160x298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48415">
            <text:p>48415</text:p>
          </table:table-cell>
          <table:table-cell office:value-type="float" office:value="2748">
            <text:p>2748</text:p>
          </table:table-cell>
          <table:table-cell office:value-type="float" office:value="0.838979">
            <text:p>0.838979</text:p>
          </table:table-cell>
          <table:table-cell office:value-type="float" office:value="0.367674">
            <text:p>0.367674</text:p>
          </table:table-cell>
          <table:table-cell office:value-type="string">
            <text:p>rBABE1DZWtaT-sjTACQt4Ks_-Vk085_140x104_1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51756">
            <text:p>51756</text:p>
          </table:table-cell>
          <table:table-cell office:value-type="float" office:value="4357">
            <text:p>4357</text:p>
          </table:table-cell>
          <table:table-cell office:value-type="float" office:value="0.838868">
            <text:p>0.838868</text:p>
          </table:table-cell>
          <table:table-cell office:value-type="float" office:value="0.363721">
            <text:p>0.363721</text:p>
          </table:table-cell>
          <table:table-cell office:value-type="string">
            <text:p>rBABE1DZWteDCvONACPWSaMsn9s415_160x298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49925">
            <text:p>49925</text:p>
          </table:table-cell>
          <table:table-cell office:value-type="float" office:value="3542">
            <text:p>3542</text:p>
          </table:table-cell>
          <table:table-cell office:value-type="float" office:value="0.835478">
            <text:p>0.835478</text:p>
          </table:table-cell>
          <table:table-cell office:value-type="float" office:value="0.365137">
            <text:p>0.365137</text:p>
          </table:table-cell>
          <table:table-cell office:value-type="string">
            <text:p>rBABE1DZWteDCvONACPWSaMsn9s415_140x104_1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51756">
            <text:p>51756</text:p>
          </table:table-cell>
          <table:table-cell office:value-type="float" office:value="4357">
            <text:p>4357</text:p>
          </table:table-cell>
          <table:table-cell office:value-type="float" office:value="0.835461">
            <text:p>0.835461</text:p>
          </table:table-cell>
          <table:table-cell office:value-type="float" office:value="0.36843">
            <text:p>0.36843</text:p>
          </table:table-cell>
          <table:table-cell office:value-type="string">
            <text:p>rBABE1DZWteDCvONACPWSaMsn9s415_160x298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49215">
            <text:p>49215</text:p>
          </table:table-cell>
          <table:table-cell office:value-type="float" office:value="3302">
            <text:p>3302</text:p>
          </table:table-cell>
          <table:table-cell office:value-type="float" office:value="0.835028">
            <text:p>0.835028</text:p>
          </table:table-cell>
          <table:table-cell office:value-type="float" office:value="0.366659">
            <text:p>0.366659</text:p>
          </table:table-cell>
          <table:table-cell office:value-type="string">
            <text:p>rBABE1DZWtfTDhNdACduL4yT67c684_140x104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47609">
            <text:p>47609</text:p>
          </table:table-cell>
          <table:table-cell office:value-type="float" office:value="2173">
            <text:p>2173</text:p>
          </table:table-cell>
          <table:table-cell office:value-type="float" office:value="0.834332">
            <text:p>0.834332</text:p>
          </table:table-cell>
          <table:table-cell office:value-type="float" office:value="0.362787">
            <text:p>0.362787</text:p>
          </table:table-cell>
          <table:table-cell office:value-type="string">
            <text:p>rBABE1DZWtawmtKZAB5igGLDWDI690_160x298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48366">
            <text:p>48366</text:p>
          </table:table-cell>
          <table:table-cell office:value-type="float" office:value="2715">
            <text:p>2715</text:p>
          </table:table-cell>
          <table:table-cell office:value-type="float" office:value="0.834175">
            <text:p>0.834175</text:p>
          </table:table-cell>
          <table:table-cell office:value-type="float" office:value="0.364209">
            <text:p>0.364209</text:p>
          </table:table-cell>
          <table:table-cell office:value-type="string">
            <text:p>rBABE1DZWtaT-sjTACQt4Ks_-Vk085_140x104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49870">
            <text:p>49870</text:p>
          </table:table-cell>
          <table:table-cell office:value-type="float" office:value="3533">
            <text:p>3533</text:p>
          </table:table-cell>
          <table:table-cell office:value-type="float" office:value="0.834129">
            <text:p>0.834129</text:p>
          </table:table-cell>
          <table:table-cell office:value-type="float" office:value="0.360621">
            <text:p>0.360621</text:p>
          </table:table-cell>
          <table:table-cell office:value-type="string">
            <text:p>rBABE1DZWteDCvONACPWSaMsn9s415_140x104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YVF3hr4LSAADw586U6jA872.gif</text:p>
          </table:table-cell>
          <table:table-cell office:value-type="string">
            <text:p>.gif</text:p>
          </table:table-cell>
          <table:table-cell office:value-type="float" office:value="61671">
            <text:p>61671</text:p>
          </table:table-cell>
          <table:table-cell office:value-type="float" office:value="26043">
            <text:p>26043</text:p>
          </table:table-cell>
          <table:table-cell office:value-type="float" office:value="8802">
            <text:p>8802</text:p>
          </table:table-cell>
          <table:table-cell office:value-type="float" office:value="0.83248">
            <text:p>0.83248</text:p>
          </table:table-cell>
          <table:table-cell office:value-type="float" office:value="0.043179">
            <text:p>0.043179</text:p>
          </table:table-cell>
          <table:table-cell office:value-type="string">
            <text:p>rBABE1DYVF3hr4LSAADw586U6jA872_140x104_3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47609">
            <text:p>47609</text:p>
          </table:table-cell>
          <table:table-cell office:value-type="float" office:value="2173">
            <text:p>2173</text:p>
          </table:table-cell>
          <table:table-cell office:value-type="float" office:value="0.831689">
            <text:p>0.831689</text:p>
          </table:table-cell>
          <table:table-cell office:value-type="float" office:value="0.365399">
            <text:p>0.365399</text:p>
          </table:table-cell>
          <table:table-cell office:value-type="string">
            <text:p>rBABE1DZWtawmtKZAB5igGLDWDI690_160x298_5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46660">
            <text:p>46660</text:p>
          </table:table-cell>
          <table:table-cell office:value-type="float" office:value="1826">
            <text:p>1826</text:p>
          </table:table-cell>
          <table:table-cell office:value-type="float" office:value="0.831041">
            <text:p>0.831041</text:p>
          </table:table-cell>
          <table:table-cell office:value-type="float" office:value="0.362583">
            <text:p>0.362583</text:p>
          </table:table-cell>
          <table:table-cell office:value-type="string">
            <text:p>rBABE1DZWtawmtKZAB5igGLDWDI690_140x104_1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46614">
            <text:p>46614</text:p>
          </table:table-cell>
          <table:table-cell office:value-type="float" office:value="1809">
            <text:p>1809</text:p>
          </table:table-cell>
          <table:table-cell office:value-type="float" office:value="0.830207">
            <text:p>0.830207</text:p>
          </table:table-cell>
          <table:table-cell office:value-type="float" office:value="0.359854">
            <text:p>0.359854</text:p>
          </table:table-cell>
          <table:table-cell office:value-type="string">
            <text:p>rBABE1DZWtawmtKZAB5igGLDWDI690_140x104_3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46442">
            <text:p>46442</text:p>
          </table:table-cell>
          <table:table-cell office:value-type="float" office:value="2099">
            <text:p>2099</text:p>
          </table:table-cell>
          <table:table-cell office:value-type="float" office:value="0.828876">
            <text:p>0.828876</text:p>
          </table:table-cell>
          <table:table-cell office:value-type="float" office:value="0.0617261">
            <text:p>0.0617261</text:p>
          </table:table-cell>
          <table:table-cell office:value-type="string">
            <text:p>rBABE1DZWtfTDhNdACduL4yT67c684_100x100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45967">
            <text:p>45967</text:p>
          </table:table-cell>
          <table:table-cell office:value-type="float" office:value="1747">
            <text:p>1747</text:p>
          </table:table-cell>
          <table:table-cell office:value-type="float" office:value="0.825421">
            <text:p>0.825421</text:p>
          </table:table-cell>
          <table:table-cell office:value-type="float" office:value="0.0579159">
            <text:p>0.0579159</text:p>
          </table:table-cell>
          <table:table-cell office:value-type="string">
            <text:p>rBABE1DZWtaT-sjTACQt4Ks_-Vk085_100x100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363923">
            <text:p>363923</text:p>
          </table:table-cell>
          <table:table-cell office:value-type="float" office:value="78151">
            <text:p>78151</text:p>
          </table:table-cell>
          <table:table-cell office:value-type="float" office:value="0.822313">
            <text:p>0.822313</text:p>
          </table:table-cell>
          <table:table-cell office:value-type="float" office:value="0.352253">
            <text:p>0.352253</text:p>
          </table:table-cell>
          <table:table-cell office:value-type="string">
            <text:p>rBABE1DZnoazZY9hADERm6U5F-M582_600x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WteDCvONACPWSaMsn9s415.jpg</text:p>
          </table:table-cell>
          <table:table-cell office:value-type="string">
            <text:p>.jpg</text:p>
          </table:table-cell>
          <table:table-cell office:value-type="float" office:value="2348617">
            <text:p>2348617</text:p>
          </table:table-cell>
          <table:table-cell office:value-type="float" office:value="47060">
            <text:p>47060</text:p>
          </table:table-cell>
          <table:table-cell office:value-type="float" office:value="2336">
            <text:p>2336</text:p>
          </table:table-cell>
          <table:table-cell office:value-type="float" office:value="0.82223">
            <text:p>0.82223</text:p>
          </table:table-cell>
          <table:table-cell office:value-type="float" office:value="0.059428">
            <text:p>0.059428</text:p>
          </table:table-cell>
          <table:table-cell office:value-type="string">
            <text:p>rBABE1DZWteDCvONACPWSaMsn9s415_100x100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YJSGwMBjQAAFKAt6_RJA048.gif</text:p>
          </table:table-cell>
          <table:table-cell office:value-type="string">
            <text:p>.gif</text:p>
          </table:table-cell>
          <table:table-cell office:value-type="float" office:value="84482">
            <text:p>84482</text:p>
          </table:table-cell>
          <table:table-cell office:value-type="float" office:value="27293">
            <text:p>27293</text:p>
          </table:table-cell>
          <table:table-cell office:value-type="float" office:value="4625">
            <text:p>4625</text:p>
          </table:table-cell>
          <table:table-cell office:value-type="float" office:value="0.821531">
            <text:p>0.821531</text:p>
          </table:table-cell>
          <table:table-cell office:value-type="float" office:value="0.0146351">
            <text:p>0.0146351</text:p>
          </table:table-cell>
          <table:table-cell office:value-type="string">
            <text:p>rBABE1DYJSGwMBjQAAFKAt6_RJA048_140x104_3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44934">
            <text:p>44934</text:p>
          </table:table-cell>
          <table:table-cell office:value-type="float" office:value="1210">
            <text:p>1210</text:p>
          </table:table-cell>
          <table:table-cell office:value-type="float" office:value="0.8195">
            <text:p>0.8195</text:p>
          </table:table-cell>
          <table:table-cell office:value-type="float" office:value="0.0524521">
            <text:p>0.0524521</text:p>
          </table:table-cell>
          <table:table-cell office:value-type="string">
            <text:p>rBABE1DZWtawmtKZAB5igGLDWDI690_100x100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363923">
            <text:p>363923</text:p>
          </table:table-cell>
          <table:table-cell office:value-type="float" office:value="78151">
            <text:p>78151</text:p>
          </table:table-cell>
          <table:table-cell office:value-type="float" office:value="0.81944">
            <text:p>0.81944</text:p>
          </table:table-cell>
          <table:table-cell office:value-type="float" office:value="0.353093">
            <text:p>0.353093</text:p>
          </table:table-cell>
          <table:table-cell office:value-type="string">
            <text:p>rBABE1DZnoazZY9hADERm6U5F-M582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363923">
            <text:p>363923</text:p>
          </table:table-cell>
          <table:table-cell office:value-type="float" office:value="61412">
            <text:p>61412</text:p>
          </table:table-cell>
          <table:table-cell office:value-type="float" office:value="0.818669">
            <text:p>0.818669</text:p>
          </table:table-cell>
          <table:table-cell office:value-type="float" office:value="0.33638">
            <text:p>0.33638</text:p>
          </table:table-cell>
          <table:table-cell office:value-type="string">
            <text:p>rBABE1DZnoazZY9hADERm6U5F-M582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363923">
            <text:p>363923</text:p>
          </table:table-cell>
          <table:table-cell office:value-type="float" office:value="61412">
            <text:p>61412</text:p>
          </table:table-cell>
          <table:table-cell office:value-type="float" office:value="0.817721">
            <text:p>0.817721</text:p>
          </table:table-cell>
          <table:table-cell office:value-type="float" office:value="0.337073">
            <text:p>0.337073</text:p>
          </table:table-cell>
          <table:table-cell office:value-type="string">
            <text:p>rBABE1DZnoazZY9hADERm6U5F-M582_600x_3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WtfTDhNdACduL4yT67c684.jpg</text:p>
          </table:table-cell>
          <table:table-cell office:value-type="string">
            <text:p>.jpg</text:p>
          </table:table-cell>
          <table:table-cell office:value-type="float" office:value="2584111">
            <text:p>2584111</text:p>
          </table:table-cell>
          <table:table-cell office:value-type="float" office:value="44151">
            <text:p>44151</text:p>
          </table:table-cell>
          <table:table-cell office:value-type="float" office:value="1116">
            <text:p>1116</text:p>
          </table:table-cell>
          <table:table-cell office:value-type="float" office:value="0.816993">
            <text:p>0.816993</text:p>
          </table:table-cell>
          <table:table-cell office:value-type="float" office:value="0.0603271">
            <text:p>0.0603271</text:p>
          </table:table-cell>
          <table:table-cell office:value-type="string">
            <text:p>rBABE1DZWtfTDhNdACduL4yT67c684_60x6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363923">
            <text:p>363923</text:p>
          </table:table-cell>
          <table:table-cell office:value-type="float" office:value="78151">
            <text:p>78151</text:p>
          </table:table-cell>
          <table:table-cell office:value-type="float" office:value="0.816269">
            <text:p>0.816269</text:p>
          </table:table-cell>
          <table:table-cell office:value-type="float" office:value="0.352813">
            <text:p>0.352813</text:p>
          </table:table-cell>
          <table:table-cell office:value-type="string">
            <text:p>rBABE1DZnoazZY9hADERm6U5F-M582_600x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WtaT-sjTACQt4Ks_-Vk085.jpg</text:p>
          </table:table-cell>
          <table:table-cell office:value-type="string">
            <text:p>.jpg</text:p>
          </table:table-cell>
          <table:table-cell office:value-type="float" office:value="2371040">
            <text:p>2371040</text:p>
          </table:table-cell>
          <table:table-cell office:value-type="float" office:value="43913">
            <text:p>43913</text:p>
          </table:table-cell>
          <table:table-cell office:value-type="float" office:value="934">
            <text:p>934</text:p>
          </table:table-cell>
          <table:table-cell office:value-type="float" office:value="0.816031">
            <text:p>0.816031</text:p>
          </table:table-cell>
          <table:table-cell office:value-type="float" office:value="0.05812">
            <text:p>0.05812</text:p>
          </table:table-cell>
          <table:table-cell office:value-type="string">
            <text:p>rBABE1DZWtaT-sjTACQt4Ks_-Vk085_60x60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WtawmtKZAB5igGLDWDI690.jpg</text:p>
          </table:table-cell>
          <table:table-cell office:value-type="string">
            <text:p>.jpg</text:p>
          </table:table-cell>
          <table:table-cell office:value-type="float" office:value="1991296">
            <text:p>1991296</text:p>
          </table:table-cell>
          <table:table-cell office:value-type="float" office:value="43462">
            <text:p>43462</text:p>
          </table:table-cell>
          <table:table-cell office:value-type="float" office:value="724">
            <text:p>724</text:p>
          </table:table-cell>
          <table:table-cell office:value-type="float" office:value="0.810852">
            <text:p>0.810852</text:p>
          </table:table-cell>
          <table:table-cell office:value-type="float" office:value="0.052011">
            <text:p>0.052011</text:p>
          </table:table-cell>
          <table:table-cell office:value-type="string">
            <text:p>rBABE1DZWtawmtKZAB5igGLDWDI690_60x6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JSGwMBjQAAFKAt6_RJA048.gif</text:p>
          </table:table-cell>
          <table:table-cell office:value-type="string">
            <text:p>.gif</text:p>
          </table:table-cell>
          <table:table-cell office:value-type="float" office:value="84482">
            <text:p>84482</text:p>
          </table:table-cell>
          <table:table-cell office:value-type="float" office:value="31562">
            <text:p>31562</text:p>
          </table:table-cell>
          <table:table-cell office:value-type="float" office:value="6502">
            <text:p>6502</text:p>
          </table:table-cell>
          <table:table-cell office:value-type="float" office:value="0.804842">
            <text:p>0.804842</text:p>
          </table:table-cell>
          <table:table-cell office:value-type="float" office:value="0.017858">
            <text:p>0.017858</text:p>
          </table:table-cell>
          <table:table-cell office:value-type="string">
            <text:p>rBABE1DYJSGwMBjQAAFKAt6_RJA048_167x10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7_CRNEEAACKEPH3i8Y068.gif</text:p>
          </table:table-cell>
          <table:table-cell office:value-type="string">
            <text:p>.gif</text:p>
          </table:table-cell>
          <table:table-cell office:value-type="float" office:value="35344">
            <text:p>35344</text:p>
          </table:table-cell>
          <table:table-cell office:value-type="float" office:value="106283">
            <text:p>106283</text:p>
          </table:table-cell>
          <table:table-cell office:value-type="float" office:value="36784">
            <text:p>36784</text:p>
          </table:table-cell>
          <table:table-cell office:value-type="float" office:value="0.802724">
            <text:p>0.802724</text:p>
          </table:table-cell>
          <table:table-cell office:value-type="float" office:value="0.105935">
            <text:p>0.105935</text:p>
          </table:table-cell>
          <table:table-cell office:value-type="string">
            <text:p>rBABE1DZX7_CRNEEAACKEPH3i8Y068_522x29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7-RsByWAABuF7GZFP8385.gif</text:p>
          </table:table-cell>
          <table:table-cell office:value-type="string">
            <text:p>.gif</text:p>
          </table:table-cell>
          <table:table-cell office:value-type="float" office:value="28183">
            <text:p>28183</text:p>
          </table:table-cell>
          <table:table-cell office:value-type="float" office:value="132974">
            <text:p>132974</text:p>
          </table:table-cell>
          <table:table-cell office:value-type="float" office:value="70876">
            <text:p>70876</text:p>
          </table:table-cell>
          <table:table-cell office:value-type="float" office:value="0.800633">
            <text:p>0.800633</text:p>
          </table:table-cell>
          <table:table-cell office:value-type="float" office:value="0.099633">
            <text:p>0.099633</text:p>
          </table:table-cell>
          <table:table-cell office:value-type="string">
            <text:p>rBABE1DZX7-RsByWAABuF7GZFP8385_522x294_5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YVF3hr4LSAADw586U6jA872.gif</text:p>
          </table:table-cell>
          <table:table-cell office:value-type="string">
            <text:p>.gif</text:p>
          </table:table-cell>
          <table:table-cell office:value-type="float" office:value="61671">
            <text:p>61671</text:p>
          </table:table-cell>
          <table:table-cell office:value-type="float" office:value="24532">
            <text:p>24532</text:p>
          </table:table-cell>
          <table:table-cell office:value-type="float" office:value="8494">
            <text:p>8494</text:p>
          </table:table-cell>
          <table:table-cell office:value-type="float" office:value="0.79722">
            <text:p>0.79722</text:p>
          </table:table-cell>
          <table:table-cell office:value-type="float" office:value="0.0403421">
            <text:p>0.0403421</text:p>
          </table:table-cell>
          <table:table-cell office:value-type="string">
            <text:p>rBABE1DYVF3hr4LSAADw586U6jA872_100x1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142302">
            <text:p>142302</text:p>
          </table:table-cell>
          <table:table-cell office:value-type="float" office:value="51730">
            <text:p>51730</text:p>
          </table:table-cell>
          <table:table-cell office:value-type="float" office:value="0.79259">
            <text:p>0.79259</text:p>
          </table:table-cell>
          <table:table-cell office:value-type="float" office:value="0.339783">
            <text:p>0.339783</text:p>
          </table:table-cell>
          <table:table-cell office:value-type="string">
            <text:p>rBABE1DZnoazZY9hADERm6U5F-M582_522x294_5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nXXDecVeAAs5N4qOeaM448.jpg</text:p>
          </table:table-cell>
          <table:table-cell office:value-type="string">
            <text:p>.jpg</text:p>
          </table:table-cell>
          <table:table-cell office:value-type="float" office:value="735543">
            <text:p>735543</text:p>
          </table:table-cell>
          <table:table-cell office:value-type="float" office:value="63370">
            <text:p>63370</text:p>
          </table:table-cell>
          <table:table-cell office:value-type="float" office:value="1181">
            <text:p>1181</text:p>
          </table:table-cell>
          <table:table-cell office:value-type="float" office:value="0.777032">
            <text:p>0.777032</text:p>
          </table:table-cell>
          <table:table-cell office:value-type="float" office:value="0.01581">
            <text:p>0.01581</text:p>
          </table:table-cell>
          <table:table-cell office:value-type="string">
            <text:p>rBABE1DZnXXDecVeAAs5N4qOeaM448_60x60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aqjCUqdrAAed-VrBl8w644.jpg</text:p>
          </table:table-cell>
          <table:table-cell office:value-type="string">
            <text:p>.jpg</text:p>
          </table:table-cell>
          <table:table-cell office:value-type="float" office:value="499193">
            <text:p>499193</text:p>
          </table:table-cell>
          <table:table-cell office:value-type="float" office:value="13611">
            <text:p>13611</text:p>
          </table:table-cell>
          <table:table-cell office:value-type="float" office:value="913">
            <text:p>913</text:p>
          </table:table-cell>
          <table:table-cell office:value-type="float" office:value="0.766125">
            <text:p>0.766125</text:p>
          </table:table-cell>
          <table:table-cell office:value-type="float" office:value="0.0135319">
            <text:p>0.0135319</text:p>
          </table:table-cell>
          <table:table-cell office:value-type="string">
            <text:p>rBABE1DZaqjCUqdrAAed-VrBl8w644_60x60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33888">
            <text:p>33888</text:p>
          </table:table-cell>
          <table:table-cell office:value-type="float" office:value="19750">
            <text:p>19750</text:p>
          </table:table-cell>
          <table:table-cell office:value-type="float" office:value="0.760268">
            <text:p>0.760268</text:p>
          </table:table-cell>
          <table:table-cell office:value-type="float" office:value="0.288273">
            <text:p>0.288273</text:p>
          </table:table-cell>
          <table:table-cell office:value-type="string">
            <text:p>rBABE1DZnoazZY9hADERm6U5F-M582_140x104_3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aqjw28CmAAiv96pmbH4493.jpg</text:p>
          </table:table-cell>
          <table:table-cell office:value-type="string">
            <text:p>.jpg</text:p>
          </table:table-cell>
          <table:table-cell office:value-type="float" office:value="569335">
            <text:p>569335</text:p>
          </table:table-cell>
          <table:table-cell office:value-type="float" office:value="16420">
            <text:p>16420</text:p>
          </table:table-cell>
          <table:table-cell office:value-type="float" office:value="1035">
            <text:p>1035</text:p>
          </table:table-cell>
          <table:table-cell office:value-type="float" office:value="0.752016">
            <text:p>0.752016</text:p>
          </table:table-cell>
          <table:table-cell office:value-type="float" office:value="0.0145431">
            <text:p>0.0145431</text:p>
          </table:table-cell>
          <table:table-cell office:value-type="string">
            <text:p>rBABE1DZaqjw28CmAAiv96pmbH4493_60x6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UrSAi9PnABFRBpF3tr4651.png</text:p>
          </table:table-cell>
          <table:table-cell office:value-type="string">
            <text:p>.png</text:p>
          </table:table-cell>
          <table:table-cell office:value-type="float" office:value="1134854">
            <text:p>1134854</text:p>
          </table:table-cell>
          <table:table-cell office:value-type="float" office:value="859041">
            <text:p>859041</text:p>
          </table:table-cell>
          <table:table-cell office:value-type="float" office:value="851092">
            <text:p>851092</text:p>
          </table:table-cell>
          <table:table-cell office:value-type="float" office:value="0.745743">
            <text:p>0.745743</text:p>
          </table:table-cell>
          <table:table-cell office:value-type="float" office:value="0.618718">
            <text:p>0.618718</text:p>
          </table:table-cell>
          <table:table-cell office:value-type="string">
            <text:p>rBABE1DYUrSAi9PnABFRBpF3tr4651_600x.pn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aqiSNu-aAAdLwyc_aRQ409.jpg</text:p>
          </table:table-cell>
          <table:table-cell office:value-type="string">
            <text:p>.jpg</text:p>
          </table:table-cell>
          <table:table-cell office:value-type="float" office:value="478147">
            <text:p>478147</text:p>
          </table:table-cell>
          <table:table-cell office:value-type="float" office:value="11327">
            <text:p>11327</text:p>
          </table:table-cell>
          <table:table-cell office:value-type="float" office:value="679">
            <text:p>679</text:p>
          </table:table-cell>
          <table:table-cell office:value-type="float" office:value="0.745201">
            <text:p>0.745201</text:p>
          </table:table-cell>
          <table:table-cell office:value-type="float" office:value="0.0132711">
            <text:p>0.0132711</text:p>
          </table:table-cell>
          <table:table-cell office:value-type="string">
            <text:p>rBABE1DZaqiSNu-aAAdLwyc_aRQ409_60x60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56288">
            <text:p>56288</text:p>
          </table:table-cell>
          <table:table-cell office:value-type="float" office:value="23837">
            <text:p>23837</text:p>
          </table:table-cell>
          <table:table-cell office:value-type="float" office:value="0.743983">
            <text:p>0.743983</text:p>
          </table:table-cell>
          <table:table-cell office:value-type="float" office:value="0.312549">
            <text:p>0.312549</text:p>
          </table:table-cell>
          <table:table-cell office:value-type="string">
            <text:p>rBABE1DZnoazZY9hADERm6U5F-M582_197x146_1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YG-nihMp2AAhpeG5nV_Q086.jpg</text:p>
          </table:table-cell>
          <table:table-cell office:value-type="string">
            <text:p>.jpg</text:p>
          </table:table-cell>
          <table:table-cell office:value-type="float" office:value="551288">
            <text:p>551288</text:p>
          </table:table-cell>
          <table:table-cell office:value-type="float" office:value="19745">
            <text:p>19745</text:p>
          </table:table-cell>
          <table:table-cell office:value-type="float" office:value="1997">
            <text:p>1997</text:p>
          </table:table-cell>
          <table:table-cell office:value-type="float" office:value="0.742819">
            <text:p>0.742819</text:p>
          </table:table-cell>
          <table:table-cell office:value-type="float" office:value="0.014483">
            <text:p>0.014483</text:p>
          </table:table-cell>
          <table:table-cell office:value-type="string">
            <text:p>rBABE1DYG-nihMp2AAhpeG5nV_Q086_100x100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aqjwBdc0AAfXH6Omzjk904.jpg</text:p>
          </table:table-cell>
          <table:table-cell office:value-type="string">
            <text:p>.jpg</text:p>
          </table:table-cell>
          <table:table-cell office:value-type="float" office:value="513823">
            <text:p>513823</text:p>
          </table:table-cell>
          <table:table-cell office:value-type="float" office:value="12414">
            <text:p>12414</text:p>
          </table:table-cell>
          <table:table-cell office:value-type="float" office:value="891">
            <text:p>891</text:p>
          </table:table-cell>
          <table:table-cell office:value-type="float" office:value="0.741618">
            <text:p>0.741618</text:p>
          </table:table-cell>
          <table:table-cell office:value-type="float" office:value="0.013819">
            <text:p>0.013819</text:p>
          </table:table-cell>
          <table:table-cell office:value-type="string">
            <text:p>rBABE1DZaqjwBdc0AAfXH6Omzjk904_60x6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EY3wz5A5AAD25q_eynY225.gif</text:p>
          </table:table-cell>
          <table:table-cell office:value-type="string">
            <text:p>.gif</text:p>
          </table:table-cell>
          <table:table-cell office:value-type="float" office:value="63206">
            <text:p>63206</text:p>
          </table:table-cell>
          <table:table-cell office:value-type="float" office:value="157341">
            <text:p>157341</text:p>
          </table:table-cell>
          <table:table-cell office:value-type="float" office:value="64490">
            <text:p>64490</text:p>
          </table:table-cell>
          <table:table-cell office:value-type="float" office:value="0.74036">
            <text:p>0.74036</text:p>
          </table:table-cell>
          <table:table-cell office:value-type="float" office:value="0.108671">
            <text:p>0.108671</text:p>
          </table:table-cell>
          <table:table-cell office:value-type="string">
            <text:p>rBABE1DXEY3wz5A5AAD25q_eynY225_522x294_5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YG-nihMp2AAhpeG5nV_Q086.jpg</text:p>
          </table:table-cell>
          <table:table-cell office:value-type="string">
            <text:p>.jpg</text:p>
          </table:table-cell>
          <table:table-cell office:value-type="float" office:value="551288">
            <text:p>551288</text:p>
          </table:table-cell>
          <table:table-cell office:value-type="float" office:value="17359">
            <text:p>17359</text:p>
          </table:table-cell>
          <table:table-cell office:value-type="float" office:value="1051">
            <text:p>1051</text:p>
          </table:table-cell>
          <table:table-cell office:value-type="float" office:value="0.734451">
            <text:p>0.734451</text:p>
          </table:table-cell>
          <table:table-cell office:value-type="float" office:value="0.014179">
            <text:p>0.014179</text:p>
          </table:table-cell>
          <table:table-cell office:value-type="string">
            <text:p>rBABE1DYG-nihMp2AAhpeG5nV_Q086_60x60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L9KTwESrAAFTd3pdKvo520.gif</text:p>
          </table:table-cell>
          <table:table-cell office:value-type="string">
            <text:p>.gif</text:p>
          </table:table-cell>
          <table:table-cell office:value-type="float" office:value="86903">
            <text:p>86903</text:p>
          </table:table-cell>
          <table:table-cell office:value-type="float" office:value="50472">
            <text:p>50472</text:p>
          </table:table-cell>
          <table:table-cell office:value-type="float" office:value="15479">
            <text:p>15479</text:p>
          </table:table-cell>
          <table:table-cell office:value-type="float" office:value="0.732352">
            <text:p>0.732352</text:p>
          </table:table-cell>
          <table:table-cell office:value-type="float" office:value="0.052505">
            <text:p>0.052505</text:p>
          </table:table-cell>
          <table:table-cell office:value-type="string">
            <text:p>rBABE1DZL9KTwESrAAFTd3pdKvo520_160x298_5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40539">
            <text:p>40539</text:p>
          </table:table-cell>
          <table:table-cell office:value-type="float" office:value="20887">
            <text:p>20887</text:p>
          </table:table-cell>
          <table:table-cell office:value-type="float" office:value="0.729066">
            <text:p>0.729066</text:p>
          </table:table-cell>
          <table:table-cell office:value-type="float" office:value="0.29964">
            <text:p>0.29964</text:p>
          </table:table-cell>
          <table:table-cell office:value-type="string">
            <text:p>rBABE1DZnoazZY9hADERm6U5F-M582_140x104_1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53220">
            <text:p>53220</text:p>
          </table:table-cell>
          <table:table-cell office:value-type="float" office:value="27658">
            <text:p>27658</text:p>
          </table:table-cell>
          <table:table-cell office:value-type="float" office:value="0.727035">
            <text:p>0.727035</text:p>
          </table:table-cell>
          <table:table-cell office:value-type="float" office:value="0.31057">
            <text:p>0.31057</text:p>
          </table:table-cell>
          <table:table-cell office:value-type="string">
            <text:p>rBABE1DZnoazZY9hADERm6U5F-M582_260x132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95968">
            <text:p>95968</text:p>
          </table:table-cell>
          <table:table-cell office:value-type="float" office:value="31307">
            <text:p>31307</text:p>
          </table:table-cell>
          <table:table-cell office:value-type="float" office:value="0.724011">
            <text:p>0.724011</text:p>
          </table:table-cell>
          <table:table-cell office:value-type="float" office:value="0.307098">
            <text:p>0.307098</text:p>
          </table:table-cell>
          <table:table-cell office:value-type="string">
            <text:p>rBABE1DZnoazZY9hADERm6U5F-M582_256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L9KTwESrAAFTd3pdKvo520.gif</text:p>
          </table:table-cell>
          <table:table-cell office:value-type="string">
            <text:p>.gif</text:p>
          </table:table-cell>
          <table:table-cell office:value-type="float" office:value="86903">
            <text:p>86903</text:p>
          </table:table-cell>
          <table:table-cell office:value-type="float" office:value="54517">
            <text:p>54517</text:p>
          </table:table-cell>
          <table:table-cell office:value-type="float" office:value="26794">
            <text:p>26794</text:p>
          </table:table-cell>
          <table:table-cell office:value-type="float" office:value="0.72099">
            <text:p>0.72099</text:p>
          </table:table-cell>
          <table:table-cell office:value-type="float" office:value="0.0827651">
            <text:p>0.0827651</text:p>
          </table:table-cell>
          <table:table-cell office:value-type="string">
            <text:p>rBABE1DZL9KTwESrAAFTd3pdKvo520_167x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55792">
            <text:p>55792</text:p>
          </table:table-cell>
          <table:table-cell office:value-type="float" office:value="27614">
            <text:p>27614</text:p>
          </table:table-cell>
          <table:table-cell office:value-type="float" office:value="0.717582">
            <text:p>0.717582</text:p>
          </table:table-cell>
          <table:table-cell office:value-type="float" office:value="0.309192">
            <text:p>0.309192</text:p>
          </table:table-cell>
          <table:table-cell office:value-type="string">
            <text:p>rBABE1DZnoazZY9hADERm6U5F-M582_256x14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UrSAi9PnABFRBpF3tr4651.png</text:p>
          </table:table-cell>
          <table:table-cell office:value-type="string">
            <text:p>.png</text:p>
          </table:table-cell>
          <table:table-cell office:value-type="float" office:value="1134854">
            <text:p>1134854</text:p>
          </table:table-cell>
          <table:table-cell office:value-type="float" office:value="859041">
            <text:p>859041</text:p>
          </table:table-cell>
          <table:table-cell office:value-type="float" office:value="496898">
            <text:p>496898</text:p>
          </table:table-cell>
          <table:table-cell office:value-type="float" office:value="0.716495">
            <text:p>0.716495</text:p>
          </table:table-cell>
          <table:table-cell office:value-type="float" office:value="0.340337">
            <text:p>0.340337</text:p>
          </table:table-cell>
          <table:table-cell office:value-type="string">
            <text:p>rBABE1DYUrSAi9PnABFRBpF3tr4651_600x_3.pn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aqjzmtw7AAcky3TEyOA040.jpg</text:p>
          </table:table-cell>
          <table:table-cell office:value-type="string">
            <text:p>.jpg</text:p>
          </table:table-cell>
          <table:table-cell office:value-type="float" office:value="468171">
            <text:p>468171</text:p>
          </table:table-cell>
          <table:table-cell office:value-type="float" office:value="12562">
            <text:p>12562</text:p>
          </table:table-cell>
          <table:table-cell office:value-type="float" office:value="848">
            <text:p>848</text:p>
          </table:table-cell>
          <table:table-cell office:value-type="float" office:value="0.714834">
            <text:p>0.714834</text:p>
          </table:table-cell>
          <table:table-cell office:value-type="float" office:value="0.0131779">
            <text:p>0.0131779</text:p>
          </table:table-cell>
          <table:table-cell office:value-type="string">
            <text:p>rBABE1DZaqjzmtw7AAcky3TEyOA040_60x6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40314">
            <text:p>40314</text:p>
          </table:table-cell>
          <table:table-cell office:value-type="float" office:value="22320">
            <text:p>22320</text:p>
          </table:table-cell>
          <table:table-cell office:value-type="float" office:value="0.709797">
            <text:p>0.709797</text:p>
          </table:table-cell>
          <table:table-cell office:value-type="float" office:value="0.302496">
            <text:p>0.302496</text:p>
          </table:table-cell>
          <table:table-cell office:value-type="string">
            <text:p>rBABE1DZnoazZY9hADERm6U5F-M582_167x104_5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aqiBo5dtAAo_cqfUfk0236.jpg</text:p>
          </table:table-cell>
          <table:table-cell office:value-type="string">
            <text:p>.jpg</text:p>
          </table:table-cell>
          <table:table-cell office:value-type="float" office:value="671602">
            <text:p>671602</text:p>
          </table:table-cell>
          <table:table-cell office:value-type="float" office:value="20884">
            <text:p>20884</text:p>
          </table:table-cell>
          <table:table-cell office:value-type="float" office:value="930">
            <text:p>930</text:p>
          </table:table-cell>
          <table:table-cell office:value-type="float" office:value="0.709621">
            <text:p>0.709621</text:p>
          </table:table-cell>
          <table:table-cell office:value-type="float" office:value="0.016053">
            <text:p>0.016053</text:p>
          </table:table-cell>
          <table:table-cell office:value-type="string">
            <text:p>rBABE1DZaqiBo5dtAAo_cqfUfk0236_60x6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VF2xF0lSAABd0vvc_SQ967.gif</text:p>
          </table:table-cell>
          <table:table-cell office:value-type="string">
            <text:p>.gif</text:p>
          </table:table-cell>
          <table:table-cell office:value-type="float" office:value="24018">
            <text:p>24018</text:p>
          </table:table-cell>
          <table:table-cell office:value-type="float" office:value="199267">
            <text:p>199267</text:p>
          </table:table-cell>
          <table:table-cell office:value-type="float" office:value="89062">
            <text:p>89062</text:p>
          </table:table-cell>
          <table:table-cell office:value-type="float" office:value="0.708823">
            <text:p>0.708823</text:p>
          </table:table-cell>
          <table:table-cell office:value-type="float" office:value="0.088794">
            <text:p>0.088794</text:p>
          </table:table-cell>
          <table:table-cell office:value-type="string">
            <text:p>rBABE1DYVF2xF0lSAABd0vvc_SQ967_522x294_5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YUrSAi9PnABFRBpF3tr4651.png</text:p>
          </table:table-cell>
          <table:table-cell office:value-type="string">
            <text:p>.png</text:p>
          </table:table-cell>
          <table:table-cell office:value-type="float" office:value="1134854">
            <text:p>1134854</text:p>
          </table:table-cell>
          <table:table-cell office:value-type="float" office:value="859041">
            <text:p>859041</text:p>
          </table:table-cell>
          <table:table-cell office:value-type="float" office:value="851092">
            <text:p>851092</text:p>
          </table:table-cell>
          <table:table-cell office:value-type="float" office:value="0.706093">
            <text:p>0.706093</text:p>
          </table:table-cell>
          <table:table-cell office:value-type="float" office:value="0.619907">
            <text:p>0.619907</text:p>
          </table:table-cell>
          <table:table-cell office:value-type="string">
            <text:p>rBABE1DYUrSAi9PnABFRBpF3tr4651_600x.pn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56306">
            <text:p>56306</text:p>
          </table:table-cell>
          <table:table-cell office:value-type="float" office:value="23698">
            <text:p>23698</text:p>
          </table:table-cell>
          <table:table-cell office:value-type="float" office:value="0.705766">
            <text:p>0.705766</text:p>
          </table:table-cell>
          <table:table-cell office:value-type="float" office:value="0.0795681">
            <text:p>0.0795681</text:p>
          </table:table-cell>
          <table:table-cell office:value-type="string">
            <text:p>rBABE1DZnoazZY9hADERm6U5F-M582_200x200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56306">
            <text:p>56306</text:p>
          </table:table-cell>
          <table:table-cell office:value-type="float" office:value="23698">
            <text:p>23698</text:p>
          </table:table-cell>
          <table:table-cell office:value-type="float" office:value="0.704939">
            <text:p>0.704939</text:p>
          </table:table-cell>
          <table:table-cell office:value-type="float" office:value="0.0794649">
            <text:p>0.0794649</text:p>
          </table:table-cell>
          <table:table-cell office:value-type="string">
            <text:p>rBABE1DZnoazZY9hADERm6U5F-M582_200x2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56306">
            <text:p>56306</text:p>
          </table:table-cell>
          <table:table-cell office:value-type="float" office:value="23964">
            <text:p>23964</text:p>
          </table:table-cell>
          <table:table-cell office:value-type="float" office:value="0.704634">
            <text:p>0.704634</text:p>
          </table:table-cell>
          <table:table-cell office:value-type="float" office:value="0.29814">
            <text:p>0.29814</text:p>
          </table:table-cell>
          <table:table-cell office:value-type="string">
            <text:p>rBABE1DZnoazZY9hADERm6U5F-M582_167x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aqjRViEQAAYxroS1jXk493.jpg</text:p>
          </table:table-cell>
          <table:table-cell office:value-type="string">
            <text:p>.jpg</text:p>
          </table:table-cell>
          <table:table-cell office:value-type="float" office:value="405934">
            <text:p>405934</text:p>
          </table:table-cell>
          <table:table-cell office:value-type="float" office:value="10698">
            <text:p>10698</text:p>
          </table:table-cell>
          <table:table-cell office:value-type="float" office:value="772">
            <text:p>772</text:p>
          </table:table-cell>
          <table:table-cell office:value-type="float" office:value="0.703722">
            <text:p>0.703722</text:p>
          </table:table-cell>
          <table:table-cell office:value-type="float" office:value="0.0120642">
            <text:p>0.0120642</text:p>
          </table:table-cell>
          <table:table-cell office:value-type="string">
            <text:p>rBABE1DZaqjRViEQAAYxroS1jXk493_60x60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53443">
            <text:p>53443</text:p>
          </table:table-cell>
          <table:table-cell office:value-type="float" office:value="22060">
            <text:p>22060</text:p>
          </table:table-cell>
          <table:table-cell office:value-type="float" office:value="0.703582">
            <text:p>0.703582</text:p>
          </table:table-cell>
          <table:table-cell office:value-type="float" office:value="0.30215">
            <text:p>0.30215</text:p>
          </table:table-cell>
          <table:table-cell office:value-type="string">
            <text:p>rBABE1DZnoazZY9hADERm6U5F-M582_160x298_5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53443">
            <text:p>53443</text:p>
          </table:table-cell>
          <table:table-cell office:value-type="float" office:value="23410">
            <text:p>23410</text:p>
          </table:table-cell>
          <table:table-cell office:value-type="float" office:value="0.703207">
            <text:p>0.703207</text:p>
          </table:table-cell>
          <table:table-cell office:value-type="float" office:value="0.299508">
            <text:p>0.299508</text:p>
          </table:table-cell>
          <table:table-cell office:value-type="string">
            <text:p>rBABE1DZnoazZY9hADERm6U5F-M582_160x298_3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53443">
            <text:p>53443</text:p>
          </table:table-cell>
          <table:table-cell office:value-type="float" office:value="23410">
            <text:p>23410</text:p>
          </table:table-cell>
          <table:table-cell office:value-type="float" office:value="0.703131">
            <text:p>0.703131</text:p>
          </table:table-cell>
          <table:table-cell office:value-type="float" office:value="0.297935">
            <text:p>0.297935</text:p>
          </table:table-cell>
          <table:table-cell office:value-type="string">
            <text:p>rBABE1DZnoazZY9hADERm6U5F-M582_160x298_3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wlGy0og_AAQlU5RJT40377.jpg</text:p>
          </table:table-cell>
          <table:table-cell office:value-type="string">
            <text:p>.jpg</text:p>
          </table:table-cell>
          <table:table-cell office:value-type="float" office:value="271699">
            <text:p>271699</text:p>
          </table:table-cell>
          <table:table-cell office:value-type="float" office:value="6428">
            <text:p>6428</text:p>
          </table:table-cell>
          <table:table-cell office:value-type="float" office:value="970">
            <text:p>970</text:p>
          </table:table-cell>
          <table:table-cell office:value-type="float" office:value="0.700925">
            <text:p>0.700925</text:p>
          </table:table-cell>
          <table:table-cell office:value-type="float" office:value="0.0109241">
            <text:p>0.0109241</text:p>
          </table:table-cell>
          <table:table-cell office:value-type="string">
            <text:p>rBABE1DXwlGy0og_AAQlU5RJT40377_60x60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X7-An-VeAAB8tR-lQ9A399.gif</text:p>
          </table:table-cell>
          <table:table-cell office:value-type="string">
            <text:p>.gif</text:p>
          </table:table-cell>
          <table:table-cell office:value-type="float" office:value="31925">
            <text:p>31925</text:p>
          </table:table-cell>
          <table:table-cell office:value-type="float" office:value="41705">
            <text:p>41705</text:p>
          </table:table-cell>
          <table:table-cell office:value-type="float" office:value="13075">
            <text:p>13075</text:p>
          </table:table-cell>
          <table:table-cell office:value-type="float" office:value="0.698209">
            <text:p>0.698209</text:p>
          </table:table-cell>
          <table:table-cell office:value-type="float" office:value="0.0247831">
            <text:p>0.0247831</text:p>
          </table:table-cell>
          <table:table-cell office:value-type="string">
            <text:p>rBABE1DZX7-An-VeAAB8tR-lQ9A399_200x200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YJSGwMBjQAAFKAt6_RJA048.gif</text:p>
          </table:table-cell>
          <table:table-cell office:value-type="string">
            <text:p>.gif</text:p>
          </table:table-cell>
          <table:table-cell office:value-type="float" office:value="84482">
            <text:p>84482</text:p>
          </table:table-cell>
          <table:table-cell office:value-type="float" office:value="16151">
            <text:p>16151</text:p>
          </table:table-cell>
          <table:table-cell office:value-type="float" office:value="3083">
            <text:p>3083</text:p>
          </table:table-cell>
          <table:table-cell office:value-type="float" office:value="0.697696">
            <text:p>0.697696</text:p>
          </table:table-cell>
          <table:table-cell office:value-type="float" office:value="0.01055">
            <text:p>0.01055</text:p>
          </table:table-cell>
          <table:table-cell office:value-type="string">
            <text:p>rBABE1DYJSGwMBjQAAFKAt6_RJA048_100x100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aqiy6vA_AAcr745Ecl8387.jpg</text:p>
          </table:table-cell>
          <table:table-cell office:value-type="string">
            <text:p>.jpg</text:p>
          </table:table-cell>
          <table:table-cell office:value-type="float" office:value="469999">
            <text:p>469999</text:p>
          </table:table-cell>
          <table:table-cell office:value-type="float" office:value="10001">
            <text:p>10001</text:p>
          </table:table-cell>
          <table:table-cell office:value-type="float" office:value="602">
            <text:p>602</text:p>
          </table:table-cell>
          <table:table-cell office:value-type="float" office:value="0.696173">
            <text:p>0.696173</text:p>
          </table:table-cell>
          <table:table-cell office:value-type="float" office:value="0.0132689">
            <text:p>0.0132689</text:p>
          </table:table-cell>
          <table:table-cell office:value-type="string">
            <text:p>rBABE1DZaqiy6vA_AAcr745Ecl8387_60x6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276053">
            <text:p>276053</text:p>
          </table:table-cell>
          <table:table-cell office:value-type="float" office:value="35367">
            <text:p>35367</text:p>
          </table:table-cell>
          <table:table-cell office:value-type="float" office:value="0.691526">
            <text:p>0.691526</text:p>
          </table:table-cell>
          <table:table-cell office:value-type="float" office:value="0.233414">
            <text:p>0.233414</text:p>
          </table:table-cell>
          <table:table-cell office:value-type="string">
            <text:p>rBABE1DZXCSx_DKOACPFqdHefWk963_600x_3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YUrSAi9PnABFRBpF3tr4651.png</text:p>
          </table:table-cell>
          <table:table-cell office:value-type="string">
            <text:p>.png</text:p>
          </table:table-cell>
          <table:table-cell office:value-type="float" office:value="1134854">
            <text:p>1134854</text:p>
          </table:table-cell>
          <table:table-cell office:value-type="float" office:value="859041">
            <text:p>859041</text:p>
          </table:table-cell>
          <table:table-cell office:value-type="float" office:value="851092">
            <text:p>851092</text:p>
          </table:table-cell>
          <table:table-cell office:value-type="float" office:value="0.689658">
            <text:p>0.689658</text:p>
          </table:table-cell>
          <table:table-cell office:value-type="float" office:value="0.637864">
            <text:p>0.637864</text:p>
          </table:table-cell>
          <table:table-cell office:value-type="string">
            <text:p>rBABE1DYUrSAi9PnABFRBpF3tr4651_600x.pn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YJhngLIGMAAAlyqDQ-Jk783.gif</text:p>
          </table:table-cell>
          <table:table-cell office:value-type="string">
            <text:p>.gif</text:p>
          </table:table-cell>
          <table:table-cell office:value-type="float" office:value="9674">
            <text:p>9674</text:p>
          </table:table-cell>
          <table:table-cell office:value-type="float" office:value="36131">
            <text:p>36131</text:p>
          </table:table-cell>
          <table:table-cell office:value-type="float" office:value="20031">
            <text:p>20031</text:p>
          </table:table-cell>
          <table:table-cell office:value-type="float" office:value="0.689127">
            <text:p>0.689127</text:p>
          </table:table-cell>
          <table:table-cell office:value-type="float" office:value="0.0223129">
            <text:p>0.0223129</text:p>
          </table:table-cell>
          <table:table-cell office:value-type="string">
            <text:p>rBABE1DYJhngLIGMAAAlyqDQ-Jk783_200x2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276053">
            <text:p>276053</text:p>
          </table:table-cell>
          <table:table-cell office:value-type="float" office:value="69514">
            <text:p>69514</text:p>
          </table:table-cell>
          <table:table-cell office:value-type="float" office:value="0.688859">
            <text:p>0.688859</text:p>
          </table:table-cell>
          <table:table-cell office:value-type="float" office:value="0.26111">
            <text:p>0.26111</text:p>
          </table:table-cell>
          <table:table-cell office:value-type="string">
            <text:p>rBABE1DZXCSx_DKOACPFqdHefWk963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L9KTwESrAAFTd3pdKvo520.gif</text:p>
          </table:table-cell>
          <table:table-cell office:value-type="string">
            <text:p>.gif</text:p>
          </table:table-cell>
          <table:table-cell office:value-type="float" office:value="86903">
            <text:p>86903</text:p>
          </table:table-cell>
          <table:table-cell office:value-type="float" office:value="50472">
            <text:p>50472</text:p>
          </table:table-cell>
          <table:table-cell office:value-type="float" office:value="24749">
            <text:p>24749</text:p>
          </table:table-cell>
          <table:table-cell office:value-type="float" office:value="0.688406">
            <text:p>0.688406</text:p>
          </table:table-cell>
          <table:table-cell office:value-type="float" office:value="0.0822971">
            <text:p>0.0822971</text:p>
          </table:table-cell>
          <table:table-cell office:value-type="string">
            <text:p>rBABE1DZL9KTwESrAAFTd3pdKvo520_160x298_3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YJhngLIGMAAAlyqDQ-Jk783.gif</text:p>
          </table:table-cell>
          <table:table-cell office:value-type="string">
            <text:p>.gif</text:p>
          </table:table-cell>
          <table:table-cell office:value-type="float" office:value="9674">
            <text:p>9674</text:p>
          </table:table-cell>
          <table:table-cell office:value-type="float" office:value="36131">
            <text:p>36131</text:p>
          </table:table-cell>
          <table:table-cell office:value-type="float" office:value="20031">
            <text:p>20031</text:p>
          </table:table-cell>
          <table:table-cell office:value-type="float" office:value="0.688387">
            <text:p>0.688387</text:p>
          </table:table-cell>
          <table:table-cell office:value-type="float" office:value="0.020313">
            <text:p>0.020313</text:p>
          </table:table-cell>
          <table:table-cell office:value-type="string">
            <text:p>rBABE1DYJhngLIGMAAAlyqDQ-Jk783_200x200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YUrSAi9PnABFRBpF3tr4651.png</text:p>
          </table:table-cell>
          <table:table-cell office:value-type="string">
            <text:p>.png</text:p>
          </table:table-cell>
          <table:table-cell office:value-type="float" office:value="1134854">
            <text:p>1134854</text:p>
          </table:table-cell>
          <table:table-cell office:value-type="float" office:value="859041">
            <text:p>859041</text:p>
          </table:table-cell>
          <table:table-cell office:value-type="float" office:value="496898">
            <text:p>496898</text:p>
          </table:table-cell>
          <table:table-cell office:value-type="float" office:value="0.687931">
            <text:p>0.687931</text:p>
          </table:table-cell>
          <table:table-cell office:value-type="float" office:value="0.340155">
            <text:p>0.340155</text:p>
          </table:table-cell>
          <table:table-cell office:value-type="string">
            <text:p>rBABE1DYUrSAi9PnABFRBpF3tr4651_600x_3.pn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X7-An-VeAAB8tR-lQ9A399.gif</text:p>
          </table:table-cell>
          <table:table-cell office:value-type="string">
            <text:p>.gif</text:p>
          </table:table-cell>
          <table:table-cell office:value-type="float" office:value="31925">
            <text:p>31925</text:p>
          </table:table-cell>
          <table:table-cell office:value-type="float" office:value="41705">
            <text:p>41705</text:p>
          </table:table-cell>
          <table:table-cell office:value-type="float" office:value="13075">
            <text:p>13075</text:p>
          </table:table-cell>
          <table:table-cell office:value-type="float" office:value="0.687888">
            <text:p>0.687888</text:p>
          </table:table-cell>
          <table:table-cell office:value-type="float" office:value="0.025641">
            <text:p>0.025641</text:p>
          </table:table-cell>
          <table:table-cell office:value-type="string">
            <text:p>rBABE1DZX7-An-VeAAB8tR-lQ9A399_200x200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YUrSAi9PnABFRBpF3tr4651.png</text:p>
          </table:table-cell>
          <table:table-cell office:value-type="string">
            <text:p>.png</text:p>
          </table:table-cell>
          <table:table-cell office:value-type="float" office:value="1134854">
            <text:p>1134854</text:p>
          </table:table-cell>
          <table:table-cell office:value-type="float" office:value="859041">
            <text:p>859041</text:p>
          </table:table-cell>
          <table:table-cell office:value-type="float" office:value="851092">
            <text:p>851092</text:p>
          </table:table-cell>
          <table:table-cell office:value-type="float" office:value="0.686777">
            <text:p>0.686777</text:p>
          </table:table-cell>
          <table:table-cell office:value-type="float" office:value="0.619034">
            <text:p>0.619034</text:p>
          </table:table-cell>
          <table:table-cell office:value-type="string">
            <text:p>rBABE1DYUrSAi9PnABFRBpF3tr4651_600x.pn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33757">
            <text:p>33757</text:p>
          </table:table-cell>
          <table:table-cell office:value-type="float" office:value="19689">
            <text:p>19689</text:p>
          </table:table-cell>
          <table:table-cell office:value-type="float" office:value="0.683789">
            <text:p>0.683789</text:p>
          </table:table-cell>
          <table:table-cell office:value-type="float" office:value="0.0780909">
            <text:p>0.0780909</text:p>
          </table:table-cell>
          <table:table-cell office:value-type="string">
            <text:p>rBABE1DZnoazZY9hADERm6U5F-M582_100x100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276053">
            <text:p>276053</text:p>
          </table:table-cell>
          <table:table-cell office:value-type="float" office:value="69514">
            <text:p>69514</text:p>
          </table:table-cell>
          <table:table-cell office:value-type="float" office:value="0.683751">
            <text:p>0.683751</text:p>
          </table:table-cell>
          <table:table-cell office:value-type="float" office:value="0.260523">
            <text:p>0.260523</text:p>
          </table:table-cell>
          <table:table-cell office:value-type="string">
            <text:p>rBABE1DZXCSx_DKOACPFqdHefWk963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276053">
            <text:p>276053</text:p>
          </table:table-cell>
          <table:table-cell office:value-type="float" office:value="69514">
            <text:p>69514</text:p>
          </table:table-cell>
          <table:table-cell office:value-type="float" office:value="0.681661">
            <text:p>0.681661</text:p>
          </table:table-cell>
          <table:table-cell office:value-type="float" office:value="0.262044">
            <text:p>0.262044</text:p>
          </table:table-cell>
          <table:table-cell office:value-type="string">
            <text:p>rBABE1DZXCSx_DKOACPFqdHefWk963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276053">
            <text:p>276053</text:p>
          </table:table-cell>
          <table:table-cell office:value-type="float" office:value="69514">
            <text:p>69514</text:p>
          </table:table-cell>
          <table:table-cell office:value-type="float" office:value="0.681658">
            <text:p>0.681658</text:p>
          </table:table-cell>
          <table:table-cell office:value-type="float" office:value="0.260508">
            <text:p>0.260508</text:p>
          </table:table-cell>
          <table:table-cell office:value-type="string">
            <text:p>rBABE1DZXCSx_DKOACPFqdHefWk963_600x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aqiwSN8bAAoGSFhGdUg658.jpg</text:p>
          </table:table-cell>
          <table:table-cell office:value-type="string">
            <text:p>.jpg</text:p>
          </table:table-cell>
          <table:table-cell office:value-type="float" office:value="656968">
            <text:p>656968</text:p>
          </table:table-cell>
          <table:table-cell office:value-type="float" office:value="23875">
            <text:p>23875</text:p>
          </table:table-cell>
          <table:table-cell office:value-type="float" office:value="1200">
            <text:p>1200</text:p>
          </table:table-cell>
          <table:table-cell office:value-type="float" office:value="0.681299">
            <text:p>0.681299</text:p>
          </table:table-cell>
          <table:table-cell office:value-type="float" office:value="0.0153451">
            <text:p>0.0153451</text:p>
          </table:table-cell>
          <table:table-cell office:value-type="string">
            <text:p>rBABE1DZaqiwSN8bAAoGSFhGdUg658_60x60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aqiBNZmgAAXs9YeOmtg662.jpg</text:p>
          </table:table-cell>
          <table:table-cell office:value-type="string">
            <text:p>.jpg</text:p>
          </table:table-cell>
          <table:table-cell office:value-type="float" office:value="388341">
            <text:p>388341</text:p>
          </table:table-cell>
          <table:table-cell office:value-type="float" office:value="9802">
            <text:p>9802</text:p>
          </table:table-cell>
          <table:table-cell office:value-type="float" office:value="673">
            <text:p>673</text:p>
          </table:table-cell>
          <table:table-cell office:value-type="float" office:value="0.681245">
            <text:p>0.681245</text:p>
          </table:table-cell>
          <table:table-cell office:value-type="float" office:value="0.0117872">
            <text:p>0.0117872</text:p>
          </table:table-cell>
          <table:table-cell office:value-type="string">
            <text:p>rBABE1DZaqiBNZmgAAXs9YeOmtg662_60x60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276053">
            <text:p>276053</text:p>
          </table:table-cell>
          <table:table-cell office:value-type="float" office:value="35367">
            <text:p>35367</text:p>
          </table:table-cell>
          <table:table-cell office:value-type="float" office:value="0.68101">
            <text:p>0.68101</text:p>
          </table:table-cell>
          <table:table-cell office:value-type="float" office:value="0.233628">
            <text:p>0.233628</text:p>
          </table:table-cell>
          <table:table-cell office:value-type="string">
            <text:p>rBABE1DZXCSx_DKOACPFqdHefWk963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7-An-VeAAB8tR-lQ9A399.gif</text:p>
          </table:table-cell>
          <table:table-cell office:value-type="string">
            <text:p>.gif</text:p>
          </table:table-cell>
          <table:table-cell office:value-type="float" office:value="31925">
            <text:p>31925</text:p>
          </table:table-cell>
          <table:table-cell office:value-type="float" office:value="47152">
            <text:p>47152</text:p>
          </table:table-cell>
          <table:table-cell office:value-type="float" office:value="14408">
            <text:p>14408</text:p>
          </table:table-cell>
          <table:table-cell office:value-type="float" office:value="0.676451">
            <text:p>0.676451</text:p>
          </table:table-cell>
          <table:table-cell office:value-type="float" office:value="0.0257239">
            <text:p>0.0257239</text:p>
          </table:table-cell>
          <table:table-cell office:value-type="string">
            <text:p>rBABE1DZX7-An-VeAAB8tR-lQ9A399_256x144_5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noazZY9hADERm6U5F-M582.jpg</text:p>
          </table:table-cell>
          <table:table-cell office:value-type="string">
            <text:p>.jpg</text:p>
          </table:table-cell>
          <table:table-cell office:value-type="float" office:value="3215771">
            <text:p>3215771</text:p>
          </table:table-cell>
          <table:table-cell office:value-type="float" office:value="28357">
            <text:p>28357</text:p>
          </table:table-cell>
          <table:table-cell office:value-type="float" office:value="18579">
            <text:p>18579</text:p>
          </table:table-cell>
          <table:table-cell office:value-type="float" office:value="0.675553">
            <text:p>0.675553</text:p>
          </table:table-cell>
          <table:table-cell office:value-type="float" office:value="0.077322">
            <text:p>0.077322</text:p>
          </table:table-cell>
          <table:table-cell office:value-type="string">
            <text:p>rBABE1DZnoazZY9hADERm6U5F-M582_60x6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VF3x8CiPAAE7DzcZSf4830.gif</text:p>
          </table:table-cell>
          <table:table-cell office:value-type="string">
            <text:p>.gif</text:p>
          </table:table-cell>
          <table:table-cell office:value-type="float" office:value="80655">
            <text:p>80655</text:p>
          </table:table-cell>
          <table:table-cell office:value-type="float" office:value="194819">
            <text:p>194819</text:p>
          </table:table-cell>
          <table:table-cell office:value-type="float" office:value="84124">
            <text:p>84124</text:p>
          </table:table-cell>
          <table:table-cell office:value-type="float" office:value="0.673853">
            <text:p>0.673853</text:p>
          </table:table-cell>
          <table:table-cell office:value-type="float" office:value="0.103328">
            <text:p>0.103328</text:p>
          </table:table-cell>
          <table:table-cell office:value-type="string">
            <text:p>rBABE1DYVF3x8CiPAAE7DzcZSf4830_522x294_5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L9KTwESrAAFTd3pdKvo520.gif</text:p>
          </table:table-cell>
          <table:table-cell office:value-type="string">
            <text:p>.gif</text:p>
          </table:table-cell>
          <table:table-cell office:value-type="float" office:value="86903">
            <text:p>86903</text:p>
          </table:table-cell>
          <table:table-cell office:value-type="float" office:value="45260">
            <text:p>45260</text:p>
          </table:table-cell>
          <table:table-cell office:value-type="float" office:value="22380">
            <text:p>22380</text:p>
          </table:table-cell>
          <table:table-cell office:value-type="float" office:value="0.673009">
            <text:p>0.673009</text:p>
          </table:table-cell>
          <table:table-cell office:value-type="float" office:value="0.0721788">
            <text:p>0.0721788</text:p>
          </table:table-cell>
          <table:table-cell office:value-type="string">
            <text:p>rBABE1DZL9KTwESrAAFTd3pdKvo520_200x200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JEqQfI03AAq4JOVkUHo077.jpg</text:p>
          </table:table-cell>
          <table:table-cell office:value-type="string">
            <text:p>.jpg</text:p>
          </table:table-cell>
          <table:table-cell office:value-type="float" office:value="702500">
            <text:p>702500</text:p>
          </table:table-cell>
          <table:table-cell office:value-type="float" office:value="3207">
            <text:p>3207</text:p>
          </table:table-cell>
          <table:table-cell office:value-type="float" office:value="1083">
            <text:p>1083</text:p>
          </table:table-cell>
          <table:table-cell office:value-type="float" office:value="0.672716">
            <text:p>0.672716</text:p>
          </table:table-cell>
          <table:table-cell office:value-type="float" office:value="0.016819">
            <text:p>0.016819</text:p>
          </table:table-cell>
          <table:table-cell office:value-type="string">
            <text:p>rBABE1DXJEqQfI03AAq4JOVkUHo077_60x60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aqjRViEQAAYxroS1jXk493.jpg</text:p>
          </table:table-cell>
          <table:table-cell office:value-type="string">
            <text:p>.jpg</text:p>
          </table:table-cell>
          <table:table-cell office:value-type="float" office:value="405934">
            <text:p>405934</text:p>
          </table:table-cell>
          <table:table-cell office:value-type="float" office:value="11948">
            <text:p>11948</text:p>
          </table:table-cell>
          <table:table-cell office:value-type="float" office:value="1248">
            <text:p>1248</text:p>
          </table:table-cell>
          <table:table-cell office:value-type="float" office:value="0.67259">
            <text:p>0.67259</text:p>
          </table:table-cell>
          <table:table-cell office:value-type="float" office:value="0.0121882">
            <text:p>0.0121882</text:p>
          </table:table-cell>
          <table:table-cell office:value-type="string">
            <text:p>rBABE1DZaqjRViEQAAYxroS1jXk493_100x100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L9KTwESrAAFTd3pdKvo520.gif</text:p>
          </table:table-cell>
          <table:table-cell office:value-type="string">
            <text:p>.gif</text:p>
          </table:table-cell>
          <table:table-cell office:value-type="float" office:value="86903">
            <text:p>86903</text:p>
          </table:table-cell>
          <table:table-cell office:value-type="float" office:value="45260">
            <text:p>45260</text:p>
          </table:table-cell>
          <table:table-cell office:value-type="float" office:value="22380">
            <text:p>22380</text:p>
          </table:table-cell>
          <table:table-cell office:value-type="float" office:value="0.668496">
            <text:p>0.668496</text:p>
          </table:table-cell>
          <table:table-cell office:value-type="float" office:value="0.0719142">
            <text:p>0.0719142</text:p>
          </table:table-cell>
          <table:table-cell office:value-type="string">
            <text:p>rBABE1DZL9KTwESrAAFTd3pdKvo520_200x200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nXWg9z50AAzuA7xext8055.jpg</text:p>
          </table:table-cell>
          <table:table-cell office:value-type="string">
            <text:p>.jpg</text:p>
          </table:table-cell>
          <table:table-cell office:value-type="float" office:value="847363">
            <text:p>847363</text:p>
          </table:table-cell>
          <table:table-cell office:value-type="float" office:value="60529">
            <text:p>60529</text:p>
          </table:table-cell>
          <table:table-cell office:value-type="float" office:value="973">
            <text:p>973</text:p>
          </table:table-cell>
          <table:table-cell office:value-type="float" office:value="0.666811">
            <text:p>0.666811</text:p>
          </table:table-cell>
          <table:table-cell office:value-type="float" office:value="0.0175459">
            <text:p>0.0175459</text:p>
          </table:table-cell>
          <table:table-cell office:value-type="string">
            <text:p>rBABE1DZnXWg9z50AAzuA7xext8055_60x60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aqjStLvOAAdhnC4TpvM907.jpg</text:p>
          </table:table-cell>
          <table:table-cell office:value-type="string">
            <text:p>.jpg</text:p>
          </table:table-cell>
          <table:table-cell office:value-type="float" office:value="483740">
            <text:p>483740</text:p>
          </table:table-cell>
          <table:table-cell office:value-type="float" office:value="11389">
            <text:p>11389</text:p>
          </table:table-cell>
          <table:table-cell office:value-type="float" office:value="693">
            <text:p>693</text:p>
          </table:table-cell>
          <table:table-cell office:value-type="float" office:value="0.666561">
            <text:p>0.666561</text:p>
          </table:table-cell>
          <table:table-cell office:value-type="float" office:value="0.0133331">
            <text:p>0.0133331</text:p>
          </table:table-cell>
          <table:table-cell office:value-type="string">
            <text:p>rBABE1DZaqjStLvOAAdhnC4TpvM907_60x6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J3iAZ0NYAAAN8WTO-Ig310.gif</text:p>
          </table:table-cell>
          <table:table-cell office:value-type="string">
            <text:p>.gif</text:p>
          </table:table-cell>
          <table:table-cell office:value-type="float" office:value="3569">
            <text:p>3569</text:p>
          </table:table-cell>
          <table:table-cell office:value-type="float" office:value="50031">
            <text:p>50031</text:p>
          </table:table-cell>
          <table:table-cell office:value-type="float" office:value="9659">
            <text:p>9659</text:p>
          </table:table-cell>
          <table:table-cell office:value-type="float" office:value="0.665163">
            <text:p>0.665163</text:p>
          </table:table-cell>
          <table:table-cell office:value-type="float" office:value="0.0692351">
            <text:p>0.0692351</text:p>
          </table:table-cell>
          <table:table-cell office:value-type="string">
            <text:p>rBABE1DZJ3iAZ0NYAAAN8WTO-Ig310_522x29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224741">
            <text:p>224741</text:p>
          </table:table-cell>
          <table:table-cell office:value-type="float" office:value="55754">
            <text:p>55754</text:p>
          </table:table-cell>
          <table:table-cell office:value-type="float" office:value="0.664762">
            <text:p>0.664762</text:p>
          </table:table-cell>
          <table:table-cell office:value-type="float" office:value="0.252351">
            <text:p>0.252351</text:p>
          </table:table-cell>
          <table:table-cell office:value-type="string">
            <text:p>rBABE1DZXCSx_DKOACPFqdHefWk963_522x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aqjSBglMAAc-Jmq7ZQ0574.jpg</text:p>
          </table:table-cell>
          <table:table-cell office:value-type="string">
            <text:p>.jpg</text:p>
          </table:table-cell>
          <table:table-cell office:value-type="float" office:value="474662">
            <text:p>474662</text:p>
          </table:table-cell>
          <table:table-cell office:value-type="float" office:value="10590">
            <text:p>10590</text:p>
          </table:table-cell>
          <table:table-cell office:value-type="float" office:value="616">
            <text:p>616</text:p>
          </table:table-cell>
          <table:table-cell office:value-type="float" office:value="0.663469">
            <text:p>0.663469</text:p>
          </table:table-cell>
          <table:table-cell office:value-type="float" office:value="0.01335">
            <text:p>0.01335</text:p>
          </table:table-cell>
          <table:table-cell office:value-type="string">
            <text:p>rBABE1DZaqjSBglMAAc-Jmq7ZQ0574_60x60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nXWg9z50AAzuA7xext8055.jpg</text:p>
          </table:table-cell>
          <table:table-cell office:value-type="string">
            <text:p>.jpg</text:p>
          </table:table-cell>
          <table:table-cell office:value-type="float" office:value="847363">
            <text:p>847363</text:p>
          </table:table-cell>
          <table:table-cell office:value-type="float" office:value="62576">
            <text:p>62576</text:p>
          </table:table-cell>
          <table:table-cell office:value-type="float" office:value="1991">
            <text:p>1991</text:p>
          </table:table-cell>
          <table:table-cell office:value-type="float" office:value="0.652418">
            <text:p>0.652418</text:p>
          </table:table-cell>
          <table:table-cell office:value-type="float" office:value="0.0177288">
            <text:p>0.0177288</text:p>
          </table:table-cell>
          <table:table-cell office:value-type="string">
            <text:p>rBABE1DZnXWg9z50AAzuA7xext8055_100x1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JMfQZPVcAAFZw9pUP28191.gif</text:p>
          </table:table-cell>
          <table:table-cell office:value-type="string">
            <text:p>.gif</text:p>
          </table:table-cell>
          <table:table-cell office:value-type="float" office:value="88515">
            <text:p>88515</text:p>
          </table:table-cell>
          <table:table-cell office:value-type="float" office:value="47379">
            <text:p>47379</text:p>
          </table:table-cell>
          <table:table-cell office:value-type="float" office:value="688">
            <text:p>688</text:p>
          </table:table-cell>
          <table:table-cell office:value-type="float" office:value="0.648611">
            <text:p>0.648611</text:p>
          </table:table-cell>
          <table:table-cell office:value-type="float" office:value="0.023365">
            <text:p>0.023365</text:p>
          </table:table-cell>
          <table:table-cell office:value-type="string">
            <text:p>rBABE1DYJMfQZPVcAAFZw9pUP28191_256x14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86596">
            <text:p>86596</text:p>
          </table:table-cell>
          <table:table-cell office:value-type="float" office:value="28358">
            <text:p>28358</text:p>
          </table:table-cell>
          <table:table-cell office:value-type="float" office:value="0.64855">
            <text:p>0.64855</text:p>
          </table:table-cell>
          <table:table-cell office:value-type="float" office:value="0.238344">
            <text:p>0.238344</text:p>
          </table:table-cell>
          <table:table-cell office:value-type="string">
            <text:p>rBABE1DZXCSx_DKOACPFqdHefWk963_522x294_5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152628">
            <text:p>152628</text:p>
          </table:table-cell>
          <table:table-cell office:value-type="float" office:value="27025">
            <text:p>27025</text:p>
          </table:table-cell>
          <table:table-cell office:value-type="float" office:value="0.646811">
            <text:p>0.646811</text:p>
          </table:table-cell>
          <table:table-cell office:value-type="float" office:value="0.195285">
            <text:p>0.195285</text:p>
          </table:table-cell>
          <table:table-cell office:value-type="string">
            <text:p>rBABE1DXh_uROtPmAA8yDfayq74943_600x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152628">
            <text:p>152628</text:p>
          </table:table-cell>
          <table:table-cell office:value-type="float" office:value="68713">
            <text:p>68713</text:p>
          </table:table-cell>
          <table:table-cell office:value-type="float" office:value="0.645538">
            <text:p>0.645538</text:p>
          </table:table-cell>
          <table:table-cell office:value-type="float" office:value="0.227508">
            <text:p>0.227508</text:p>
          </table:table-cell>
          <table:table-cell office:value-type="string">
            <text:p>rBABE1DXh_uROtPmAA8yDfayq74943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152628">
            <text:p>152628</text:p>
          </table:table-cell>
          <table:table-cell office:value-type="float" office:value="27025">
            <text:p>27025</text:p>
          </table:table-cell>
          <table:table-cell office:value-type="float" office:value="0.644865">
            <text:p>0.644865</text:p>
          </table:table-cell>
          <table:table-cell office:value-type="float" office:value="0.195725">
            <text:p>0.195725</text:p>
          </table:table-cell>
          <table:table-cell office:value-type="string">
            <text:p>rBABE1DXh_uROtPmAA8yDfayq74943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152628">
            <text:p>152628</text:p>
          </table:table-cell>
          <table:table-cell office:value-type="float" office:value="68713">
            <text:p>68713</text:p>
          </table:table-cell>
          <table:table-cell office:value-type="float" office:value="0.644334">
            <text:p>0.644334</text:p>
          </table:table-cell>
          <table:table-cell office:value-type="float" office:value="0.228284">
            <text:p>0.228284</text:p>
          </table:table-cell>
          <table:table-cell office:value-type="string">
            <text:p>rBABE1DXh_uROtPmAA8yDfayq74943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152628">
            <text:p>152628</text:p>
          </table:table-cell>
          <table:table-cell office:value-type="float" office:value="68713">
            <text:p>68713</text:p>
          </table:table-cell>
          <table:table-cell office:value-type="float" office:value="0.643574">
            <text:p>0.643574</text:p>
          </table:table-cell>
          <table:table-cell office:value-type="float" office:value="0.226129">
            <text:p>0.226129</text:p>
          </table:table-cell>
          <table:table-cell office:value-type="string">
            <text:p>rBABE1DXh_uROtPmAA8yDfayq74943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152628">
            <text:p>152628</text:p>
          </table:table-cell>
          <table:table-cell office:value-type="float" office:value="68713">
            <text:p>68713</text:p>
          </table:table-cell>
          <table:table-cell office:value-type="float" office:value="0.643479">
            <text:p>0.643479</text:p>
          </table:table-cell>
          <table:table-cell office:value-type="float" office:value="0.228839">
            <text:p>0.228839</text:p>
          </table:table-cell>
          <table:table-cell office:value-type="string">
            <text:p>rBABE1DXh_uROtPmAA8yDfayq74943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JMfQZPVcAAFZw9pUP28191.gif</text:p>
          </table:table-cell>
          <table:table-cell office:value-type="string">
            <text:p>.gif</text:p>
          </table:table-cell>
          <table:table-cell office:value-type="float" office:value="88515">
            <text:p>88515</text:p>
          </table:table-cell>
          <table:table-cell office:value-type="float" office:value="43404">
            <text:p>43404</text:p>
          </table:table-cell>
          <table:table-cell office:value-type="float" office:value="711">
            <text:p>711</text:p>
          </table:table-cell>
          <table:table-cell office:value-type="float" office:value="0.639632">
            <text:p>0.639632</text:p>
          </table:table-cell>
          <table:table-cell office:value-type="float" office:value="0.0211852">
            <text:p>0.0211852</text:p>
          </table:table-cell>
          <table:table-cell office:value-type="string">
            <text:p>rBABE1DYJMfQZPVcAAFZw9pUP28191_167x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YJMfQZPVcAAFZw9pUP28191.gif</text:p>
          </table:table-cell>
          <table:table-cell office:value-type="string">
            <text:p>.gif</text:p>
          </table:table-cell>
          <table:table-cell office:value-type="float" office:value="88515">
            <text:p>88515</text:p>
          </table:table-cell>
          <table:table-cell office:value-type="float" office:value="40582">
            <text:p>40582</text:p>
          </table:table-cell>
          <table:table-cell office:value-type="float" office:value="688">
            <text:p>688</text:p>
          </table:table-cell>
          <table:table-cell office:value-type="float" office:value="0.63651">
            <text:p>0.63651</text:p>
          </table:table-cell>
          <table:table-cell office:value-type="float" office:value="0.0195179">
            <text:p>0.0195179</text:p>
          </table:table-cell>
          <table:table-cell office:value-type="string">
            <text:p>rBABE1DYJMfQZPVcAAFZw9pUP28191_160x298_3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YJMfQZPVcAAFZw9pUP28191.gif</text:p>
          </table:table-cell>
          <table:table-cell office:value-type="string">
            <text:p>.gif</text:p>
          </table:table-cell>
          <table:table-cell office:value-type="float" office:value="88515">
            <text:p>88515</text:p>
          </table:table-cell>
          <table:table-cell office:value-type="float" office:value="40582">
            <text:p>40582</text:p>
          </table:table-cell>
          <table:table-cell office:value-type="float" office:value="688">
            <text:p>688</text:p>
          </table:table-cell>
          <table:table-cell office:value-type="float" office:value="0.634844">
            <text:p>0.634844</text:p>
          </table:table-cell>
          <table:table-cell office:value-type="float" office:value="0.0188279">
            <text:p>0.0188279</text:p>
          </table:table-cell>
          <table:table-cell office:value-type="string">
            <text:p>rBABE1DYJMfQZPVcAAFZw9pUP28191_160x298_3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YJMfQZPVcAAFZw9pUP28191.gif</text:p>
          </table:table-cell>
          <table:table-cell office:value-type="string">
            <text:p>.gif</text:p>
          </table:table-cell>
          <table:table-cell office:value-type="float" office:value="88515">
            <text:p>88515</text:p>
          </table:table-cell>
          <table:table-cell office:value-type="float" office:value="40582">
            <text:p>40582</text:p>
          </table:table-cell>
          <table:table-cell office:value-type="float" office:value="503">
            <text:p>503</text:p>
          </table:table-cell>
          <table:table-cell office:value-type="float" office:value="0.634658">
            <text:p>0.634658</text:p>
          </table:table-cell>
          <table:table-cell office:value-type="float" office:value="0.0162609">
            <text:p>0.0162609</text:p>
          </table:table-cell>
          <table:table-cell office:value-type="string">
            <text:p>rBABE1DYJMfQZPVcAAFZw9pUP28191_160x298_5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aqjwBdc0AAfXH6Omzjk904.jpg</text:p>
          </table:table-cell>
          <table:table-cell office:value-type="string">
            <text:p>.jpg</text:p>
          </table:table-cell>
          <table:table-cell office:value-type="float" office:value="513823">
            <text:p>513823</text:p>
          </table:table-cell>
          <table:table-cell office:value-type="float" office:value="14223">
            <text:p>14223</text:p>
          </table:table-cell>
          <table:table-cell office:value-type="float" office:value="1660">
            <text:p>1660</text:p>
          </table:table-cell>
          <table:table-cell office:value-type="float" office:value="0.630713">
            <text:p>0.630713</text:p>
          </table:table-cell>
          <table:table-cell office:value-type="float" office:value="0.0139899">
            <text:p>0.0139899</text:p>
          </table:table-cell>
          <table:table-cell office:value-type="string">
            <text:p>rBABE1DZaqjwBdc0AAfXH6Omzjk904_100x100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aqiy6vA_AAcr745Ecl8387.jpg</text:p>
          </table:table-cell>
          <table:table-cell office:value-type="string">
            <text:p>.jpg</text:p>
          </table:table-cell>
          <table:table-cell office:value-type="float" office:value="469999">
            <text:p>469999</text:p>
          </table:table-cell>
          <table:table-cell office:value-type="float" office:value="11068">
            <text:p>11068</text:p>
          </table:table-cell>
          <table:table-cell office:value-type="float" office:value="945">
            <text:p>945</text:p>
          </table:table-cell>
          <table:table-cell office:value-type="float" office:value="0.630389">
            <text:p>0.630389</text:p>
          </table:table-cell>
          <table:table-cell office:value-type="float" office:value="0.0135369">
            <text:p>0.0135369</text:p>
          </table:table-cell>
          <table:table-cell office:value-type="string">
            <text:p>rBABE1DZaqiy6vA_AAcr745Ecl8387_100x1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7-An-VeAAB8tR-lQ9A399.gif</text:p>
          </table:table-cell>
          <table:table-cell office:value-type="string">
            <text:p>.gif</text:p>
          </table:table-cell>
          <table:table-cell office:value-type="float" office:value="31925">
            <text:p>31925</text:p>
          </table:table-cell>
          <table:table-cell office:value-type="float" office:value="31708">
            <text:p>31708</text:p>
          </table:table-cell>
          <table:table-cell office:value-type="float" office:value="10105">
            <text:p>10105</text:p>
          </table:table-cell>
          <table:table-cell office:value-type="float" office:value="0.628207">
            <text:p>0.628207</text:p>
          </table:table-cell>
          <table:table-cell office:value-type="float" office:value="0.0180659">
            <text:p>0.0180659</text:p>
          </table:table-cell>
          <table:table-cell office:value-type="string">
            <text:p>rBABE1DZX7-An-VeAAB8tR-lQ9A399_167x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aqjSBglMAAc-Jmq7ZQ0574.jpg</text:p>
          </table:table-cell>
          <table:table-cell office:value-type="string">
            <text:p>.jpg</text:p>
          </table:table-cell>
          <table:table-cell office:value-type="float" office:value="474662">
            <text:p>474662</text:p>
          </table:table-cell>
          <table:table-cell office:value-type="float" office:value="11823">
            <text:p>11823</text:p>
          </table:table-cell>
          <table:table-cell office:value-type="float" office:value="1019">
            <text:p>1019</text:p>
          </table:table-cell>
          <table:table-cell office:value-type="float" office:value="0.62519">
            <text:p>0.62519</text:p>
          </table:table-cell>
          <table:table-cell office:value-type="float" office:value="0.013793">
            <text:p>0.013793</text:p>
          </table:table-cell>
          <table:table-cell office:value-type="string">
            <text:p>rBABE1DZaqjSBglMAAc-Jmq7ZQ0574_100x1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JMfQZPVcAAFZw9pUP28191.gif</text:p>
          </table:table-cell>
          <table:table-cell office:value-type="string">
            <text:p>.gif</text:p>
          </table:table-cell>
          <table:table-cell office:value-type="float" office:value="88515">
            <text:p>88515</text:p>
          </table:table-cell>
          <table:table-cell office:value-type="float" office:value="44927">
            <text:p>44927</text:p>
          </table:table-cell>
          <table:table-cell office:value-type="float" office:value="658">
            <text:p>658</text:p>
          </table:table-cell>
          <table:table-cell office:value-type="float" office:value="0.624625">
            <text:p>0.624625</text:p>
          </table:table-cell>
          <table:table-cell office:value-type="float" office:value="0.023375">
            <text:p>0.023375</text:p>
          </table:table-cell>
          <table:table-cell office:value-type="string">
            <text:p>rBABE1DYJMfQZPVcAAFZw9pUP28191_260x132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7-An-VeAAB8tR-lQ9A399.gif</text:p>
          </table:table-cell>
          <table:table-cell office:value-type="string">
            <text:p>.gif</text:p>
          </table:table-cell>
          <table:table-cell office:value-type="float" office:value="31925">
            <text:p>31925</text:p>
          </table:table-cell>
          <table:table-cell office:value-type="float" office:value="44137">
            <text:p>44137</text:p>
          </table:table-cell>
          <table:table-cell office:value-type="float" office:value="13054">
            <text:p>13054</text:p>
          </table:table-cell>
          <table:table-cell office:value-type="float" office:value="0.619548">
            <text:p>0.619548</text:p>
          </table:table-cell>
          <table:table-cell office:value-type="float" office:value="0.0271082">
            <text:p>0.0271082</text:p>
          </table:table-cell>
          <table:table-cell office:value-type="string">
            <text:p>rBABE1DZX7-An-VeAAB8tR-lQ9A399_260x132_5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YJMfQZPVcAAFZw9pUP28191.gif</text:p>
          </table:table-cell>
          <table:table-cell office:value-type="string">
            <text:p>.gif</text:p>
          </table:table-cell>
          <table:table-cell office:value-type="float" office:value="88515">
            <text:p>88515</text:p>
          </table:table-cell>
          <table:table-cell office:value-type="float" office:value="36213">
            <text:p>36213</text:p>
          </table:table-cell>
          <table:table-cell office:value-type="float" office:value="641">
            <text:p>641</text:p>
          </table:table-cell>
          <table:table-cell office:value-type="float" office:value="0.616488">
            <text:p>0.616488</text:p>
          </table:table-cell>
          <table:table-cell office:value-type="float" office:value="0.0173948">
            <text:p>0.0173948</text:p>
          </table:table-cell>
          <table:table-cell office:value-type="string">
            <text:p>rBABE1DYJMfQZPVcAAFZw9pUP28191_200x2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124685">
            <text:p>124685</text:p>
          </table:table-cell>
          <table:table-cell office:value-type="float" office:value="54766">
            <text:p>54766</text:p>
          </table:table-cell>
          <table:table-cell office:value-type="float" office:value="0.615665">
            <text:p>0.615665</text:p>
          </table:table-cell>
          <table:table-cell office:value-type="float" office:value="0.219431">
            <text:p>0.219431</text:p>
          </table:table-cell>
          <table:table-cell office:value-type="string">
            <text:p>rBABE1DXh_uROtPmAA8yDfayq74943_522x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YJSGwMBjQAAFKAt6_RJA048.gif</text:p>
          </table:table-cell>
          <table:table-cell office:value-type="string">
            <text:p>.gif</text:p>
          </table:table-cell>
          <table:table-cell office:value-type="float" office:value="84482">
            <text:p>84482</text:p>
          </table:table-cell>
          <table:table-cell office:value-type="float" office:value="7978">
            <text:p>7978</text:p>
          </table:table-cell>
          <table:table-cell office:value-type="float" office:value="1371">
            <text:p>1371</text:p>
          </table:table-cell>
          <table:table-cell office:value-type="float" office:value="0.615516">
            <text:p>0.615516</text:p>
          </table:table-cell>
          <table:table-cell office:value-type="float" office:value="0.00802207">
            <text:p>0.00802207</text:p>
          </table:table-cell>
          <table:table-cell office:value-type="string">
            <text:p>rBABE1DYJSGwMBjQAAFKAt6_RJA048_60x60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YJMfQZPVcAAFZw9pUP28191.gif</text:p>
          </table:table-cell>
          <table:table-cell office:value-type="string">
            <text:p>.gif</text:p>
          </table:table-cell>
          <table:table-cell office:value-type="float" office:value="88515">
            <text:p>88515</text:p>
          </table:table-cell>
          <table:table-cell office:value-type="float" office:value="36213">
            <text:p>36213</text:p>
          </table:table-cell>
          <table:table-cell office:value-type="float" office:value="641">
            <text:p>641</text:p>
          </table:table-cell>
          <table:table-cell office:value-type="float" office:value="0.613192">
            <text:p>0.613192</text:p>
          </table:table-cell>
          <table:table-cell office:value-type="float" office:value="0.017494">
            <text:p>0.017494</text:p>
          </table:table-cell>
          <table:table-cell office:value-type="string">
            <text:p>rBABE1DYJMfQZPVcAAFZw9pUP28191_200x200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nXXDecVeAAs5N4qOeaM448.jpg</text:p>
          </table:table-cell>
          <table:table-cell office:value-type="string">
            <text:p>.jpg</text:p>
          </table:table-cell>
          <table:table-cell office:value-type="float" office:value="735543">
            <text:p>735543</text:p>
          </table:table-cell>
          <table:table-cell office:value-type="float" office:value="65892">
            <text:p>65892</text:p>
          </table:table-cell>
          <table:table-cell office:value-type="float" office:value="2628">
            <text:p>2628</text:p>
          </table:table-cell>
          <table:table-cell office:value-type="float" office:value="0.612028">
            <text:p>0.612028</text:p>
          </table:table-cell>
          <table:table-cell office:value-type="float" office:value="0.0162082">
            <text:p>0.0162082</text:p>
          </table:table-cell>
          <table:table-cell office:value-type="string">
            <text:p>rBABE1DZnXXDecVeAAs5N4qOeaM448_100x1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54687">
            <text:p>54687</text:p>
          </table:table-cell>
          <table:table-cell office:value-type="float" office:value="21471">
            <text:p>21471</text:p>
          </table:table-cell>
          <table:table-cell office:value-type="float" office:value="0.611188">
            <text:p>0.611188</text:p>
          </table:table-cell>
          <table:table-cell office:value-type="float" office:value="0.192033">
            <text:p>0.192033</text:p>
          </table:table-cell>
          <table:table-cell office:value-type="string">
            <text:p>rBABE1DXh_uROtPmAA8yDfayq74943_522x294_5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11012">
            <text:p>11012</text:p>
          </table:table-cell>
          <table:table-cell office:value-type="float" office:value="681">
            <text:p>681</text:p>
          </table:table-cell>
          <table:table-cell office:value-type="float" office:value="0.61075">
            <text:p>0.61075</text:p>
          </table:table-cell>
          <table:table-cell office:value-type="float" office:value="0.0295289">
            <text:p>0.0295289</text:p>
          </table:table-cell>
          <table:table-cell office:value-type="string">
            <text:p>rBABE1DX6W2BDV7bABIgCYbCpDI368_60x60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X7-An-VeAAB8tR-lQ9A399.gif</text:p>
          </table:table-cell>
          <table:table-cell office:value-type="string">
            <text:p>.gif</text:p>
          </table:table-cell>
          <table:table-cell office:value-type="float" office:value="31925">
            <text:p>31925</text:p>
          </table:table-cell>
          <table:table-cell office:value-type="float" office:value="29902">
            <text:p>29902</text:p>
          </table:table-cell>
          <table:table-cell office:value-type="float" office:value="9476">
            <text:p>9476</text:p>
          </table:table-cell>
          <table:table-cell office:value-type="float" office:value="0.608977">
            <text:p>0.608977</text:p>
          </table:table-cell>
          <table:table-cell office:value-type="float" office:value="0.0177639">
            <text:p>0.0177639</text:p>
          </table:table-cell>
          <table:table-cell office:value-type="string">
            <text:p>rBABE1DZX7-An-VeAAB8tR-lQ9A399_160x298_5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X7-An-VeAAB8tR-lQ9A399.gif</text:p>
          </table:table-cell>
          <table:table-cell office:value-type="string">
            <text:p>.gif</text:p>
          </table:table-cell>
          <table:table-cell office:value-type="float" office:value="31925">
            <text:p>31925</text:p>
          </table:table-cell>
          <table:table-cell office:value-type="float" office:value="29902">
            <text:p>29902</text:p>
          </table:table-cell>
          <table:table-cell office:value-type="float" office:value="9476">
            <text:p>9476</text:p>
          </table:table-cell>
          <table:table-cell office:value-type="float" office:value="0.607999">
            <text:p>0.607999</text:p>
          </table:table-cell>
          <table:table-cell office:value-type="float" office:value="0.0178509">
            <text:p>0.0178509</text:p>
          </table:table-cell>
          <table:table-cell office:value-type="string">
            <text:p>rBABE1DZX7-An-VeAAB8tR-lQ9A399_160x298_3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wlGy0og_AAQlU5RJT40377.jpg</text:p>
          </table:table-cell>
          <table:table-cell office:value-type="string">
            <text:p>.jpg</text:p>
          </table:table-cell>
          <table:table-cell office:value-type="float" office:value="271699">
            <text:p>271699</text:p>
          </table:table-cell>
          <table:table-cell office:value-type="float" office:value="7626">
            <text:p>7626</text:p>
          </table:table-cell>
          <table:table-cell office:value-type="float" office:value="1778">
            <text:p>1778</text:p>
          </table:table-cell>
          <table:table-cell office:value-type="float" office:value="0.606353">
            <text:p>0.606353</text:p>
          </table:table-cell>
          <table:table-cell office:value-type="float" office:value="0.011198">
            <text:p>0.011198</text:p>
          </table:table-cell>
          <table:table-cell office:value-type="string">
            <text:p>rBABE1DXwlGy0og_AAQlU5RJT40377_100x100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aqiwSN8bAAoGSFhGdUg658.jpg</text:p>
          </table:table-cell>
          <table:table-cell office:value-type="string">
            <text:p>.jpg</text:p>
          </table:table-cell>
          <table:table-cell office:value-type="float" office:value="656968">
            <text:p>656968</text:p>
          </table:table-cell>
          <table:table-cell office:value-type="float" office:value="26993">
            <text:p>26993</text:p>
          </table:table-cell>
          <table:table-cell office:value-type="float" office:value="2451">
            <text:p>2451</text:p>
          </table:table-cell>
          <table:table-cell office:value-type="float" office:value="0.602869">
            <text:p>0.602869</text:p>
          </table:table-cell>
          <table:table-cell office:value-type="float" office:value="0.0156372">
            <text:p>0.0156372</text:p>
          </table:table-cell>
          <table:table-cell office:value-type="string">
            <text:p>rBABE1DZaqiwSN8bAAoGSFhGdUg658_100x100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X7-An-VeAAB8tR-lQ9A399.gif</text:p>
          </table:table-cell>
          <table:table-cell office:value-type="string">
            <text:p>.gif</text:p>
          </table:table-cell>
          <table:table-cell office:value-type="float" office:value="31925">
            <text:p>31925</text:p>
          </table:table-cell>
          <table:table-cell office:value-type="float" office:value="29902">
            <text:p>29902</text:p>
          </table:table-cell>
          <table:table-cell office:value-type="float" office:value="9476">
            <text:p>9476</text:p>
          </table:table-cell>
          <table:table-cell office:value-type="float" office:value="0.596487">
            <text:p>0.596487</text:p>
          </table:table-cell>
          <table:table-cell office:value-type="float" office:value="0.0198019">
            <text:p>0.0198019</text:p>
          </table:table-cell>
          <table:table-cell office:value-type="string">
            <text:p>rBABE1DZX7-An-VeAAB8tR-lQ9A399_160x298_3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52qQFVevAAjmrcZOc1E683.png</text:p>
          </table:table-cell>
          <table:table-cell office:value-type="string">
            <text:p>.png</text:p>
          </table:table-cell>
          <table:table-cell office:value-type="float" office:value="583341">
            <text:p>583341</text:p>
          </table:table-cell>
          <table:table-cell office:value-type="float" office:value="528043">
            <text:p>528043</text:p>
          </table:table-cell>
          <table:table-cell office:value-type="float" office:value="518426">
            <text:p>518426</text:p>
          </table:table-cell>
          <table:table-cell office:value-type="float" office:value="0.594885">
            <text:p>0.594885</text:p>
          </table:table-cell>
          <table:table-cell office:value-type="float" office:value="0.524966">
            <text:p>0.524966</text:p>
          </table:table-cell>
          <table:table-cell office:value-type="string">
            <text:p>rBABE1DX52qQFVevAAjmrcZOc1E683_600x.pn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52qQFVevAAjmrcZOc1E683.png</text:p>
          </table:table-cell>
          <table:table-cell office:value-type="string">
            <text:p>.png</text:p>
          </table:table-cell>
          <table:table-cell office:value-type="float" office:value="583341">
            <text:p>583341</text:p>
          </table:table-cell>
          <table:table-cell office:value-type="float" office:value="528043">
            <text:p>528043</text:p>
          </table:table-cell>
          <table:table-cell office:value-type="float" office:value="342277">
            <text:p>342277</text:p>
          </table:table-cell>
          <table:table-cell office:value-type="float" office:value="0.593894">
            <text:p>0.593894</text:p>
          </table:table-cell>
          <table:table-cell office:value-type="float" office:value="0.347135">
            <text:p>0.347135</text:p>
          </table:table-cell>
          <table:table-cell office:value-type="string">
            <text:p>rBABE1DX52qQFVevAAjmrcZOc1E683_600x_3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52qQFVevAAjmrcZOc1E683.png</text:p>
          </table:table-cell>
          <table:table-cell office:value-type="string">
            <text:p>.png</text:p>
          </table:table-cell>
          <table:table-cell office:value-type="float" office:value="583341">
            <text:p>583341</text:p>
          </table:table-cell>
          <table:table-cell office:value-type="float" office:value="528043">
            <text:p>528043</text:p>
          </table:table-cell>
          <table:table-cell office:value-type="float" office:value="342277">
            <text:p>342277</text:p>
          </table:table-cell>
          <table:table-cell office:value-type="float" office:value="0.59275">
            <text:p>0.59275</text:p>
          </table:table-cell>
          <table:table-cell office:value-type="float" office:value="0.345069">
            <text:p>0.345069</text:p>
          </table:table-cell>
          <table:table-cell office:value-type="string">
            <text:p>rBABE1DX52qQFVevAAjmrcZOc1E683_600x_3.pn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52qQFVevAAjmrcZOc1E683.png</text:p>
          </table:table-cell>
          <table:table-cell office:value-type="string">
            <text:p>.png</text:p>
          </table:table-cell>
          <table:table-cell office:value-type="float" office:value="583341">
            <text:p>583341</text:p>
          </table:table-cell>
          <table:table-cell office:value-type="float" office:value="528043">
            <text:p>528043</text:p>
          </table:table-cell>
          <table:table-cell office:value-type="float" office:value="518426">
            <text:p>518426</text:p>
          </table:table-cell>
          <table:table-cell office:value-type="float" office:value="0.592137">
            <text:p>0.592137</text:p>
          </table:table-cell>
          <table:table-cell office:value-type="float" office:value="0.526728">
            <text:p>0.526728</text:p>
          </table:table-cell>
          <table:table-cell office:value-type="string">
            <text:p>rBABE1DX52qQFVevAAjmrcZOc1E683_600x.pn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52qQFVevAAjmrcZOc1E683.png</text:p>
          </table:table-cell>
          <table:table-cell office:value-type="string">
            <text:p>.png</text:p>
          </table:table-cell>
          <table:table-cell office:value-type="float" office:value="583341">
            <text:p>583341</text:p>
          </table:table-cell>
          <table:table-cell office:value-type="float" office:value="528043">
            <text:p>528043</text:p>
          </table:table-cell>
          <table:table-cell office:value-type="float" office:value="518426">
            <text:p>518426</text:p>
          </table:table-cell>
          <table:table-cell office:value-type="float" office:value="0.591364">
            <text:p>0.591364</text:p>
          </table:table-cell>
          <table:table-cell office:value-type="float" office:value="0.523885">
            <text:p>0.523885</text:p>
          </table:table-cell>
          <table:table-cell office:value-type="string">
            <text:p>rBABE1DX52qQFVevAAjmrcZOc1E683_600x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52qQFVevAAjmrcZOc1E683.png</text:p>
          </table:table-cell>
          <table:table-cell office:value-type="string">
            <text:p>.png</text:p>
          </table:table-cell>
          <table:table-cell office:value-type="float" office:value="583341">
            <text:p>583341</text:p>
          </table:table-cell>
          <table:table-cell office:value-type="float" office:value="528043">
            <text:p>528043</text:p>
          </table:table-cell>
          <table:table-cell office:value-type="float" office:value="518426">
            <text:p>518426</text:p>
          </table:table-cell>
          <table:table-cell office:value-type="float" office:value="0.591354">
            <text:p>0.591354</text:p>
          </table:table-cell>
          <table:table-cell office:value-type="float" office:value="0.524412">
            <text:p>0.524412</text:p>
          </table:table-cell>
          <table:table-cell office:value-type="string">
            <text:p>rBABE1DX52qQFVevAAjmrcZOc1E683_600x.pn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YVF3hr4LSAADw586U6jA872.gif</text:p>
          </table:table-cell>
          <table:table-cell office:value-type="string">
            <text:p>.gif</text:p>
          </table:table-cell>
          <table:table-cell office:value-type="float" office:value="61671">
            <text:p>61671</text:p>
          </table:table-cell>
          <table:table-cell office:value-type="float" office:value="11734">
            <text:p>11734</text:p>
          </table:table-cell>
          <table:table-cell office:value-type="float" office:value="4029">
            <text:p>4029</text:p>
          </table:table-cell>
          <table:table-cell office:value-type="float" office:value="0.58016">
            <text:p>0.58016</text:p>
          </table:table-cell>
          <table:table-cell office:value-type="float" office:value="0.0194521">
            <text:p>0.0194521</text:p>
          </table:table-cell>
          <table:table-cell office:value-type="string">
            <text:p>rBABE1DYVF3hr4LSAADw586U6jA872_60x6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87400">
            <text:p>87400</text:p>
          </table:table-cell>
          <table:table-cell office:value-type="float" office:value="16934">
            <text:p>16934</text:p>
          </table:table-cell>
          <table:table-cell office:value-type="float" office:value="0.577241">
            <text:p>0.577241</text:p>
          </table:table-cell>
          <table:table-cell office:value-type="float" office:value="0.218239">
            <text:p>0.218239</text:p>
          </table:table-cell>
          <table:table-cell office:value-type="string">
            <text:p>rBABE1DZXCSx_DKOACPFqdHefWk963_256x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aqiBNZmgAAXs9YeOmtg662.jpg</text:p>
          </table:table-cell>
          <table:table-cell office:value-type="string">
            <text:p>.jpg</text:p>
          </table:table-cell>
          <table:table-cell office:value-type="float" office:value="388341">
            <text:p>388341</text:p>
          </table:table-cell>
          <table:table-cell office:value-type="float" office:value="10950">
            <text:p>10950</text:p>
          </table:table-cell>
          <table:table-cell office:value-type="float" office:value="1088">
            <text:p>1088</text:p>
          </table:table-cell>
          <table:table-cell office:value-type="float" office:value="0.576611">
            <text:p>0.576611</text:p>
          </table:table-cell>
          <table:table-cell office:value-type="float" office:value="0.0123742">
            <text:p>0.0123742</text:p>
          </table:table-cell>
          <table:table-cell office:value-type="string">
            <text:p>rBABE1DZaqiBNZmgAAXs9YeOmtg662_100x1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7-An-VeAAB8tR-lQ9A399.gif</text:p>
          </table:table-cell>
          <table:table-cell office:value-type="string">
            <text:p>.gif</text:p>
          </table:table-cell>
          <table:table-cell office:value-type="float" office:value="31925">
            <text:p>31925</text:p>
          </table:table-cell>
          <table:table-cell office:value-type="float" office:value="26382">
            <text:p>26382</text:p>
          </table:table-cell>
          <table:table-cell office:value-type="float" office:value="10106">
            <text:p>10106</text:p>
          </table:table-cell>
          <table:table-cell office:value-type="float" office:value="0.574613">
            <text:p>0.574613</text:p>
          </table:table-cell>
          <table:table-cell office:value-type="float" office:value="0.0199041">
            <text:p>0.0199041</text:p>
          </table:table-cell>
          <table:table-cell office:value-type="string">
            <text:p>rBABE1DZX7-An-VeAAB8tR-lQ9A399_167x10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49263">
            <text:p>49263</text:p>
          </table:table-cell>
          <table:table-cell office:value-type="float" office:value="9071">
            <text:p>9071</text:p>
          </table:table-cell>
          <table:table-cell office:value-type="float" office:value="0.574531">
            <text:p>0.574531</text:p>
          </table:table-cell>
          <table:table-cell office:value-type="float" office:value="0.216802">
            <text:p>0.216802</text:p>
          </table:table-cell>
          <table:table-cell office:value-type="string">
            <text:p>rBABE1DZXCSx_DKOACPFqdHefWk963_260x132_5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YJhngLIGMAAAlyqDQ-Jk783.gif</text:p>
          </table:table-cell>
          <table:table-cell office:value-type="string">
            <text:p>.gif</text:p>
          </table:table-cell>
          <table:table-cell office:value-type="float" office:value="9674">
            <text:p>9674</text:p>
          </table:table-cell>
          <table:table-cell office:value-type="float" office:value="25081">
            <text:p>25081</text:p>
          </table:table-cell>
          <table:table-cell office:value-type="float" office:value="26413">
            <text:p>26413</text:p>
          </table:table-cell>
          <table:table-cell office:value-type="float" office:value="0.574508">
            <text:p>0.574508</text:p>
          </table:table-cell>
          <table:table-cell office:value-type="float" office:value="0.0469081">
            <text:p>0.0469081</text:p>
          </table:table-cell>
          <table:table-cell office:value-type="string">
            <text:p>rBABE1DYJhngLIGMAAAlyqDQ-Jk783_160x298_5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rEqhu0EcAACJqRzHzsk573.gif</text:p>
          </table:table-cell>
          <table:table-cell office:value-type="string">
            <text:p>.gif</text:p>
          </table:table-cell>
          <table:table-cell office:value-type="float" office:value="35241">
            <text:p>35241</text:p>
          </table:table-cell>
          <table:table-cell office:value-type="float" office:value="39759">
            <text:p>39759</text:p>
          </table:table-cell>
          <table:table-cell office:value-type="float" office:value="6344">
            <text:p>6344</text:p>
          </table:table-cell>
          <table:table-cell office:value-type="float" office:value="0.574495">
            <text:p>0.574495</text:p>
          </table:table-cell>
          <table:table-cell office:value-type="float" office:value="0.00799704">
            <text:p>0.00799704</text:p>
          </table:table-cell>
          <table:table-cell office:value-type="string">
            <text:p>rBABE1DXrEqhu0EcAACJqRzHzsk573_100x100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51319">
            <text:p>51319</text:p>
          </table:table-cell>
          <table:table-cell office:value-type="float" office:value="6097">
            <text:p>6097</text:p>
          </table:table-cell>
          <table:table-cell office:value-type="float" office:value="0.573934">
            <text:p>0.573934</text:p>
          </table:table-cell>
          <table:table-cell office:value-type="float" office:value="0.238383">
            <text:p>0.238383</text:p>
          </table:table-cell>
          <table:table-cell office:value-type="string">
            <text:p>rBABE1DZXCSx_DKOACPFqdHefWk963_197x146_1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49893">
            <text:p>49893</text:p>
          </table:table-cell>
          <table:table-cell office:value-type="float" office:value="8659">
            <text:p>8659</text:p>
          </table:table-cell>
          <table:table-cell office:value-type="float" office:value="0.572865">
            <text:p>0.572865</text:p>
          </table:table-cell>
          <table:table-cell office:value-type="float" office:value="0.215291">
            <text:p>0.215291</text:p>
          </table:table-cell>
          <table:table-cell office:value-type="string">
            <text:p>rBABE1DZXCSx_DKOACPFqdHefWk963_256x144_5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YVF3hr4LSAADw586U6jA872.gif</text:p>
          </table:table-cell>
          <table:table-cell office:value-type="string">
            <text:p>.gif</text:p>
          </table:table-cell>
          <table:table-cell office:value-type="float" office:value="61671">
            <text:p>61671</text:p>
          </table:table-cell>
          <table:table-cell office:value-type="float" office:value="22122">
            <text:p>22122</text:p>
          </table:table-cell>
          <table:table-cell office:value-type="float" office:value="20691">
            <text:p>20691</text:p>
          </table:table-cell>
          <table:table-cell office:value-type="float" office:value="0.568017">
            <text:p>0.568017</text:p>
          </table:table-cell>
          <table:table-cell office:value-type="float" office:value="0.0905399">
            <text:p>0.0905399</text:p>
          </table:table-cell>
          <table:table-cell office:value-type="string">
            <text:p>rBABE1DYVF3hr4LSAADw586U6jA872_197x146_1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JMfQZPVcAAFZw9pUP28191.gif</text:p>
          </table:table-cell>
          <table:table-cell office:value-type="string">
            <text:p>.gif</text:p>
          </table:table-cell>
          <table:table-cell office:value-type="float" office:value="88515">
            <text:p>88515</text:p>
          </table:table-cell>
          <table:table-cell office:value-type="float" office:value="21274">
            <text:p>21274</text:p>
          </table:table-cell>
          <table:table-cell office:value-type="float" office:value="527">
            <text:p>527</text:p>
          </table:table-cell>
          <table:table-cell office:value-type="float" office:value="0.56495">
            <text:p>0.56495</text:p>
          </table:table-cell>
          <table:table-cell office:value-type="float" office:value="0.0183842">
            <text:p>0.0183842</text:p>
          </table:table-cell>
          <table:table-cell office:value-type="string">
            <text:p>rBABE1DYJMfQZPVcAAFZw9pUP28191_167x104_5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aqjCUqdrAAed-VrBl8w644.jpg</text:p>
          </table:table-cell>
          <table:table-cell office:value-type="string">
            <text:p>.jpg</text:p>
          </table:table-cell>
          <table:table-cell office:value-type="float" office:value="499193">
            <text:p>499193</text:p>
          </table:table-cell>
          <table:table-cell office:value-type="float" office:value="15371">
            <text:p>15371</text:p>
          </table:table-cell>
          <table:table-cell office:value-type="float" office:value="1608">
            <text:p>1608</text:p>
          </table:table-cell>
          <table:table-cell office:value-type="float" office:value="0.563685">
            <text:p>0.563685</text:p>
          </table:table-cell>
          <table:table-cell office:value-type="float" office:value="0.0138659">
            <text:p>0.0138659</text:p>
          </table:table-cell>
          <table:table-cell office:value-type="string">
            <text:p>rBABE1DZaqjCUqdrAAed-VrBl8w644_100x1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59143">
            <text:p>59143</text:p>
          </table:table-cell>
          <table:table-cell office:value-type="float" office:value="8509">
            <text:p>8509</text:p>
          </table:table-cell>
          <table:table-cell office:value-type="float" office:value="0.562166">
            <text:p>0.562166</text:p>
          </table:table-cell>
          <table:table-cell office:value-type="float" office:value="0.210435">
            <text:p>0.210435</text:p>
          </table:table-cell>
          <table:table-cell office:value-type="string">
            <text:p>rBABE1DZXCSx_DKOACPFqdHefWk963_167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57257">
            <text:p>57257</text:p>
          </table:table-cell>
          <table:table-cell office:value-type="float" office:value="4320">
            <text:p>4320</text:p>
          </table:table-cell>
          <table:table-cell office:value-type="float" office:value="0.560859">
            <text:p>0.560859</text:p>
          </table:table-cell>
          <table:table-cell office:value-type="float" office:value="0.206779">
            <text:p>0.206779</text:p>
          </table:table-cell>
          <table:table-cell office:value-type="string">
            <text:p>rBABE1DZXCSx_DKOACPFqdHefWk963_160x298_5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X7-An-VeAAB8tR-lQ9A399.gif</text:p>
          </table:table-cell>
          <table:table-cell office:value-type="string">
            <text:p>.gif</text:p>
          </table:table-cell>
          <table:table-cell office:value-type="float" office:value="31925">
            <text:p>31925</text:p>
          </table:table-cell>
          <table:table-cell office:value-type="float" office:value="22826">
            <text:p>22826</text:p>
          </table:table-cell>
          <table:table-cell office:value-type="float" office:value="7076">
            <text:p>7076</text:p>
          </table:table-cell>
          <table:table-cell office:value-type="float" office:value="0.559655">
            <text:p>0.559655</text:p>
          </table:table-cell>
          <table:table-cell office:value-type="float" office:value="0.0142329">
            <text:p>0.0142329</text:p>
          </table:table-cell>
          <table:table-cell office:value-type="string">
            <text:p>rBABE1DZX7-An-VeAAB8tR-lQ9A399_140x104_3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43248">
            <text:p>43248</text:p>
          </table:table-cell>
          <table:table-cell office:value-type="float" office:value="4583">
            <text:p>4583</text:p>
          </table:table-cell>
          <table:table-cell office:value-type="float" office:value="0.559485">
            <text:p>0.559485</text:p>
          </table:table-cell>
          <table:table-cell office:value-type="float" office:value="0.208608">
            <text:p>0.208608</text:p>
          </table:table-cell>
          <table:table-cell office:value-type="string">
            <text:p>rBABE1DZXCSx_DKOACPFqdHefWk963_167x10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EY3wz5A5AAD25q_eynY225.gif</text:p>
          </table:table-cell>
          <table:table-cell office:value-type="string">
            <text:p>.gif</text:p>
          </table:table-cell>
          <table:table-cell office:value-type="float" office:value="63206">
            <text:p>63206</text:p>
          </table:table-cell>
          <table:table-cell office:value-type="float" office:value="49156">
            <text:p>49156</text:p>
          </table:table-cell>
          <table:table-cell office:value-type="float" office:value="23354">
            <text:p>23354</text:p>
          </table:table-cell>
          <table:table-cell office:value-type="float" office:value="0.556426">
            <text:p>0.556426</text:p>
          </table:table-cell>
          <table:table-cell office:value-type="float" office:value="0.0551109">
            <text:p>0.0551109</text:p>
          </table:table-cell>
          <table:table-cell office:value-type="string">
            <text:p>rBABE1DXEY3wz5A5AAD25q_eynY225_167x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155805">
            <text:p>155805</text:p>
          </table:table-cell>
          <table:table-cell office:value-type="float" office:value="88528">
            <text:p>88528</text:p>
          </table:table-cell>
          <table:table-cell office:value-type="float" office:value="0.554586">
            <text:p>0.554586</text:p>
          </table:table-cell>
          <table:table-cell office:value-type="float" office:value="0.206294">
            <text:p>0.206294</text:p>
          </table:table-cell>
          <table:table-cell office:value-type="string">
            <text:p>rBABE1DXKwGys943ABVka8sITbM083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57257">
            <text:p>57257</text:p>
          </table:table-cell>
          <table:table-cell office:value-type="float" office:value="8017">
            <text:p>8017</text:p>
          </table:table-cell>
          <table:table-cell office:value-type="float" office:value="0.553296">
            <text:p>0.553296</text:p>
          </table:table-cell>
          <table:table-cell office:value-type="float" office:value="0.210787">
            <text:p>0.210787</text:p>
          </table:table-cell>
          <table:table-cell office:value-type="string">
            <text:p>rBABE1DZXCSx_DKOACPFqdHefWk963_160x298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57427">
            <text:p>57427</text:p>
          </table:table-cell>
          <table:table-cell office:value-type="float" office:value="21783">
            <text:p>21783</text:p>
          </table:table-cell>
          <table:table-cell office:value-type="float" office:value="0.552903">
            <text:p>0.552903</text:p>
          </table:table-cell>
          <table:table-cell office:value-type="float" office:value="0.195203">
            <text:p>0.195203</text:p>
          </table:table-cell>
          <table:table-cell office:value-type="string">
            <text:p>rBABE1DXh_vjns_kAAyrueu3NpE112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57427">
            <text:p>57427</text:p>
          </table:table-cell>
          <table:table-cell office:value-type="float" office:value="21735">
            <text:p>21735</text:p>
          </table:table-cell>
          <table:table-cell office:value-type="float" office:value="0.5526">
            <text:p>0.5526</text:p>
          </table:table-cell>
          <table:table-cell office:value-type="float" office:value="0.191691">
            <text:p>0.191691</text:p>
          </table:table-cell>
          <table:table-cell office:value-type="string">
            <text:p>rBABE1DXh_vjns_kAAyrueu3NpE112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57257">
            <text:p>57257</text:p>
          </table:table-cell>
          <table:table-cell office:value-type="float" office:value="8017">
            <text:p>8017</text:p>
          </table:table-cell>
          <table:table-cell office:value-type="float" office:value="0.552296">
            <text:p>0.552296</text:p>
          </table:table-cell>
          <table:table-cell office:value-type="float" office:value="0.209515">
            <text:p>0.209515</text:p>
          </table:table-cell>
          <table:table-cell office:value-type="string">
            <text:p>rBABE1DZXCSx_DKOACPFqdHefWk963_160x298_3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50655">
            <text:p>50655</text:p>
          </table:table-cell>
          <table:table-cell office:value-type="float" office:value="5748">
            <text:p>5748</text:p>
          </table:table-cell>
          <table:table-cell office:value-type="float" office:value="0.55207">
            <text:p>0.55207</text:p>
          </table:table-cell>
          <table:table-cell office:value-type="float" office:value="0.049545">
            <text:p>0.049545</text:p>
          </table:table-cell>
          <table:table-cell office:value-type="string">
            <text:p>rBABE1DZXCSx_DKOACPFqdHefWk963_200x200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43555">
            <text:p>43555</text:p>
          </table:table-cell>
          <table:table-cell office:value-type="float" office:value="3760">
            <text:p>3760</text:p>
          </table:table-cell>
          <table:table-cell office:value-type="float" office:value="0.551946">
            <text:p>0.551946</text:p>
          </table:table-cell>
          <table:table-cell office:value-type="float" office:value="0.209073">
            <text:p>0.209073</text:p>
          </table:table-cell>
          <table:table-cell office:value-type="string">
            <text:p>rBABE1DZXCSx_DKOACPFqdHefWk963_140x104_1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155805">
            <text:p>155805</text:p>
          </table:table-cell>
          <table:table-cell office:value-type="float" office:value="52271">
            <text:p>52271</text:p>
          </table:table-cell>
          <table:table-cell office:value-type="float" office:value="0.550923">
            <text:p>0.550923</text:p>
          </table:table-cell>
          <table:table-cell office:value-type="float" office:value="0.192001">
            <text:p>0.192001</text:p>
          </table:table-cell>
          <table:table-cell office:value-type="string">
            <text:p>rBABE1DXKwGys943ABVka8sITbM083_600x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57427">
            <text:p>57427</text:p>
          </table:table-cell>
          <table:table-cell office:value-type="float" office:value="21735">
            <text:p>21735</text:p>
          </table:table-cell>
          <table:table-cell office:value-type="float" office:value="0.550805">
            <text:p>0.550805</text:p>
          </table:table-cell>
          <table:table-cell office:value-type="float" office:value="0.217458">
            <text:p>0.217458</text:p>
          </table:table-cell>
          <table:table-cell office:value-type="string">
            <text:p>rBABE1DXh_vjns_kAAyrueu3NpE112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57427">
            <text:p>57427</text:p>
          </table:table-cell>
          <table:table-cell office:value-type="float" office:value="21735">
            <text:p>21735</text:p>
          </table:table-cell>
          <table:table-cell office:value-type="float" office:value="0.550288">
            <text:p>0.550288</text:p>
          </table:table-cell>
          <table:table-cell office:value-type="float" office:value="0.192687">
            <text:p>0.192687</text:p>
          </table:table-cell>
          <table:table-cell office:value-type="string">
            <text:p>rBABE1DXh_vjns_kAAyrueu3NpE112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113624">
            <text:p>113624</text:p>
          </table:table-cell>
          <table:table-cell office:value-type="float" office:value="36353">
            <text:p>36353</text:p>
          </table:table-cell>
          <table:table-cell office:value-type="float" office:value="0.550096">
            <text:p>0.550096</text:p>
          </table:table-cell>
          <table:table-cell office:value-type="float" office:value="0.210086">
            <text:p>0.210086</text:p>
          </table:table-cell>
          <table:table-cell office:value-type="string">
            <text:p>rBABE1DZjszQQS96ABR_B58Rnw4496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57427">
            <text:p>57427</text:p>
          </table:table-cell>
          <table:table-cell office:value-type="float" office:value="21735">
            <text:p>21735</text:p>
          </table:table-cell>
          <table:table-cell office:value-type="float" office:value="0.549721">
            <text:p>0.549721</text:p>
          </table:table-cell>
          <table:table-cell office:value-type="float" office:value="0.207291">
            <text:p>0.207291</text:p>
          </table:table-cell>
          <table:table-cell office:value-type="string">
            <text:p>rBABE1DXh_vjns_kAAyrueu3NpE112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35321">
            <text:p>35321</text:p>
          </table:table-cell>
          <table:table-cell office:value-type="float" office:value="3206">
            <text:p>3206</text:p>
          </table:table-cell>
          <table:table-cell office:value-type="float" office:value="0.549649">
            <text:p>0.549649</text:p>
          </table:table-cell>
          <table:table-cell office:value-type="float" office:value="0.165467">
            <text:p>0.165467</text:p>
          </table:table-cell>
          <table:table-cell office:value-type="string">
            <text:p>rBABE1DXh_uROtPmAA8yDfayq74943_160x298_5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57427">
            <text:p>57427</text:p>
          </table:table-cell>
          <table:table-cell office:value-type="float" office:value="21783">
            <text:p>21783</text:p>
          </table:table-cell>
          <table:table-cell office:value-type="float" office:value="0.548991">
            <text:p>0.548991</text:p>
          </table:table-cell>
          <table:table-cell office:value-type="float" office:value="0.217374">
            <text:p>0.217374</text:p>
          </table:table-cell>
          <table:table-cell office:value-type="string">
            <text:p>rBABE1DXh_vjns_kAAyrueu3NpE112_600x_3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JEqQfI03AAq4JOVkUHo077.jpg</text:p>
          </table:table-cell>
          <table:table-cell office:value-type="string">
            <text:p>.jpg</text:p>
          </table:table-cell>
          <table:table-cell office:value-type="float" office:value="702500">
            <text:p>702500</text:p>
          </table:table-cell>
          <table:table-cell office:value-type="float" office:value="4986">
            <text:p>4986</text:p>
          </table:table-cell>
          <table:table-cell office:value-type="float" office:value="2176">
            <text:p>2176</text:p>
          </table:table-cell>
          <table:table-cell office:value-type="float" office:value="0.548678">
            <text:p>0.548678</text:p>
          </table:table-cell>
          <table:table-cell office:value-type="float" office:value="0.0170832">
            <text:p>0.0170832</text:p>
          </table:table-cell>
          <table:table-cell office:value-type="string">
            <text:p>rBABE1DXJEqQfI03AAq4JOVkUHo077_100x1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155805">
            <text:p>155805</text:p>
          </table:table-cell>
          <table:table-cell office:value-type="float" office:value="52271">
            <text:p>52271</text:p>
          </table:table-cell>
          <table:table-cell office:value-type="float" office:value="0.547783">
            <text:p>0.547783</text:p>
          </table:table-cell>
          <table:table-cell office:value-type="float" office:value="0.192724">
            <text:p>0.192724</text:p>
          </table:table-cell>
          <table:table-cell office:value-type="string">
            <text:p>rBABE1DXKwGys943ABVka8sITbM083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155805">
            <text:p>155805</text:p>
          </table:table-cell>
          <table:table-cell office:value-type="float" office:value="88528">
            <text:p>88528</text:p>
          </table:table-cell>
          <table:table-cell office:value-type="float" office:value="0.546021">
            <text:p>0.546021</text:p>
          </table:table-cell>
          <table:table-cell office:value-type="float" office:value="0.207885">
            <text:p>0.207885</text:p>
          </table:table-cell>
          <table:table-cell office:value-type="string">
            <text:p>rBABE1DXKwGys943ABVka8sITbM083_600x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50655">
            <text:p>50655</text:p>
          </table:table-cell>
          <table:table-cell office:value-type="float" office:value="5748">
            <text:p>5748</text:p>
          </table:table-cell>
          <table:table-cell office:value-type="float" office:value="0.545743">
            <text:p>0.545743</text:p>
          </table:table-cell>
          <table:table-cell office:value-type="float" office:value="0.0494521">
            <text:p>0.0494521</text:p>
          </table:table-cell>
          <table:table-cell office:value-type="string">
            <text:p>rBABE1DZXCSx_DKOACPFqdHefWk963_200x200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113624">
            <text:p>113624</text:p>
          </table:table-cell>
          <table:table-cell office:value-type="float" office:value="36353">
            <text:p>36353</text:p>
          </table:table-cell>
          <table:table-cell office:value-type="float" office:value="0.545557">
            <text:p>0.545557</text:p>
          </table:table-cell>
          <table:table-cell office:value-type="float" office:value="0.203994">
            <text:p>0.203994</text:p>
          </table:table-cell>
          <table:table-cell office:value-type="string">
            <text:p>rBABE1DZjszQQS96ABR_B58Rnw4496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113624">
            <text:p>113624</text:p>
          </table:table-cell>
          <table:table-cell office:value-type="float" office:value="36353">
            <text:p>36353</text:p>
          </table:table-cell>
          <table:table-cell office:value-type="float" office:value="0.54539">
            <text:p>0.54539</text:p>
          </table:table-cell>
          <table:table-cell office:value-type="float" office:value="0.202368">
            <text:p>0.202368</text:p>
          </table:table-cell>
          <table:table-cell office:value-type="string">
            <text:p>rBABE1DZjszQQS96ABR_B58Rnw4496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aqiSNu-aAAdLwyc_aRQ409.jpg</text:p>
          </table:table-cell>
          <table:table-cell office:value-type="string">
            <text:p>.jpg</text:p>
          </table:table-cell>
          <table:table-cell office:value-type="float" office:value="478147">
            <text:p>478147</text:p>
          </table:table-cell>
          <table:table-cell office:value-type="float" office:value="57860">
            <text:p>57860</text:p>
          </table:table-cell>
          <table:table-cell office:value-type="float" office:value="12941">
            <text:p>12941</text:p>
          </table:table-cell>
          <table:table-cell office:value-type="float" office:value="0.5449">
            <text:p>0.5449</text:p>
          </table:table-cell>
          <table:table-cell office:value-type="float" office:value="0.122324">
            <text:p>0.122324</text:p>
          </table:table-cell>
          <table:table-cell office:value-type="string">
            <text:p>rBABE1DZaqiSNu-aAAdLwyc_aRQ409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113624">
            <text:p>113624</text:p>
          </table:table-cell>
          <table:table-cell office:value-type="float" office:value="21977">
            <text:p>21977</text:p>
          </table:table-cell>
          <table:table-cell office:value-type="float" office:value="0.544587">
            <text:p>0.544587</text:p>
          </table:table-cell>
          <table:table-cell office:value-type="float" office:value="0.188057">
            <text:p>0.188057</text:p>
          </table:table-cell>
          <table:table-cell office:value-type="string">
            <text:p>rBABE1DZjszQQS96ABR_B58Rnw4496_600x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113624">
            <text:p>113624</text:p>
          </table:table-cell>
          <table:table-cell office:value-type="float" office:value="21977">
            <text:p>21977</text:p>
          </table:table-cell>
          <table:table-cell office:value-type="float" office:value="0.544412">
            <text:p>0.544412</text:p>
          </table:table-cell>
          <table:table-cell office:value-type="float" office:value="0.188994">
            <text:p>0.188994</text:p>
          </table:table-cell>
          <table:table-cell office:value-type="string">
            <text:p>rBABE1DZjszQQS96ABR_B58Rnw4496_600x_3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155805">
            <text:p>155805</text:p>
          </table:table-cell>
          <table:table-cell office:value-type="float" office:value="88528">
            <text:p>88528</text:p>
          </table:table-cell>
          <table:table-cell office:value-type="float" office:value="0.544216">
            <text:p>0.544216</text:p>
          </table:table-cell>
          <table:table-cell office:value-type="float" office:value="0.207984">
            <text:p>0.207984</text:p>
          </table:table-cell>
          <table:table-cell office:value-type="string">
            <text:p>rBABE1DXKwGys943ABVka8sITbM083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X7_A_CDZAAC-DUqDSqQ337.gif</text:p>
          </table:table-cell>
          <table:table-cell office:value-type="string">
            <text:p>.gif</text:p>
          </table:table-cell>
          <table:table-cell office:value-type="float" office:value="48653">
            <text:p>48653</text:p>
          </table:table-cell>
          <table:table-cell office:value-type="float" office:value="42635">
            <text:p>42635</text:p>
          </table:table-cell>
          <table:table-cell office:value-type="float" office:value="16408">
            <text:p>16408</text:p>
          </table:table-cell>
          <table:table-cell office:value-type="float" office:value="0.544147">
            <text:p>0.544147</text:p>
          </table:table-cell>
          <table:table-cell office:value-type="float" office:value="0.048934">
            <text:p>0.048934</text:p>
          </table:table-cell>
          <table:table-cell office:value-type="string">
            <text:p>rBABE1DZX7_A_CDZAAC-DUqDSqQ337_600x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aqiSNu-aAAdLwyc_aRQ409.jpg</text:p>
          </table:table-cell>
          <table:table-cell office:value-type="string">
            <text:p>.jpg</text:p>
          </table:table-cell>
          <table:table-cell office:value-type="float" office:value="478147">
            <text:p>478147</text:p>
          </table:table-cell>
          <table:table-cell office:value-type="float" office:value="12681">
            <text:p>12681</text:p>
          </table:table-cell>
          <table:table-cell office:value-type="float" office:value="1169">
            <text:p>1169</text:p>
          </table:table-cell>
          <table:table-cell office:value-type="float" office:value="0.543818">
            <text:p>0.543818</text:p>
          </table:table-cell>
          <table:table-cell office:value-type="float" office:value="0.013555">
            <text:p>0.013555</text:p>
          </table:table-cell>
          <table:table-cell office:value-type="string">
            <text:p>rBABE1DZaqiSNu-aAAdLwyc_aRQ409_100x100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155805">
            <text:p>155805</text:p>
          </table:table-cell>
          <table:table-cell office:value-type="float" office:value="88528">
            <text:p>88528</text:p>
          </table:table-cell>
          <table:table-cell office:value-type="float" office:value="0.543022">
            <text:p>0.543022</text:p>
          </table:table-cell>
          <table:table-cell office:value-type="float" office:value="0.205956">
            <text:p>0.205956</text:p>
          </table:table-cell>
          <table:table-cell office:value-type="string">
            <text:p>rBABE1DXKwGys943ABVka8sITbM083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X7_A_CDZAAC-DUqDSqQ337.gif</text:p>
          </table:table-cell>
          <table:table-cell office:value-type="string">
            <text:p>.gif</text:p>
          </table:table-cell>
          <table:table-cell office:value-type="float" office:value="48653">
            <text:p>48653</text:p>
          </table:table-cell>
          <table:table-cell office:value-type="float" office:value="42635">
            <text:p>42635</text:p>
          </table:table-cell>
          <table:table-cell office:value-type="float" office:value="16408">
            <text:p>16408</text:p>
          </table:table-cell>
          <table:table-cell office:value-type="float" office:value="0.542804">
            <text:p>0.542804</text:p>
          </table:table-cell>
          <table:table-cell office:value-type="float" office:value="0.047353">
            <text:p>0.047353</text:p>
          </table:table-cell>
          <table:table-cell office:value-type="string">
            <text:p>rBABE1DZX7_A_CDZAAC-DUqDSqQ337_600x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aqiBo5dtAAo_cqfUfk0236.jpg</text:p>
          </table:table-cell>
          <table:table-cell office:value-type="string">
            <text:p>.jpg</text:p>
          </table:table-cell>
          <table:table-cell office:value-type="float" office:value="671602">
            <text:p>671602</text:p>
          </table:table-cell>
          <table:table-cell office:value-type="float" office:value="23329">
            <text:p>23329</text:p>
          </table:table-cell>
          <table:table-cell office:value-type="float" office:value="1905">
            <text:p>1905</text:p>
          </table:table-cell>
          <table:table-cell office:value-type="float" office:value="0.542651">
            <text:p>0.542651</text:p>
          </table:table-cell>
          <table:table-cell office:value-type="float" office:value="0.0171268">
            <text:p>0.0171268</text:p>
          </table:table-cell>
          <table:table-cell office:value-type="string">
            <text:p>rBABE1DZaqiBo5dtAAo_cqfUfk0236_100x1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49246">
            <text:p>49246</text:p>
          </table:table-cell>
          <table:table-cell office:value-type="float" office:value="17461">
            <text:p>17461</text:p>
          </table:table-cell>
          <table:table-cell office:value-type="float" office:value="0.542343">
            <text:p>0.542343</text:p>
          </table:table-cell>
          <table:table-cell office:value-type="float" office:value="0.215055">
            <text:p>0.215055</text:p>
          </table:table-cell>
          <table:table-cell office:value-type="string">
            <text:p>rBABE1DXh_vjns_kAAyrueu3NpE112_522x29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113624">
            <text:p>113624</text:p>
          </table:table-cell>
          <table:table-cell office:value-type="float" office:value="36353">
            <text:p>36353</text:p>
          </table:table-cell>
          <table:table-cell office:value-type="float" office:value="0.541558">
            <text:p>0.541558</text:p>
          </table:table-cell>
          <table:table-cell office:value-type="float" office:value="0.201239">
            <text:p>0.201239</text:p>
          </table:table-cell>
          <table:table-cell office:value-type="string">
            <text:p>rBABE1DZjszQQS96ABR_B58Rnw4496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49246">
            <text:p>49246</text:p>
          </table:table-cell>
          <table:table-cell office:value-type="float" office:value="17386">
            <text:p>17386</text:p>
          </table:table-cell>
          <table:table-cell office:value-type="float" office:value="0.540536">
            <text:p>0.540536</text:p>
          </table:table-cell>
          <table:table-cell office:value-type="float" office:value="0.184099">
            <text:p>0.184099</text:p>
          </table:table-cell>
          <table:table-cell office:value-type="string">
            <text:p>rBABE1DXh_vjns_kAAyrueu3NpE112_522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lceA2LOSAA8OHY50Xok130.png</text:p>
          </table:table-cell>
          <table:table-cell office:value-type="string">
            <text:p>.png</text:p>
          </table:table-cell>
          <table:table-cell office:value-type="float" office:value="986653">
            <text:p>986653</text:p>
          </table:table-cell>
          <table:table-cell office:value-type="float" office:value="570493">
            <text:p>570493</text:p>
          </table:table-cell>
          <table:table-cell office:value-type="float" office:value="562472">
            <text:p>562472</text:p>
          </table:table-cell>
          <table:table-cell office:value-type="float" office:value="0.540239">
            <text:p>0.540239</text:p>
          </table:table-cell>
          <table:table-cell office:value-type="float" office:value="0.480424">
            <text:p>0.480424</text:p>
          </table:table-cell>
          <table:table-cell office:value-type="string">
            <text:p>rBABE1DZlceA2LOSAA8OHY50Xok130_522x.pn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X7_CRNEEAACKEPH3i8Y068.gif</text:p>
          </table:table-cell>
          <table:table-cell office:value-type="string">
            <text:p>.gif</text:p>
          </table:table-cell>
          <table:table-cell office:value-type="float" office:value="35344">
            <text:p>35344</text:p>
          </table:table-cell>
          <table:table-cell office:value-type="float" office:value="35169">
            <text:p>35169</text:p>
          </table:table-cell>
          <table:table-cell office:value-type="float" office:value="13149">
            <text:p>13149</text:p>
          </table:table-cell>
          <table:table-cell office:value-type="float" office:value="0.539868">
            <text:p>0.539868</text:p>
          </table:table-cell>
          <table:table-cell office:value-type="float" office:value="0.0363059">
            <text:p>0.0363059</text:p>
          </table:table-cell>
          <table:table-cell office:value-type="string">
            <text:p>rBABE1DZX7_CRNEEAACKEPH3i8Y068_200x2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7_A_CDZAAC-DUqDSqQ337.gif</text:p>
          </table:table-cell>
          <table:table-cell office:value-type="string">
            <text:p>.gif</text:p>
          </table:table-cell>
          <table:table-cell office:value-type="float" office:value="48653">
            <text:p>48653</text:p>
          </table:table-cell>
          <table:table-cell office:value-type="float" office:value="42635">
            <text:p>42635</text:p>
          </table:table-cell>
          <table:table-cell office:value-type="float" office:value="17248">
            <text:p>17248</text:p>
          </table:table-cell>
          <table:table-cell office:value-type="float" office:value="0.539359">
            <text:p>0.539359</text:p>
          </table:table-cell>
          <table:table-cell office:value-type="float" office:value="0.0429199">
            <text:p>0.0429199</text:p>
          </table:table-cell>
          <table:table-cell office:value-type="string">
            <text:p>rBABE1DZX7_A_CDZAAC-DUqDSqQ337_600x_3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X7_CRNEEAACKEPH3i8Y068.gif</text:p>
          </table:table-cell>
          <table:table-cell office:value-type="string">
            <text:p>.gif</text:p>
          </table:table-cell>
          <table:table-cell office:value-type="float" office:value="35344">
            <text:p>35344</text:p>
          </table:table-cell>
          <table:table-cell office:value-type="float" office:value="35169">
            <text:p>35169</text:p>
          </table:table-cell>
          <table:table-cell office:value-type="float" office:value="13149">
            <text:p>13149</text:p>
          </table:table-cell>
          <table:table-cell office:value-type="float" office:value="0.538669">
            <text:p>0.538669</text:p>
          </table:table-cell>
          <table:table-cell office:value-type="float" office:value="0.0371411">
            <text:p>0.0371411</text:p>
          </table:table-cell>
          <table:table-cell office:value-type="string">
            <text:p>rBABE1DZX7_CRNEEAACKEPH3i8Y068_200x2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7_A_CDZAAC-DUqDSqQ337.gif</text:p>
          </table:table-cell>
          <table:table-cell office:value-type="string">
            <text:p>.gif</text:p>
          </table:table-cell>
          <table:table-cell office:value-type="float" office:value="48653">
            <text:p>48653</text:p>
          </table:table-cell>
          <table:table-cell office:value-type="float" office:value="42635">
            <text:p>42635</text:p>
          </table:table-cell>
          <table:table-cell office:value-type="float" office:value="16408">
            <text:p>16408</text:p>
          </table:table-cell>
          <table:table-cell office:value-type="float" office:value="0.538602">
            <text:p>0.538602</text:p>
          </table:table-cell>
          <table:table-cell office:value-type="float" office:value="0.046211">
            <text:p>0.046211</text:p>
          </table:table-cell>
          <table:table-cell office:value-type="string">
            <text:p>rBABE1DZX7_A_CDZAAC-DUqDSqQ337_600x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UrSAi9PnABFRBpF3tr4651.png</text:p>
          </table:table-cell>
          <table:table-cell office:value-type="string">
            <text:p>.png</text:p>
          </table:table-cell>
          <table:table-cell office:value-type="float" office:value="1134854">
            <text:p>1134854</text:p>
          </table:table-cell>
          <table:table-cell office:value-type="float" office:value="680847">
            <text:p>680847</text:p>
          </table:table-cell>
          <table:table-cell office:value-type="float" office:value="677767">
            <text:p>677767</text:p>
          </table:table-cell>
          <table:table-cell office:value-type="float" office:value="0.538334">
            <text:p>0.538334</text:p>
          </table:table-cell>
          <table:table-cell office:value-type="float" office:value="0.476719">
            <text:p>0.476719</text:p>
          </table:table-cell>
          <table:table-cell office:value-type="string">
            <text:p>rBABE1DYUrSAi9PnABFRBpF3tr4651_522x.pn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aqjw28CmAAiv96pmbH4493.jpg</text:p>
          </table:table-cell>
          <table:table-cell office:value-type="string">
            <text:p>.jpg</text:p>
          </table:table-cell>
          <table:table-cell office:value-type="float" office:value="569335">
            <text:p>569335</text:p>
          </table:table-cell>
          <table:table-cell office:value-type="float" office:value="18654">
            <text:p>18654</text:p>
          </table:table-cell>
          <table:table-cell office:value-type="float" office:value="1939">
            <text:p>1939</text:p>
          </table:table-cell>
          <table:table-cell office:value-type="float" office:value="0.537405">
            <text:p>0.537405</text:p>
          </table:table-cell>
          <table:table-cell office:value-type="float" office:value="0.014796">
            <text:p>0.014796</text:p>
          </table:table-cell>
          <table:table-cell office:value-type="string">
            <text:p>rBABE1DZaqjw28CmAAiv96pmbH4493_100x100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X7_A_CDZAAC-DUqDSqQ337.gif</text:p>
          </table:table-cell>
          <table:table-cell office:value-type="string">
            <text:p>.gif</text:p>
          </table:table-cell>
          <table:table-cell office:value-type="float" office:value="48653">
            <text:p>48653</text:p>
          </table:table-cell>
          <table:table-cell office:value-type="float" office:value="42635">
            <text:p>42635</text:p>
          </table:table-cell>
          <table:table-cell office:value-type="float" office:value="17248">
            <text:p>17248</text:p>
          </table:table-cell>
          <table:table-cell office:value-type="float" office:value="0.536777">
            <text:p>0.536777</text:p>
          </table:table-cell>
          <table:table-cell office:value-type="float" office:value="0.044668">
            <text:p>0.044668</text:p>
          </table:table-cell>
          <table:table-cell office:value-type="string">
            <text:p>rBABE1DZX7_A_CDZAAC-DUqDSqQ337_600x_3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X7_A_CDZAAC-DUqDSqQ337.gif</text:p>
          </table:table-cell>
          <table:table-cell office:value-type="string">
            <text:p>.gif</text:p>
          </table:table-cell>
          <table:table-cell office:value-type="float" office:value="48653">
            <text:p>48653</text:p>
          </table:table-cell>
          <table:table-cell office:value-type="float" office:value="42635">
            <text:p>42635</text:p>
          </table:table-cell>
          <table:table-cell office:value-type="float" office:value="16408">
            <text:p>16408</text:p>
          </table:table-cell>
          <table:table-cell office:value-type="float" office:value="0.535505">
            <text:p>0.535505</text:p>
          </table:table-cell>
          <table:table-cell office:value-type="float" office:value="0.0438919">
            <text:p>0.0438919</text:p>
          </table:table-cell>
          <table:table-cell office:value-type="string">
            <text:p>rBABE1DZX7_A_CDZAAC-DUqDSqQ337_600x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nsCzq4TqAAIii9zL8ZU077.jpg</text:p>
          </table:table-cell>
          <table:table-cell office:value-type="string">
            <text:p>.jpg</text:p>
          </table:table-cell>
          <table:table-cell office:value-type="float" office:value="139915">
            <text:p>139915</text:p>
          </table:table-cell>
          <table:table-cell office:value-type="float" office:value="11427">
            <text:p>11427</text:p>
          </table:table-cell>
          <table:table-cell office:value-type="float" office:value="5493">
            <text:p>5493</text:p>
          </table:table-cell>
          <table:table-cell office:value-type="float" office:value="0.534811">
            <text:p>0.534811</text:p>
          </table:table-cell>
          <table:table-cell office:value-type="float" office:value="0.179059">
            <text:p>0.179059</text:p>
          </table:table-cell>
          <table:table-cell office:value-type="string">
            <text:p>rBABE1DXnsCzq4TqAAIii9zL8ZU077_197x146_1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51903">
            <text:p>51903</text:p>
          </table:table-cell>
          <table:table-cell office:value-type="float" office:value="16879">
            <text:p>16879</text:p>
          </table:table-cell>
          <table:table-cell office:value-type="float" office:value="0.532319">
            <text:p>0.532319</text:p>
          </table:table-cell>
          <table:table-cell office:value-type="float" office:value="0.18262">
            <text:p>0.18262</text:p>
          </table:table-cell>
          <table:table-cell office:value-type="string">
            <text:p>rBABE1DXh_uROtPmAA8yDfayq74943_256x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YVF3BesDzAABdU5bOi2E147.gif</text:p>
          </table:table-cell>
          <table:table-cell office:value-type="string">
            <text:p>.gif</text:p>
          </table:table-cell>
          <table:table-cell office:value-type="float" office:value="23891">
            <text:p>23891</text:p>
          </table:table-cell>
          <table:table-cell office:value-type="float" office:value="13136">
            <text:p>13136</text:p>
          </table:table-cell>
          <table:table-cell office:value-type="float" office:value="3949">
            <text:p>3949</text:p>
          </table:table-cell>
          <table:table-cell office:value-type="float" office:value="0.531423">
            <text:p>0.531423</text:p>
          </table:table-cell>
          <table:table-cell office:value-type="float" office:value="0.00514603">
            <text:p>0.00514603</text:p>
          </table:table-cell>
          <table:table-cell office:value-type="string">
            <text:p>rBABE1DYVF3BesDzAABdU5bOi2E147_60x6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31091">
            <text:p>31091</text:p>
          </table:table-cell>
          <table:table-cell office:value-type="float" office:value="7037">
            <text:p>7037</text:p>
          </table:table-cell>
          <table:table-cell office:value-type="float" office:value="0.531318">
            <text:p>0.531318</text:p>
          </table:table-cell>
          <table:table-cell office:value-type="float" office:value="0.17184">
            <text:p>0.17184</text:p>
          </table:table-cell>
          <table:table-cell office:value-type="string">
            <text:p>rBABE1DXh_uROtPmAA8yDfayq74943_260x132_5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aqjzmtw7AAcky3TEyOA040.jpg</text:p>
          </table:table-cell>
          <table:table-cell office:value-type="string">
            <text:p>.jpg</text:p>
          </table:table-cell>
          <table:table-cell office:value-type="float" office:value="468171">
            <text:p>468171</text:p>
          </table:table-cell>
          <table:table-cell office:value-type="float" office:value="14060">
            <text:p>14060</text:p>
          </table:table-cell>
          <table:table-cell office:value-type="float" office:value="1479">
            <text:p>1479</text:p>
          </table:table-cell>
          <table:table-cell office:value-type="float" office:value="0.530422">
            <text:p>0.530422</text:p>
          </table:table-cell>
          <table:table-cell office:value-type="float" office:value="0.013442">
            <text:p>0.013442</text:p>
          </table:table-cell>
          <table:table-cell office:value-type="string">
            <text:p>rBABE1DZaqjzmtw7AAcky3TEyOA040_100x100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EY3wz5A5AAD25q_eynY225.gif</text:p>
          </table:table-cell>
          <table:table-cell office:value-type="string">
            <text:p>.gif</text:p>
          </table:table-cell>
          <table:table-cell office:value-type="float" office:value="63206">
            <text:p>63206</text:p>
          </table:table-cell>
          <table:table-cell office:value-type="float" office:value="45697">
            <text:p>45697</text:p>
          </table:table-cell>
          <table:table-cell office:value-type="float" office:value="22002">
            <text:p>22002</text:p>
          </table:table-cell>
          <table:table-cell office:value-type="float" office:value="0.529355">
            <text:p>0.529355</text:p>
          </table:table-cell>
          <table:table-cell office:value-type="float" office:value="0.0513279">
            <text:p>0.0513279</text:p>
          </table:table-cell>
          <table:table-cell office:value-type="string">
            <text:p>rBABE1DXEY3wz5A5AAD25q_eynY225_160x298_3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39504">
            <text:p>39504</text:p>
          </table:table-cell>
          <table:table-cell office:value-type="float" office:value="2588">
            <text:p>2588</text:p>
          </table:table-cell>
          <table:table-cell office:value-type="float" office:value="0.529343">
            <text:p>0.529343</text:p>
          </table:table-cell>
          <table:table-cell office:value-type="float" office:value="0.0482242">
            <text:p>0.0482242</text:p>
          </table:table-cell>
          <table:table-cell office:value-type="string">
            <text:p>rBABE1DZXCSx_DKOACPFqdHefWk963_100x100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EY3wz5A5AAD25q_eynY225.gif</text:p>
          </table:table-cell>
          <table:table-cell office:value-type="string">
            <text:p>.gif</text:p>
          </table:table-cell>
          <table:table-cell office:value-type="float" office:value="63206">
            <text:p>63206</text:p>
          </table:table-cell>
          <table:table-cell office:value-type="float" office:value="45697">
            <text:p>45697</text:p>
          </table:table-cell>
          <table:table-cell office:value-type="float" office:value="13584">
            <text:p>13584</text:p>
          </table:table-cell>
          <table:table-cell office:value-type="float" office:value="0.52889">
            <text:p>0.52889</text:p>
          </table:table-cell>
          <table:table-cell office:value-type="float" office:value="0.0332749">
            <text:p>0.0332749</text:p>
          </table:table-cell>
          <table:table-cell office:value-type="string">
            <text:p>rBABE1DXEY3wz5A5AAD25q_eynY225_160x298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121956">
            <text:p>121956</text:p>
          </table:table-cell>
          <table:table-cell office:value-type="float" office:value="69297">
            <text:p>69297</text:p>
          </table:table-cell>
          <table:table-cell office:value-type="float" office:value="0.528879">
            <text:p>0.528879</text:p>
          </table:table-cell>
          <table:table-cell office:value-type="float" office:value="0.200776">
            <text:p>0.200776</text:p>
          </table:table-cell>
          <table:table-cell office:value-type="string">
            <text:p>rBABE1DXKwGys943ABVka8sITbM083_522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39601">
            <text:p>39601</text:p>
          </table:table-cell>
          <table:table-cell office:value-type="float" office:value="2649">
            <text:p>2649</text:p>
          </table:table-cell>
          <table:table-cell office:value-type="float" office:value="0.528782">
            <text:p>0.528782</text:p>
          </table:table-cell>
          <table:table-cell office:value-type="float" office:value="0.197612">
            <text:p>0.197612</text:p>
          </table:table-cell>
          <table:table-cell office:value-type="string">
            <text:p>rBABE1DZXCSx_DKOACPFqdHefWk963_140x104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31327">
            <text:p>31327</text:p>
          </table:table-cell>
          <table:table-cell office:value-type="float" office:value="6603">
            <text:p>6603</text:p>
          </table:table-cell>
          <table:table-cell office:value-type="float" office:value="0.528611">
            <text:p>0.528611</text:p>
          </table:table-cell>
          <table:table-cell office:value-type="float" office:value="0.171189">
            <text:p>0.171189</text:p>
          </table:table-cell>
          <table:table-cell office:value-type="string">
            <text:p>rBABE1DXh_uROtPmAA8yDfayq74943_256x144_5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EY3wz5A5AAD25q_eynY225.gif</text:p>
          </table:table-cell>
          <table:table-cell office:value-type="string">
            <text:p>.gif</text:p>
          </table:table-cell>
          <table:table-cell office:value-type="float" office:value="63206">
            <text:p>63206</text:p>
          </table:table-cell>
          <table:table-cell office:value-type="float" office:value="45697">
            <text:p>45697</text:p>
          </table:table-cell>
          <table:table-cell office:value-type="float" office:value="22002">
            <text:p>22002</text:p>
          </table:table-cell>
          <table:table-cell office:value-type="float" office:value="0.527234">
            <text:p>0.527234</text:p>
          </table:table-cell>
          <table:table-cell office:value-type="float" office:value="0.0510011">
            <text:p>0.0510011</text:p>
          </table:table-cell>
          <table:table-cell office:value-type="string">
            <text:p>rBABE1DXEY3wz5A5AAD25q_eynY225_160x298_3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30125">
            <text:p>30125</text:p>
          </table:table-cell>
          <table:table-cell office:value-type="float" office:value="4939">
            <text:p>4939</text:p>
          </table:table-cell>
          <table:table-cell office:value-type="float" office:value="0.522905">
            <text:p>0.522905</text:p>
          </table:table-cell>
          <table:table-cell office:value-type="float" office:value="0.200285">
            <text:p>0.200285</text:p>
          </table:table-cell>
          <table:table-cell office:value-type="string">
            <text:p>rBABE1DXh_uROtPmAA8yDfayq74943_197x146_1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84027">
            <text:p>84027</text:p>
          </table:table-cell>
          <table:table-cell office:value-type="float" office:value="28330">
            <text:p>28330</text:p>
          </table:table-cell>
          <table:table-cell office:value-type="float" office:value="0.522406">
            <text:p>0.522406</text:p>
          </table:table-cell>
          <table:table-cell office:value-type="float" office:value="0.195158">
            <text:p>0.195158</text:p>
          </table:table-cell>
          <table:table-cell office:value-type="string">
            <text:p>rBABE1DZjszQQS96ABR_B58Rnw4496_522x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XCSx_DKOACPFqdHefWk963.jpg</text:p>
          </table:table-cell>
          <table:table-cell office:value-type="string">
            <text:p>.jpg</text:p>
          </table:table-cell>
          <table:table-cell office:value-type="float" office:value="2344361">
            <text:p>2344361</text:p>
          </table:table-cell>
          <table:table-cell office:value-type="float" office:value="36599">
            <text:p>36599</text:p>
          </table:table-cell>
          <table:table-cell office:value-type="float" office:value="1725">
            <text:p>1725</text:p>
          </table:table-cell>
          <table:table-cell office:value-type="float" office:value="0.521181">
            <text:p>0.521181</text:p>
          </table:table-cell>
          <table:table-cell office:value-type="float" office:value="0.0477629">
            <text:p>0.0477629</text:p>
          </table:table-cell>
          <table:table-cell office:value-type="string">
            <text:p>rBABE1DZXCSx_DKOACPFqdHefWk963_60x6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63184">
            <text:p>63184</text:p>
          </table:table-cell>
          <table:table-cell office:value-type="float" office:value="40933">
            <text:p>40933</text:p>
          </table:table-cell>
          <table:table-cell office:value-type="float" office:value="0.520535">
            <text:p>0.520535</text:p>
          </table:table-cell>
          <table:table-cell office:value-type="float" office:value="0.188115">
            <text:p>0.188115</text:p>
          </table:table-cell>
          <table:table-cell office:value-type="string">
            <text:p>rBABE1DXKwGys943ABVka8sITbM083_522x294_5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73749">
            <text:p>73749</text:p>
          </table:table-cell>
          <table:table-cell office:value-type="float" office:value="16804">
            <text:p>16804</text:p>
          </table:table-cell>
          <table:table-cell office:value-type="float" office:value="0.519853">
            <text:p>0.519853</text:p>
          </table:table-cell>
          <table:table-cell office:value-type="float" office:value="0.206595">
            <text:p>0.206595</text:p>
          </table:table-cell>
          <table:table-cell office:value-type="string">
            <text:p>rBABE1DX6W2BDV7bABIgCYbCpDI368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26328">
            <text:p>26328</text:p>
          </table:table-cell>
          <table:table-cell office:value-type="float" office:value="2869">
            <text:p>2869</text:p>
          </table:table-cell>
          <table:table-cell office:value-type="float" office:value="0.519624">
            <text:p>0.519624</text:p>
          </table:table-cell>
          <table:table-cell office:value-type="float" office:value="0.168595">
            <text:p>0.168595</text:p>
          </table:table-cell>
          <table:table-cell office:value-type="string">
            <text:p>rBABE1DXh_uROtPmAA8yDfayq74943_140x104_1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25857">
            <text:p>25857</text:p>
          </table:table-cell>
          <table:table-cell office:value-type="float" office:value="4888">
            <text:p>4888</text:p>
          </table:table-cell>
          <table:table-cell office:value-type="float" office:value="0.519248">
            <text:p>0.519248</text:p>
          </table:table-cell>
          <table:table-cell office:value-type="float" office:value="0.203367">
            <text:p>0.203367</text:p>
          </table:table-cell>
          <table:table-cell office:value-type="string">
            <text:p>rBABE1DXh_vjns_kAAyrueu3NpE112_197x146_1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EY3wz5A5AAD25q_eynY225.gif</text:p>
          </table:table-cell>
          <table:table-cell office:value-type="string">
            <text:p>.gif</text:p>
          </table:table-cell>
          <table:table-cell office:value-type="float" office:value="63206">
            <text:p>63206</text:p>
          </table:table-cell>
          <table:table-cell office:value-type="float" office:value="41130">
            <text:p>41130</text:p>
          </table:table-cell>
          <table:table-cell office:value-type="float" office:value="19628">
            <text:p>19628</text:p>
          </table:table-cell>
          <table:table-cell office:value-type="float" office:value="0.517303">
            <text:p>0.517303</text:p>
          </table:table-cell>
          <table:table-cell office:value-type="float" office:value="0.0490861">
            <text:p>0.0490861</text:p>
          </table:table-cell>
          <table:table-cell office:value-type="string">
            <text:p>rBABE1DXEY3wz5A5AAD25q_eynY225_200x200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EY3wz5A5AAD25q_eynY225.gif</text:p>
          </table:table-cell>
          <table:table-cell office:value-type="string">
            <text:p>.gif</text:p>
          </table:table-cell>
          <table:table-cell office:value-type="float" office:value="63206">
            <text:p>63206</text:p>
          </table:table-cell>
          <table:table-cell office:value-type="float" office:value="41130">
            <text:p>41130</text:p>
          </table:table-cell>
          <table:table-cell office:value-type="float" office:value="19628">
            <text:p>19628</text:p>
          </table:table-cell>
          <table:table-cell office:value-type="float" office:value="0.517174">
            <text:p>0.517174</text:p>
          </table:table-cell>
          <table:table-cell office:value-type="float" office:value="0.04602">
            <text:p>0.04602</text:p>
          </table:table-cell>
          <table:table-cell office:value-type="string">
            <text:p>rBABE1DXEY3wz5A5AAD25q_eynY225_200x2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L9KTwESrAAFTd3pdKvo520.gif</text:p>
          </table:table-cell>
          <table:table-cell office:value-type="string">
            <text:p>.gif</text:p>
          </table:table-cell>
          <table:table-cell office:value-type="float" office:value="86903">
            <text:p>86903</text:p>
          </table:table-cell>
          <table:table-cell office:value-type="float" office:value="50508">
            <text:p>50508</text:p>
          </table:table-cell>
          <table:table-cell office:value-type="float" office:value="24569">
            <text:p>24569</text:p>
          </table:table-cell>
          <table:table-cell office:value-type="float" office:value="0.515868">
            <text:p>0.515868</text:p>
          </table:table-cell>
          <table:table-cell office:value-type="float" office:value="0.0591531">
            <text:p>0.0591531</text:p>
          </table:table-cell>
          <table:table-cell office:value-type="string">
            <text:p>rBABE1DZL9KTwESrAAFTd3pdKvo520_256x14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30740">
            <text:p>30740</text:p>
          </table:table-cell>
          <table:table-cell office:value-type="float" office:value="17698">
            <text:p>17698</text:p>
          </table:table-cell>
          <table:table-cell office:value-type="float" office:value="0.515343">
            <text:p>0.515343</text:p>
          </table:table-cell>
          <table:table-cell office:value-type="float" office:value="0.183296">
            <text:p>0.183296</text:p>
          </table:table-cell>
          <table:table-cell office:value-type="string">
            <text:p>rBABE1DZjszQQS96ABR_B58Rnw4496_522x29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36512">
            <text:p>36512</text:p>
          </table:table-cell>
          <table:table-cell office:value-type="float" office:value="8468">
            <text:p>8468</text:p>
          </table:table-cell>
          <table:table-cell office:value-type="float" office:value="0.513959">
            <text:p>0.513959</text:p>
          </table:table-cell>
          <table:table-cell office:value-type="float" office:value="0.171217">
            <text:p>0.171217</text:p>
          </table:table-cell>
          <table:table-cell office:value-type="string">
            <text:p>rBABE1DXh_uROtPmAA8yDfayq74943_167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26823">
            <text:p>26823</text:p>
          </table:table-cell>
          <table:table-cell office:value-type="float" office:value="3353">
            <text:p>3353</text:p>
          </table:table-cell>
          <table:table-cell office:value-type="float" office:value="0.513005">
            <text:p>0.513005</text:p>
          </table:table-cell>
          <table:table-cell office:value-type="float" office:value="0.165635">
            <text:p>0.165635</text:p>
          </table:table-cell>
          <table:table-cell office:value-type="string">
            <text:p>rBABE1DXh_uROtPmAA8yDfayq74943_167x104_5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35321">
            <text:p>35321</text:p>
          </table:table-cell>
          <table:table-cell office:value-type="float" office:value="7915">
            <text:p>7915</text:p>
          </table:table-cell>
          <table:table-cell office:value-type="float" office:value="0.512401">
            <text:p>0.512401</text:p>
          </table:table-cell>
          <table:table-cell office:value-type="float" office:value="0.175509">
            <text:p>0.175509</text:p>
          </table:table-cell>
          <table:table-cell office:value-type="string">
            <text:p>rBABE1DXh_uROtPmAA8yDfayq74943_160x298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35321">
            <text:p>35321</text:p>
          </table:table-cell>
          <table:table-cell office:value-type="float" office:value="7915">
            <text:p>7915</text:p>
          </table:table-cell>
          <table:table-cell office:value-type="float" office:value="0.511889">
            <text:p>0.511889</text:p>
          </table:table-cell>
          <table:table-cell office:value-type="float" office:value="0.173571">
            <text:p>0.173571</text:p>
          </table:table-cell>
          <table:table-cell office:value-type="string">
            <text:p>rBABE1DXh_uROtPmAA8yDfayq74943_160x298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27171">
            <text:p>27171</text:p>
          </table:table-cell>
          <table:table-cell office:value-type="float" office:value="5639">
            <text:p>5639</text:p>
          </table:table-cell>
          <table:table-cell office:value-type="float" office:value="0.508647">
            <text:p>0.508647</text:p>
          </table:table-cell>
          <table:table-cell office:value-type="float" office:value="0.193146">
            <text:p>0.193146</text:p>
          </table:table-cell>
          <table:table-cell office:value-type="string">
            <text:p>rBABE1DXh_vjns_kAAyrueu3NpE112_256x14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27002">
            <text:p>27002</text:p>
          </table:table-cell>
          <table:table-cell office:value-type="float" office:value="5955">
            <text:p>5955</text:p>
          </table:table-cell>
          <table:table-cell office:value-type="float" office:value="0.508106">
            <text:p>0.508106</text:p>
          </table:table-cell>
          <table:table-cell office:value-type="float" office:value="0.194">
            <text:p>0.194</text:p>
          </table:table-cell>
          <table:table-cell office:value-type="string">
            <text:p>rBABE1DXh_vjns_kAAyrueu3NpE112_260x132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27171">
            <text:p>27171</text:p>
          </table:table-cell>
          <table:table-cell office:value-type="float" office:value="5639">
            <text:p>5639</text:p>
          </table:table-cell>
          <table:table-cell office:value-type="float" office:value="0.507096">
            <text:p>0.507096</text:p>
          </table:table-cell>
          <table:table-cell office:value-type="float" office:value="0.166718">
            <text:p>0.166718</text:p>
          </table:table-cell>
          <table:table-cell office:value-type="string">
            <text:p>rBABE1DXh_vjns_kAAyrueu3NpE112_256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YJMfQZPVcAAFZw9pUP28191.gif</text:p>
          </table:table-cell>
          <table:table-cell office:value-type="string">
            <text:p>.gif</text:p>
          </table:table-cell>
          <table:table-cell office:value-type="float" office:value="88515">
            <text:p>88515</text:p>
          </table:table-cell>
          <table:table-cell office:value-type="float" office:value="11837">
            <text:p>11837</text:p>
          </table:table-cell>
          <table:table-cell office:value-type="float" office:value="307">
            <text:p>307</text:p>
          </table:table-cell>
          <table:table-cell office:value-type="float" office:value="0.507028">
            <text:p>0.507028</text:p>
          </table:table-cell>
          <table:table-cell office:value-type="float" office:value="0.00924301">
            <text:p>0.00924301</text:p>
          </table:table-cell>
          <table:table-cell office:value-type="string">
            <text:p>rBABE1DYJMfQZPVcAAFZw9pUP28191_140x104_3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73749">
            <text:p>73749</text:p>
          </table:table-cell>
          <table:table-cell office:value-type="float" office:value="16804">
            <text:p>16804</text:p>
          </table:table-cell>
          <table:table-cell office:value-type="float" office:value="0.5065">
            <text:p>0.5065</text:p>
          </table:table-cell>
          <table:table-cell office:value-type="float" office:value="0.211257">
            <text:p>0.211257</text:p>
          </table:table-cell>
          <table:table-cell office:value-type="string">
            <text:p>rBABE1DX6W2BDV7bABIgCYbCpDI368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73749">
            <text:p>73749</text:p>
          </table:table-cell>
          <table:table-cell office:value-type="float" office:value="16804">
            <text:p>16804</text:p>
          </table:table-cell>
          <table:table-cell office:value-type="float" office:value="0.506125">
            <text:p>0.506125</text:p>
          </table:table-cell>
          <table:table-cell office:value-type="float" office:value="0.209693">
            <text:p>0.209693</text:p>
          </table:table-cell>
          <table:table-cell office:value-type="string">
            <text:p>rBABE1DX6W2BDV7bABIgCYbCpDI368_600x_3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X7-An-VeAAB8tR-lQ9A399.gif</text:p>
          </table:table-cell>
          <table:table-cell office:value-type="string">
            <text:p>.gif</text:p>
          </table:table-cell>
          <table:table-cell office:value-type="float" office:value="31925">
            <text:p>31925</text:p>
          </table:table-cell>
          <table:table-cell office:value-type="float" office:value="15322">
            <text:p>15322</text:p>
          </table:table-cell>
          <table:table-cell office:value-type="float" office:value="4729">
            <text:p>4729</text:p>
          </table:table-cell>
          <table:table-cell office:value-type="float" office:value="0.50597">
            <text:p>0.50597</text:p>
          </table:table-cell>
          <table:table-cell office:value-type="float" office:value="0.00977802">
            <text:p>0.00977802</text:p>
          </table:table-cell>
          <table:table-cell office:value-type="string">
            <text:p>rBABE1DZX7-An-VeAAB8tR-lQ9A399_100x1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JhngLIGMAAAlyqDQ-Jk783.gif</text:p>
          </table:table-cell>
          <table:table-cell office:value-type="string">
            <text:p>.gif</text:p>
          </table:table-cell>
          <table:table-cell office:value-type="float" office:value="9674">
            <text:p>9674</text:p>
          </table:table-cell>
          <table:table-cell office:value-type="float" office:value="32742">
            <text:p>32742</text:p>
          </table:table-cell>
          <table:table-cell office:value-type="float" office:value="22372">
            <text:p>22372</text:p>
          </table:table-cell>
          <table:table-cell office:value-type="float" office:value="0.505662">
            <text:p>0.505662</text:p>
          </table:table-cell>
          <table:table-cell office:value-type="float" office:value="0.0347359">
            <text:p>0.0347359</text:p>
          </table:table-cell>
          <table:table-cell office:value-type="string">
            <text:p>rBABE1DYJhngLIGMAAAlyqDQ-Jk783_256x14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JhngLIGMAAAlyqDQ-Jk783.gif</text:p>
          </table:table-cell>
          <table:table-cell office:value-type="string">
            <text:p>.gif</text:p>
          </table:table-cell>
          <table:table-cell office:value-type="float" office:value="9674">
            <text:p>9674</text:p>
          </table:table-cell>
          <table:table-cell office:value-type="float" office:value="30603">
            <text:p>30603</text:p>
          </table:table-cell>
          <table:table-cell office:value-type="float" office:value="20851">
            <text:p>20851</text:p>
          </table:table-cell>
          <table:table-cell office:value-type="float" office:value="0.505615">
            <text:p>0.505615</text:p>
          </table:table-cell>
          <table:table-cell office:value-type="float" office:value="0.032866">
            <text:p>0.032866</text:p>
          </table:table-cell>
          <table:table-cell office:value-type="string">
            <text:p>rBABE1DYJhngLIGMAAAlyqDQ-Jk783_260x132_5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73749">
            <text:p>73749</text:p>
          </table:table-cell>
          <table:table-cell office:value-type="float" office:value="16804">
            <text:p>16804</text:p>
          </table:table-cell>
          <table:table-cell office:value-type="float" office:value="0.504671">
            <text:p>0.504671</text:p>
          </table:table-cell>
          <table:table-cell office:value-type="float" office:value="0.209704">
            <text:p>0.209704</text:p>
          </table:table-cell>
          <table:table-cell office:value-type="string">
            <text:p>rBABE1DX6W2BDV7bABIgCYbCpDI368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lceA2LOSAA8OHY50Xok130.png</text:p>
          </table:table-cell>
          <table:table-cell office:value-type="string">
            <text:p>.png</text:p>
          </table:table-cell>
          <table:table-cell office:value-type="float" office:value="986653">
            <text:p>986653</text:p>
          </table:table-cell>
          <table:table-cell office:value-type="float" office:value="618960">
            <text:p>618960</text:p>
          </table:table-cell>
          <table:table-cell office:value-type="float" office:value="618841">
            <text:p>618841</text:p>
          </table:table-cell>
          <table:table-cell office:value-type="float" office:value="0.504485">
            <text:p>0.504485</text:p>
          </table:table-cell>
          <table:table-cell office:value-type="float" office:value="0.483631">
            <text:p>0.483631</text:p>
          </table:table-cell>
          <table:table-cell office:value-type="string">
            <text:p>rBABE1DZlceA2LOSAA8OHY50Xok130_600x_3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lceA2LOSAA8OHY50Xok130.png</text:p>
          </table:table-cell>
          <table:table-cell office:value-type="string">
            <text:p>.png</text:p>
          </table:table-cell>
          <table:table-cell office:value-type="float" office:value="986653">
            <text:p>986653</text:p>
          </table:table-cell>
          <table:table-cell office:value-type="float" office:value="618960">
            <text:p>618960</text:p>
          </table:table-cell>
          <table:table-cell office:value-type="float" office:value="618841">
            <text:p>618841</text:p>
          </table:table-cell>
          <table:table-cell office:value-type="float" office:value="0.504363">
            <text:p>0.504363</text:p>
          </table:table-cell>
          <table:table-cell office:value-type="float" office:value="0.484042">
            <text:p>0.484042</text:p>
          </table:table-cell>
          <table:table-cell office:value-type="string">
            <text:p>rBABE1DZlceA2LOSAA8OHY50Xok130_600x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73749">
            <text:p>73749</text:p>
          </table:table-cell>
          <table:table-cell office:value-type="float" office:value="16804">
            <text:p>16804</text:p>
          </table:table-cell>
          <table:table-cell office:value-type="float" office:value="0.503968">
            <text:p>0.503968</text:p>
          </table:table-cell>
          <table:table-cell office:value-type="float" office:value="0.209503">
            <text:p>0.209503</text:p>
          </table:table-cell>
          <table:table-cell office:value-type="string">
            <text:p>rBABE1DX6W2BDV7bABIgCYbCpDI368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73749">
            <text:p>73749</text:p>
          </table:table-cell>
          <table:table-cell office:value-type="float" office:value="16804">
            <text:p>16804</text:p>
          </table:table-cell>
          <table:table-cell office:value-type="float" office:value="0.503685">
            <text:p>0.503685</text:p>
          </table:table-cell>
          <table:table-cell office:value-type="float" office:value="0.209352">
            <text:p>0.209352</text:p>
          </table:table-cell>
          <table:table-cell office:value-type="string">
            <text:p>rBABE1DX6W2BDV7bABIgCYbCpDI368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7_A_CDZAAC-DUqDSqQ337.gif</text:p>
          </table:table-cell>
          <table:table-cell office:value-type="string">
            <text:p>.gif</text:p>
          </table:table-cell>
          <table:table-cell office:value-type="float" office:value="48653">
            <text:p>48653</text:p>
          </table:table-cell>
          <table:table-cell office:value-type="float" office:value="32645">
            <text:p>32645</text:p>
          </table:table-cell>
          <table:table-cell office:value-type="float" office:value="13447">
            <text:p>13447</text:p>
          </table:table-cell>
          <table:table-cell office:value-type="float" office:value="0.502667">
            <text:p>0.502667</text:p>
          </table:table-cell>
          <table:table-cell office:value-type="float" office:value="0.043956">
            <text:p>0.043956</text:p>
          </table:table-cell>
          <table:table-cell office:value-type="string">
            <text:p>rBABE1DZX7_A_CDZAAC-DUqDSqQ337_522x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lceA2LOSAA8OHY50Xok130.png</text:p>
          </table:table-cell>
          <table:table-cell office:value-type="string">
            <text:p>.png</text:p>
          </table:table-cell>
          <table:table-cell office:value-type="float" office:value="986653">
            <text:p>986653</text:p>
          </table:table-cell>
          <table:table-cell office:value-type="float" office:value="618960">
            <text:p>618960</text:p>
          </table:table-cell>
          <table:table-cell office:value-type="float" office:value="618841">
            <text:p>618841</text:p>
          </table:table-cell>
          <table:table-cell office:value-type="float" office:value="0.502431">
            <text:p>0.502431</text:p>
          </table:table-cell>
          <table:table-cell office:value-type="float" office:value="0.485562">
            <text:p>0.485562</text:p>
          </table:table-cell>
          <table:table-cell office:value-type="string">
            <text:p>rBABE1DZlceA2LOSAA8OHY50Xok130_600x.pn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29329">
            <text:p>29329</text:p>
          </table:table-cell>
          <table:table-cell office:value-type="float" office:value="4527">
            <text:p>4527</text:p>
          </table:table-cell>
          <table:table-cell office:value-type="float" office:value="0.501063">
            <text:p>0.501063</text:p>
          </table:table-cell>
          <table:table-cell office:value-type="float" office:value="0.027277">
            <text:p>0.027277</text:p>
          </table:table-cell>
          <table:table-cell office:value-type="string">
            <text:p>rBABE1DXh_uROtPmAA8yDfayq74943_200x200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lceA2LOSAA8OHY50Xok130.png</text:p>
          </table:table-cell>
          <table:table-cell office:value-type="string">
            <text:p>.png</text:p>
          </table:table-cell>
          <table:table-cell office:value-type="float" office:value="986653">
            <text:p>986653</text:p>
          </table:table-cell>
          <table:table-cell office:value-type="float" office:value="618960">
            <text:p>618960</text:p>
          </table:table-cell>
          <table:table-cell office:value-type="float" office:value="618841">
            <text:p>618841</text:p>
          </table:table-cell>
          <table:table-cell office:value-type="float" office:value="0.501031">
            <text:p>0.501031</text:p>
          </table:table-cell>
          <table:table-cell office:value-type="float" office:value="0.4823">
            <text:p>0.4823</text:p>
          </table:table-cell>
          <table:table-cell office:value-type="string">
            <text:p>rBABE1DZlceA2LOSAA8OHY50Xok130_600x.pn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lceA2LOSAA8OHY50Xok130.png</text:p>
          </table:table-cell>
          <table:table-cell office:value-type="string">
            <text:p>.png</text:p>
          </table:table-cell>
          <table:table-cell office:value-type="float" office:value="986653">
            <text:p>986653</text:p>
          </table:table-cell>
          <table:table-cell office:value-type="float" office:value="618960">
            <text:p>618960</text:p>
          </table:table-cell>
          <table:table-cell office:value-type="float" office:value="618841">
            <text:p>618841</text:p>
          </table:table-cell>
          <table:table-cell office:value-type="float" office:value="0.500829">
            <text:p>0.500829</text:p>
          </table:table-cell>
          <table:table-cell office:value-type="float" office:value="0.485928">
            <text:p>0.485928</text:p>
          </table:table-cell>
          <table:table-cell office:value-type="string">
            <text:p>rBABE1DZlceA2LOSAA8OHY50Xok130_600x_3.pn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lceA2LOSAA8OHY50Xok130.png</text:p>
          </table:table-cell>
          <table:table-cell office:value-type="string">
            <text:p>.png</text:p>
          </table:table-cell>
          <table:table-cell office:value-type="float" office:value="986653">
            <text:p>986653</text:p>
          </table:table-cell>
          <table:table-cell office:value-type="float" office:value="618960">
            <text:p>618960</text:p>
          </table:table-cell>
          <table:table-cell office:value-type="float" office:value="618841">
            <text:p>618841</text:p>
          </table:table-cell>
          <table:table-cell office:value-type="float" office:value="0.500691">
            <text:p>0.500691</text:p>
          </table:table-cell>
          <table:table-cell office:value-type="float" office:value="0.484338">
            <text:p>0.484338</text:p>
          </table:table-cell>
          <table:table-cell office:value-type="string">
            <text:p>rBABE1DZlceA2LOSAA8OHY50Xok130_600x.png</text:p>
          </table:table-cell>
        </table:table-row>
        <table:table-row table:style-name="ro3">
          <table:table-cell office:value-type="string">
            <text:p>avatar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24237">
            <text:p>24237</text:p>
          </table:table-cell>
          <table:table-cell office:value-type="float" office:value="3927">
            <text:p>3927</text:p>
          </table:table-cell>
          <table:table-cell office:value-type="float" office:value="0.500385">
            <text:p>0.500385</text:p>
          </table:table-cell>
          <table:table-cell office:value-type="float" office:value="0.0249541">
            <text:p>0.0249541</text:p>
          </table:table-cell>
          <table:table-cell office:value-type="string">
            <text:p>rBABE1DXh_vjns_kAAyrueu3NpE112_200x2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7_A_CDZAAC-DUqDSqQ337.gif</text:p>
          </table:table-cell>
          <table:table-cell office:value-type="string">
            <text:p>.gif</text:p>
          </table:table-cell>
          <table:table-cell office:value-type="float" office:value="48653">
            <text:p>48653</text:p>
          </table:table-cell>
          <table:table-cell office:value-type="float" office:value="32645">
            <text:p>32645</text:p>
          </table:table-cell>
          <table:table-cell office:value-type="float" office:value="13481">
            <text:p>13481</text:p>
          </table:table-cell>
          <table:table-cell office:value-type="float" office:value="0.500327">
            <text:p>0.500327</text:p>
          </table:table-cell>
          <table:table-cell office:value-type="float" office:value="0.040143">
            <text:p>0.040143</text:p>
          </table:table-cell>
          <table:table-cell office:value-type="string">
            <text:p>rBABE1DZX7_A_CDZAAC-DUqDSqQ337_522x294_5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29329">
            <text:p>29329</text:p>
          </table:table-cell>
          <table:table-cell office:value-type="float" office:value="4527">
            <text:p>4527</text:p>
          </table:table-cell>
          <table:table-cell office:value-type="float" office:value="0.500267">
            <text:p>0.500267</text:p>
          </table:table-cell>
          <table:table-cell office:value-type="float" office:value="0.027333">
            <text:p>0.027333</text:p>
          </table:table-cell>
          <table:table-cell office:value-type="string">
            <text:p>rBABE1DXh_uROtPmAA8yDfayq74943_200x200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24237">
            <text:p>24237</text:p>
          </table:table-cell>
          <table:table-cell office:value-type="float" office:value="3927">
            <text:p>3927</text:p>
          </table:table-cell>
          <table:table-cell office:value-type="float" office:value="0.499882">
            <text:p>0.499882</text:p>
          </table:table-cell>
          <table:table-cell office:value-type="float" office:value="0.024725">
            <text:p>0.024725</text:p>
          </table:table-cell>
          <table:table-cell office:value-type="string">
            <text:p>rBABE1DXh_vjns_kAAyrueu3NpE112_200x200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aqjStLvOAAdhnC4TpvM907.jpg</text:p>
          </table:table-cell>
          <table:table-cell office:value-type="string">
            <text:p>.jpg</text:p>
          </table:table-cell>
          <table:table-cell office:value-type="float" office:value="483740">
            <text:p>483740</text:p>
          </table:table-cell>
          <table:table-cell office:value-type="float" office:value="12735">
            <text:p>12735</text:p>
          </table:table-cell>
          <table:table-cell office:value-type="float" office:value="1164">
            <text:p>1164</text:p>
          </table:table-cell>
          <table:table-cell office:value-type="float" office:value="0.498824">
            <text:p>0.498824</text:p>
          </table:table-cell>
          <table:table-cell office:value-type="float" office:value="0.013649">
            <text:p>0.013649</text:p>
          </table:table-cell>
          <table:table-cell office:value-type="string">
            <text:p>rBABE1DZaqjStLvOAAdhnC4TpvM907_100x100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aqjCUqdrAAed-VrBl8w644.jpg</text:p>
          </table:table-cell>
          <table:table-cell office:value-type="string">
            <text:p>.jpg</text:p>
          </table:table-cell>
          <table:table-cell office:value-type="float" office:value="499193">
            <text:p>499193</text:p>
          </table:table-cell>
          <table:table-cell office:value-type="float" office:value="17144">
            <text:p>17144</text:p>
          </table:table-cell>
          <table:table-cell office:value-type="float" office:value="2326">
            <text:p>2326</text:p>
          </table:table-cell>
          <table:table-cell office:value-type="float" office:value="0.498697">
            <text:p>0.498697</text:p>
          </table:table-cell>
          <table:table-cell office:value-type="float" office:value="0.098254">
            <text:p>0.098254</text:p>
          </table:table-cell>
          <table:table-cell office:value-type="string">
            <text:p>rBABE1DZaqjCUqdrAAed-VrBl8w644_140x104_1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22385">
            <text:p>22385</text:p>
          </table:table-cell>
          <table:table-cell office:value-type="float" office:value="3012">
            <text:p>3012</text:p>
          </table:table-cell>
          <table:table-cell office:value-type="float" office:value="0.497239">
            <text:p>0.497239</text:p>
          </table:table-cell>
          <table:table-cell office:value-type="float" office:value="0.184935">
            <text:p>0.184935</text:p>
          </table:table-cell>
          <table:table-cell office:value-type="string">
            <text:p>rBABE1DXh_vjns_kAAyrueu3NpE112_140x104_1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24056">
            <text:p>24056</text:p>
          </table:table-cell>
          <table:table-cell office:value-type="float" office:value="1672">
            <text:p>1672</text:p>
          </table:table-cell>
          <table:table-cell office:value-type="float" office:value="0.496544">
            <text:p>0.496544</text:p>
          </table:table-cell>
          <table:table-cell office:value-type="float" office:value="0.157872">
            <text:p>0.157872</text:p>
          </table:table-cell>
          <table:table-cell office:value-type="string">
            <text:p>rBABE1DXh_uROtPmAA8yDfayq74943_140x104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L9KTwESrAAFTd3pdKvo520.gif</text:p>
          </table:table-cell>
          <table:table-cell office:value-type="string">
            <text:p>.gif</text:p>
          </table:table-cell>
          <table:table-cell office:value-type="float" office:value="86903">
            <text:p>86903</text:p>
          </table:table-cell>
          <table:table-cell office:value-type="float" office:value="47373">
            <text:p>47373</text:p>
          </table:table-cell>
          <table:table-cell office:value-type="float" office:value="22356">
            <text:p>22356</text:p>
          </table:table-cell>
          <table:table-cell office:value-type="float" office:value="0.495746">
            <text:p>0.495746</text:p>
          </table:table-cell>
          <table:table-cell office:value-type="float" office:value="0.0517888">
            <text:p>0.0517888</text:p>
          </table:table-cell>
          <table:table-cell office:value-type="string">
            <text:p>rBABE1DZL9KTwESrAAFTd3pdKvo520_260x132_5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YJhngLIGMAAAlyqDQ-Jk783.gif</text:p>
          </table:table-cell>
          <table:table-cell office:value-type="string">
            <text:p>.gif</text:p>
          </table:table-cell>
          <table:table-cell office:value-type="float" office:value="9674">
            <text:p>9674</text:p>
          </table:table-cell>
          <table:table-cell office:value-type="float" office:value="21969">
            <text:p>21969</text:p>
          </table:table-cell>
          <table:table-cell office:value-type="float" office:value="19591">
            <text:p>19591</text:p>
          </table:table-cell>
          <table:table-cell office:value-type="float" office:value="0.495333">
            <text:p>0.495333</text:p>
          </table:table-cell>
          <table:table-cell office:value-type="float" office:value="0.0340741">
            <text:p>0.0340741</text:p>
          </table:table-cell>
          <table:table-cell office:value-type="string">
            <text:p>rBABE1DYJhngLIGMAAAlyqDQ-Jk783_197x146_1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22537">
            <text:p>22537</text:p>
          </table:table-cell>
          <table:table-cell office:value-type="float" office:value="3062">
            <text:p>3062</text:p>
          </table:table-cell>
          <table:table-cell office:value-type="float" office:value="0.49172">
            <text:p>0.49172</text:p>
          </table:table-cell>
          <table:table-cell office:value-type="float" office:value="0.188059">
            <text:p>0.188059</text:p>
          </table:table-cell>
          <table:table-cell office:value-type="string">
            <text:p>rBABE1DXh_vjns_kAAyrueu3NpE112_167x10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22537">
            <text:p>22537</text:p>
          </table:table-cell>
          <table:table-cell office:value-type="float" office:value="3095">
            <text:p>3095</text:p>
          </table:table-cell>
          <table:table-cell office:value-type="float" office:value="0.491472">
            <text:p>0.491472</text:p>
          </table:table-cell>
          <table:table-cell office:value-type="float" office:value="0.161311">
            <text:p>0.161311</text:p>
          </table:table-cell>
          <table:table-cell office:value-type="string">
            <text:p>rBABE1DXh_vjns_kAAyrueu3NpE112_167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22221">
            <text:p>22221</text:p>
          </table:table-cell>
          <table:table-cell office:value-type="float" office:value="2859">
            <text:p>2859</text:p>
          </table:table-cell>
          <table:table-cell office:value-type="float" office:value="0.491246">
            <text:p>0.491246</text:p>
          </table:table-cell>
          <table:table-cell office:value-type="float" office:value="0.186452">
            <text:p>0.186452</text:p>
          </table:table-cell>
          <table:table-cell office:value-type="string">
            <text:p>rBABE1DXh_vjns_kAAyrueu3NpE112_160x298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3CGkx-ADQOmxGk_JA500.gif</text:p>
          </table:table-cell>
          <table:table-cell office:value-type="string">
            <text:p>.gif</text:p>
          </table:table-cell>
          <table:table-cell table:number-columns-repeated="2" office:value-type="float" office:value="3411611">
            <text:p>3411611</text:p>
          </table:table-cell>
          <table:table-cell office:value-type="float" office:value="26428">
            <text:p>26428</text:p>
          </table:table-cell>
          <table:table-cell office:value-type="float" office:value="0.490166">
            <text:p>0.490166</text:p>
          </table:table-cell>
          <table:table-cell office:value-type="float" office:value="0.119846">
            <text:p>0.119846</text:p>
          </table:table-cell>
          <table:table-cell office:value-type="string">
            <text:p>rBABE1DX6Q3CGkx-ADQOmxGk_JA500_600x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22221">
            <text:p>22221</text:p>
          </table:table-cell>
          <table:table-cell office:value-type="float" office:value="2859">
            <text:p>2859</text:p>
          </table:table-cell>
          <table:table-cell office:value-type="float" office:value="0.489932">
            <text:p>0.489932</text:p>
          </table:table-cell>
          <table:table-cell office:value-type="float" office:value="0.178617">
            <text:p>0.178617</text:p>
          </table:table-cell>
          <table:table-cell office:value-type="string">
            <text:p>rBABE1DXh_vjns_kAAyrueu3NpE112_160x298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22221">
            <text:p>22221</text:p>
          </table:table-cell>
          <table:table-cell office:value-type="float" office:value="2859">
            <text:p>2859</text:p>
          </table:table-cell>
          <table:table-cell office:value-type="float" office:value="0.489589">
            <text:p>0.489589</text:p>
          </table:table-cell>
          <table:table-cell office:value-type="float" office:value="0.186919">
            <text:p>0.186919</text:p>
          </table:table-cell>
          <table:table-cell office:value-type="string">
            <text:p>rBABE1DXh_vjns_kAAyrueu3NpE112_160x298_3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YJMfQZPVcAAFZw9pUP28191.gif</text:p>
          </table:table-cell>
          <table:table-cell office:value-type="string">
            <text:p>.gif</text:p>
          </table:table-cell>
          <table:table-cell office:value-type="float" office:value="88515">
            <text:p>88515</text:p>
          </table:table-cell>
          <table:table-cell office:value-type="float" office:value="11183">
            <text:p>11183</text:p>
          </table:table-cell>
          <table:table-cell office:value-type="float" office:value="297">
            <text:p>297</text:p>
          </table:table-cell>
          <table:table-cell office:value-type="float" office:value="0.489203">
            <text:p>0.489203</text:p>
          </table:table-cell>
          <table:table-cell office:value-type="float" office:value="0.00855589">
            <text:p>0.00855589</text:p>
          </table:table-cell>
          <table:table-cell office:value-type="string">
            <text:p>rBABE1DYJMfQZPVcAAFZw9pUP28191_100x100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21364">
            <text:p>21364</text:p>
          </table:table-cell>
          <table:table-cell office:value-type="float" office:value="2386">
            <text:p>2386</text:p>
          </table:table-cell>
          <table:table-cell office:value-type="float" office:value="0.488497">
            <text:p>0.488497</text:p>
          </table:table-cell>
          <table:table-cell office:value-type="float" office:value="0.15903">
            <text:p>0.15903</text:p>
          </table:table-cell>
          <table:table-cell office:value-type="string">
            <text:p>rBABE1DXh_vjns_kAAyrueu3NpE112_140x104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58023">
            <text:p>58023</text:p>
          </table:table-cell>
          <table:table-cell office:value-type="float" office:value="13217">
            <text:p>13217</text:p>
          </table:table-cell>
          <table:table-cell office:value-type="float" office:value="0.487877">
            <text:p>0.487877</text:p>
          </table:table-cell>
          <table:table-cell office:value-type="float" office:value="0.201232">
            <text:p>0.201232</text:p>
          </table:table-cell>
          <table:table-cell office:value-type="string">
            <text:p>rBABE1DX6W2BDV7bABIgCYbCpDI368_522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6Q3CGkx-ADQOmxGk_JA500.gif</text:p>
          </table:table-cell>
          <table:table-cell office:value-type="string">
            <text:p>.gif</text:p>
          </table:table-cell>
          <table:table-cell table:number-columns-repeated="2" office:value-type="float" office:value="3411611">
            <text:p>3411611</text:p>
          </table:table-cell>
          <table:table-cell office:value-type="float" office:value="26428">
            <text:p>26428</text:p>
          </table:table-cell>
          <table:table-cell office:value-type="float" office:value="0.48633">
            <text:p>0.48633</text:p>
          </table:table-cell>
          <table:table-cell office:value-type="float" office:value="0.117925">
            <text:p>0.117925</text:p>
          </table:table-cell>
          <table:table-cell office:value-type="string">
            <text:p>rBABE1DX6Q3CGkx-ADQOmxGk_JA500_600x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47633">
            <text:p>47633</text:p>
          </table:table-cell>
          <table:table-cell office:value-type="float" office:value="13146">
            <text:p>13146</text:p>
          </table:table-cell>
          <table:table-cell office:value-type="float" office:value="0.484359">
            <text:p>0.484359</text:p>
          </table:table-cell>
          <table:table-cell office:value-type="float" office:value="0.186316">
            <text:p>0.186316</text:p>
          </table:table-cell>
          <table:table-cell office:value-type="string">
            <text:p>rBABE1DX6W2BDV7bABIgCYbCpDI368_522x294_5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23883">
            <text:p>23883</text:p>
          </table:table-cell>
          <table:table-cell office:value-type="float" office:value="1570">
            <text:p>1570</text:p>
          </table:table-cell>
          <table:table-cell office:value-type="float" office:value="0.483492">
            <text:p>0.483492</text:p>
          </table:table-cell>
          <table:table-cell office:value-type="float" office:value="0.0268431">
            <text:p>0.0268431</text:p>
          </table:table-cell>
          <table:table-cell office:value-type="string">
            <text:p>rBABE1DXh_uROtPmAA8yDfayq74943_100x1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7_CRNEEAACKEPH3i8Y068.gif</text:p>
          </table:table-cell>
          <table:table-cell office:value-type="string">
            <text:p>.gif</text:p>
          </table:table-cell>
          <table:table-cell office:value-type="float" office:value="35344">
            <text:p>35344</text:p>
          </table:table-cell>
          <table:table-cell office:value-type="float" office:value="26343">
            <text:p>26343</text:p>
          </table:table-cell>
          <table:table-cell office:value-type="float" office:value="9924">
            <text:p>9924</text:p>
          </table:table-cell>
          <table:table-cell office:value-type="float" office:value="0.481233">
            <text:p>0.481233</text:p>
          </table:table-cell>
          <table:table-cell office:value-type="float" office:value="0.0295529">
            <text:p>0.0295529</text:p>
          </table:table-cell>
          <table:table-cell office:value-type="string">
            <text:p>rBABE1DZX7_CRNEEAACKEPH3i8Y068_167x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3CGkx-ADQOmxGk_JA500.gif</text:p>
          </table:table-cell>
          <table:table-cell office:value-type="string">
            <text:p>.gif</text:p>
          </table:table-cell>
          <table:table-cell table:number-columns-repeated="2" office:value-type="float" office:value="3411611">
            <text:p>3411611</text:p>
          </table:table-cell>
          <table:table-cell office:value-type="float" office:value="26428">
            <text:p>26428</text:p>
          </table:table-cell>
          <table:table-cell office:value-type="float" office:value="0.480623">
            <text:p>0.480623</text:p>
          </table:table-cell>
          <table:table-cell office:value-type="float" office:value="0.120202">
            <text:p>0.120202</text:p>
          </table:table-cell>
          <table:table-cell office:value-type="string">
            <text:p>rBABE1DX6Q3CGkx-ADQOmxGk_JA500_522x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12600">
            <text:p>12600</text:p>
          </table:table-cell>
          <table:table-cell office:value-type="float" office:value="4121">
            <text:p>4121</text:p>
          </table:table-cell>
          <table:table-cell office:value-type="float" office:value="0.47936">
            <text:p>0.47936</text:p>
          </table:table-cell>
          <table:table-cell office:value-type="float" office:value="0.163613">
            <text:p>0.163613</text:p>
          </table:table-cell>
          <table:table-cell office:value-type="string">
            <text:p>rBABE1DZjszQQS96ABR_B58Rnw4496_197x146_1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h_uROtPmAA8yDfayq74943.jpg</text:p>
          </table:table-cell>
          <table:table-cell office:value-type="string">
            <text:p>.jpg</text:p>
          </table:table-cell>
          <table:table-cell office:value-type="float" office:value="995853">
            <text:p>995853</text:p>
          </table:table-cell>
          <table:table-cell office:value-type="float" office:value="22654">
            <text:p>22654</text:p>
          </table:table-cell>
          <table:table-cell office:value-type="float" office:value="925">
            <text:p>925</text:p>
          </table:table-cell>
          <table:table-cell office:value-type="float" office:value="0.478981">
            <text:p>0.478981</text:p>
          </table:table-cell>
          <table:table-cell office:value-type="float" office:value="0.0257468">
            <text:p>0.0257468</text:p>
          </table:table-cell>
          <table:table-cell office:value-type="string">
            <text:p>rBABE1DXh_uROtPmAA8yDfayq74943_60x60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19879">
            <text:p>19879</text:p>
          </table:table-cell>
          <table:table-cell office:value-type="float" office:value="1582">
            <text:p>1582</text:p>
          </table:table-cell>
          <table:table-cell office:value-type="float" office:value="0.477805">
            <text:p>0.477805</text:p>
          </table:table-cell>
          <table:table-cell office:value-type="float" office:value="0.023551">
            <text:p>0.023551</text:p>
          </table:table-cell>
          <table:table-cell office:value-type="string">
            <text:p>rBABE1DXh_vjns_kAAyrueu3NpE112_100x1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52qQFVevAAjmrcZOc1E683.png</text:p>
          </table:table-cell>
          <table:table-cell office:value-type="string">
            <text:p>.png</text:p>
          </table:table-cell>
          <table:table-cell office:value-type="float" office:value="583341">
            <text:p>583341</text:p>
          </table:table-cell>
          <table:table-cell office:value-type="float" office:value="416347">
            <text:p>416347</text:p>
          </table:table-cell>
          <table:table-cell office:value-type="float" office:value="414690">
            <text:p>414690</text:p>
          </table:table-cell>
          <table:table-cell office:value-type="float" office:value="0.477634">
            <text:p>0.477634</text:p>
          </table:table-cell>
          <table:table-cell office:value-type="float" office:value="0.420265">
            <text:p>0.420265</text:p>
          </table:table-cell>
          <table:table-cell office:value-type="string">
            <text:p>rBABE1DX52qQFVevAAjmrcZOc1E683_522x.pn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J3iAZ0NYAAAN8WTO-Ig310.gif</text:p>
          </table:table-cell>
          <table:table-cell office:value-type="string">
            <text:p>.gif</text:p>
          </table:table-cell>
          <table:table-cell office:value-type="float" office:value="3569">
            <text:p>3569</text:p>
          </table:table-cell>
          <table:table-cell office:value-type="float" office:value="17760">
            <text:p>17760</text:p>
          </table:table-cell>
          <table:table-cell office:value-type="float" office:value="3611">
            <text:p>3611</text:p>
          </table:table-cell>
          <table:table-cell office:value-type="float" office:value="0.476943">
            <text:p>0.476943</text:p>
          </table:table-cell>
          <table:table-cell office:value-type="float" office:value="0.0172298">
            <text:p>0.0172298</text:p>
          </table:table-cell>
          <table:table-cell office:value-type="string">
            <text:p>rBABE1DZJ3iAZ0NYAAAN8WTO-Ig310_200x2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Q3CGkx-ADQOmxGk_JA500.gif</text:p>
          </table:table-cell>
          <table:table-cell office:value-type="string">
            <text:p>.gif</text:p>
          </table:table-cell>
          <table:table-cell table:number-columns-repeated="2" office:value-type="float" office:value="3411611">
            <text:p>3411611</text:p>
          </table:table-cell>
          <table:table-cell office:value-type="float" office:value="26428">
            <text:p>26428</text:p>
          </table:table-cell>
          <table:table-cell office:value-type="float" office:value="0.476805">
            <text:p>0.476805</text:p>
          </table:table-cell>
          <table:table-cell office:value-type="float" office:value="0.119795">
            <text:p>0.119795</text:p>
          </table:table-cell>
          <table:table-cell office:value-type="string">
            <text:p>rBABE1DX6Q3CGkx-ADQOmxGk_JA500_600x_3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6Q3CGkx-ADQOmxGk_JA500.gif</text:p>
          </table:table-cell>
          <table:table-cell office:value-type="string">
            <text:p>.gif</text:p>
          </table:table-cell>
          <table:table-cell table:number-columns-repeated="2" office:value-type="float" office:value="3411611">
            <text:p>3411611</text:p>
          </table:table-cell>
          <table:table-cell office:value-type="float" office:value="26428">
            <text:p>26428</text:p>
          </table:table-cell>
          <table:table-cell office:value-type="float" office:value="0.475733">
            <text:p>0.475733</text:p>
          </table:table-cell>
          <table:table-cell office:value-type="float" office:value="0.118232">
            <text:p>0.118232</text:p>
          </table:table-cell>
          <table:table-cell office:value-type="string">
            <text:p>rBABE1DX6Q3CGkx-ADQOmxGk_JA500_600x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6436">
            <text:p>6436</text:p>
          </table:table-cell>
          <table:table-cell office:value-type="float" office:value="3647">
            <text:p>3647</text:p>
          </table:table-cell>
          <table:table-cell office:value-type="float" office:value="0.473216">
            <text:p>0.473216</text:p>
          </table:table-cell>
          <table:table-cell office:value-type="float" office:value="0.159769">
            <text:p>0.159769</text:p>
          </table:table-cell>
          <table:table-cell office:value-type="string">
            <text:p>rBABE1DXKwGys943ABVka8sITbM083_140x104_1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6Q3CGkx-ADQOmxGk_JA500.gif</text:p>
          </table:table-cell>
          <table:table-cell office:value-type="string">
            <text:p>.gif</text:p>
          </table:table-cell>
          <table:table-cell table:number-columns-repeated="2" office:value-type="float" office:value="3411611">
            <text:p>3411611</text:p>
          </table:table-cell>
          <table:table-cell office:value-type="float" office:value="26428">
            <text:p>26428</text:p>
          </table:table-cell>
          <table:table-cell office:value-type="float" office:value="0.472314">
            <text:p>0.472314</text:p>
          </table:table-cell>
          <table:table-cell office:value-type="float" office:value="0.118071">
            <text:p>0.118071</text:p>
          </table:table-cell>
          <table:table-cell office:value-type="string">
            <text:p>rBABE1DX6Q3CGkx-ADQOmxGk_JA500_600x_3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JEqQfI03AAq4JOVkUHo077.jpg</text:p>
          </table:table-cell>
          <table:table-cell office:value-type="string">
            <text:p>.jpg</text:p>
          </table:table-cell>
          <table:table-cell office:value-type="float" office:value="702500">
            <text:p>702500</text:p>
          </table:table-cell>
          <table:table-cell office:value-type="float" office:value="7098">
            <text:p>7098</text:p>
          </table:table-cell>
          <table:table-cell office:value-type="float" office:value="3620">
            <text:p>3620</text:p>
          </table:table-cell>
          <table:table-cell office:value-type="float" office:value="0.471053">
            <text:p>0.471053</text:p>
          </table:table-cell>
          <table:table-cell office:value-type="float" office:value="0.106235">
            <text:p>0.106235</text:p>
          </table:table-cell>
          <table:table-cell office:value-type="string">
            <text:p>rBABE1DXJEqQfI03AAq4JOVkUHo077_140x104_1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6Q3CGkx-ADQOmxGk_JA500.gif</text:p>
          </table:table-cell>
          <table:table-cell office:value-type="string">
            <text:p>.gif</text:p>
          </table:table-cell>
          <table:table-cell table:number-columns-repeated="2" office:value-type="float" office:value="3411611">
            <text:p>3411611</text:p>
          </table:table-cell>
          <table:table-cell office:value-type="float" office:value="26428">
            <text:p>26428</text:p>
          </table:table-cell>
          <table:table-cell office:value-type="float" office:value="0.470753">
            <text:p>0.470753</text:p>
          </table:table-cell>
          <table:table-cell office:value-type="float" office:value="0.118228">
            <text:p>0.118228</text:p>
          </table:table-cell>
          <table:table-cell office:value-type="string">
            <text:p>rBABE1DX6Q3CGkx-ADQOmxGk_JA500_600x.gif</text:p>
          </table:table-cell>
        </table:table-row>
        <table:table-row table:style-name="ro3">
          <table:table-cell office:value-type="string">
            <text:p>avatar</text:p>
          </table:table-cell>
          <table:table-cell office:value-type="string">
            <text:p>rBABE1DXh_vjns_kAAyrueu3NpE112.jpg</text:p>
          </table:table-cell>
          <table:table-cell office:value-type="string">
            <text:p>.jpg</text:p>
          </table:table-cell>
          <table:table-cell office:value-type="float" office:value="830393">
            <text:p>830393</text:p>
          </table:table-cell>
          <table:table-cell office:value-type="float" office:value="18796">
            <text:p>18796</text:p>
          </table:table-cell>
          <table:table-cell office:value-type="float" office:value="943">
            <text:p>943</text:p>
          </table:table-cell>
          <table:table-cell office:value-type="float" office:value="0.468742">
            <text:p>0.468742</text:p>
          </table:table-cell>
          <table:table-cell office:value-type="float" office:value="0.0233181">
            <text:p>0.0233181</text:p>
          </table:table-cell>
          <table:table-cell office:value-type="string">
            <text:p>rBABE1DXh_vjns_kAAyrueu3NpE112_60x60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aqjStLvOAAdhnC4TpvM907.jpg</text:p>
          </table:table-cell>
          <table:table-cell office:value-type="string">
            <text:p>.jpg</text:p>
          </table:table-cell>
          <table:table-cell office:value-type="float" office:value="483740">
            <text:p>483740</text:p>
          </table:table-cell>
          <table:table-cell office:value-type="float" office:value="14188">
            <text:p>14188</text:p>
          </table:table-cell>
          <table:table-cell office:value-type="float" office:value="1661">
            <text:p>1661</text:p>
          </table:table-cell>
          <table:table-cell office:value-type="float" office:value="0.468634">
            <text:p>0.468634</text:p>
          </table:table-cell>
          <table:table-cell office:value-type="float" office:value="0.0855489">
            <text:p>0.0855489</text:p>
          </table:table-cell>
          <table:table-cell office:value-type="string">
            <text:p>rBABE1DZaqjStLvOAAdhnC4TpvM907_140x104_3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X7_CRNEEAACKEPH3i8Y068.gif</text:p>
          </table:table-cell>
          <table:table-cell office:value-type="string">
            <text:p>.gif</text:p>
          </table:table-cell>
          <table:table-cell office:value-type="float" office:value="35344">
            <text:p>35344</text:p>
          </table:table-cell>
          <table:table-cell office:value-type="float" office:value="24965">
            <text:p>24965</text:p>
          </table:table-cell>
          <table:table-cell office:value-type="float" office:value="9436">
            <text:p>9436</text:p>
          </table:table-cell>
          <table:table-cell office:value-type="float" office:value="0.467981">
            <text:p>0.467981</text:p>
          </table:table-cell>
          <table:table-cell office:value-type="float" office:value="0.0273018">
            <text:p>0.0273018</text:p>
          </table:table-cell>
          <table:table-cell office:value-type="string">
            <text:p>rBABE1DZX7_CRNEEAACKEPH3i8Y068_160x298_3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13851">
            <text:p>13851</text:p>
          </table:table-cell>
          <table:table-cell office:value-type="float" office:value="8051">
            <text:p>8051</text:p>
          </table:table-cell>
          <table:table-cell office:value-type="float" office:value="0.467954">
            <text:p>0.467954</text:p>
          </table:table-cell>
          <table:table-cell office:value-type="float" office:value="0.161685">
            <text:p>0.161685</text:p>
          </table:table-cell>
          <table:table-cell office:value-type="string">
            <text:p>rBABE1DXKwGys943ABVka8sITbM083_160x298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aqiBo5dtAAo_cqfUfk0236.jpg</text:p>
          </table:table-cell>
          <table:table-cell office:value-type="string">
            <text:p>.jpg</text:p>
          </table:table-cell>
          <table:table-cell office:value-type="float" office:value="671602">
            <text:p>671602</text:p>
          </table:table-cell>
          <table:table-cell office:value-type="float" office:value="26893">
            <text:p>26893</text:p>
          </table:table-cell>
          <table:table-cell office:value-type="float" office:value="3360">
            <text:p>3360</text:p>
          </table:table-cell>
          <table:table-cell office:value-type="float" office:value="0.467245">
            <text:p>0.467245</text:p>
          </table:table-cell>
          <table:table-cell office:value-type="float" office:value="0.100081">
            <text:p>0.100081</text:p>
          </table:table-cell>
          <table:table-cell office:value-type="string">
            <text:p>rBABE1DZaqiBo5dtAAo_cqfUfk0236_140x104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nXWg9z50AAzuA7xext8055.jpg</text:p>
          </table:table-cell>
          <table:table-cell office:value-type="string">
            <text:p>.jpg</text:p>
          </table:table-cell>
          <table:table-cell office:value-type="float" office:value="847363">
            <text:p>847363</text:p>
          </table:table-cell>
          <table:table-cell office:value-type="float" office:value="65340">
            <text:p>65340</text:p>
          </table:table-cell>
          <table:table-cell office:value-type="float" office:value="3516">
            <text:p>3516</text:p>
          </table:table-cell>
          <table:table-cell office:value-type="float" office:value="0.467191">
            <text:p>0.467191</text:p>
          </table:table-cell>
          <table:table-cell office:value-type="float" office:value="0.103632">
            <text:p>0.103632</text:p>
          </table:table-cell>
          <table:table-cell office:value-type="string">
            <text:p>rBABE1DZnXWg9z50AAzuA7xext8055_140x104_1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mQ6QdhV5AAkGDt6rcGM911.png</text:p>
          </table:table-cell>
          <table:table-cell office:value-type="string">
            <text:p>.png</text:p>
          </table:table-cell>
          <table:table-cell office:value-type="float" office:value="591374">
            <text:p>591374</text:p>
          </table:table-cell>
          <table:table-cell office:value-type="float" office:value="486901">
            <text:p>486901</text:p>
          </table:table-cell>
          <table:table-cell office:value-type="float" office:value="248534">
            <text:p>248534</text:p>
          </table:table-cell>
          <table:table-cell office:value-type="float" office:value="0.467139">
            <text:p>0.467139</text:p>
          </table:table-cell>
          <table:table-cell office:value-type="float" office:value="0.198643">
            <text:p>0.198643</text:p>
          </table:table-cell>
          <table:table-cell office:value-type="string">
            <text:p>rBABE1DXmQ6QdhV5AAkGDt6rcGM911_600x_3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16767">
            <text:p>16767</text:p>
          </table:table-cell>
          <table:table-cell office:value-type="float" office:value="11014">
            <text:p>11014</text:p>
          </table:table-cell>
          <table:table-cell office:value-type="float" office:value="0.466083">
            <text:p>0.466083</text:p>
          </table:table-cell>
          <table:table-cell office:value-type="float" office:value="0.167171">
            <text:p>0.167171</text:p>
          </table:table-cell>
          <table:table-cell office:value-type="string">
            <text:p>rBABE1DXKwGys943ABVka8sITbM083_256x14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J3iAZ0NYAAAN8WTO-Ig310.gif</text:p>
          </table:table-cell>
          <table:table-cell office:value-type="string">
            <text:p>.gif</text:p>
          </table:table-cell>
          <table:table-cell office:value-type="float" office:value="3569">
            <text:p>3569</text:p>
          </table:table-cell>
          <table:table-cell office:value-type="float" office:value="15135">
            <text:p>15135</text:p>
          </table:table-cell>
          <table:table-cell office:value-type="float" office:value="3787">
            <text:p>3787</text:p>
          </table:table-cell>
          <table:table-cell office:value-type="float" office:value="0.465344">
            <text:p>0.465344</text:p>
          </table:table-cell>
          <table:table-cell office:value-type="float" office:value="0.018769">
            <text:p>0.018769</text:p>
          </table:table-cell>
          <table:table-cell office:value-type="string">
            <text:p>rBABE1DZJ3iAZ0NYAAAN8WTO-Ig310_256x144_5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mQ6QdhV5AAkGDt6rcGM911.png</text:p>
          </table:table-cell>
          <table:table-cell office:value-type="string">
            <text:p>.png</text:p>
          </table:table-cell>
          <table:table-cell office:value-type="float" office:value="591374">
            <text:p>591374</text:p>
          </table:table-cell>
          <table:table-cell office:value-type="float" office:value="486901">
            <text:p>486901</text:p>
          </table:table-cell>
          <table:table-cell office:value-type="float" office:value="473561">
            <text:p>473561</text:p>
          </table:table-cell>
          <table:table-cell office:value-type="float" office:value="0.465037">
            <text:p>0.465037</text:p>
          </table:table-cell>
          <table:table-cell office:value-type="float" office:value="0.383548">
            <text:p>0.383548</text:p>
          </table:table-cell>
          <table:table-cell office:value-type="string">
            <text:p>rBABE1DXmQ6QdhV5AAkGDt6rcGM911_600x.pn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X7_CRNEEAACKEPH3i8Y068.gif</text:p>
          </table:table-cell>
          <table:table-cell office:value-type="string">
            <text:p>.gif</text:p>
          </table:table-cell>
          <table:table-cell office:value-type="float" office:value="35344">
            <text:p>35344</text:p>
          </table:table-cell>
          <table:table-cell office:value-type="float" office:value="24965">
            <text:p>24965</text:p>
          </table:table-cell>
          <table:table-cell office:value-type="float" office:value="9436">
            <text:p>9436</text:p>
          </table:table-cell>
          <table:table-cell office:value-type="float" office:value="0.464474">
            <text:p>0.464474</text:p>
          </table:table-cell>
          <table:table-cell office:value-type="float" office:value="0.0284162">
            <text:p>0.0284162</text:p>
          </table:table-cell>
          <table:table-cell office:value-type="string">
            <text:p>rBABE1DZX7_CRNEEAACKEPH3i8Y068_160x298_3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mQ6QdhV5AAkGDt6rcGM911.png</text:p>
          </table:table-cell>
          <table:table-cell office:value-type="string">
            <text:p>.png</text:p>
          </table:table-cell>
          <table:table-cell office:value-type="float" office:value="591374">
            <text:p>591374</text:p>
          </table:table-cell>
          <table:table-cell office:value-type="float" office:value="486901">
            <text:p>486901</text:p>
          </table:table-cell>
          <table:table-cell office:value-type="float" office:value="473561">
            <text:p>473561</text:p>
          </table:table-cell>
          <table:table-cell office:value-type="float" office:value="0.464438">
            <text:p>0.464438</text:p>
          </table:table-cell>
          <table:table-cell office:value-type="float" office:value="0.38254">
            <text:p>0.38254</text:p>
          </table:table-cell>
          <table:table-cell office:value-type="string">
            <text:p>rBABE1DXmQ6QdhV5AAkGDt6rcGM911_600x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mQ6QdhV5AAkGDt6rcGM911.png</text:p>
          </table:table-cell>
          <table:table-cell office:value-type="string">
            <text:p>.png</text:p>
          </table:table-cell>
          <table:table-cell office:value-type="float" office:value="591374">
            <text:p>591374</text:p>
          </table:table-cell>
          <table:table-cell office:value-type="float" office:value="486901">
            <text:p>486901</text:p>
          </table:table-cell>
          <table:table-cell office:value-type="float" office:value="473561">
            <text:p>473561</text:p>
          </table:table-cell>
          <table:table-cell office:value-type="float" office:value="0.464128">
            <text:p>0.464128</text:p>
          </table:table-cell>
          <table:table-cell office:value-type="float" office:value="0.383905">
            <text:p>0.383905</text:p>
          </table:table-cell>
          <table:table-cell office:value-type="string">
            <text:p>rBABE1DXmQ6QdhV5AAkGDt6rcGM911_600x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mQ6QdhV5AAkGDt6rcGM911.png</text:p>
          </table:table-cell>
          <table:table-cell office:value-type="string">
            <text:p>.png</text:p>
          </table:table-cell>
          <table:table-cell office:value-type="float" office:value="591374">
            <text:p>591374</text:p>
          </table:table-cell>
          <table:table-cell office:value-type="float" office:value="486901">
            <text:p>486901</text:p>
          </table:table-cell>
          <table:table-cell office:value-type="float" office:value="248534">
            <text:p>248534</text:p>
          </table:table-cell>
          <table:table-cell office:value-type="float" office:value="0.463573">
            <text:p>0.463573</text:p>
          </table:table-cell>
          <table:table-cell office:value-type="float" office:value="0.194032">
            <text:p>0.194032</text:p>
          </table:table-cell>
          <table:table-cell office:value-type="string">
            <text:p>rBABE1DXmQ6QdhV5AAkGDt6rcGM911_600x_3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32565">
            <text:p>32565</text:p>
          </table:table-cell>
          <table:table-cell office:value-type="float" office:value="18799">
            <text:p>18799</text:p>
          </table:table-cell>
          <table:table-cell office:value-type="float" office:value="0.46353">
            <text:p>0.46353</text:p>
          </table:table-cell>
          <table:table-cell office:value-type="float" office:value="0.171163">
            <text:p>0.171163</text:p>
          </table:table-cell>
          <table:table-cell office:value-type="string">
            <text:p>rBABE1DXKwGys943ABVka8sITbM083_256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X7_CRNEEAACKEPH3i8Y068.gif</text:p>
          </table:table-cell>
          <table:table-cell office:value-type="string">
            <text:p>.gif</text:p>
          </table:table-cell>
          <table:table-cell office:value-type="float" office:value="35344">
            <text:p>35344</text:p>
          </table:table-cell>
          <table:table-cell office:value-type="float" office:value="24965">
            <text:p>24965</text:p>
          </table:table-cell>
          <table:table-cell office:value-type="float" office:value="9436">
            <text:p>9436</text:p>
          </table:table-cell>
          <table:table-cell office:value-type="float" office:value="0.463372">
            <text:p>0.463372</text:p>
          </table:table-cell>
          <table:table-cell office:value-type="float" office:value="0.0272479">
            <text:p>0.0272479</text:p>
          </table:table-cell>
          <table:table-cell office:value-type="string">
            <text:p>rBABE1DZX7_CRNEEAACKEPH3i8Y068_160x298_5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17811">
            <text:p>17811</text:p>
          </table:table-cell>
          <table:table-cell office:value-type="float" office:value="2832">
            <text:p>2832</text:p>
          </table:table-cell>
          <table:table-cell office:value-type="float" office:value="0.463335">
            <text:p>0.463335</text:p>
          </table:table-cell>
          <table:table-cell office:value-type="float" office:value="0.177998">
            <text:p>0.177998</text:p>
          </table:table-cell>
          <table:table-cell office:value-type="string">
            <text:p>rBABE1DX6W2BDV7bABIgCYbCpDI368_197x146_1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mQ6QdhV5AAkGDt6rcGM911.png</text:p>
          </table:table-cell>
          <table:table-cell office:value-type="string">
            <text:p>.png</text:p>
          </table:table-cell>
          <table:table-cell office:value-type="float" office:value="591374">
            <text:p>591374</text:p>
          </table:table-cell>
          <table:table-cell office:value-type="float" office:value="486901">
            <text:p>486901</text:p>
          </table:table-cell>
          <table:table-cell office:value-type="float" office:value="473561">
            <text:p>473561</text:p>
          </table:table-cell>
          <table:table-cell office:value-type="float" office:value="0.463102">
            <text:p>0.463102</text:p>
          </table:table-cell>
          <table:table-cell office:value-type="float" office:value="0.381509">
            <text:p>0.381509</text:p>
          </table:table-cell>
          <table:table-cell office:value-type="string">
            <text:p>rBABE1DXmQ6QdhV5AAkGDt6rcGM911_600x.pn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nXWg9z50AAzuA7xext8055.jpg</text:p>
          </table:table-cell>
          <table:table-cell office:value-type="string">
            <text:p>.jpg</text:p>
          </table:table-cell>
          <table:table-cell office:value-type="float" office:value="847363">
            <text:p>847363</text:p>
          </table:table-cell>
          <table:table-cell office:value-type="float" office:value="65275">
            <text:p>65275</text:p>
          </table:table-cell>
          <table:table-cell office:value-type="float" office:value="3510">
            <text:p>3510</text:p>
          </table:table-cell>
          <table:table-cell office:value-type="float" office:value="0.463048">
            <text:p>0.463048</text:p>
          </table:table-cell>
          <table:table-cell office:value-type="float" office:value="0.103028">
            <text:p>0.103028</text:p>
          </table:table-cell>
          <table:table-cell office:value-type="string">
            <text:p>rBABE1DZnXWg9z50AAzuA7xext8055_140x104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7_C4zFuAACfWCreRlA010.gif</text:p>
          </table:table-cell>
          <table:table-cell office:value-type="string">
            <text:p>.gif</text:p>
          </table:table-cell>
          <table:table-cell office:value-type="float" office:value="40792">
            <text:p>40792</text:p>
          </table:table-cell>
          <table:table-cell office:value-type="float" office:value="59576">
            <text:p>59576</text:p>
          </table:table-cell>
          <table:table-cell office:value-type="float" office:value="50317">
            <text:p>50317</text:p>
          </table:table-cell>
          <table:table-cell office:value-type="float" office:value="0.46301">
            <text:p>0.46301</text:p>
          </table:table-cell>
          <table:table-cell office:value-type="float" office:value="0.096343">
            <text:p>0.096343</text:p>
          </table:table-cell>
          <table:table-cell office:value-type="string">
            <text:p>rBABE1DZX7_C4zFuAACfWCreRlA010_522x29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16346">
            <text:p>16346</text:p>
          </table:table-cell>
          <table:table-cell office:value-type="float" office:value="11679">
            <text:p>11679</text:p>
          </table:table-cell>
          <table:table-cell office:value-type="float" office:value="0.462729">
            <text:p>0.462729</text:p>
          </table:table-cell>
          <table:table-cell office:value-type="float" office:value="0.166822">
            <text:p>0.166822</text:p>
          </table:table-cell>
          <table:table-cell office:value-type="string">
            <text:p>rBABE1DXKwGys943ABVka8sITbM083_260x132_5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6Q3CGkx-ADQOmxGk_JA500.gif</text:p>
          </table:table-cell>
          <table:table-cell office:value-type="string">
            <text:p>.gif</text:p>
          </table:table-cell>
          <table:table-cell office:value-type="float" office:value="3411611">
            <text:p>3411611</text:p>
          </table:table-cell>
          <table:table-cell office:value-type="float" office:value="25557">
            <text:p>25557</text:p>
          </table:table-cell>
          <table:table-cell office:value-type="float" office:value="22850">
            <text:p>22850</text:p>
          </table:table-cell>
          <table:table-cell office:value-type="float" office:value="0.462511">
            <text:p>0.462511</text:p>
          </table:table-cell>
          <table:table-cell office:value-type="float" office:value="0.15773">
            <text:p>0.15773</text:p>
          </table:table-cell>
          <table:table-cell office:value-type="string">
            <text:p>rBABE1DX6Q3CGkx-ADQOmxGk_JA500_197x146_1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J3iAZ0NYAAAN8WTO-Ig310.gif</text:p>
          </table:table-cell>
          <table:table-cell office:value-type="string">
            <text:p>.gif</text:p>
          </table:table-cell>
          <table:table-cell office:value-type="float" office:value="3569">
            <text:p>3569</text:p>
          </table:table-cell>
          <table:table-cell office:value-type="float" office:value="13992">
            <text:p>13992</text:p>
          </table:table-cell>
          <table:table-cell office:value-type="float" office:value="3480">
            <text:p>3480</text:p>
          </table:table-cell>
          <table:table-cell office:value-type="float" office:value="0.461313">
            <text:p>0.461313</text:p>
          </table:table-cell>
          <table:table-cell office:value-type="float" office:value="0.0176811">
            <text:p>0.0176811</text:p>
          </table:table-cell>
          <table:table-cell office:value-type="string">
            <text:p>rBABE1DZJ3iAZ0NYAAAN8WTO-Ig310_260x132_5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11637">
            <text:p>11637</text:p>
          </table:table-cell>
          <table:table-cell office:value-type="float" office:value="6648">
            <text:p>6648</text:p>
          </table:table-cell>
          <table:table-cell office:value-type="float" office:value="0.460537">
            <text:p>0.460537</text:p>
          </table:table-cell>
          <table:table-cell office:value-type="float" office:value="0.165014">
            <text:p>0.165014</text:p>
          </table:table-cell>
          <table:table-cell office:value-type="string">
            <text:p>rBABE1DXKwGys943ABVka8sITbM083_197x146_1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24789">
            <text:p>24789</text:p>
          </table:table-cell>
          <table:table-cell office:value-type="float" office:value="9443">
            <text:p>9443</text:p>
          </table:table-cell>
          <table:table-cell office:value-type="float" office:value="0.460186">
            <text:p>0.460186</text:p>
          </table:table-cell>
          <table:table-cell office:value-type="float" office:value="0.166466">
            <text:p>0.166466</text:p>
          </table:table-cell>
          <table:table-cell office:value-type="string">
            <text:p>rBABE1DZjszQQS96ABR_B58Rnw4496_256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7-RsByWAABuF7GZFP8385.gif</text:p>
          </table:table-cell>
          <table:table-cell office:value-type="string">
            <text:p>.gif</text:p>
          </table:table-cell>
          <table:table-cell office:value-type="float" office:value="28183">
            <text:p>28183</text:p>
          </table:table-cell>
          <table:table-cell office:value-type="float" office:value="39719">
            <text:p>39719</text:p>
          </table:table-cell>
          <table:table-cell office:value-type="float" office:value="23990">
            <text:p>23990</text:p>
          </table:table-cell>
          <table:table-cell office:value-type="float" office:value="0.4584">
            <text:p>0.4584</text:p>
          </table:table-cell>
          <table:table-cell office:value-type="float" office:value="0.035208">
            <text:p>0.035208</text:p>
          </table:table-cell>
          <table:table-cell office:value-type="string">
            <text:p>rBABE1DZX7-RsByWAABuF7GZFP8385_256x14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7-RsByWAABuF7GZFP8385.gif</text:p>
          </table:table-cell>
          <table:table-cell office:value-type="string">
            <text:p>.gif</text:p>
          </table:table-cell>
          <table:table-cell office:value-type="float" office:value="28183">
            <text:p>28183</text:p>
          </table:table-cell>
          <table:table-cell office:value-type="float" office:value="41055">
            <text:p>41055</text:p>
          </table:table-cell>
          <table:table-cell office:value-type="float" office:value="22575">
            <text:p>22575</text:p>
          </table:table-cell>
          <table:table-cell office:value-type="float" office:value="0.458102">
            <text:p>0.458102</text:p>
          </table:table-cell>
          <table:table-cell office:value-type="float" office:value="0.034075">
            <text:p>0.034075</text:p>
          </table:table-cell>
          <table:table-cell office:value-type="string">
            <text:p>rBABE1DZX7-RsByWAABuF7GZFP8385_260x132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10248">
            <text:p>10248</text:p>
          </table:table-cell>
          <table:table-cell office:value-type="float" office:value="6632">
            <text:p>6632</text:p>
          </table:table-cell>
          <table:table-cell office:value-type="float" office:value="0.45776">
            <text:p>0.45776</text:p>
          </table:table-cell>
          <table:table-cell office:value-type="float" office:value="0.162904">
            <text:p>0.162904</text:p>
          </table:table-cell>
          <table:table-cell office:value-type="string">
            <text:p>rBABE1DZjszQQS96ABR_B58Rnw4496_260x132_5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J3iAZ0NYAAAN8WTO-Ig310.gif</text:p>
          </table:table-cell>
          <table:table-cell office:value-type="string">
            <text:p>.gif</text:p>
          </table:table-cell>
          <table:table-cell office:value-type="float" office:value="3569">
            <text:p>3569</text:p>
          </table:table-cell>
          <table:table-cell office:value-type="float" office:value="17760">
            <text:p>17760</text:p>
          </table:table-cell>
          <table:table-cell office:value-type="float" office:value="3611">
            <text:p>3611</text:p>
          </table:table-cell>
          <table:table-cell office:value-type="float" office:value="0.457604">
            <text:p>0.457604</text:p>
          </table:table-cell>
          <table:table-cell office:value-type="float" office:value="0.01912">
            <text:p>0.01912</text:p>
          </table:table-cell>
          <table:table-cell office:value-type="string">
            <text:p>rBABE1DZJ3iAZ0NYAAAN8WTO-Ig310_200x2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xfjBLZvNAAwug6Ztbkk645.png</text:p>
          </table:table-cell>
          <table:table-cell office:value-type="string">
            <text:p>.png</text:p>
          </table:table-cell>
          <table:table-cell office:value-type="float" office:value="798339">
            <text:p>798339</text:p>
          </table:table-cell>
          <table:table-cell office:value-type="float" office:value="408966">
            <text:p>408966</text:p>
          </table:table-cell>
          <table:table-cell office:value-type="float" office:value="400764">
            <text:p>400764</text:p>
          </table:table-cell>
          <table:table-cell office:value-type="float" office:value="0.457199">
            <text:p>0.457199</text:p>
          </table:table-cell>
          <table:table-cell office:value-type="float" office:value="0.396607">
            <text:p>0.396607</text:p>
          </table:table-cell>
          <table:table-cell office:value-type="string">
            <text:p>rBABE1DXxfjBLZvNAAwug6Ztbkk645_522x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10893">
            <text:p>10893</text:p>
          </table:table-cell>
          <table:table-cell office:value-type="float" office:value="6245">
            <text:p>6245</text:p>
          </table:table-cell>
          <table:table-cell office:value-type="float" office:value="0.456765">
            <text:p>0.456765</text:p>
          </table:table-cell>
          <table:table-cell office:value-type="float" office:value="0.162838">
            <text:p>0.162838</text:p>
          </table:table-cell>
          <table:table-cell office:value-type="string">
            <text:p>rBABE1DZjszQQS96ABR_B58Rnw4496_256x144_5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13851">
            <text:p>13851</text:p>
          </table:table-cell>
          <table:table-cell office:value-type="float" office:value="4835">
            <text:p>4835</text:p>
          </table:table-cell>
          <table:table-cell office:value-type="float" office:value="0.453161">
            <text:p>0.453161</text:p>
          </table:table-cell>
          <table:table-cell office:value-type="float" office:value="0.158431">
            <text:p>0.158431</text:p>
          </table:table-cell>
          <table:table-cell office:value-type="string">
            <text:p>rBABE1DXKwGys943ABVka8sITbM083_160x298_5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JEqQfI03AAq4JOVkUHo077.jpg</text:p>
          </table:table-cell>
          <table:table-cell office:value-type="string">
            <text:p>.jpg</text:p>
          </table:table-cell>
          <table:table-cell office:value-type="float" office:value="702500">
            <text:p>702500</text:p>
          </table:table-cell>
          <table:table-cell office:value-type="float" office:value="7104">
            <text:p>7104</text:p>
          </table:table-cell>
          <table:table-cell office:value-type="float" office:value="3643">
            <text:p>3643</text:p>
          </table:table-cell>
          <table:table-cell office:value-type="float" office:value="0.452962">
            <text:p>0.452962</text:p>
          </table:table-cell>
          <table:table-cell office:value-type="float" office:value="0.1054">
            <text:p>0.1054</text:p>
          </table:table-cell>
          <table:table-cell office:value-type="string">
            <text:p>rBABE1DXJEqQfI03AAq4JOVkUHo077_140x104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13851">
            <text:p>13851</text:p>
          </table:table-cell>
          <table:table-cell office:value-type="float" office:value="8051">
            <text:p>8051</text:p>
          </table:table-cell>
          <table:table-cell office:value-type="float" office:value="0.452111">
            <text:p>0.452111</text:p>
          </table:table-cell>
          <table:table-cell office:value-type="float" office:value="0.158852">
            <text:p>0.158852</text:p>
          </table:table-cell>
          <table:table-cell office:value-type="string">
            <text:p>rBABE1DXKwGys943ABVka8sITbM083_160x298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8436">
            <text:p>8436</text:p>
          </table:table-cell>
          <table:table-cell office:value-type="float" office:value="5264">
            <text:p>5264</text:p>
          </table:table-cell>
          <table:table-cell office:value-type="float" office:value="0.452081">
            <text:p>0.452081</text:p>
          </table:table-cell>
          <table:table-cell office:value-type="float" office:value="0.161386">
            <text:p>0.161386</text:p>
          </table:table-cell>
          <table:table-cell office:value-type="string">
            <text:p>rBABE1DXKwGys943ABVka8sITbM083_167x10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14881">
            <text:p>14881</text:p>
          </table:table-cell>
          <table:table-cell office:value-type="float" office:value="8651">
            <text:p>8651</text:p>
          </table:table-cell>
          <table:table-cell office:value-type="float" office:value="0.451378">
            <text:p>0.451378</text:p>
          </table:table-cell>
          <table:table-cell office:value-type="float" office:value="0.16244">
            <text:p>0.16244</text:p>
          </table:table-cell>
          <table:table-cell office:value-type="string">
            <text:p>rBABE1DXKwGys943ABVka8sITbM083_167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14109">
            <text:p>14109</text:p>
          </table:table-cell>
          <table:table-cell office:value-type="float" office:value="1683">
            <text:p>1683</text:p>
          </table:table-cell>
          <table:table-cell office:value-type="float" office:value="0.450553">
            <text:p>0.450553</text:p>
          </table:table-cell>
          <table:table-cell office:value-type="float" office:value="0.170982">
            <text:p>0.170982</text:p>
          </table:table-cell>
          <table:table-cell office:value-type="string">
            <text:p>rBABE1DX6W2BDV7bABIgCYbCpDI368_140x104_1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8316">
            <text:p>8316</text:p>
          </table:table-cell>
          <table:table-cell office:value-type="float" office:value="3581">
            <text:p>3581</text:p>
          </table:table-cell>
          <table:table-cell office:value-type="float" office:value="0.449429">
            <text:p>0.449429</text:p>
          </table:table-cell>
          <table:table-cell office:value-type="float" office:value="0.157625">
            <text:p>0.157625</text:p>
          </table:table-cell>
          <table:table-cell office:value-type="string">
            <text:p>rBABE1DZjszQQS96ABR_B58Rnw4496_167x104_5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X7-An-VeAAB8tR-lQ9A399.gif</text:p>
          </table:table-cell>
          <table:table-cell office:value-type="string">
            <text:p>.gif</text:p>
          </table:table-cell>
          <table:table-cell office:value-type="float" office:value="31925">
            <text:p>31925</text:p>
          </table:table-cell>
          <table:table-cell office:value-type="float" office:value="7730">
            <text:p>7730</text:p>
          </table:table-cell>
          <table:table-cell office:value-type="float" office:value="2388">
            <text:p>2388</text:p>
          </table:table-cell>
          <table:table-cell office:value-type="float" office:value="0.448181">
            <text:p>0.448181</text:p>
          </table:table-cell>
          <table:table-cell office:value-type="float" office:value="0.00627184">
            <text:p>0.00627184</text:p>
          </table:table-cell>
          <table:table-cell office:value-type="string">
            <text:p>rBABE1DZX7-An-VeAAB8tR-lQ9A399_60x60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12336">
            <text:p>12336</text:p>
          </table:table-cell>
          <table:table-cell office:value-type="float" office:value="6690">
            <text:p>6690</text:p>
          </table:table-cell>
          <table:table-cell office:value-type="float" office:value="0.447509">
            <text:p>0.447509</text:p>
          </table:table-cell>
          <table:table-cell office:value-type="float" office:value="0.0372272">
            <text:p>0.0372272</text:p>
          </table:table-cell>
          <table:table-cell office:value-type="string">
            <text:p>rBABE1DXKwGys943ABVka8sITbM083_200x2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w_iVNKjAAfPL62gSAg986.png</text:p>
          </table:table-cell>
          <table:table-cell office:value-type="string">
            <text:p>.png</text:p>
          </table:table-cell>
          <table:table-cell office:value-type="float" office:value="511791">
            <text:p>511791</text:p>
          </table:table-cell>
          <table:table-cell office:value-type="float" office:value="490956">
            <text:p>490956</text:p>
          </table:table-cell>
          <table:table-cell office:value-type="float" office:value="448997">
            <text:p>448997</text:p>
          </table:table-cell>
          <table:table-cell office:value-type="float" office:value="0.447241">
            <text:p>0.447241</text:p>
          </table:table-cell>
          <table:table-cell office:value-type="float" office:value="0.396883">
            <text:p>0.396883</text:p>
          </table:table-cell>
          <table:table-cell office:value-type="string">
            <text:p>rBABE1DX2w_iVNKjAAfPL62gSAg986_522x.pn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12336">
            <text:p>12336</text:p>
          </table:table-cell>
          <table:table-cell office:value-type="float" office:value="6690">
            <text:p>6690</text:p>
          </table:table-cell>
          <table:table-cell office:value-type="float" office:value="0.447191">
            <text:p>0.447191</text:p>
          </table:table-cell>
          <table:table-cell office:value-type="float" office:value="0.0373418">
            <text:p>0.0373418</text:p>
          </table:table-cell>
          <table:table-cell office:value-type="string">
            <text:p>rBABE1DXKwGys943ABVka8sITbM083_200x200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14054">
            <text:p>14054</text:p>
          </table:table-cell>
          <table:table-cell office:value-type="float" office:value="3324">
            <text:p>3324</text:p>
          </table:table-cell>
          <table:table-cell office:value-type="float" office:value="0.447147">
            <text:p>0.447147</text:p>
          </table:table-cell>
          <table:table-cell office:value-type="float" office:value="0.159013">
            <text:p>0.159013</text:p>
          </table:table-cell>
          <table:table-cell office:value-type="string">
            <text:p>rBABE1DZjszQQS96ABR_B58Rnw4496_160x298_5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YJMfQZPVcAAFZw9pUP28191.gif</text:p>
          </table:table-cell>
          <table:table-cell office:value-type="string">
            <text:p>.gif</text:p>
          </table:table-cell>
          <table:table-cell office:value-type="float" office:value="88515">
            <text:p>88515</text:p>
          </table:table-cell>
          <table:table-cell office:value-type="float" office:value="5024">
            <text:p>5024</text:p>
          </table:table-cell>
          <table:table-cell office:value-type="float" office:value="185">
            <text:p>185</text:p>
          </table:table-cell>
          <table:table-cell office:value-type="float" office:value="0.44711">
            <text:p>0.44711</text:p>
          </table:table-cell>
          <table:table-cell office:value-type="float" office:value="0.00658798">
            <text:p>0.00658798</text:p>
          </table:table-cell>
          <table:table-cell office:value-type="string">
            <text:p>rBABE1DYJMfQZPVcAAFZw9pUP28191_60x60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14054">
            <text:p>14054</text:p>
          </table:table-cell>
          <table:table-cell office:value-type="float" office:value="4930">
            <text:p>4930</text:p>
          </table:table-cell>
          <table:table-cell office:value-type="float" office:value="0.446761">
            <text:p>0.446761</text:p>
          </table:table-cell>
          <table:table-cell office:value-type="float" office:value="0.160275">
            <text:p>0.160275</text:p>
          </table:table-cell>
          <table:table-cell office:value-type="string">
            <text:p>rBABE1DZjszQQS96ABR_B58Rnw4496_160x298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7_CRNEEAACKEPH3i8Y068.gif</text:p>
          </table:table-cell>
          <table:table-cell office:value-type="string">
            <text:p>.gif</text:p>
          </table:table-cell>
          <table:table-cell office:value-type="float" office:value="35344">
            <text:p>35344</text:p>
          </table:table-cell>
          <table:table-cell office:value-type="float" office:value="31768">
            <text:p>31768</text:p>
          </table:table-cell>
          <table:table-cell office:value-type="float" office:value="12796">
            <text:p>12796</text:p>
          </table:table-cell>
          <table:table-cell office:value-type="float" office:value="0.446726">
            <text:p>0.446726</text:p>
          </table:table-cell>
          <table:table-cell office:value-type="float" office:value="0.033953">
            <text:p>0.033953</text:p>
          </table:table-cell>
          <table:table-cell office:value-type="string">
            <text:p>rBABE1DZX7_CRNEEAACKEPH3i8Y068_256x144_5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aqjCUqdrAAed-VrBl8w644.jpg</text:p>
          </table:table-cell>
          <table:table-cell office:value-type="string">
            <text:p>.jpg</text:p>
          </table:table-cell>
          <table:table-cell office:value-type="float" office:value="499193">
            <text:p>499193</text:p>
          </table:table-cell>
          <table:table-cell office:value-type="float" office:value="17159">
            <text:p>17159</text:p>
          </table:table-cell>
          <table:table-cell office:value-type="float" office:value="2342">
            <text:p>2342</text:p>
          </table:table-cell>
          <table:table-cell office:value-type="float" office:value="0.4466">
            <text:p>0.4466</text:p>
          </table:table-cell>
          <table:table-cell office:value-type="float" office:value="0.0852721">
            <text:p>0.0852721</text:p>
          </table:table-cell>
          <table:table-cell office:value-type="string">
            <text:p>rBABE1DZaqjCUqdrAAed-VrBl8w644_140x104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14909">
            <text:p>14909</text:p>
          </table:table-cell>
          <table:table-cell office:value-type="float" office:value="5288">
            <text:p>5288</text:p>
          </table:table-cell>
          <table:table-cell office:value-type="float" office:value="0.446533">
            <text:p>0.446533</text:p>
          </table:table-cell>
          <table:table-cell office:value-type="float" office:value="0.15763">
            <text:p>0.15763</text:p>
          </table:table-cell>
          <table:table-cell office:value-type="string">
            <text:p>rBABE1DZjszQQS96ABR_B58Rnw4496_167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14054">
            <text:p>14054</text:p>
          </table:table-cell>
          <table:table-cell office:value-type="float" office:value="4930">
            <text:p>4930</text:p>
          </table:table-cell>
          <table:table-cell office:value-type="float" office:value="0.446276">
            <text:p>0.446276</text:p>
          </table:table-cell>
          <table:table-cell office:value-type="float" office:value="0.158658">
            <text:p>0.158658</text:p>
          </table:table-cell>
          <table:table-cell office:value-type="string">
            <text:p>rBABE1DZjszQQS96ABR_B58Rnw4496_160x298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19679">
            <text:p>19679</text:p>
          </table:table-cell>
          <table:table-cell office:value-type="float" office:value="4037">
            <text:p>4037</text:p>
          </table:table-cell>
          <table:table-cell office:value-type="float" office:value="0.446095">
            <text:p>0.446095</text:p>
          </table:table-cell>
          <table:table-cell office:value-type="float" office:value="0.181395">
            <text:p>0.181395</text:p>
          </table:table-cell>
          <table:table-cell office:value-type="string">
            <text:p>rBABE1DX6W2BDV7bABIgCYbCpDI368_256x144_5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aqjStLvOAAdhnC4TpvM907.jpg</text:p>
          </table:table-cell>
          <table:table-cell office:value-type="string">
            <text:p>.jpg</text:p>
          </table:table-cell>
          <table:table-cell office:value-type="float" office:value="483740">
            <text:p>483740</text:p>
          </table:table-cell>
          <table:table-cell office:value-type="float" office:value="14219">
            <text:p>14219</text:p>
          </table:table-cell>
          <table:table-cell office:value-type="float" office:value="1646">
            <text:p>1646</text:p>
          </table:table-cell>
          <table:table-cell office:value-type="float" office:value="0.444982">
            <text:p>0.444982</text:p>
          </table:table-cell>
          <table:table-cell office:value-type="float" office:value="0.098393">
            <text:p>0.098393</text:p>
          </table:table-cell>
          <table:table-cell office:value-type="string">
            <text:p>rBABE1DZaqjStLvOAAdhnC4TpvM907_140x104_1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13265">
            <text:p>13265</text:p>
          </table:table-cell>
          <table:table-cell office:value-type="float" office:value="4475">
            <text:p>4475</text:p>
          </table:table-cell>
          <table:table-cell office:value-type="float" office:value="0.444887">
            <text:p>0.444887</text:p>
          </table:table-cell>
          <table:table-cell office:value-type="float" office:value="0.031955">
            <text:p>0.031955</text:p>
          </table:table-cell>
          <table:table-cell office:value-type="string">
            <text:p>rBABE1DZjszQQS96ABR_B58Rnw4496_200x200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aqjwBdc0AAfXH6Omzjk904.jpg</text:p>
          </table:table-cell>
          <table:table-cell office:value-type="string">
            <text:p>.jpg</text:p>
          </table:table-cell>
          <table:table-cell office:value-type="float" office:value="513823">
            <text:p>513823</text:p>
          </table:table-cell>
          <table:table-cell office:value-type="float" office:value="67560">
            <text:p>67560</text:p>
          </table:table-cell>
          <table:table-cell office:value-type="float" office:value="18152">
            <text:p>18152</text:p>
          </table:table-cell>
          <table:table-cell office:value-type="float" office:value="0.444273">
            <text:p>0.444273</text:p>
          </table:table-cell>
          <table:table-cell office:value-type="float" office:value="0.123215">
            <text:p>0.123215</text:p>
          </table:table-cell>
          <table:table-cell office:value-type="string">
            <text:p>rBABE1DZaqjwBdc0AAfXH6Omzjk904_600x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9171">
            <text:p>9171</text:p>
          </table:table-cell>
          <table:table-cell office:value-type="float" office:value="2634">
            <text:p>2634</text:p>
          </table:table-cell>
          <table:table-cell office:value-type="float" office:value="0.444135">
            <text:p>0.444135</text:p>
          </table:table-cell>
          <table:table-cell office:value-type="float" office:value="0.156115">
            <text:p>0.156115</text:p>
          </table:table-cell>
          <table:table-cell office:value-type="string">
            <text:p>rBABE1DZjszQQS96ABR_B58Rnw4496_140x104_1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J3iAZ0NYAAAN8WTO-Ig310.gif</text:p>
          </table:table-cell>
          <table:table-cell office:value-type="string">
            <text:p>.gif</text:p>
          </table:table-cell>
          <table:table-cell office:value-type="float" office:value="3569">
            <text:p>3569</text:p>
          </table:table-cell>
          <table:table-cell office:value-type="float" office:value="12330">
            <text:p>12330</text:p>
          </table:table-cell>
          <table:table-cell office:value-type="float" office:value="5062">
            <text:p>5062</text:p>
          </table:table-cell>
          <table:table-cell office:value-type="float" office:value="0.443713">
            <text:p>0.443713</text:p>
          </table:table-cell>
          <table:table-cell office:value-type="float" office:value="0.022768">
            <text:p>0.022768</text:p>
          </table:table-cell>
          <table:table-cell office:value-type="string">
            <text:p>rBABE1DZJ3iAZ0NYAAAN8WTO-Ig310_160x298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L9KTwESrAAFTd3pdKvo520.gif</text:p>
          </table:table-cell>
          <table:table-cell office:value-type="string">
            <text:p>.gif</text:p>
          </table:table-cell>
          <table:table-cell office:value-type="float" office:value="86903">
            <text:p>86903</text:p>
          </table:table-cell>
          <table:table-cell office:value-type="float" office:value="25843">
            <text:p>25843</text:p>
          </table:table-cell>
          <table:table-cell office:value-type="float" office:value="16459">
            <text:p>16459</text:p>
          </table:table-cell>
          <table:table-cell office:value-type="float" office:value="0.443284">
            <text:p>0.443284</text:p>
          </table:table-cell>
          <table:table-cell office:value-type="float" office:value="0.058744">
            <text:p>0.058744</text:p>
          </table:table-cell>
          <table:table-cell office:value-type="string">
            <text:p>rBABE1DZL9KTwESrAAFTd3pdKvo520_167x104_5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13265">
            <text:p>13265</text:p>
          </table:table-cell>
          <table:table-cell office:value-type="float" office:value="4475">
            <text:p>4475</text:p>
          </table:table-cell>
          <table:table-cell office:value-type="float" office:value="0.443281">
            <text:p>0.443281</text:p>
          </table:table-cell>
          <table:table-cell office:value-type="float" office:value="0.032038">
            <text:p>0.032038</text:p>
          </table:table-cell>
          <table:table-cell office:value-type="string">
            <text:p>rBABE1DZjszQQS96ABR_B58Rnw4496_200x200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L9KTwESrAAFTd3pdKvo520.gif</text:p>
          </table:table-cell>
          <table:table-cell office:value-type="string">
            <text:p>.gif</text:p>
          </table:table-cell>
          <table:table-cell office:value-type="float" office:value="86903">
            <text:p>86903</text:p>
          </table:table-cell>
          <table:table-cell office:value-type="float" office:value="15624">
            <text:p>15624</text:p>
          </table:table-cell>
          <table:table-cell office:value-type="float" office:value="7743">
            <text:p>7743</text:p>
          </table:table-cell>
          <table:table-cell office:value-type="float" office:value="0.442279">
            <text:p>0.442279</text:p>
          </table:table-cell>
          <table:table-cell office:value-type="float" office:value="0.0282919">
            <text:p>0.0282919</text:p>
          </table:table-cell>
          <table:table-cell office:value-type="string">
            <text:p>rBABE1DZL9KTwESrAAFTd3pdKvo520_140x104_3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aqjRViEQAAYxroS1jXk493.jpg</text:p>
          </table:table-cell>
          <table:table-cell office:value-type="string">
            <text:p>.jpg</text:p>
          </table:table-cell>
          <table:table-cell office:value-type="float" office:value="405934">
            <text:p>405934</text:p>
          </table:table-cell>
          <table:table-cell office:value-type="float" office:value="13298">
            <text:p>13298</text:p>
          </table:table-cell>
          <table:table-cell office:value-type="float" office:value="1713">
            <text:p>1713</text:p>
          </table:table-cell>
          <table:table-cell office:value-type="float" office:value="0.442044">
            <text:p>0.442044</text:p>
          </table:table-cell>
          <table:table-cell office:value-type="float" office:value="0.0963771">
            <text:p>0.0963771</text:p>
          </table:table-cell>
          <table:table-cell office:value-type="string">
            <text:p>rBABE1DZaqjRViEQAAYxroS1jXk493_140x104_1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19340">
            <text:p>19340</text:p>
          </table:table-cell>
          <table:table-cell office:value-type="float" office:value="4275">
            <text:p>4275</text:p>
          </table:table-cell>
          <table:table-cell office:value-type="float" office:value="0.441648">
            <text:p>0.441648</text:p>
          </table:table-cell>
          <table:table-cell office:value-type="float" office:value="0.181902">
            <text:p>0.181902</text:p>
          </table:table-cell>
          <table:table-cell office:value-type="string">
            <text:p>rBABE1DX6W2BDV7bABIgCYbCpDI368_260x132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c3j_-B2AABc3ZIgLbc845.gif</text:p>
          </table:table-cell>
          <table:table-cell office:value-type="string">
            <text:p>.gif</text:p>
          </table:table-cell>
          <table:table-cell office:value-type="float" office:value="23773">
            <text:p>23773</text:p>
          </table:table-cell>
          <table:table-cell office:value-type="float" office:value="96285">
            <text:p>96285</text:p>
          </table:table-cell>
          <table:table-cell office:value-type="float" office:value="76679">
            <text:p>76679</text:p>
          </table:table-cell>
          <table:table-cell office:value-type="float" office:value="0.440249">
            <text:p>0.440249</text:p>
          </table:table-cell>
          <table:table-cell office:value-type="float" office:value="0.113606">
            <text:p>0.113606</text:p>
          </table:table-cell>
          <table:table-cell office:value-type="string">
            <text:p>rBABE1DZWc3j_-B2AABc3ZIgLbc845_522x294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22172">
            <text:p>22172</text:p>
          </table:table-cell>
          <table:table-cell office:value-type="float" office:value="4037">
            <text:p>4037</text:p>
          </table:table-cell>
          <table:table-cell office:value-type="float" office:value="0.440159">
            <text:p>0.440159</text:p>
          </table:table-cell>
          <table:table-cell office:value-type="float" office:value="0.179952">
            <text:p>0.179952</text:p>
          </table:table-cell>
          <table:table-cell office:value-type="string">
            <text:p>rBABE1DX6W2BDV7bABIgCYbCpDI368_256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aqjzmtw7AAcky3TEyOA040.jpg</text:p>
          </table:table-cell>
          <table:table-cell office:value-type="string">
            <text:p>.jpg</text:p>
          </table:table-cell>
          <table:table-cell office:value-type="float" office:value="468171">
            <text:p>468171</text:p>
          </table:table-cell>
          <table:table-cell office:value-type="float" office:value="60159">
            <text:p>60159</text:p>
          </table:table-cell>
          <table:table-cell office:value-type="float" office:value="15145">
            <text:p>15145</text:p>
          </table:table-cell>
          <table:table-cell office:value-type="float" office:value="0.440131">
            <text:p>0.440131</text:p>
          </table:table-cell>
          <table:table-cell office:value-type="float" office:value="0.121757">
            <text:p>0.121757</text:p>
          </table:table-cell>
          <table:table-cell office:value-type="string">
            <text:p>rBABE1DZaqjzmtw7AAcky3TEyOA040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aqiSNu-aAAdLwyc_aRQ409.jpg</text:p>
          </table:table-cell>
          <table:table-cell office:value-type="string">
            <text:p>.jpg</text:p>
          </table:table-cell>
          <table:table-cell office:value-type="float" office:value="478147">
            <text:p>478147</text:p>
          </table:table-cell>
          <table:table-cell office:value-type="float" office:value="57860">
            <text:p>57860</text:p>
          </table:table-cell>
          <table:table-cell office:value-type="float" office:value="12941">
            <text:p>12941</text:p>
          </table:table-cell>
          <table:table-cell office:value-type="float" office:value="0.439359">
            <text:p>0.439359</text:p>
          </table:table-cell>
          <table:table-cell office:value-type="float" office:value="0.122082">
            <text:p>0.122082</text:p>
          </table:table-cell>
          <table:table-cell office:value-type="string">
            <text:p>rBABE1DZaqiSNu-aAAdLwyc_aRQ409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xfjBLZvNAAwug6Ztbkk645.png</text:p>
          </table:table-cell>
          <table:table-cell office:value-type="string">
            <text:p>.png</text:p>
          </table:table-cell>
          <table:table-cell office:value-type="float" office:value="798339">
            <text:p>798339</text:p>
          </table:table-cell>
          <table:table-cell office:value-type="float" office:value="465660">
            <text:p>465660</text:p>
          </table:table-cell>
          <table:table-cell office:value-type="float" office:value="465541">
            <text:p>465541</text:p>
          </table:table-cell>
          <table:table-cell office:value-type="float" office:value="0.439161">
            <text:p>0.439161</text:p>
          </table:table-cell>
          <table:table-cell office:value-type="float" office:value="0.415022">
            <text:p>0.415022</text:p>
          </table:table-cell>
          <table:table-cell office:value-type="string">
            <text:p>rBABE1DXxfjBLZvNAAwug6Ztbkk645_600x_3.pn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14104">
            <text:p>14104</text:p>
          </table:table-cell>
          <table:table-cell office:value-type="float" office:value="1705">
            <text:p>1705</text:p>
          </table:table-cell>
          <table:table-cell office:value-type="float" office:value="0.43846">
            <text:p>0.43846</text:p>
          </table:table-cell>
          <table:table-cell office:value-type="float" office:value="0.168746">
            <text:p>0.168746</text:p>
          </table:table-cell>
          <table:table-cell office:value-type="string">
            <text:p>rBABE1DX6W2BDV7bABIgCYbCpDI368_140x104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J3iAZ0NYAAAN8WTO-Ig310.gif</text:p>
          </table:table-cell>
          <table:table-cell office:value-type="string">
            <text:p>.gif</text:p>
          </table:table-cell>
          <table:table-cell office:value-type="float" office:value="3569">
            <text:p>3569</text:p>
          </table:table-cell>
          <table:table-cell office:value-type="float" office:value="8905">
            <text:p>8905</text:p>
          </table:table-cell>
          <table:table-cell office:value-type="float" office:value="3018">
            <text:p>3018</text:p>
          </table:table-cell>
          <table:table-cell office:value-type="float" office:value="0.4384">
            <text:p>0.4384</text:p>
          </table:table-cell>
          <table:table-cell office:value-type="float" office:value="0.00954604">
            <text:p>0.00954604</text:p>
          </table:table-cell>
          <table:table-cell office:value-type="string">
            <text:p>rBABE1DZJ3iAZ0NYAAAN8WTO-Ig310_167x104_5.gif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L9KTwESrAAFTd3pdKvo520.gif</text:p>
          </table:table-cell>
          <table:table-cell office:value-type="string">
            <text:p>.gif</text:p>
          </table:table-cell>
          <table:table-cell office:value-type="float" office:value="86903">
            <text:p>86903</text:p>
          </table:table-cell>
          <table:table-cell office:value-type="float" office:value="14761">
            <text:p>14761</text:p>
          </table:table-cell>
          <table:table-cell office:value-type="float" office:value="7236">
            <text:p>7236</text:p>
          </table:table-cell>
          <table:table-cell office:value-type="float" office:value="0.437987">
            <text:p>0.437987</text:p>
          </table:table-cell>
          <table:table-cell office:value-type="float" office:value="0.0273461">
            <text:p>0.0273461</text:p>
          </table:table-cell>
          <table:table-cell office:value-type="string">
            <text:p>rBABE1DZL9KTwESrAAFTd3pdKvo520_100x100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xfjBLZvNAAwug6Ztbkk645.png</text:p>
          </table:table-cell>
          <table:table-cell office:value-type="string">
            <text:p>.png</text:p>
          </table:table-cell>
          <table:table-cell office:value-type="float" office:value="798339">
            <text:p>798339</text:p>
          </table:table-cell>
          <table:table-cell office:value-type="float" office:value="465660">
            <text:p>465660</text:p>
          </table:table-cell>
          <table:table-cell office:value-type="float" office:value="465541">
            <text:p>465541</text:p>
          </table:table-cell>
          <table:table-cell office:value-type="float" office:value="0.436723">
            <text:p>0.436723</text:p>
          </table:table-cell>
          <table:table-cell office:value-type="float" office:value="0.418581">
            <text:p>0.418581</text:p>
          </table:table-cell>
          <table:table-cell office:value-type="string">
            <text:p>rBABE1DXxfjBLZvNAAwug6Ztbkk645_600x.pn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17847">
            <text:p>17847</text:p>
          </table:table-cell>
          <table:table-cell office:value-type="float" office:value="2736">
            <text:p>2736</text:p>
          </table:table-cell>
          <table:table-cell office:value-type="float" office:value="0.436519">
            <text:p>0.436519</text:p>
          </table:table-cell>
          <table:table-cell office:value-type="float" office:value="0.0308092">
            <text:p>0.0308092</text:p>
          </table:table-cell>
          <table:table-cell office:value-type="string">
            <text:p>rBABE1DX6W2BDV7bABIgCYbCpDI368_200x200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xfjBLZvNAAwug6Ztbkk645.png</text:p>
          </table:table-cell>
          <table:table-cell office:value-type="string">
            <text:p>.png</text:p>
          </table:table-cell>
          <table:table-cell office:value-type="float" office:value="798339">
            <text:p>798339</text:p>
          </table:table-cell>
          <table:table-cell office:value-type="float" office:value="465660">
            <text:p>465660</text:p>
          </table:table-cell>
          <table:table-cell office:value-type="float" office:value="465541">
            <text:p>465541</text:p>
          </table:table-cell>
          <table:table-cell office:value-type="float" office:value="0.435928">
            <text:p>0.435928</text:p>
          </table:table-cell>
          <table:table-cell office:value-type="float" office:value="0.413923">
            <text:p>0.413923</text:p>
          </table:table-cell>
          <table:table-cell office:value-type="string">
            <text:p>rBABE1DXxfjBLZvNAAwug6Ztbkk645_600x.pn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4142">
            <text:p>4142</text:p>
          </table:table-cell>
          <table:table-cell office:value-type="float" office:value="2296">
            <text:p>2296</text:p>
          </table:table-cell>
          <table:table-cell office:value-type="float" office:value="0.434961">
            <text:p>0.434961</text:p>
          </table:table-cell>
          <table:table-cell office:value-type="float" office:value="0.035686">
            <text:p>0.035686</text:p>
          </table:table-cell>
          <table:table-cell office:value-type="string">
            <text:p>rBABE1DXKwGys943ABVka8sITbM083_100x100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17847">
            <text:p>17847</text:p>
          </table:table-cell>
          <table:table-cell office:value-type="float" office:value="2736">
            <text:p>2736</text:p>
          </table:table-cell>
          <table:table-cell office:value-type="float" office:value="0.434677">
            <text:p>0.434677</text:p>
          </table:table-cell>
          <table:table-cell office:value-type="float" office:value="0.031251">
            <text:p>0.031251</text:p>
          </table:table-cell>
          <table:table-cell office:value-type="string">
            <text:p>rBABE1DX6W2BDV7bABIgCYbCpDI368_200x2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xfjBLZvNAAwug6Ztbkk645.png</text:p>
          </table:table-cell>
          <table:table-cell office:value-type="string">
            <text:p>.png</text:p>
          </table:table-cell>
          <table:table-cell office:value-type="float" office:value="798339">
            <text:p>798339</text:p>
          </table:table-cell>
          <table:table-cell office:value-type="float" office:value="465660">
            <text:p>465660</text:p>
          </table:table-cell>
          <table:table-cell office:value-type="float" office:value="465541">
            <text:p>465541</text:p>
          </table:table-cell>
          <table:table-cell office:value-type="float" office:value="0.433873">
            <text:p>0.433873</text:p>
          </table:table-cell>
          <table:table-cell office:value-type="float" office:value="0.415063">
            <text:p>0.415063</text:p>
          </table:table-cell>
          <table:table-cell office:value-type="string">
            <text:p>rBABE1DXxfjBLZvNAAwug6Ztbkk645_600x.pn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aqiwSN8bAAoGSFhGdUg658.jpg</text:p>
          </table:table-cell>
          <table:table-cell office:value-type="string">
            <text:p>.jpg</text:p>
          </table:table-cell>
          <table:table-cell office:value-type="float" office:value="656968">
            <text:p>656968</text:p>
          </table:table-cell>
          <table:table-cell office:value-type="float" office:value="30819">
            <text:p>30819</text:p>
          </table:table-cell>
          <table:table-cell office:value-type="float" office:value="4105">
            <text:p>4105</text:p>
          </table:table-cell>
          <table:table-cell office:value-type="float" office:value="0.433843">
            <text:p>0.433843</text:p>
          </table:table-cell>
          <table:table-cell office:value-type="float" office:value="0.0991859">
            <text:p>0.0991859</text:p>
          </table:table-cell>
          <table:table-cell office:value-type="string">
            <text:p>rBABE1DZaqiwSN8bAAoGSFhGdUg658_140x104_3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YSsPxwSEgAAYQed-G_KA771.jpg</text:p>
          </table:table-cell>
          <table:table-cell office:value-type="string">
            <text:p>.jpg</text:p>
          </table:table-cell>
          <table:table-cell office:value-type="float" office:value="397433">
            <text:p>397433</text:p>
          </table:table-cell>
          <table:table-cell office:value-type="float" office:value="261222">
            <text:p>261222</text:p>
          </table:table-cell>
          <table:table-cell office:value-type="float" office:value="148338">
            <text:p>148338</text:p>
          </table:table-cell>
          <table:table-cell office:value-type="float" office:value="0.433824">
            <text:p>0.433824</text:p>
          </table:table-cell>
          <table:table-cell office:value-type="float" office:value="0.140439">
            <text:p>0.140439</text:p>
          </table:table-cell>
          <table:table-cell office:value-type="string">
            <text:p>rBABE1DYSsPxwSEgAAYQed-G_KA771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xfjBLZvNAAwug6Ztbkk645.png</text:p>
          </table:table-cell>
          <table:table-cell office:value-type="string">
            <text:p>.png</text:p>
          </table:table-cell>
          <table:table-cell office:value-type="float" office:value="798339">
            <text:p>798339</text:p>
          </table:table-cell>
          <table:table-cell office:value-type="float" office:value="465660">
            <text:p>465660</text:p>
          </table:table-cell>
          <table:table-cell office:value-type="float" office:value="465541">
            <text:p>465541</text:p>
          </table:table-cell>
          <table:table-cell office:value-type="float" office:value="0.433271">
            <text:p>0.433271</text:p>
          </table:table-cell>
          <table:table-cell office:value-type="float" office:value="0.413516">
            <text:p>0.413516</text:p>
          </table:table-cell>
          <table:table-cell office:value-type="string">
            <text:p>rBABE1DXxfjBLZvNAAwug6Ztbkk645_600x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xfjBLZvNAAwug6Ztbkk645.png</text:p>
          </table:table-cell>
          <table:table-cell office:value-type="string">
            <text:p>.png</text:p>
          </table:table-cell>
          <table:table-cell office:value-type="float" office:value="798339">
            <text:p>798339</text:p>
          </table:table-cell>
          <table:table-cell office:value-type="float" office:value="465660">
            <text:p>465660</text:p>
          </table:table-cell>
          <table:table-cell office:value-type="float" office:value="465541">
            <text:p>465541</text:p>
          </table:table-cell>
          <table:table-cell office:value-type="float" office:value="0.433017">
            <text:p>0.433017</text:p>
          </table:table-cell>
          <table:table-cell office:value-type="float" office:value="0.414938">
            <text:p>0.414938</text:p>
          </table:table-cell>
          <table:table-cell office:value-type="string">
            <text:p>rBABE1DXxfjBLZvNAAwug6Ztbkk645_600x_3.pn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aqjRViEQAAYxroS1jXk493.jpg</text:p>
          </table:table-cell>
          <table:table-cell office:value-type="string">
            <text:p>.jpg</text:p>
          </table:table-cell>
          <table:table-cell office:value-type="float" office:value="405934">
            <text:p>405934</text:p>
          </table:table-cell>
          <table:table-cell office:value-type="float" office:value="13310">
            <text:p>13310</text:p>
          </table:table-cell>
          <table:table-cell office:value-type="float" office:value="1711">
            <text:p>1711</text:p>
          </table:table-cell>
          <table:table-cell office:value-type="float" office:value="0.432247">
            <text:p>0.432247</text:p>
          </table:table-cell>
          <table:table-cell office:value-type="float" office:value="0.0830121">
            <text:p>0.0830121</text:p>
          </table:table-cell>
          <table:table-cell office:value-type="string">
            <text:p>rBABE1DZaqjRViEQAAYxroS1jXk493_140x104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YSsPxwSEgAAYQed-G_KA771.jpg</text:p>
          </table:table-cell>
          <table:table-cell office:value-type="string">
            <text:p>.jpg</text:p>
          </table:table-cell>
          <table:table-cell office:value-type="float" office:value="397433">
            <text:p>397433</text:p>
          </table:table-cell>
          <table:table-cell office:value-type="float" office:value="261222">
            <text:p>261222</text:p>
          </table:table-cell>
          <table:table-cell office:value-type="float" office:value="20443">
            <text:p>20443</text:p>
          </table:table-cell>
          <table:table-cell office:value-type="float" office:value="0.431379">
            <text:p>0.431379</text:p>
          </table:table-cell>
          <table:table-cell office:value-type="float" office:value="0.0786572">
            <text:p>0.0786572</text:p>
          </table:table-cell>
          <table:table-cell office:value-type="string">
            <text:p>rBABE1DYSsPxwSEgAAYQed-G_KA771_600x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YSsPxwSEgAAYQed-G_KA771.jpg</text:p>
          </table:table-cell>
          <table:table-cell office:value-type="string">
            <text:p>.jpg</text:p>
          </table:table-cell>
          <table:table-cell office:value-type="float" office:value="397433">
            <text:p>397433</text:p>
          </table:table-cell>
          <table:table-cell office:value-type="float" office:value="261222">
            <text:p>261222</text:p>
          </table:table-cell>
          <table:table-cell office:value-type="float" office:value="148338">
            <text:p>148338</text:p>
          </table:table-cell>
          <table:table-cell office:value-type="float" office:value="0.431314">
            <text:p>0.431314</text:p>
          </table:table-cell>
          <table:table-cell office:value-type="float" office:value="0.13837">
            <text:p>0.13837</text:p>
          </table:table-cell>
          <table:table-cell office:value-type="string">
            <text:p>rBABE1DYSsPxwSEgAAYQed-G_KA771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WZqwsQS7ABLJPJFjkZg986.jpg</text:p>
          </table:table-cell>
          <table:table-cell office:value-type="string">
            <text:p>.jpg</text:p>
          </table:table-cell>
          <table:table-cell office:value-type="float" office:value="1231164">
            <text:p>1231164</text:p>
          </table:table-cell>
          <table:table-cell office:value-type="float" office:value="302885">
            <text:p>302885</text:p>
          </table:table-cell>
          <table:table-cell office:value-type="float" office:value="68023">
            <text:p>68023</text:p>
          </table:table-cell>
          <table:table-cell office:value-type="float" office:value="0.431029">
            <text:p>0.431029</text:p>
          </table:table-cell>
          <table:table-cell office:value-type="float" office:value="0.162517">
            <text:p>0.162517</text:p>
          </table:table-cell>
          <table:table-cell office:value-type="string">
            <text:p>rBABE1DXWZqwsQS7ABLJPJFjkZg986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4234">
            <text:p>4234</text:p>
          </table:table-cell>
          <table:table-cell office:value-type="float" office:value="2418">
            <text:p>2418</text:p>
          </table:table-cell>
          <table:table-cell office:value-type="float" office:value="0.430699">
            <text:p>0.430699</text:p>
          </table:table-cell>
          <table:table-cell office:value-type="float" office:value="0.151745">
            <text:p>0.151745</text:p>
          </table:table-cell>
          <table:table-cell office:value-type="string">
            <text:p>rBABE1DXKwGys943ABVka8sITbM083_140x104_3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7704">
            <text:p>7704</text:p>
          </table:table-cell>
          <table:table-cell office:value-type="float" office:value="1942">
            <text:p>1942</text:p>
          </table:table-cell>
          <table:table-cell office:value-type="float" office:value="0.428599">
            <text:p>0.428599</text:p>
          </table:table-cell>
          <table:table-cell office:value-type="float" office:value="0.0307581">
            <text:p>0.0307581</text:p>
          </table:table-cell>
          <table:table-cell office:value-type="string">
            <text:p>rBABE1DZjszQQS96ABR_B58Rnw4496_100x100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7652">
            <text:p>7652</text:p>
          </table:table-cell>
          <table:table-cell office:value-type="float" office:value="1939">
            <text:p>1939</text:p>
          </table:table-cell>
          <table:table-cell office:value-type="float" office:value="0.428416">
            <text:p>0.428416</text:p>
          </table:table-cell>
          <table:table-cell office:value-type="float" office:value="0.148176">
            <text:p>0.148176</text:p>
          </table:table-cell>
          <table:table-cell office:value-type="string">
            <text:p>rBABE1DZjszQQS96ABR_B58Rnw4496_140x104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15006">
            <text:p>15006</text:p>
          </table:table-cell>
          <table:table-cell office:value-type="float" office:value="2236">
            <text:p>2236</text:p>
          </table:table-cell>
          <table:table-cell office:value-type="float" office:value="0.427705">
            <text:p>0.427705</text:p>
          </table:table-cell>
          <table:table-cell office:value-type="float" office:value="0.17552">
            <text:p>0.17552</text:p>
          </table:table-cell>
          <table:table-cell office:value-type="string">
            <text:p>rBABE1DX6W2BDV7bABIgCYbCpDI368_167x104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15820">
            <text:p>15820</text:p>
          </table:table-cell>
          <table:table-cell office:value-type="float" office:value="2236">
            <text:p>2236</text:p>
          </table:table-cell>
          <table:table-cell office:value-type="float" office:value="0.427646">
            <text:p>0.427646</text:p>
          </table:table-cell>
          <table:table-cell office:value-type="float" office:value="0.173793">
            <text:p>0.173793</text:p>
          </table:table-cell>
          <table:table-cell office:value-type="string">
            <text:p>rBABE1DX6W2BDV7bABIgCYbCpDI368_167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SsPxwSEgAAYQed-G_KA771.jpg</text:p>
          </table:table-cell>
          <table:table-cell office:value-type="string">
            <text:p>.jpg</text:p>
          </table:table-cell>
          <table:table-cell office:value-type="float" office:value="397433">
            <text:p>397433</text:p>
          </table:table-cell>
          <table:table-cell office:value-type="float" office:value="261222">
            <text:p>261222</text:p>
          </table:table-cell>
          <table:table-cell office:value-type="float" office:value="20443">
            <text:p>20443</text:p>
          </table:table-cell>
          <table:table-cell office:value-type="float" office:value="0.426156">
            <text:p>0.426156</text:p>
          </table:table-cell>
          <table:table-cell office:value-type="float" office:value="0.08003">
            <text:p>0.08003</text:p>
          </table:table-cell>
          <table:table-cell office:value-type="string">
            <text:p>rBABE1DYSsPxwSEgAAYQed-G_KA771_600x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15251">
            <text:p>15251</text:p>
          </table:table-cell>
          <table:table-cell office:value-type="float" office:value="2075">
            <text:p>2075</text:p>
          </table:table-cell>
          <table:table-cell office:value-type="float" office:value="0.426139">
            <text:p>0.426139</text:p>
          </table:table-cell>
          <table:table-cell office:value-type="float" office:value="0.171363">
            <text:p>0.171363</text:p>
          </table:table-cell>
          <table:table-cell office:value-type="string">
            <text:p>rBABE1DX6W2BDV7bABIgCYbCpDI368_160x298_5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15251">
            <text:p>15251</text:p>
          </table:table-cell>
          <table:table-cell office:value-type="float" office:value="2075">
            <text:p>2075</text:p>
          </table:table-cell>
          <table:table-cell office:value-type="float" office:value="0.426038">
            <text:p>0.426038</text:p>
          </table:table-cell>
          <table:table-cell office:value-type="float" office:value="0.171463">
            <text:p>0.171463</text:p>
          </table:table-cell>
          <table:table-cell office:value-type="string">
            <text:p>rBABE1DX6W2BDV7bABIgCYbCpDI368_160x298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aqiSNu-aAAdLwyc_aRQ409.jpg</text:p>
          </table:table-cell>
          <table:table-cell office:value-type="string">
            <text:p>.jpg</text:p>
          </table:table-cell>
          <table:table-cell office:value-type="float" office:value="478147">
            <text:p>478147</text:p>
          </table:table-cell>
          <table:table-cell office:value-type="float" office:value="14136">
            <text:p>14136</text:p>
          </table:table-cell>
          <table:table-cell office:value-type="float" office:value="1687">
            <text:p>1687</text:p>
          </table:table-cell>
          <table:table-cell office:value-type="float" office:value="0.425945">
            <text:p>0.425945</text:p>
          </table:table-cell>
          <table:table-cell office:value-type="float" office:value="0.0988138">
            <text:p>0.0988138</text:p>
          </table:table-cell>
          <table:table-cell office:value-type="string">
            <text:p>rBABE1DZaqiSNu-aAAdLwyc_aRQ409_140x104_1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15251">
            <text:p>15251</text:p>
          </table:table-cell>
          <table:table-cell office:value-type="float" office:value="2075">
            <text:p>2075</text:p>
          </table:table-cell>
          <table:table-cell office:value-type="float" office:value="0.425498">
            <text:p>0.425498</text:p>
          </table:table-cell>
          <table:table-cell office:value-type="float" office:value="0.171353">
            <text:p>0.171353</text:p>
          </table:table-cell>
          <table:table-cell office:value-type="string">
            <text:p>rBABE1DX6W2BDV7bABIgCYbCpDI368_160x298_3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X6W2BDV7bABIgCYbCpDI368.jpg</text:p>
          </table:table-cell>
          <table:table-cell office:value-type="string">
            <text:p>.jpg</text:p>
          </table:table-cell>
          <table:table-cell office:value-type="float" office:value="1187849">
            <text:p>1187849</text:p>
          </table:table-cell>
          <table:table-cell office:value-type="float" office:value="12393">
            <text:p>12393</text:p>
          </table:table-cell>
          <table:table-cell office:value-type="float" office:value="1117">
            <text:p>1117</text:p>
          </table:table-cell>
          <table:table-cell office:value-type="float" office:value="0.425463">
            <text:p>0.425463</text:p>
          </table:table-cell>
          <table:table-cell office:value-type="float" office:value="0.030221">
            <text:p>0.030221</text:p>
          </table:table-cell>
          <table:table-cell office:value-type="string">
            <text:p>rBABE1DX6W2BDV7bABIgCYbCpDI368_100x10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SsPxwSEgAAYQed-G_KA771.jpg</text:p>
          </table:table-cell>
          <table:table-cell office:value-type="string">
            <text:p>.jpg</text:p>
          </table:table-cell>
          <table:table-cell office:value-type="float" office:value="397433">
            <text:p>397433</text:p>
          </table:table-cell>
          <table:table-cell office:value-type="float" office:value="261222">
            <text:p>261222</text:p>
          </table:table-cell>
          <table:table-cell office:value-type="float" office:value="148338">
            <text:p>148338</text:p>
          </table:table-cell>
          <table:table-cell office:value-type="float" office:value="0.425124">
            <text:p>0.425124</text:p>
          </table:table-cell>
          <table:table-cell office:value-type="float" office:value="0.139069">
            <text:p>0.139069</text:p>
          </table:table-cell>
          <table:table-cell office:value-type="string">
            <text:p>rBABE1DYSsPxwSEgAAYQed-G_KA771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Z9PypNUsAAnl_cnECZw040.png</text:p>
          </table:table-cell>
          <table:table-cell office:value-type="string">
            <text:p>.png</text:p>
          </table:table-cell>
          <table:table-cell office:value-type="float" office:value="648701">
            <text:p>648701</text:p>
          </table:table-cell>
          <table:table-cell office:value-type="float" office:value="491681">
            <text:p>491681</text:p>
          </table:table-cell>
          <table:table-cell office:value-type="float" office:value="491562">
            <text:p>491562</text:p>
          </table:table-cell>
          <table:table-cell office:value-type="float" office:value="0.42484">
            <text:p>0.42484</text:p>
          </table:table-cell>
          <table:table-cell office:value-type="float" office:value="0.40877">
            <text:p>0.40877</text:p>
          </table:table-cell>
          <table:table-cell office:value-type="string">
            <text:p>rBABE1DZZ9PypNUsAAnl_cnECZw040_522x.pn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YSsPxwSEgAAYQed-G_KA771.jpg</text:p>
          </table:table-cell>
          <table:table-cell office:value-type="string">
            <text:p>.jpg</text:p>
          </table:table-cell>
          <table:table-cell office:value-type="float" office:value="397433">
            <text:p>397433</text:p>
          </table:table-cell>
          <table:table-cell office:value-type="float" office:value="261222">
            <text:p>261222</text:p>
          </table:table-cell>
          <table:table-cell office:value-type="float" office:value="148338">
            <text:p>148338</text:p>
          </table:table-cell>
          <table:table-cell office:value-type="float" office:value="0.424671">
            <text:p>0.424671</text:p>
          </table:table-cell>
          <table:table-cell office:value-type="float" office:value="0.137102">
            <text:p>0.137102</text:p>
          </table:table-cell>
          <table:table-cell office:value-type="string">
            <text:p>rBABE1DYSsPxwSEgAAYQed-G_KA771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Z9PypNUsAAnl_cnECZw040.png</text:p>
          </table:table-cell>
          <table:table-cell office:value-type="string">
            <text:p>.png</text:p>
          </table:table-cell>
          <table:table-cell office:value-type="float" office:value="648701">
            <text:p>648701</text:p>
          </table:table-cell>
          <table:table-cell office:value-type="float" office:value="491681">
            <text:p>491681</text:p>
          </table:table-cell>
          <table:table-cell office:value-type="float" office:value="491562">
            <text:p>491562</text:p>
          </table:table-cell>
          <table:table-cell office:value-type="float" office:value="0.424651">
            <text:p>0.424651</text:p>
          </table:table-cell>
          <table:table-cell office:value-type="float" office:value="0.405474">
            <text:p>0.405474</text:p>
          </table:table-cell>
          <table:table-cell office:value-type="string">
            <text:p>rBABE1DZZ9PypNUsAAnl_cnECZw040_600x.pn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Z9PypNUsAAnl_cnECZw040.png</text:p>
          </table:table-cell>
          <table:table-cell office:value-type="string">
            <text:p>.png</text:p>
          </table:table-cell>
          <table:table-cell office:value-type="float" office:value="648701">
            <text:p>648701</text:p>
          </table:table-cell>
          <table:table-cell office:value-type="float" office:value="491681">
            <text:p>491681</text:p>
          </table:table-cell>
          <table:table-cell office:value-type="float" office:value="491562">
            <text:p>491562</text:p>
          </table:table-cell>
          <table:table-cell office:value-type="float" office:value="0.424612">
            <text:p>0.424612</text:p>
          </table:table-cell>
          <table:table-cell office:value-type="float" office:value="0.407865">
            <text:p>0.407865</text:p>
          </table:table-cell>
          <table:table-cell office:value-type="string">
            <text:p>rBABE1DZZ9PypNUsAAnl_cnECZw040_600x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7_CRNEEAACKEPH3i8Y068.gif</text:p>
          </table:table-cell>
          <table:table-cell office:value-type="string">
            <text:p>.gif</text:p>
          </table:table-cell>
          <table:table-cell office:value-type="float" office:value="35344">
            <text:p>35344</text:p>
          </table:table-cell>
          <table:table-cell office:value-type="float" office:value="30289">
            <text:p>30289</text:p>
          </table:table-cell>
          <table:table-cell office:value-type="float" office:value="12743">
            <text:p>12743</text:p>
          </table:table-cell>
          <table:table-cell office:value-type="float" office:value="0.424499">
            <text:p>0.424499</text:p>
          </table:table-cell>
          <table:table-cell office:value-type="float" office:value="0.0332601">
            <text:p>0.0332601</text:p>
          </table:table-cell>
          <table:table-cell office:value-type="string">
            <text:p>rBABE1DZX7_CRNEEAACKEPH3i8Y068_260x132_5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Z9PypNUsAAnl_cnECZw040.png</text:p>
          </table:table-cell>
          <table:table-cell office:value-type="string">
            <text:p>.png</text:p>
          </table:table-cell>
          <table:table-cell office:value-type="float" office:value="648701">
            <text:p>648701</text:p>
          </table:table-cell>
          <table:table-cell office:value-type="float" office:value="491681">
            <text:p>491681</text:p>
          </table:table-cell>
          <table:table-cell office:value-type="float" office:value="491562">
            <text:p>491562</text:p>
          </table:table-cell>
          <table:table-cell office:value-type="float" office:value="0.424231">
            <text:p>0.424231</text:p>
          </table:table-cell>
          <table:table-cell office:value-type="float" office:value="0.405033">
            <text:p>0.405033</text:p>
          </table:table-cell>
          <table:table-cell office:value-type="string">
            <text:p>rBABE1DZZ9PypNUsAAnl_cnECZw040_600x.pn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Z9PypNUsAAnl_cnECZw040.png</text:p>
          </table:table-cell>
          <table:table-cell office:value-type="string">
            <text:p>.png</text:p>
          </table:table-cell>
          <table:table-cell office:value-type="float" office:value="648701">
            <text:p>648701</text:p>
          </table:table-cell>
          <table:table-cell office:value-type="float" office:value="491681">
            <text:p>491681</text:p>
          </table:table-cell>
          <table:table-cell office:value-type="float" office:value="491562">
            <text:p>491562</text:p>
          </table:table-cell>
          <table:table-cell office:value-type="float" office:value="0.423416">
            <text:p>0.423416</text:p>
          </table:table-cell>
          <table:table-cell office:value-type="float" office:value="0.408217">
            <text:p>0.408217</text:p>
          </table:table-cell>
          <table:table-cell office:value-type="string">
            <text:p>rBABE1DZZ9PypNUsAAnl_cnECZw040_600x_3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Z9PypNUsAAnl_cnECZw040.png</text:p>
          </table:table-cell>
          <table:table-cell office:value-type="string">
            <text:p>.png</text:p>
          </table:table-cell>
          <table:table-cell office:value-type="float" office:value="648701">
            <text:p>648701</text:p>
          </table:table-cell>
          <table:table-cell office:value-type="float" office:value="491681">
            <text:p>491681</text:p>
          </table:table-cell>
          <table:table-cell office:value-type="float" office:value="491562">
            <text:p>491562</text:p>
          </table:table-cell>
          <table:table-cell office:value-type="float" office:value="0.423228">
            <text:p>0.423228</text:p>
          </table:table-cell>
          <table:table-cell office:value-type="float" office:value="0.407446">
            <text:p>0.407446</text:p>
          </table:table-cell>
          <table:table-cell office:value-type="string">
            <text:p>rBABE1DZZ9PypNUsAAnl_cnECZw040_600x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Z9PypNUsAAnl_cnECZw040.png</text:p>
          </table:table-cell>
          <table:table-cell office:value-type="string">
            <text:p>.png</text:p>
          </table:table-cell>
          <table:table-cell office:value-type="float" office:value="648701">
            <text:p>648701</text:p>
          </table:table-cell>
          <table:table-cell office:value-type="float" office:value="491681">
            <text:p>491681</text:p>
          </table:table-cell>
          <table:table-cell office:value-type="float" office:value="491562">
            <text:p>491562</text:p>
          </table:table-cell>
          <table:table-cell office:value-type="float" office:value="0.422478">
            <text:p>0.422478</text:p>
          </table:table-cell>
          <table:table-cell office:value-type="float" office:value="0.408538">
            <text:p>0.408538</text:p>
          </table:table-cell>
          <table:table-cell office:value-type="string">
            <text:p>rBABE1DZZ9PypNUsAAnl_cnECZw040_600x_3.pn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Z9OD_mNbAAnOB0AGc6Q728.png</text:p>
          </table:table-cell>
          <table:table-cell office:value-type="string">
            <text:p>.png</text:p>
          </table:table-cell>
          <table:table-cell office:value-type="float" office:value="642567">
            <text:p>642567</text:p>
          </table:table-cell>
          <table:table-cell office:value-type="float" office:value="443488">
            <text:p>443488</text:p>
          </table:table-cell>
          <table:table-cell office:value-type="float" office:value="443369">
            <text:p>443369</text:p>
          </table:table-cell>
          <table:table-cell office:value-type="float" office:value="0.422178">
            <text:p>0.422178</text:p>
          </table:table-cell>
          <table:table-cell office:value-type="float" office:value="0.404556">
            <text:p>0.404556</text:p>
          </table:table-cell>
          <table:table-cell office:value-type="string">
            <text:p>rBABE1DZZ9OD_mNbAAnOB0AGc6Q728_600x_3.pn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XKwGys943ABVka8sITbM083.jpg</text:p>
          </table:table-cell>
          <table:table-cell office:value-type="string">
            <text:p>.jpg</text:p>
          </table:table-cell>
          <table:table-cell office:value-type="float" office:value="1401963">
            <text:p>1401963</text:p>
          </table:table-cell>
          <table:table-cell office:value-type="float" office:value="2137">
            <text:p>2137</text:p>
          </table:table-cell>
          <table:table-cell office:value-type="float" office:value="1125">
            <text:p>1125</text:p>
          </table:table-cell>
          <table:table-cell office:value-type="float" office:value="0.422166">
            <text:p>0.422166</text:p>
          </table:table-cell>
          <table:table-cell office:value-type="float" office:value="0.035255">
            <text:p>0.035255</text:p>
          </table:table-cell>
          <table:table-cell office:value-type="string">
            <text:p>rBABE1DXKwGys943ABVka8sITbM083_60x60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Z9OD_mNbAAnOB0AGc6Q728.png</text:p>
          </table:table-cell>
          <table:table-cell office:value-type="string">
            <text:p>.png</text:p>
          </table:table-cell>
          <table:table-cell office:value-type="float" office:value="642567">
            <text:p>642567</text:p>
          </table:table-cell>
          <table:table-cell office:value-type="float" office:value="443488">
            <text:p>443488</text:p>
          </table:table-cell>
          <table:table-cell office:value-type="float" office:value="443369">
            <text:p>443369</text:p>
          </table:table-cell>
          <table:table-cell office:value-type="float" office:value="0.421625">
            <text:p>0.421625</text:p>
          </table:table-cell>
          <table:table-cell office:value-type="float" office:value="0.404314">
            <text:p>0.404314</text:p>
          </table:table-cell>
          <table:table-cell office:value-type="string">
            <text:p>rBABE1DZZ9OD_mNbAAnOB0AGc6Q728_600x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Z9OD_mNbAAnOB0AGc6Q728.png</text:p>
          </table:table-cell>
          <table:table-cell office:value-type="string">
            <text:p>.png</text:p>
          </table:table-cell>
          <table:table-cell office:value-type="float" office:value="642567">
            <text:p>642567</text:p>
          </table:table-cell>
          <table:table-cell office:value-type="float" office:value="443488">
            <text:p>443488</text:p>
          </table:table-cell>
          <table:table-cell office:value-type="float" office:value="443369">
            <text:p>443369</text:p>
          </table:table-cell>
          <table:table-cell office:value-type="float" office:value="0.421115">
            <text:p>0.421115</text:p>
          </table:table-cell>
          <table:table-cell office:value-type="float" office:value="0.405237">
            <text:p>0.405237</text:p>
          </table:table-cell>
          <table:table-cell office:value-type="string">
            <text:p>rBABE1DZZ9OD_mNbAAnOB0AGc6Q728_600x.pn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Z9OD_mNbAAnOB0AGc6Q728.png</text:p>
          </table:table-cell>
          <table:table-cell office:value-type="string">
            <text:p>.png</text:p>
          </table:table-cell>
          <table:table-cell office:value-type="float" office:value="642567">
            <text:p>642567</text:p>
          </table:table-cell>
          <table:table-cell office:value-type="float" office:value="443488">
            <text:p>443488</text:p>
          </table:table-cell>
          <table:table-cell office:value-type="float" office:value="443369">
            <text:p>443369</text:p>
          </table:table-cell>
          <table:table-cell office:value-type="float" office:value="0.421072">
            <text:p>0.421072</text:p>
          </table:table-cell>
          <table:table-cell office:value-type="float" office:value="0.404389">
            <text:p>0.404389</text:p>
          </table:table-cell>
          <table:table-cell office:value-type="string">
            <text:p>rBABE1DZZ9OD_mNbAAnOB0AGc6Q728_600x.pn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jszQQS96ABR_B58Rnw4496.jpg</text:p>
          </table:table-cell>
          <table:table-cell office:value-type="string">
            <text:p>.jpg</text:p>
          </table:table-cell>
          <table:table-cell office:value-type="float" office:value="1343239">
            <text:p>1343239</text:p>
          </table:table-cell>
          <table:table-cell office:value-type="float" office:value="5906">
            <text:p>5906</text:p>
          </table:table-cell>
          <table:table-cell office:value-type="float" office:value="1056">
            <text:p>1056</text:p>
          </table:table-cell>
          <table:table-cell office:value-type="float" office:value="0.419432">
            <text:p>0.419432</text:p>
          </table:table-cell>
          <table:table-cell office:value-type="float" office:value="0.030468">
            <text:p>0.030468</text:p>
          </table:table-cell>
          <table:table-cell office:value-type="string">
            <text:p>rBABE1DZjszQQS96ABR_B58Rnw4496_60x60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Z9OD_mNbAAnOB0AGc6Q728.png</text:p>
          </table:table-cell>
          <table:table-cell office:value-type="string">
            <text:p>.png</text:p>
          </table:table-cell>
          <table:table-cell office:value-type="float" office:value="642567">
            <text:p>642567</text:p>
          </table:table-cell>
          <table:table-cell office:value-type="float" office:value="443488">
            <text:p>443488</text:p>
          </table:table-cell>
          <table:table-cell office:value-type="float" office:value="443369">
            <text:p>443369</text:p>
          </table:table-cell>
          <table:table-cell office:value-type="float" office:value="0.419316">
            <text:p>0.419316</text:p>
          </table:table-cell>
          <table:table-cell office:value-type="float" office:value="0.406723">
            <text:p>0.406723</text:p>
          </table:table-cell>
          <table:table-cell office:value-type="string">
            <text:p>rBABE1DZZ9OD_mNbAAnOB0AGc6Q728_522x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EY3wz5A5AAD25q_eynY225.gif</text:p>
          </table:table-cell>
          <table:table-cell office:value-type="string">
            <text:p>.gif</text:p>
          </table:table-cell>
          <table:table-cell office:value-type="float" office:value="63206">
            <text:p>63206</text:p>
          </table:table-cell>
          <table:table-cell office:value-type="float" office:value="46214">
            <text:p>46214</text:p>
          </table:table-cell>
          <table:table-cell office:value-type="float" office:value="21197">
            <text:p>21197</text:p>
          </table:table-cell>
          <table:table-cell office:value-type="float" office:value="0.418537">
            <text:p>0.418537</text:p>
          </table:table-cell>
          <table:table-cell office:value-type="float" office:value="0.0355859">
            <text:p>0.0355859</text:p>
          </table:table-cell>
          <table:table-cell office:value-type="string">
            <text:p>rBABE1DXEY3wz5A5AAD25q_eynY225_256x144_5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Z9OD_mNbAAnOB0AGc6Q728.png</text:p>
          </table:table-cell>
          <table:table-cell office:value-type="string">
            <text:p>.png</text:p>
          </table:table-cell>
          <table:table-cell office:value-type="float" office:value="642567">
            <text:p>642567</text:p>
          </table:table-cell>
          <table:table-cell office:value-type="float" office:value="443488">
            <text:p>443488</text:p>
          </table:table-cell>
          <table:table-cell office:value-type="float" office:value="443369">
            <text:p>443369</text:p>
          </table:table-cell>
          <table:table-cell office:value-type="float" office:value="0.418388">
            <text:p>0.418388</text:p>
          </table:table-cell>
          <table:table-cell office:value-type="float" office:value="0.4034">
            <text:p>0.4034</text:p>
          </table:table-cell>
          <table:table-cell office:value-type="string">
            <text:p>rBABE1DZZ9OD_mNbAAnOB0AGc6Q728_600x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Z9OD_mNbAAnOB0AGc6Q728.png</text:p>
          </table:table-cell>
          <table:table-cell office:value-type="string">
            <text:p>.png</text:p>
          </table:table-cell>
          <table:table-cell office:value-type="float" office:value="642567">
            <text:p>642567</text:p>
          </table:table-cell>
          <table:table-cell office:value-type="float" office:value="443488">
            <text:p>443488</text:p>
          </table:table-cell>
          <table:table-cell office:value-type="float" office:value="443369">
            <text:p>443369</text:p>
          </table:table-cell>
          <table:table-cell office:value-type="float" office:value="0.418226">
            <text:p>0.418226</text:p>
          </table:table-cell>
          <table:table-cell office:value-type="float" office:value="0.404617">
            <text:p>0.404617</text:p>
          </table:table-cell>
          <table:table-cell office:value-type="string">
            <text:p>rBABE1DZZ9OD_mNbAAnOB0AGc6Q728_600x_3.pn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aqiBNZmgAAXs9YeOmtg662.jpg</text:p>
          </table:table-cell>
          <table:table-cell office:value-type="string">
            <text:p>.jpg</text:p>
          </table:table-cell>
          <table:table-cell office:value-type="float" office:value="388341">
            <text:p>388341</text:p>
          </table:table-cell>
          <table:table-cell office:value-type="float" office:value="12166">
            <text:p>12166</text:p>
          </table:table-cell>
          <table:table-cell office:value-type="float" office:value="1534">
            <text:p>1534</text:p>
          </table:table-cell>
          <table:table-cell office:value-type="float" office:value="0.414863">
            <text:p>0.414863</text:p>
          </table:table-cell>
          <table:table-cell office:value-type="float" office:value="0.0962799">
            <text:p>0.0962799</text:p>
          </table:table-cell>
          <table:table-cell office:value-type="string">
            <text:p>rBABE1DZaqiBNZmgAAXs9YeOmtg662_140x104_1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J3iAZ0NYAAAN8WTO-Ig310.gif</text:p>
          </table:table-cell>
          <table:table-cell office:value-type="string">
            <text:p>.gif</text:p>
          </table:table-cell>
          <table:table-cell office:value-type="float" office:value="3569">
            <text:p>3569</text:p>
          </table:table-cell>
          <table:table-cell office:value-type="float" office:value="6144">
            <text:p>6144</text:p>
          </table:table-cell>
          <table:table-cell office:value-type="float" office:value="1625">
            <text:p>1625</text:p>
          </table:table-cell>
          <table:table-cell office:value-type="float" office:value="0.414718">
            <text:p>0.414718</text:p>
          </table:table-cell>
          <table:table-cell office:value-type="float" office:value="0.00562787">
            <text:p>0.00562787</text:p>
          </table:table-cell>
          <table:table-cell office:value-type="string">
            <text:p>rBABE1DZJ3iAZ0NYAAAN8WTO-Ig310_100x1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EY3wz5A5AAD25q_eynY225.gif</text:p>
          </table:table-cell>
          <table:table-cell office:value-type="string">
            <text:p>.gif</text:p>
          </table:table-cell>
          <table:table-cell office:value-type="float" office:value="63206">
            <text:p>63206</text:p>
          </table:table-cell>
          <table:table-cell office:value-type="float" office:value="43499">
            <text:p>43499</text:p>
          </table:table-cell>
          <table:table-cell office:value-type="float" office:value="20181">
            <text:p>20181</text:p>
          </table:table-cell>
          <table:table-cell office:value-type="float" office:value="0.411099">
            <text:p>0.411099</text:p>
          </table:table-cell>
          <table:table-cell office:value-type="float" office:value="0.0349002">
            <text:p>0.0349002</text:p>
          </table:table-cell>
          <table:table-cell office:value-type="string">
            <text:p>rBABE1DXEY3wz5A5AAD25q_eynY225_260x132_5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SsPxwSEgAAYQed-G_KA771.jpg</text:p>
          </table:table-cell>
          <table:table-cell office:value-type="string">
            <text:p>.jpg</text:p>
          </table:table-cell>
          <table:table-cell office:value-type="float" office:value="397433">
            <text:p>397433</text:p>
          </table:table-cell>
          <table:table-cell office:value-type="float" office:value="212444">
            <text:p>212444</text:p>
          </table:table-cell>
          <table:table-cell office:value-type="float" office:value="120410">
            <text:p>120410</text:p>
          </table:table-cell>
          <table:table-cell office:value-type="float" office:value="0.410632">
            <text:p>0.410632</text:p>
          </table:table-cell>
          <table:table-cell office:value-type="float" office:value="0.128898">
            <text:p>0.128898</text:p>
          </table:table-cell>
          <table:table-cell office:value-type="string">
            <text:p>rBABE1DYSsPxwSEgAAYQed-G_KA771_522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aqiSNu-aAAdLwyc_aRQ409.jpg</text:p>
          </table:table-cell>
          <table:table-cell office:value-type="string">
            <text:p>.jpg</text:p>
          </table:table-cell>
          <table:table-cell office:value-type="float" office:value="478147">
            <text:p>478147</text:p>
          </table:table-cell>
          <table:table-cell office:value-type="float" office:value="15405">
            <text:p>15405</text:p>
          </table:table-cell>
          <table:table-cell office:value-type="float" office:value="2117">
            <text:p>2117</text:p>
          </table:table-cell>
          <table:table-cell office:value-type="float" office:value="0.410343">
            <text:p>0.410343</text:p>
          </table:table-cell>
          <table:table-cell office:value-type="float" office:value="0.101335">
            <text:p>0.101335</text:p>
          </table:table-cell>
          <table:table-cell office:value-type="string">
            <text:p>rBABE1DZaqiSNu-aAAdLwyc_aRQ409_167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aqiBo5dtAAo_cqfUfk0236.jpg</text:p>
          </table:table-cell>
          <table:table-cell office:value-type="string">
            <text:p>.jpg</text:p>
          </table:table-cell>
          <table:table-cell office:value-type="float" office:value="671602">
            <text:p>671602</text:p>
          </table:table-cell>
          <table:table-cell office:value-type="float" office:value="29079">
            <text:p>29079</text:p>
          </table:table-cell>
          <table:table-cell office:value-type="float" office:value="4277">
            <text:p>4277</text:p>
          </table:table-cell>
          <table:table-cell office:value-type="float" office:value="0.410037">
            <text:p>0.410037</text:p>
          </table:table-cell>
          <table:table-cell office:value-type="float" office:value="0.10311">
            <text:p>0.10311</text:p>
          </table:table-cell>
          <table:table-cell office:value-type="string">
            <text:p>rBABE1DZaqiBo5dtAAo_cqfUfk0236_160x298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WZqwsQS7ABLJPJFjkZg986.jpg</text:p>
          </table:table-cell>
          <table:table-cell office:value-type="string">
            <text:p>.jpg</text:p>
          </table:table-cell>
          <table:table-cell office:value-type="float" office:value="1231164">
            <text:p>1231164</text:p>
          </table:table-cell>
          <table:table-cell office:value-type="float" office:value="302885">
            <text:p>302885</text:p>
          </table:table-cell>
          <table:table-cell office:value-type="float" office:value="68023">
            <text:p>68023</text:p>
          </table:table-cell>
          <table:table-cell office:value-type="float" office:value="0.409599">
            <text:p>0.409599</text:p>
          </table:table-cell>
          <table:table-cell office:value-type="float" office:value="0.163197">
            <text:p>0.163197</text:p>
          </table:table-cell>
          <table:table-cell office:value-type="string">
            <text:p>rBABE1DXWZqwsQS7ABLJPJFjkZg986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WZqwsQS7ABLJPJFjkZg986.jpg</text:p>
          </table:table-cell>
          <table:table-cell office:value-type="string">
            <text:p>.jpg</text:p>
          </table:table-cell>
          <table:table-cell office:value-type="float" office:value="1231164">
            <text:p>1231164</text:p>
          </table:table-cell>
          <table:table-cell office:value-type="float" office:value="302885">
            <text:p>302885</text:p>
          </table:table-cell>
          <table:table-cell office:value-type="float" office:value="43462">
            <text:p>43462</text:p>
          </table:table-cell>
          <table:table-cell office:value-type="float" office:value="0.407394">
            <text:p>0.407394</text:p>
          </table:table-cell>
          <table:table-cell office:value-type="float" office:value="0.146368">
            <text:p>0.146368</text:p>
          </table:table-cell>
          <table:table-cell office:value-type="string">
            <text:p>rBABE1DXWZqwsQS7ABLJPJFjkZg986_600x_3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J3iAZ0NYAAAN8WTO-Ig310.gif</text:p>
          </table:table-cell>
          <table:table-cell office:value-type="string">
            <text:p>.gif</text:p>
          </table:table-cell>
          <table:table-cell office:value-type="float" office:value="3569">
            <text:p>3569</text:p>
          </table:table-cell>
          <table:table-cell office:value-type="float" office:value="5378">
            <text:p>5378</text:p>
          </table:table-cell>
          <table:table-cell office:value-type="float" office:value="1190">
            <text:p>1190</text:p>
          </table:table-cell>
          <table:table-cell office:value-type="float" office:value="0.407003">
            <text:p>0.407003</text:p>
          </table:table-cell>
          <table:table-cell office:value-type="float" office:value="0.00336599">
            <text:p>0.00336599</text:p>
          </table:table-cell>
          <table:table-cell office:value-type="string">
            <text:p>rBABE1DZJ3iAZ0NYAAAN8WTO-Ig310_60x60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JEnAAE_HAAkcZ8Qd_5Q740.jpg</text:p>
          </table:table-cell>
          <table:table-cell office:value-type="string">
            <text:p>.jpg</text:p>
          </table:table-cell>
          <table:table-cell office:value-type="float" office:value="597095">
            <text:p>597095</text:p>
          </table:table-cell>
          <table:table-cell office:value-type="float" office:value="87051">
            <text:p>87051</text:p>
          </table:table-cell>
          <table:table-cell office:value-type="float" office:value="29119">
            <text:p>29119</text:p>
          </table:table-cell>
          <table:table-cell office:value-type="float" office:value="0.406833">
            <text:p>0.406833</text:p>
          </table:table-cell>
          <table:table-cell office:value-type="float" office:value="0.144172">
            <text:p>0.144172</text:p>
          </table:table-cell>
          <table:table-cell office:value-type="string">
            <text:p>rBABE1DXJEnAAE_HAAkcZ8Qd_5Q740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JhngLIGMAAAlyqDQ-Jk783.gif</text:p>
          </table:table-cell>
          <table:table-cell office:value-type="string">
            <text:p>.gif</text:p>
          </table:table-cell>
          <table:table-cell office:value-type="float" office:value="9674">
            <text:p>9674</text:p>
          </table:table-cell>
          <table:table-cell office:value-type="float" office:value="17934">
            <text:p>17934</text:p>
          </table:table-cell>
          <table:table-cell office:value-type="float" office:value="12740">
            <text:p>12740</text:p>
          </table:table-cell>
          <table:table-cell office:value-type="float" office:value="0.40679">
            <text:p>0.40679</text:p>
          </table:table-cell>
          <table:table-cell office:value-type="float" office:value="0.0198491">
            <text:p>0.0198491</text:p>
          </table:table-cell>
          <table:table-cell office:value-type="string">
            <text:p>rBABE1DYJhngLIGMAAAlyqDQ-Jk783_167x104_5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aqiwSN8bAAoGSFhGdUg658.jpg</text:p>
          </table:table-cell>
          <table:table-cell office:value-type="string">
            <text:p>.jpg</text:p>
          </table:table-cell>
          <table:table-cell office:value-type="float" office:value="656968">
            <text:p>656968</text:p>
          </table:table-cell>
          <table:table-cell office:value-type="float" office:value="30878">
            <text:p>30878</text:p>
          </table:table-cell>
          <table:table-cell office:value-type="float" office:value="4155">
            <text:p>4155</text:p>
          </table:table-cell>
          <table:table-cell office:value-type="float" office:value="0.406757">
            <text:p>0.406757</text:p>
          </table:table-cell>
          <table:table-cell office:value-type="float" office:value="0.100196">
            <text:p>0.100196</text:p>
          </table:table-cell>
          <table:table-cell office:value-type="string">
            <text:p>rBABE1DZaqiwSN8bAAoGSFhGdUg658_140x104_1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YUmHxq15IAAVY0qpYtJA058.jpg</text:p>
          </table:table-cell>
          <table:table-cell office:value-type="string">
            <text:p>.jpg</text:p>
          </table:table-cell>
          <table:table-cell office:value-type="float" office:value="350418">
            <text:p>350418</text:p>
          </table:table-cell>
          <table:table-cell office:value-type="float" office:value="226832">
            <text:p>226832</text:p>
          </table:table-cell>
          <table:table-cell office:value-type="float" office:value="28163">
            <text:p>28163</text:p>
          </table:table-cell>
          <table:table-cell office:value-type="float" office:value="0.406208">
            <text:p>0.406208</text:p>
          </table:table-cell>
          <table:table-cell office:value-type="float" office:value="0.065835">
            <text:p>0.065835</text:p>
          </table:table-cell>
          <table:table-cell office:value-type="string">
            <text:p>rBABE1DYUmHxq15IAAVY0qpYtJA058_600x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aqiSNu-aAAdLwyc_aRQ409.jpg</text:p>
          </table:table-cell>
          <table:table-cell office:value-type="string">
            <text:p>.jpg</text:p>
          </table:table-cell>
          <table:table-cell office:value-type="float" office:value="478147">
            <text:p>478147</text:p>
          </table:table-cell>
          <table:table-cell office:value-type="float" office:value="14958">
            <text:p>14958</text:p>
          </table:table-cell>
          <table:table-cell office:value-type="float" office:value="1942">
            <text:p>1942</text:p>
          </table:table-cell>
          <table:table-cell office:value-type="float" office:value="0.40585">
            <text:p>0.40585</text:p>
          </table:table-cell>
          <table:table-cell office:value-type="float" office:value="0.0998151">
            <text:p>0.0998151</text:p>
          </table:table-cell>
          <table:table-cell office:value-type="string">
            <text:p>rBABE1DZaqiSNu-aAAdLwyc_aRQ409_160x298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YnbyaRBAAASovcOcYtc439.jpg</text:p>
          </table:table-cell>
          <table:table-cell office:value-type="string">
            <text:p>.jpg</text:p>
          </table:table-cell>
          <table:table-cell office:value-type="float" office:value="305341">
            <text:p>305341</text:p>
          </table:table-cell>
          <table:table-cell office:value-type="float" office:value="67669">
            <text:p>67669</text:p>
          </table:table-cell>
          <table:table-cell office:value-type="float" office:value="27532">
            <text:p>27532</text:p>
          </table:table-cell>
          <table:table-cell office:value-type="float" office:value="0.405526">
            <text:p>0.405526</text:p>
          </table:table-cell>
          <table:table-cell office:value-type="float" office:value="0.154548">
            <text:p>0.154548</text:p>
          </table:table-cell>
          <table:table-cell office:value-type="string">
            <text:p>rBABE1DZYnbyaRBAAASovcOcYtc439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YnbwEBCZAAT3LZ59_So455.jpg</text:p>
          </table:table-cell>
          <table:table-cell office:value-type="string">
            <text:p>.jpg</text:p>
          </table:table-cell>
          <table:table-cell office:value-type="float" office:value="325421">
            <text:p>325421</text:p>
          </table:table-cell>
          <table:table-cell office:value-type="float" office:value="76297">
            <text:p>76297</text:p>
          </table:table-cell>
          <table:table-cell office:value-type="float" office:value="32635">
            <text:p>32635</text:p>
          </table:table-cell>
          <table:table-cell office:value-type="float" office:value="0.405518">
            <text:p>0.405518</text:p>
          </table:table-cell>
          <table:table-cell office:value-type="float" office:value="0.155117">
            <text:p>0.155117</text:p>
          </table:table-cell>
          <table:table-cell office:value-type="string">
            <text:p>rBABE1DZYnbwEBCZAAT3LZ59_So455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YnbyaRBAAASovcOcYtc439.jpg</text:p>
          </table:table-cell>
          <table:table-cell office:value-type="string">
            <text:p>.jpg</text:p>
          </table:table-cell>
          <table:table-cell office:value-type="float" office:value="305341">
            <text:p>305341</text:p>
          </table:table-cell>
          <table:table-cell office:value-type="float" office:value="67669">
            <text:p>67669</text:p>
          </table:table-cell>
          <table:table-cell office:value-type="float" office:value="17440">
            <text:p>17440</text:p>
          </table:table-cell>
          <table:table-cell office:value-type="float" office:value="0.405277">
            <text:p>0.405277</text:p>
          </table:table-cell>
          <table:table-cell office:value-type="float" office:value="0.137654">
            <text:p>0.137654</text:p>
          </table:table-cell>
          <table:table-cell office:value-type="string">
            <text:p>rBABE1DZYnbyaRBAAASovcOcYtc439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JEnAAE_HAAkcZ8Qd_5Q740.jpg</text:p>
          </table:table-cell>
          <table:table-cell office:value-type="string">
            <text:p>.jpg</text:p>
          </table:table-cell>
          <table:table-cell office:value-type="float" office:value="597095">
            <text:p>597095</text:p>
          </table:table-cell>
          <table:table-cell office:value-type="float" office:value="87051">
            <text:p>87051</text:p>
          </table:table-cell>
          <table:table-cell office:value-type="float" office:value="46820">
            <text:p>46820</text:p>
          </table:table-cell>
          <table:table-cell office:value-type="float" office:value="0.404509">
            <text:p>0.404509</text:p>
          </table:table-cell>
          <table:table-cell office:value-type="float" office:value="0.159747">
            <text:p>0.159747</text:p>
          </table:table-cell>
          <table:table-cell office:value-type="string">
            <text:p>rBABE1DXJEnAAE_HAAkcZ8Qd_5Q740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WZqwsQS7ABLJPJFjkZg986.jpg</text:p>
          </table:table-cell>
          <table:table-cell office:value-type="string">
            <text:p>.jpg</text:p>
          </table:table-cell>
          <table:table-cell office:value-type="float" office:value="1231164">
            <text:p>1231164</text:p>
          </table:table-cell>
          <table:table-cell office:value-type="float" office:value="302885">
            <text:p>302885</text:p>
          </table:table-cell>
          <table:table-cell office:value-type="float" office:value="68023">
            <text:p>68023</text:p>
          </table:table-cell>
          <table:table-cell office:value-type="float" office:value="0.404268">
            <text:p>0.404268</text:p>
          </table:table-cell>
          <table:table-cell office:value-type="float" office:value="0.162062">
            <text:p>0.162062</text:p>
          </table:table-cell>
          <table:table-cell office:value-type="string">
            <text:p>rBABE1DXWZqwsQS7ABLJPJFjkZg986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Ee_g6zPZABF6KIGFPzs443.jpg</text:p>
          </table:table-cell>
          <table:table-cell office:value-type="string">
            <text:p>.jpg</text:p>
          </table:table-cell>
          <table:table-cell office:value-type="float" office:value="1145384">
            <text:p>1145384</text:p>
          </table:table-cell>
          <table:table-cell office:value-type="float" office:value="205614">
            <text:p>205614</text:p>
          </table:table-cell>
          <table:table-cell office:value-type="float" office:value="98830">
            <text:p>98830</text:p>
          </table:table-cell>
          <table:table-cell office:value-type="float" office:value="0.403646">
            <text:p>0.403646</text:p>
          </table:table-cell>
          <table:table-cell office:value-type="float" office:value="0.164157">
            <text:p>0.164157</text:p>
          </table:table-cell>
          <table:table-cell office:value-type="string">
            <text:p>rBABE1DYEe_g6zPZABF6KIGFPzs443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YnbyaRBAAASovcOcYtc439.jpg</text:p>
          </table:table-cell>
          <table:table-cell office:value-type="string">
            <text:p>.jpg</text:p>
          </table:table-cell>
          <table:table-cell office:value-type="float" office:value="305341">
            <text:p>305341</text:p>
          </table:table-cell>
          <table:table-cell office:value-type="float" office:value="67669">
            <text:p>67669</text:p>
          </table:table-cell>
          <table:table-cell office:value-type="float" office:value="27532">
            <text:p>27532</text:p>
          </table:table-cell>
          <table:table-cell office:value-type="float" office:value="0.403608">
            <text:p>0.403608</text:p>
          </table:table-cell>
          <table:table-cell office:value-type="float" office:value="0.154948">
            <text:p>0.154948</text:p>
          </table:table-cell>
          <table:table-cell office:value-type="string">
            <text:p>rBABE1DZYnbyaRBAAASovcOcYtc439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JEnAAE_HAAkcZ8Qd_5Q740.jpg</text:p>
          </table:table-cell>
          <table:table-cell office:value-type="string">
            <text:p>.jpg</text:p>
          </table:table-cell>
          <table:table-cell office:value-type="float" office:value="597095">
            <text:p>597095</text:p>
          </table:table-cell>
          <table:table-cell office:value-type="float" office:value="87051">
            <text:p>87051</text:p>
          </table:table-cell>
          <table:table-cell office:value-type="float" office:value="46820">
            <text:p>46820</text:p>
          </table:table-cell>
          <table:table-cell office:value-type="float" office:value="0.403553">
            <text:p>0.403553</text:p>
          </table:table-cell>
          <table:table-cell office:value-type="float" office:value="0.158852">
            <text:p>0.158852</text:p>
          </table:table-cell>
          <table:table-cell office:value-type="string">
            <text:p>rBABE1DXJEnAAE_HAAkcZ8Qd_5Q740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JEnAAE_HAAkcZ8Qd_5Q740.jpg</text:p>
          </table:table-cell>
          <table:table-cell office:value-type="string">
            <text:p>.jpg</text:p>
          </table:table-cell>
          <table:table-cell office:value-type="float" office:value="597095">
            <text:p>597095</text:p>
          </table:table-cell>
          <table:table-cell office:value-type="float" office:value="87051">
            <text:p>87051</text:p>
          </table:table-cell>
          <table:table-cell office:value-type="float" office:value="46820">
            <text:p>46820</text:p>
          </table:table-cell>
          <table:table-cell office:value-type="float" office:value="0.403304">
            <text:p>0.403304</text:p>
          </table:table-cell>
          <table:table-cell office:value-type="float" office:value="0.161252">
            <text:p>0.161252</text:p>
          </table:table-cell>
          <table:table-cell office:value-type="string">
            <text:p>rBABE1DXJEnAAE_HAAkcZ8Qd_5Q740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JEnAAE_HAAkcZ8Qd_5Q740.jpg</text:p>
          </table:table-cell>
          <table:table-cell office:value-type="string">
            <text:p>.jpg</text:p>
          </table:table-cell>
          <table:table-cell office:value-type="float" office:value="597095">
            <text:p>597095</text:p>
          </table:table-cell>
          <table:table-cell office:value-type="float" office:value="87051">
            <text:p>87051</text:p>
          </table:table-cell>
          <table:table-cell office:value-type="float" office:value="46820">
            <text:p>46820</text:p>
          </table:table-cell>
          <table:table-cell office:value-type="float" office:value="0.403236">
            <text:p>0.403236</text:p>
          </table:table-cell>
          <table:table-cell office:value-type="float" office:value="0.142492">
            <text:p>0.142492</text:p>
          </table:table-cell>
          <table:table-cell office:value-type="string">
            <text:p>rBABE1DXJEnAAE_HAAkcZ8Qd_5Q740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JEnAAE_HAAkcZ8Qd_5Q740.jpg</text:p>
          </table:table-cell>
          <table:table-cell office:value-type="string">
            <text:p>.jpg</text:p>
          </table:table-cell>
          <table:table-cell office:value-type="float" office:value="597095">
            <text:p>597095</text:p>
          </table:table-cell>
          <table:table-cell office:value-type="float" office:value="87051">
            <text:p>87051</text:p>
          </table:table-cell>
          <table:table-cell office:value-type="float" office:value="29119">
            <text:p>29119</text:p>
          </table:table-cell>
          <table:table-cell office:value-type="float" office:value="0.403012">
            <text:p>0.403012</text:p>
          </table:table-cell>
          <table:table-cell office:value-type="float" office:value="0.142836">
            <text:p>0.142836</text:p>
          </table:table-cell>
          <table:table-cell office:value-type="string">
            <text:p>rBABE1DXJEnAAE_HAAkcZ8Qd_5Q740_600x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YnbwEBCZAAT3LZ59_So455.jpg</text:p>
          </table:table-cell>
          <table:table-cell office:value-type="string">
            <text:p>.jpg</text:p>
          </table:table-cell>
          <table:table-cell office:value-type="float" office:value="325421">
            <text:p>325421</text:p>
          </table:table-cell>
          <table:table-cell office:value-type="float" office:value="76297">
            <text:p>76297</text:p>
          </table:table-cell>
          <table:table-cell office:value-type="float" office:value="20749">
            <text:p>20749</text:p>
          </table:table-cell>
          <table:table-cell office:value-type="float" office:value="0.403009">
            <text:p>0.403009</text:p>
          </table:table-cell>
          <table:table-cell office:value-type="float" office:value="0.121955">
            <text:p>0.121955</text:p>
          </table:table-cell>
          <table:table-cell office:value-type="string">
            <text:p>rBABE1DZYnbwEBCZAAT3LZ59_So455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w_iVNKjAAfPL62gSAg986.png</text:p>
          </table:table-cell>
          <table:table-cell office:value-type="string">
            <text:p>.png</text:p>
          </table:table-cell>
          <table:table-cell office:value-type="float" office:value="511791">
            <text:p>511791</text:p>
          </table:table-cell>
          <table:table-cell office:value-type="float" office:value="511752">
            <text:p>511752</text:p>
          </table:table-cell>
          <table:table-cell office:value-type="float" office:value="511734">
            <text:p>511734</text:p>
          </table:table-cell>
          <table:table-cell office:value-type="float" office:value="0.402934">
            <text:p>0.402934</text:p>
          </table:table-cell>
          <table:table-cell office:value-type="float" office:value="0.361925">
            <text:p>0.361925</text:p>
          </table:table-cell>
          <table:table-cell office:value-type="string">
            <text:p>rBABE1DX2w_iVNKjAAfPL62gSAg986_600x_3.pn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YnbwEBCZAAT3LZ59_So455.jpg</text:p>
          </table:table-cell>
          <table:table-cell office:value-type="string">
            <text:p>.jpg</text:p>
          </table:table-cell>
          <table:table-cell office:value-type="float" office:value="325421">
            <text:p>325421</text:p>
          </table:table-cell>
          <table:table-cell office:value-type="float" office:value="76297">
            <text:p>76297</text:p>
          </table:table-cell>
          <table:table-cell office:value-type="float" office:value="32635">
            <text:p>32635</text:p>
          </table:table-cell>
          <table:table-cell office:value-type="float" office:value="0.402855">
            <text:p>0.402855</text:p>
          </table:table-cell>
          <table:table-cell office:value-type="float" office:value="0.155475">
            <text:p>0.155475</text:p>
          </table:table-cell>
          <table:table-cell office:value-type="string">
            <text:p>rBABE1DZYnbwEBCZAAT3LZ59_So455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Ee_g6zPZABF6KIGFPzs443.jpg</text:p>
          </table:table-cell>
          <table:table-cell office:value-type="string">
            <text:p>.jpg</text:p>
          </table:table-cell>
          <table:table-cell office:value-type="float" office:value="1145384">
            <text:p>1145384</text:p>
          </table:table-cell>
          <table:table-cell office:value-type="float" office:value="205614">
            <text:p>205614</text:p>
          </table:table-cell>
          <table:table-cell office:value-type="float" office:value="60395">
            <text:p>60395</text:p>
          </table:table-cell>
          <table:table-cell office:value-type="float" office:value="0.402841">
            <text:p>0.402841</text:p>
          </table:table-cell>
          <table:table-cell office:value-type="float" office:value="0.145714">
            <text:p>0.145714</text:p>
          </table:table-cell>
          <table:table-cell office:value-type="string">
            <text:p>rBABE1DYEe_g6zPZABF6KIGFPzs443_600x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WZqwsQS7ABLJPJFjkZg986.jpg</text:p>
          </table:table-cell>
          <table:table-cell office:value-type="string">
            <text:p>.jpg</text:p>
          </table:table-cell>
          <table:table-cell office:value-type="float" office:value="1231164">
            <text:p>1231164</text:p>
          </table:table-cell>
          <table:table-cell office:value-type="float" office:value="302885">
            <text:p>302885</text:p>
          </table:table-cell>
          <table:table-cell office:value-type="float" office:value="68023">
            <text:p>68023</text:p>
          </table:table-cell>
          <table:table-cell office:value-type="float" office:value="0.402732">
            <text:p>0.402732</text:p>
          </table:table-cell>
          <table:table-cell office:value-type="float" office:value="0.145925">
            <text:p>0.145925</text:p>
          </table:table-cell>
          <table:table-cell office:value-type="string">
            <text:p>rBABE1DXWZqwsQS7ABLJPJFjkZg986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YnbwEBCZAAT3LZ59_So455.jpg</text:p>
          </table:table-cell>
          <table:table-cell office:value-type="string">
            <text:p>.jpg</text:p>
          </table:table-cell>
          <table:table-cell office:value-type="float" office:value="325421">
            <text:p>325421</text:p>
          </table:table-cell>
          <table:table-cell office:value-type="float" office:value="76297">
            <text:p>76297</text:p>
          </table:table-cell>
          <table:table-cell office:value-type="float" office:value="20749">
            <text:p>20749</text:p>
          </table:table-cell>
          <table:table-cell office:value-type="float" office:value="0.402469">
            <text:p>0.402469</text:p>
          </table:table-cell>
          <table:table-cell office:value-type="float" office:value="0.137793">
            <text:p>0.137793</text:p>
          </table:table-cell>
          <table:table-cell office:value-type="string">
            <text:p>rBABE1DZYnbwEBCZAAT3LZ59_So455_600x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YnbwEBCZAAT3LZ59_So455.jpg</text:p>
          </table:table-cell>
          <table:table-cell office:value-type="string">
            <text:p>.jpg</text:p>
          </table:table-cell>
          <table:table-cell office:value-type="float" office:value="325421">
            <text:p>325421</text:p>
          </table:table-cell>
          <table:table-cell office:value-type="float" office:value="76297">
            <text:p>76297</text:p>
          </table:table-cell>
          <table:table-cell office:value-type="float" office:value="32635">
            <text:p>32635</text:p>
          </table:table-cell>
          <table:table-cell office:value-type="float" office:value="0.401909">
            <text:p>0.401909</text:p>
          </table:table-cell>
          <table:table-cell office:value-type="float" office:value="0.137639">
            <text:p>0.137639</text:p>
          </table:table-cell>
          <table:table-cell office:value-type="string">
            <text:p>rBABE1DZYnbwEBCZAAT3LZ59_So455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YnbyaRBAAASovcOcYtc439.jpg</text:p>
          </table:table-cell>
          <table:table-cell office:value-type="string">
            <text:p>.jpg</text:p>
          </table:table-cell>
          <table:table-cell office:value-type="float" office:value="305341">
            <text:p>305341</text:p>
          </table:table-cell>
          <table:table-cell office:value-type="float" office:value="67669">
            <text:p>67669</text:p>
          </table:table-cell>
          <table:table-cell office:value-type="float" office:value="27532">
            <text:p>27532</text:p>
          </table:table-cell>
          <table:table-cell office:value-type="float" office:value="0.401761">
            <text:p>0.401761</text:p>
          </table:table-cell>
          <table:table-cell office:value-type="float" office:value="0.135644">
            <text:p>0.135644</text:p>
          </table:table-cell>
          <table:table-cell office:value-type="string">
            <text:p>rBABE1DZYnbyaRBAAASovcOcYtc439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WZqwsQS7ABLJPJFjkZg986.jpg</text:p>
          </table:table-cell>
          <table:table-cell office:value-type="string">
            <text:p>.jpg</text:p>
          </table:table-cell>
          <table:table-cell office:value-type="float" office:value="1231164">
            <text:p>1231164</text:p>
          </table:table-cell>
          <table:table-cell office:value-type="float" office:value="302885">
            <text:p>302885</text:p>
          </table:table-cell>
          <table:table-cell office:value-type="float" office:value="43462">
            <text:p>43462</text:p>
          </table:table-cell>
          <table:table-cell office:value-type="float" office:value="0.401626">
            <text:p>0.401626</text:p>
          </table:table-cell>
          <table:table-cell office:value-type="float" office:value="0.129268">
            <text:p>0.129268</text:p>
          </table:table-cell>
          <table:table-cell office:value-type="string">
            <text:p>rBABE1DXWZqwsQS7ABLJPJFjkZg986_600x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YEe_g6zPZABF6KIGFPzs443.jpg</text:p>
          </table:table-cell>
          <table:table-cell office:value-type="string">
            <text:p>.jpg</text:p>
          </table:table-cell>
          <table:table-cell office:value-type="float" office:value="1145384">
            <text:p>1145384</text:p>
          </table:table-cell>
          <table:table-cell office:value-type="float" office:value="205614">
            <text:p>205614</text:p>
          </table:table-cell>
          <table:table-cell office:value-type="float" office:value="60395">
            <text:p>60395</text:p>
          </table:table-cell>
          <table:table-cell office:value-type="float" office:value="0.40105">
            <text:p>0.40105</text:p>
          </table:table-cell>
          <table:table-cell office:value-type="float" office:value="0.129832">
            <text:p>0.129832</text:p>
          </table:table-cell>
          <table:table-cell office:value-type="string">
            <text:p>rBABE1DYEe_g6zPZABF6KIGFPzs443_600x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aqiSNu-aAAdLwyc_aRQ409.jpg</text:p>
          </table:table-cell>
          <table:table-cell office:value-type="string">
            <text:p>.jpg</text:p>
          </table:table-cell>
          <table:table-cell office:value-type="float" office:value="478147">
            <text:p>478147</text:p>
          </table:table-cell>
          <table:table-cell office:value-type="float" office:value="14124">
            <text:p>14124</text:p>
          </table:table-cell>
          <table:table-cell office:value-type="float" office:value="1689">
            <text:p>1689</text:p>
          </table:table-cell>
          <table:table-cell office:value-type="float" office:value="0.400146">
            <text:p>0.400146</text:p>
          </table:table-cell>
          <table:table-cell office:value-type="float" office:value="0.0849581">
            <text:p>0.0849581</text:p>
          </table:table-cell>
          <table:table-cell office:value-type="string">
            <text:p>rBABE1DZaqiSNu-aAAdLwyc_aRQ409_140x104_3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YnbyaRBAAASovcOcYtc439.jpg</text:p>
          </table:table-cell>
          <table:table-cell office:value-type="string">
            <text:p>.jpg</text:p>
          </table:table-cell>
          <table:table-cell office:value-type="float" office:value="305341">
            <text:p>305341</text:p>
          </table:table-cell>
          <table:table-cell office:value-type="float" office:value="67669">
            <text:p>67669</text:p>
          </table:table-cell>
          <table:table-cell office:value-type="float" office:value="27532">
            <text:p>27532</text:p>
          </table:table-cell>
          <table:table-cell office:value-type="float" office:value="0.400053">
            <text:p>0.400053</text:p>
          </table:table-cell>
          <table:table-cell office:value-type="float" office:value="0.156066">
            <text:p>0.156066</text:p>
          </table:table-cell>
          <table:table-cell office:value-type="string">
            <text:p>rBABE1DZYnbyaRBAAASovcOcYtc439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aqjzmtw7AAcky3TEyOA040.jpg</text:p>
          </table:table-cell>
          <table:table-cell office:value-type="string">
            <text:p>.jpg</text:p>
          </table:table-cell>
          <table:table-cell office:value-type="float" office:value="468171">
            <text:p>468171</text:p>
          </table:table-cell>
          <table:table-cell office:value-type="float" office:value="15656">
            <text:p>15656</text:p>
          </table:table-cell>
          <table:table-cell office:value-type="float" office:value="2095">
            <text:p>2095</text:p>
          </table:table-cell>
          <table:table-cell office:value-type="float" office:value="0.399988">
            <text:p>0.399988</text:p>
          </table:table-cell>
          <table:table-cell office:value-type="float" office:value="0.0847299">
            <text:p>0.0847299</text:p>
          </table:table-cell>
          <table:table-cell office:value-type="string">
            <text:p>rBABE1DZaqjzmtw7AAcky3TEyOA040_140x104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YnbwEBCZAAT3LZ59_So455.jpg</text:p>
          </table:table-cell>
          <table:table-cell office:value-type="string">
            <text:p>.jpg</text:p>
          </table:table-cell>
          <table:table-cell office:value-type="float" office:value="325421">
            <text:p>325421</text:p>
          </table:table-cell>
          <table:table-cell office:value-type="float" office:value="76297">
            <text:p>76297</text:p>
          </table:table-cell>
          <table:table-cell office:value-type="float" office:value="32635">
            <text:p>32635</text:p>
          </table:table-cell>
          <table:table-cell office:value-type="float" office:value="0.399914">
            <text:p>0.399914</text:p>
          </table:table-cell>
          <table:table-cell office:value-type="float" office:value="0.135151">
            <text:p>0.135151</text:p>
          </table:table-cell>
          <table:table-cell office:value-type="string">
            <text:p>rBABE1DZYnbwEBCZAAT3LZ59_So455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YEe_g6zPZABF6KIGFPzs443.jpg</text:p>
          </table:table-cell>
          <table:table-cell office:value-type="string">
            <text:p>.jpg</text:p>
          </table:table-cell>
          <table:table-cell office:value-type="float" office:value="1145384">
            <text:p>1145384</text:p>
          </table:table-cell>
          <table:table-cell office:value-type="float" office:value="205614">
            <text:p>205614</text:p>
          </table:table-cell>
          <table:table-cell office:value-type="float" office:value="98830">
            <text:p>98830</text:p>
          </table:table-cell>
          <table:table-cell office:value-type="float" office:value="0.399876">
            <text:p>0.399876</text:p>
          </table:table-cell>
          <table:table-cell office:value-type="float" office:value="0.164595">
            <text:p>0.164595</text:p>
          </table:table-cell>
          <table:table-cell office:value-type="string">
            <text:p>rBABE1DYEe_g6zPZABF6KIGFPzs443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YnbyaRBAAASovcOcYtc439.jpg</text:p>
          </table:table-cell>
          <table:table-cell office:value-type="string">
            <text:p>.jpg</text:p>
          </table:table-cell>
          <table:table-cell office:value-type="float" office:value="305341">
            <text:p>305341</text:p>
          </table:table-cell>
          <table:table-cell office:value-type="float" office:value="67669">
            <text:p>67669</text:p>
          </table:table-cell>
          <table:table-cell office:value-type="float" office:value="17440">
            <text:p>17440</text:p>
          </table:table-cell>
          <table:table-cell office:value-type="float" office:value="0.399264">
            <text:p>0.399264</text:p>
          </table:table-cell>
          <table:table-cell office:value-type="float" office:value="0.138022">
            <text:p>0.138022</text:p>
          </table:table-cell>
          <table:table-cell office:value-type="string">
            <text:p>rBABE1DZYnbyaRBAAASovcOcYtc439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VF3x8CiPAAE7DzcZSf4830.gif</text:p>
          </table:table-cell>
          <table:table-cell office:value-type="string">
            <text:p>.gif</text:p>
          </table:table-cell>
          <table:table-cell office:value-type="float" office:value="80655">
            <text:p>80655</text:p>
          </table:table-cell>
          <table:table-cell office:value-type="float" office:value="55670">
            <text:p>55670</text:p>
          </table:table-cell>
          <table:table-cell office:value-type="float" office:value="26621">
            <text:p>26621</text:p>
          </table:table-cell>
          <table:table-cell office:value-type="float" office:value="0.398661">
            <text:p>0.398661</text:p>
          </table:table-cell>
          <table:table-cell office:value-type="float" office:value="0.0340772">
            <text:p>0.0340772</text:p>
          </table:table-cell>
          <table:table-cell office:value-type="string">
            <text:p>rBABE1DYVF3x8CiPAAE7DzcZSf4830_256x144_5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X7_CRNEEAACKEPH3i8Y068.gif</text:p>
          </table:table-cell>
          <table:table-cell office:value-type="string">
            <text:p>.gif</text:p>
          </table:table-cell>
          <table:table-cell office:value-type="float" office:value="35344">
            <text:p>35344</text:p>
          </table:table-cell>
          <table:table-cell office:value-type="float" office:value="15306">
            <text:p>15306</text:p>
          </table:table-cell>
          <table:table-cell office:value-type="float" office:value="6125">
            <text:p>6125</text:p>
          </table:table-cell>
          <table:table-cell office:value-type="float" office:value="0.39865">
            <text:p>0.39865</text:p>
          </table:table-cell>
          <table:table-cell office:value-type="float" office:value="0.016278">
            <text:p>0.016278</text:p>
          </table:table-cell>
          <table:table-cell office:value-type="string">
            <text:p>rBABE1DZX7_CRNEEAACKEPH3i8Y068_140x104_3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YEe_g6zPZABF6KIGFPzs443.jpg</text:p>
          </table:table-cell>
          <table:table-cell office:value-type="string">
            <text:p>.jpg</text:p>
          </table:table-cell>
          <table:table-cell office:value-type="float" office:value="1145384">
            <text:p>1145384</text:p>
          </table:table-cell>
          <table:table-cell office:value-type="float" office:value="205614">
            <text:p>205614</text:p>
          </table:table-cell>
          <table:table-cell office:value-type="float" office:value="98830">
            <text:p>98830</text:p>
          </table:table-cell>
          <table:table-cell office:value-type="float" office:value="0.398396">
            <text:p>0.398396</text:p>
          </table:table-cell>
          <table:table-cell office:value-type="float" office:value="0.144539">
            <text:p>0.144539</text:p>
          </table:table-cell>
          <table:table-cell office:value-type="string">
            <text:p>rBABE1DYEe_g6zPZABF6KIGFPzs443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YEe_g6zPZABF6KIGFPzs443.jpg</text:p>
          </table:table-cell>
          <table:table-cell office:value-type="string">
            <text:p>.jpg</text:p>
          </table:table-cell>
          <table:table-cell office:value-type="float" office:value="1145384">
            <text:p>1145384</text:p>
          </table:table-cell>
          <table:table-cell office:value-type="float" office:value="205614">
            <text:p>205614</text:p>
          </table:table-cell>
          <table:table-cell office:value-type="float" office:value="98830">
            <text:p>98830</text:p>
          </table:table-cell>
          <table:table-cell office:value-type="float" office:value="0.398107">
            <text:p>0.398107</text:p>
          </table:table-cell>
          <table:table-cell office:value-type="float" office:value="0.146264">
            <text:p>0.146264</text:p>
          </table:table-cell>
          <table:table-cell office:value-type="string">
            <text:p>rBABE1DYEe_g6zPZABF6KIGFPzs443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YVF3hr4LSAADw586U6jA872.gif</text:p>
          </table:table-cell>
          <table:table-cell office:value-type="string">
            <text:p>.gif</text:p>
          </table:table-cell>
          <table:table-cell office:value-type="float" office:value="61671">
            <text:p>61671</text:p>
          </table:table-cell>
          <table:table-cell office:value-type="float" office:value="12116">
            <text:p>12116</text:p>
          </table:table-cell>
          <table:table-cell office:value-type="float" office:value="11654">
            <text:p>11654</text:p>
          </table:table-cell>
          <table:table-cell office:value-type="float" office:value="0.397896">
            <text:p>0.397896</text:p>
          </table:table-cell>
          <table:table-cell office:value-type="float" office:value="0.0574231">
            <text:p>0.0574231</text:p>
          </table:table-cell>
          <table:table-cell office:value-type="string">
            <text:p>rBABE1DYVF3hr4LSAADw586U6jA872_140x104_1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aqiBo5dtAAo_cqfUfk0236.jpg</text:p>
          </table:table-cell>
          <table:table-cell office:value-type="string">
            <text:p>.jpg</text:p>
          </table:table-cell>
          <table:table-cell office:value-type="float" office:value="671602">
            <text:p>671602</text:p>
          </table:table-cell>
          <table:table-cell office:value-type="float" office:value="29079">
            <text:p>29079</text:p>
          </table:table-cell>
          <table:table-cell office:value-type="float" office:value="4277">
            <text:p>4277</text:p>
          </table:table-cell>
          <table:table-cell office:value-type="float" office:value="0.397659">
            <text:p>0.397659</text:p>
          </table:table-cell>
          <table:table-cell office:value-type="float" office:value="0.0891199">
            <text:p>0.0891199</text:p>
          </table:table-cell>
          <table:table-cell office:value-type="string">
            <text:p>rBABE1DZaqiBo5dtAAo_cqfUfk0236_160x298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VF3x8CiPAAE7DzcZSf4830.gif</text:p>
          </table:table-cell>
          <table:table-cell office:value-type="string">
            <text:p>.gif</text:p>
          </table:table-cell>
          <table:table-cell office:value-type="float" office:value="80655">
            <text:p>80655</text:p>
          </table:table-cell>
          <table:table-cell office:value-type="float" office:value="51541">
            <text:p>51541</text:p>
          </table:table-cell>
          <table:table-cell office:value-type="float" office:value="25407">
            <text:p>25407</text:p>
          </table:table-cell>
          <table:table-cell office:value-type="float" office:value="0.397281">
            <text:p>0.397281</text:p>
          </table:table-cell>
          <table:table-cell office:value-type="float" office:value="0.0343409">
            <text:p>0.0343409</text:p>
          </table:table-cell>
          <table:table-cell office:value-type="string">
            <text:p>rBABE1DYVF3x8CiPAAE7DzcZSf4830_167x.gif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ZX7-RsByWAABuF7GZFP8385.gif</text:p>
          </table:table-cell>
          <table:table-cell office:value-type="string">
            <text:p>.gif</text:p>
          </table:table-cell>
          <table:table-cell office:value-type="float" office:value="28183">
            <text:p>28183</text:p>
          </table:table-cell>
          <table:table-cell office:value-type="float" office:value="26689">
            <text:p>26689</text:p>
          </table:table-cell>
          <table:table-cell office:value-type="float" office:value="11049">
            <text:p>11049</text:p>
          </table:table-cell>
          <table:table-cell office:value-type="float" office:value="0.396629">
            <text:p>0.396629</text:p>
          </table:table-cell>
          <table:table-cell office:value-type="float" office:value="0.014832">
            <text:p>0.014832</text:p>
          </table:table-cell>
          <table:table-cell office:value-type="string">
            <text:p>rBABE1DZX7-RsByWAABuF7GZFP8385_200x200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WEHQzPHkAA1jyi-tgiU378.jpg</text:p>
          </table:table-cell>
          <table:table-cell office:value-type="string">
            <text:p>.jpg</text:p>
          </table:table-cell>
          <table:table-cell office:value-type="float" office:value="877514">
            <text:p>877514</text:p>
          </table:table-cell>
          <table:table-cell office:value-type="float" office:value="310816">
            <text:p>310816</text:p>
          </table:table-cell>
          <table:table-cell office:value-type="float" office:value="76068">
            <text:p>76068</text:p>
          </table:table-cell>
          <table:table-cell office:value-type="float" office:value="0.396333">
            <text:p>0.396333</text:p>
          </table:table-cell>
          <table:table-cell office:value-type="float" office:value="0.126371">
            <text:p>0.126371</text:p>
          </table:table-cell>
          <table:table-cell office:value-type="string">
            <text:p>rBABE1DZWEHQzPHkAA1jyi-tgiU378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axvzC-RyAAgbhQtq5bo518.jpg</text:p>
          </table:table-cell>
          <table:table-cell office:value-type="string">
            <text:p>.jpg</text:p>
          </table:table-cell>
          <table:table-cell office:value-type="float" office:value="531333">
            <text:p>531333</text:p>
          </table:table-cell>
          <table:table-cell office:value-type="float" office:value="134516">
            <text:p>134516</text:p>
          </table:table-cell>
          <table:table-cell office:value-type="float" office:value="45811">
            <text:p>45811</text:p>
          </table:table-cell>
          <table:table-cell office:value-type="float" office:value="0.396211">
            <text:p>0.396211</text:p>
          </table:table-cell>
          <table:table-cell office:value-type="float" office:value="0.132435">
            <text:p>0.132435</text:p>
          </table:table-cell>
          <table:table-cell office:value-type="string">
            <text:p>rBABE1DZaxvzC-RyAAgbhQtq5bo518_600x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X7-RsByWAABuF7GZFP8385.gif</text:p>
          </table:table-cell>
          <table:table-cell office:value-type="string">
            <text:p>.gif</text:p>
          </table:table-cell>
          <table:table-cell office:value-type="float" office:value="28183">
            <text:p>28183</text:p>
          </table:table-cell>
          <table:table-cell office:value-type="float" office:value="26689">
            <text:p>26689</text:p>
          </table:table-cell>
          <table:table-cell office:value-type="float" office:value="11049">
            <text:p>11049</text:p>
          </table:table-cell>
          <table:table-cell office:value-type="float" office:value="0.395079">
            <text:p>0.395079</text:p>
          </table:table-cell>
          <table:table-cell office:value-type="float" office:value="0.0165341">
            <text:p>0.0165341</text:p>
          </table:table-cell>
          <table:table-cell office:value-type="string">
            <text:p>rBABE1DZX7-RsByWAABuF7GZFP8385_200x2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YnbC5snFAAWzr3t196Q871.jpg</text:p>
          </table:table-cell>
          <table:table-cell office:value-type="string">
            <text:p>.jpg</text:p>
          </table:table-cell>
          <table:table-cell office:value-type="float" office:value="373679">
            <text:p>373679</text:p>
          </table:table-cell>
          <table:table-cell office:value-type="float" office:value="88836">
            <text:p>88836</text:p>
          </table:table-cell>
          <table:table-cell office:value-type="float" office:value="42549">
            <text:p>42549</text:p>
          </table:table-cell>
          <table:table-cell office:value-type="float" office:value="0.394457">
            <text:p>0.394457</text:p>
          </table:table-cell>
          <table:table-cell office:value-type="float" office:value="0.154059">
            <text:p>0.154059</text:p>
          </table:table-cell>
          <table:table-cell office:value-type="string">
            <text:p>rBABE1DZYnbC5snFAAWzr3t196Q871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JEqQfI03AAq4JOVkUHo077.jpg</text:p>
          </table:table-cell>
          <table:table-cell office:value-type="string">
            <text:p>.jpg</text:p>
          </table:table-cell>
          <table:table-cell office:value-type="float" office:value="702500">
            <text:p>702500</text:p>
          </table:table-cell>
          <table:table-cell office:value-type="float" office:value="8369">
            <text:p>8369</text:p>
          </table:table-cell>
          <table:table-cell office:value-type="float" office:value="4412">
            <text:p>4412</text:p>
          </table:table-cell>
          <table:table-cell office:value-type="float" office:value="0.394029">
            <text:p>0.394029</text:p>
          </table:table-cell>
          <table:table-cell office:value-type="float" office:value="0.107859">
            <text:p>0.107859</text:p>
          </table:table-cell>
          <table:table-cell office:value-type="string">
            <text:p>rBABE1DXJEqQfI03AAq4JOVkUHo077_160x298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YHEHgUYKQAAkn3ezzQAw063.jpg</text:p>
          </table:table-cell>
          <table:table-cell office:value-type="string">
            <text:p>.jpg</text:p>
          </table:table-cell>
          <table:table-cell office:value-type="float" office:value="600029">
            <text:p>600029</text:p>
          </table:table-cell>
          <table:table-cell office:value-type="float" office:value="148769">
            <text:p>148769</text:p>
          </table:table-cell>
          <table:table-cell office:value-type="float" office:value="36868">
            <text:p>36868</text:p>
          </table:table-cell>
          <table:table-cell office:value-type="float" office:value="0.392907">
            <text:p>0.392907</text:p>
          </table:table-cell>
          <table:table-cell office:value-type="float" office:value="0.136326">
            <text:p>0.136326</text:p>
          </table:table-cell>
          <table:table-cell office:value-type="string">
            <text:p>rBABE1DYHEHgUYKQAAkn3ezzQAw063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YnbC5snFAAWzr3t196Q871.jpg</text:p>
          </table:table-cell>
          <table:table-cell office:value-type="string">
            <text:p>.jpg</text:p>
          </table:table-cell>
          <table:table-cell office:value-type="float" office:value="373679">
            <text:p>373679</text:p>
          </table:table-cell>
          <table:table-cell office:value-type="float" office:value="88836">
            <text:p>88836</text:p>
          </table:table-cell>
          <table:table-cell office:value-type="float" office:value="27283">
            <text:p>27283</text:p>
          </table:table-cell>
          <table:table-cell office:value-type="float" office:value="0.392455">
            <text:p>0.392455</text:p>
          </table:table-cell>
          <table:table-cell office:value-type="float" office:value="0.136855">
            <text:p>0.136855</text:p>
          </table:table-cell>
          <table:table-cell office:value-type="string">
            <text:p>rBABE1DZYnbC5snFAAWzr3t196Q871_600x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nXXDecVeAAs5N4qOeaM448.jpg</text:p>
          </table:table-cell>
          <table:table-cell office:value-type="string">
            <text:p>.jpg</text:p>
          </table:table-cell>
          <table:table-cell office:value-type="float" office:value="735543">
            <text:p>735543</text:p>
          </table:table-cell>
          <table:table-cell office:value-type="float" office:value="69073">
            <text:p>69073</text:p>
          </table:table-cell>
          <table:table-cell office:value-type="float" office:value="4517">
            <text:p>4517</text:p>
          </table:table-cell>
          <table:table-cell office:value-type="float" office:value="0.392376">
            <text:p>0.392376</text:p>
          </table:table-cell>
          <table:table-cell office:value-type="float" office:value="0.101002">
            <text:p>0.101002</text:p>
          </table:table-cell>
          <table:table-cell office:value-type="string">
            <text:p>rBABE1DZnXXDecVeAAs5N4qOeaM448_140x104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nXXDecVeAAs5N4qOeaM448.jpg</text:p>
          </table:table-cell>
          <table:table-cell office:value-type="string">
            <text:p>.jpg</text:p>
          </table:table-cell>
          <table:table-cell office:value-type="float" office:value="735543">
            <text:p>735543</text:p>
          </table:table-cell>
          <table:table-cell office:value-type="float" office:value="72081">
            <text:p>72081</text:p>
          </table:table-cell>
          <table:table-cell office:value-type="float" office:value="6230">
            <text:p>6230</text:p>
          </table:table-cell>
          <table:table-cell office:value-type="float" office:value="0.392138">
            <text:p>0.392138</text:p>
          </table:table-cell>
          <table:table-cell office:value-type="float" office:value="0.103101">
            <text:p>0.103101</text:p>
          </table:table-cell>
          <table:table-cell office:value-type="string">
            <text:p>rBABE1DZnXXDecVeAAs5N4qOeaM448_167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BY_Rc-ilAAZHD_vQVLE114.jpg</text:p>
          </table:table-cell>
          <table:table-cell office:value-type="string">
            <text:p>.jpg</text:p>
          </table:table-cell>
          <table:table-cell office:value-type="float" office:value="411407">
            <text:p>411407</text:p>
          </table:table-cell>
          <table:table-cell office:value-type="float" office:value="59356">
            <text:p>59356</text:p>
          </table:table-cell>
          <table:table-cell office:value-type="float" office:value="21465">
            <text:p>21465</text:p>
          </table:table-cell>
          <table:table-cell office:value-type="float" office:value="0.392089">
            <text:p>0.392089</text:p>
          </table:table-cell>
          <table:table-cell office:value-type="float" office:value="0.136538">
            <text:p>0.136538</text:p>
          </table:table-cell>
          <table:table-cell office:value-type="string">
            <text:p>rBABE1DZBY_Rc-ilAAZHD_vQVLE114_600x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YHEHgUYKQAAkn3ezzQAw063.jpg</text:p>
          </table:table-cell>
          <table:table-cell office:value-type="string">
            <text:p>.jpg</text:p>
          </table:table-cell>
          <table:table-cell office:value-type="float" office:value="600029">
            <text:p>600029</text:p>
          </table:table-cell>
          <table:table-cell office:value-type="float" office:value="148769">
            <text:p>148769</text:p>
          </table:table-cell>
          <table:table-cell office:value-type="float" office:value="51357">
            <text:p>51357</text:p>
          </table:table-cell>
          <table:table-cell office:value-type="float" office:value="0.392007">
            <text:p>0.392007</text:p>
          </table:table-cell>
          <table:table-cell office:value-type="float" office:value="0.133289">
            <text:p>0.133289</text:p>
          </table:table-cell>
          <table:table-cell office:value-type="string">
            <text:p>rBABE1DYHEHgUYKQAAkn3ezzQAw063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aqjStLvOAAdhnC4TpvM907.jpg</text:p>
          </table:table-cell>
          <table:table-cell office:value-type="string">
            <text:p>.jpg</text:p>
          </table:table-cell>
          <table:table-cell office:value-type="float" office:value="483740">
            <text:p>483740</text:p>
          </table:table-cell>
          <table:table-cell office:value-type="float" office:value="59392">
            <text:p>59392</text:p>
          </table:table-cell>
          <table:table-cell office:value-type="float" office:value="13453">
            <text:p>13453</text:p>
          </table:table-cell>
          <table:table-cell office:value-type="float" office:value="0.391744">
            <text:p>0.391744</text:p>
          </table:table-cell>
          <table:table-cell office:value-type="float" office:value="0.122725">
            <text:p>0.122725</text:p>
          </table:table-cell>
          <table:table-cell office:value-type="string">
            <text:p>rBABE1DZaqjStLvOAAdhnC4TpvM907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HEHgUYKQAAkn3ezzQAw063.jpg</text:p>
          </table:table-cell>
          <table:table-cell office:value-type="string">
            <text:p>.jpg</text:p>
          </table:table-cell>
          <table:table-cell office:value-type="float" office:value="600029">
            <text:p>600029</text:p>
          </table:table-cell>
          <table:table-cell office:value-type="float" office:value="148769">
            <text:p>148769</text:p>
          </table:table-cell>
          <table:table-cell office:value-type="float" office:value="51357">
            <text:p>51357</text:p>
          </table:table-cell>
          <table:table-cell office:value-type="float" office:value="0.391517">
            <text:p>0.391517</text:p>
          </table:table-cell>
          <table:table-cell office:value-type="float" office:value="0.152701">
            <text:p>0.152701</text:p>
          </table:table-cell>
          <table:table-cell office:value-type="string">
            <text:p>rBABE1DYHEHgUYKQAAkn3ezzQAw063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wlHgsX22AAYsOHHzFBc713.jpg</text:p>
          </table:table-cell>
          <table:table-cell office:value-type="string">
            <text:p>.jpg</text:p>
          </table:table-cell>
          <table:table-cell office:value-type="float" office:value="404536">
            <text:p>404536</text:p>
          </table:table-cell>
          <table:table-cell office:value-type="float" office:value="82112">
            <text:p>82112</text:p>
          </table:table-cell>
          <table:table-cell office:value-type="float" office:value="30269">
            <text:p>30269</text:p>
          </table:table-cell>
          <table:table-cell office:value-type="float" office:value="0.39125">
            <text:p>0.39125</text:p>
          </table:table-cell>
          <table:table-cell office:value-type="float" office:value="0.135865">
            <text:p>0.135865</text:p>
          </table:table-cell>
          <table:table-cell office:value-type="string">
            <text:p>rBABE1DXwlHgsX22AAYsOHHzFBc713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HEHgUYKQAAkn3ezzQAw063.jpg</text:p>
          </table:table-cell>
          <table:table-cell office:value-type="string">
            <text:p>.jpg</text:p>
          </table:table-cell>
          <table:table-cell office:value-type="float" office:value="600029">
            <text:p>600029</text:p>
          </table:table-cell>
          <table:table-cell office:value-type="float" office:value="148769">
            <text:p>148769</text:p>
          </table:table-cell>
          <table:table-cell office:value-type="float" office:value="36868">
            <text:p>36868</text:p>
          </table:table-cell>
          <table:table-cell office:value-type="float" office:value="0.391148">
            <text:p>0.391148</text:p>
          </table:table-cell>
          <table:table-cell office:value-type="float" office:value="0.134958">
            <text:p>0.134958</text:p>
          </table:table-cell>
          <table:table-cell office:value-type="string">
            <text:p>rBABE1DYHEHgUYKQAAkn3ezzQAw063_600x_3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YHEHgUYKQAAkn3ezzQAw063.jpg</text:p>
          </table:table-cell>
          <table:table-cell office:value-type="string">
            <text:p>.jpg</text:p>
          </table:table-cell>
          <table:table-cell office:value-type="float" office:value="600029">
            <text:p>600029</text:p>
          </table:table-cell>
          <table:table-cell office:value-type="float" office:value="148769">
            <text:p>148769</text:p>
          </table:table-cell>
          <table:table-cell office:value-type="float" office:value="51357">
            <text:p>51357</text:p>
          </table:table-cell>
          <table:table-cell office:value-type="float" office:value="0.390984">
            <text:p>0.390984</text:p>
          </table:table-cell>
          <table:table-cell office:value-type="float" office:value="0.136731">
            <text:p>0.136731</text:p>
          </table:table-cell>
          <table:table-cell office:value-type="string">
            <text:p>rBABE1DYHEHgUYKQAAkn3ezzQAw063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wlHgsX22AAYsOHHzFBc713.jpg</text:p>
          </table:table-cell>
          <table:table-cell office:value-type="string">
            <text:p>.jpg</text:p>
          </table:table-cell>
          <table:table-cell office:value-type="float" office:value="404536">
            <text:p>404536</text:p>
          </table:table-cell>
          <table:table-cell office:value-type="float" office:value="82112">
            <text:p>82112</text:p>
          </table:table-cell>
          <table:table-cell office:value-type="float" office:value="48080">
            <text:p>48080</text:p>
          </table:table-cell>
          <table:table-cell office:value-type="float" office:value="0.390963">
            <text:p>0.390963</text:p>
          </table:table-cell>
          <table:table-cell office:value-type="float" office:value="0.153097">
            <text:p>0.153097</text:p>
          </table:table-cell>
          <table:table-cell office:value-type="string">
            <text:p>rBABE1DXwlHgsX22AAYsOHHzFBc713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YHEGSixXuAAmaWL-89Kc220.jpg</text:p>
          </table:table-cell>
          <table:table-cell office:value-type="string">
            <text:p>.jpg</text:p>
          </table:table-cell>
          <table:table-cell office:value-type="float" office:value="629336">
            <text:p>629336</text:p>
          </table:table-cell>
          <table:table-cell office:value-type="float" office:value="160615">
            <text:p>160615</text:p>
          </table:table-cell>
          <table:table-cell office:value-type="float" office:value="57497">
            <text:p>57497</text:p>
          </table:table-cell>
          <table:table-cell office:value-type="float" office:value="0.390261">
            <text:p>0.390261</text:p>
          </table:table-cell>
          <table:table-cell office:value-type="float" office:value="0.133806">
            <text:p>0.133806</text:p>
          </table:table-cell>
          <table:table-cell office:value-type="string">
            <text:p>rBABE1DYHEGSixXuAAmaWL-89Kc220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WEHQzPHkAA1jyi-tgiU378.jpg</text:p>
          </table:table-cell>
          <table:table-cell office:value-type="string">
            <text:p>.jpg</text:p>
          </table:table-cell>
          <table:table-cell office:value-type="float" office:value="877514">
            <text:p>877514</text:p>
          </table:table-cell>
          <table:table-cell office:value-type="float" office:value="310816">
            <text:p>310816</text:p>
          </table:table-cell>
          <table:table-cell office:value-type="float" office:value="76068">
            <text:p>76068</text:p>
          </table:table-cell>
          <table:table-cell office:value-type="float" office:value="0.390201">
            <text:p>0.390201</text:p>
          </table:table-cell>
          <table:table-cell office:value-type="float" office:value="0.13675">
            <text:p>0.13675</text:p>
          </table:table-cell>
          <table:table-cell office:value-type="string">
            <text:p>rBABE1DZWEHQzPHkAA1jyi-tgiU378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YnawU2peAAURw7i8R4I090.jpg</text:p>
          </table:table-cell>
          <table:table-cell office:value-type="string">
            <text:p>.jpg</text:p>
          </table:table-cell>
          <table:table-cell office:value-type="float" office:value="332227">
            <text:p>332227</text:p>
          </table:table-cell>
          <table:table-cell office:value-type="float" office:value="76821">
            <text:p>76821</text:p>
          </table:table-cell>
          <table:table-cell office:value-type="float" office:value="23559">
            <text:p>23559</text:p>
          </table:table-cell>
          <table:table-cell office:value-type="float" office:value="0.390169">
            <text:p>0.390169</text:p>
          </table:table-cell>
          <table:table-cell office:value-type="float" office:value="0.135605">
            <text:p>0.135605</text:p>
          </table:table-cell>
          <table:table-cell office:value-type="string">
            <text:p>rBABE1DZYnawU2peAAURw7i8R4I090_600x_3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YHEGSixXuAAmaWL-89Kc220.jpg</text:p>
          </table:table-cell>
          <table:table-cell office:value-type="string">
            <text:p>.jpg</text:p>
          </table:table-cell>
          <table:table-cell office:value-type="float" office:value="629336">
            <text:p>629336</text:p>
          </table:table-cell>
          <table:table-cell office:value-type="float" office:value="160615">
            <text:p>160615</text:p>
          </table:table-cell>
          <table:table-cell office:value-type="float" office:value="57497">
            <text:p>57497</text:p>
          </table:table-cell>
          <table:table-cell office:value-type="float" office:value="0.390028">
            <text:p>0.390028</text:p>
          </table:table-cell>
          <table:table-cell office:value-type="float" office:value="0.13368">
            <text:p>0.13368</text:p>
          </table:table-cell>
          <table:table-cell office:value-type="string">
            <text:p>rBABE1DYHEGSixXuAAmaWL-89Kc220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Z9SQwUsXAAlKyqBCl6c790.png</text:p>
          </table:table-cell>
          <table:table-cell office:value-type="string">
            <text:p>.png</text:p>
          </table:table-cell>
          <table:table-cell office:value-type="float" office:value="608970">
            <text:p>608970</text:p>
          </table:table-cell>
          <table:table-cell office:value-type="float" office:value="301074">
            <text:p>301074</text:p>
          </table:table-cell>
          <table:table-cell office:value-type="float" office:value="299453">
            <text:p>299453</text:p>
          </table:table-cell>
          <table:table-cell office:value-type="float" office:value="0.389625">
            <text:p>0.389625</text:p>
          </table:table-cell>
          <table:table-cell office:value-type="float" office:value="0.316365">
            <text:p>0.316365</text:p>
          </table:table-cell>
          <table:table-cell office:value-type="string">
            <text:p>rBABE1DZZ9SQwUsXAAlKyqBCl6c790_600x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HEGSixXuAAmaWL-89Kc220.jpg</text:p>
          </table:table-cell>
          <table:table-cell office:value-type="string">
            <text:p>.jpg</text:p>
          </table:table-cell>
          <table:table-cell office:value-type="float" office:value="629336">
            <text:p>629336</text:p>
          </table:table-cell>
          <table:table-cell office:value-type="float" office:value="160615">
            <text:p>160615</text:p>
          </table:table-cell>
          <table:table-cell office:value-type="float" office:value="57497">
            <text:p>57497</text:p>
          </table:table-cell>
          <table:table-cell office:value-type="float" office:value="0.389551">
            <text:p>0.389551</text:p>
          </table:table-cell>
          <table:table-cell office:value-type="float" office:value="0.152335">
            <text:p>0.152335</text:p>
          </table:table-cell>
          <table:table-cell office:value-type="string">
            <text:p>rBABE1DYHEGSixXuAAmaWL-89Kc220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HEGSixXuAAmaWL-89Kc220.jpg</text:p>
          </table:table-cell>
          <table:table-cell office:value-type="string">
            <text:p>.jpg</text:p>
          </table:table-cell>
          <table:table-cell office:value-type="float" office:value="629336">
            <text:p>629336</text:p>
          </table:table-cell>
          <table:table-cell office:value-type="float" office:value="160615">
            <text:p>160615</text:p>
          </table:table-cell>
          <table:table-cell office:value-type="float" office:value="41296">
            <text:p>41296</text:p>
          </table:table-cell>
          <table:table-cell office:value-type="float" office:value="0.389478">
            <text:p>0.389478</text:p>
          </table:table-cell>
          <table:table-cell office:value-type="float" office:value="0.135149">
            <text:p>0.135149</text:p>
          </table:table-cell>
          <table:table-cell office:value-type="string">
            <text:p>rBABE1DYHEGSixXuAAmaWL-89Kc220_600x_3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axuQMdIVAAgdMJpDZWI190.jpg</text:p>
          </table:table-cell>
          <table:table-cell office:value-type="string">
            <text:p>.jpg</text:p>
          </table:table-cell>
          <table:table-cell office:value-type="float" office:value="531760">
            <text:p>531760</text:p>
          </table:table-cell>
          <table:table-cell office:value-type="float" office:value="136824">
            <text:p>136824</text:p>
          </table:table-cell>
          <table:table-cell office:value-type="float" office:value="46644">
            <text:p>46644</text:p>
          </table:table-cell>
          <table:table-cell office:value-type="float" office:value="0.389199">
            <text:p>0.389199</text:p>
          </table:table-cell>
          <table:table-cell office:value-type="float" office:value="0.150117">
            <text:p>0.150117</text:p>
          </table:table-cell>
          <table:table-cell office:value-type="string">
            <text:p>rBABE1DZaxuQMdIVAAgdMJpDZWI190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YnbC5snFAAWzr3t196Q871.jpg</text:p>
          </table:table-cell>
          <table:table-cell office:value-type="string">
            <text:p>.jpg</text:p>
          </table:table-cell>
          <table:table-cell office:value-type="float" office:value="373679">
            <text:p>373679</text:p>
          </table:table-cell>
          <table:table-cell office:value-type="float" office:value="88836">
            <text:p>88836</text:p>
          </table:table-cell>
          <table:table-cell office:value-type="float" office:value="27283">
            <text:p>27283</text:p>
          </table:table-cell>
          <table:table-cell office:value-type="float" office:value="0.389155">
            <text:p>0.389155</text:p>
          </table:table-cell>
          <table:table-cell office:value-type="float" office:value="0.136668">
            <text:p>0.136668</text:p>
          </table:table-cell>
          <table:table-cell office:value-type="string">
            <text:p>rBABE1DZYnbC5snFAAWzr3t196Q871_600x_3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KKHyBrRSAAdQzkyjClk043.gif</text:p>
          </table:table-cell>
          <table:table-cell office:value-type="string">
            <text:p>.gif</text:p>
          </table:table-cell>
          <table:table-cell office:value-type="float" office:value="479438">
            <text:p>479438</text:p>
          </table:table-cell>
          <table:table-cell office:value-type="float" office:value="24187">
            <text:p>24187</text:p>
          </table:table-cell>
          <table:table-cell office:value-type="float" office:value="21696">
            <text:p>21696</text:p>
          </table:table-cell>
          <table:table-cell office:value-type="float" office:value="0.389055">
            <text:p>0.389055</text:p>
          </table:table-cell>
          <table:table-cell office:value-type="float" office:value="0.04458">
            <text:p>0.04458</text:p>
          </table:table-cell>
          <table:table-cell office:value-type="string">
            <text:p>rBABE1DXKKHyBrRSAAdQzkyjClk043_197x146_1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axuQMdIVAAgdMJpDZWI190.jpg</text:p>
          </table:table-cell>
          <table:table-cell office:value-type="string">
            <text:p>.jpg</text:p>
          </table:table-cell>
          <table:table-cell office:value-type="float" office:value="531760">
            <text:p>531760</text:p>
          </table:table-cell>
          <table:table-cell office:value-type="float" office:value="136824">
            <text:p>136824</text:p>
          </table:table-cell>
          <table:table-cell office:value-type="float" office:value="46644">
            <text:p>46644</text:p>
          </table:table-cell>
          <table:table-cell office:value-type="float" office:value="0.38903">
            <text:p>0.38903</text:p>
          </table:table-cell>
          <table:table-cell office:value-type="float" office:value="0.133895">
            <text:p>0.133895</text:p>
          </table:table-cell>
          <table:table-cell office:value-type="string">
            <text:p>rBABE1DZaxuQMdIVAAgdMJpDZWI190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YVF3x8CiPAAE7DzcZSf4830.gif</text:p>
          </table:table-cell>
          <table:table-cell office:value-type="string">
            <text:p>.gif</text:p>
          </table:table-cell>
          <table:table-cell office:value-type="float" office:value="80655">
            <text:p>80655</text:p>
          </table:table-cell>
          <table:table-cell office:value-type="float" office:value="48510">
            <text:p>48510</text:p>
          </table:table-cell>
          <table:table-cell office:value-type="float" office:value="23935">
            <text:p>23935</text:p>
          </table:table-cell>
          <table:table-cell office:value-type="float" office:value="0.388992">
            <text:p>0.388992</text:p>
          </table:table-cell>
          <table:table-cell office:value-type="float" office:value="0.0316501">
            <text:p>0.0316501</text:p>
          </table:table-cell>
          <table:table-cell office:value-type="string">
            <text:p>rBABE1DYVF3x8CiPAAE7DzcZSf4830_160x298_3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YnawU2peAAURw7i8R4I090.jpg</text:p>
          </table:table-cell>
          <table:table-cell office:value-type="string">
            <text:p>.jpg</text:p>
          </table:table-cell>
          <table:table-cell office:value-type="float" office:value="332227">
            <text:p>332227</text:p>
          </table:table-cell>
          <table:table-cell office:value-type="float" office:value="76821">
            <text:p>76821</text:p>
          </table:table-cell>
          <table:table-cell office:value-type="float" office:value="35387">
            <text:p>35387</text:p>
          </table:table-cell>
          <table:table-cell office:value-type="float" office:value="0.388802">
            <text:p>0.388802</text:p>
          </table:table-cell>
          <table:table-cell office:value-type="float" office:value="0.152879">
            <text:p>0.152879</text:p>
          </table:table-cell>
          <table:table-cell office:value-type="string">
            <text:p>rBABE1DZYnawU2peAAURw7i8R4I090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YnbC5snFAAWzr3t196Q871.jpg</text:p>
          </table:table-cell>
          <table:table-cell office:value-type="string">
            <text:p>.jpg</text:p>
          </table:table-cell>
          <table:table-cell office:value-type="float" office:value="373679">
            <text:p>373679</text:p>
          </table:table-cell>
          <table:table-cell office:value-type="float" office:value="88836">
            <text:p>88836</text:p>
          </table:table-cell>
          <table:table-cell office:value-type="float" office:value="42549">
            <text:p>42549</text:p>
          </table:table-cell>
          <table:table-cell office:value-type="float" office:value="0.388555">
            <text:p>0.388555</text:p>
          </table:table-cell>
          <table:table-cell office:value-type="float" office:value="0.151971">
            <text:p>0.151971</text:p>
          </table:table-cell>
          <table:table-cell office:value-type="string">
            <text:p>rBABE1DZYnbC5snFAAWzr3t196Q871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SsPxwSEgAAYQed-G_KA771.jpg</text:p>
          </table:table-cell>
          <table:table-cell office:value-type="string">
            <text:p>.jpg</text:p>
          </table:table-cell>
          <table:table-cell office:value-type="float" office:value="397433">
            <text:p>397433</text:p>
          </table:table-cell>
          <table:table-cell office:value-type="float" office:value="27945">
            <text:p>27945</text:p>
          </table:table-cell>
          <table:table-cell office:value-type="float" office:value="16176">
            <text:p>16176</text:p>
          </table:table-cell>
          <table:table-cell office:value-type="float" office:value="0.388537">
            <text:p>0.388537</text:p>
          </table:table-cell>
          <table:table-cell office:value-type="float" office:value="0.076292">
            <text:p>0.076292</text:p>
          </table:table-cell>
          <table:table-cell office:value-type="string">
            <text:p>rBABE1DYSsPxwSEgAAYQed-G_KA771_522x294_5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YHEGSixXuAAmaWL-89Kc220.jpg</text:p>
          </table:table-cell>
          <table:table-cell office:value-type="string">
            <text:p>.jpg</text:p>
          </table:table-cell>
          <table:table-cell office:value-type="float" office:value="629336">
            <text:p>629336</text:p>
          </table:table-cell>
          <table:table-cell office:value-type="float" office:value="160615">
            <text:p>160615</text:p>
          </table:table-cell>
          <table:table-cell office:value-type="float" office:value="41296">
            <text:p>41296</text:p>
          </table:table-cell>
          <table:table-cell office:value-type="float" office:value="0.388368">
            <text:p>0.388368</text:p>
          </table:table-cell>
          <table:table-cell office:value-type="float" office:value="0.134437">
            <text:p>0.134437</text:p>
          </table:table-cell>
          <table:table-cell office:value-type="string">
            <text:p>rBABE1DYHEGSixXuAAmaWL-89Kc220_600x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axvzC-RyAAgbhQtq5bo518.jpg</text:p>
          </table:table-cell>
          <table:table-cell office:value-type="string">
            <text:p>.jpg</text:p>
          </table:table-cell>
          <table:table-cell office:value-type="float" office:value="531333">
            <text:p>531333</text:p>
          </table:table-cell>
          <table:table-cell office:value-type="float" office:value="134516">
            <text:p>134516</text:p>
          </table:table-cell>
          <table:table-cell office:value-type="float" office:value="27137">
            <text:p>27137</text:p>
          </table:table-cell>
          <table:table-cell office:value-type="float" office:value="0.388297">
            <text:p>0.388297</text:p>
          </table:table-cell>
          <table:table-cell office:value-type="float" office:value="0.119533">
            <text:p>0.119533</text:p>
          </table:table-cell>
          <table:table-cell office:value-type="string">
            <text:p>rBABE1DZaxvzC-RyAAgbhQtq5bo518_600x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YHEGSixXuAAmaWL-89Kc220.jpg</text:p>
          </table:table-cell>
          <table:table-cell office:value-type="string">
            <text:p>.jpg</text:p>
          </table:table-cell>
          <table:table-cell office:value-type="float" office:value="629336">
            <text:p>629336</text:p>
          </table:table-cell>
          <table:table-cell office:value-type="float" office:value="160615">
            <text:p>160615</text:p>
          </table:table-cell>
          <table:table-cell office:value-type="float" office:value="57497">
            <text:p>57497</text:p>
          </table:table-cell>
          <table:table-cell office:value-type="float" office:value="0.387934">
            <text:p>0.387934</text:p>
          </table:table-cell>
          <table:table-cell office:value-type="float" office:value="0.151797">
            <text:p>0.151797</text:p>
          </table:table-cell>
          <table:table-cell office:value-type="string">
            <text:p>rBABE1DYHEGSixXuAAmaWL-89Kc220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YHEHgUYKQAAkn3ezzQAw063.jpg</text:p>
          </table:table-cell>
          <table:table-cell office:value-type="string">
            <text:p>.jpg</text:p>
          </table:table-cell>
          <table:table-cell office:value-type="float" office:value="600029">
            <text:p>600029</text:p>
          </table:table-cell>
          <table:table-cell office:value-type="float" office:value="148769">
            <text:p>148769</text:p>
          </table:table-cell>
          <table:table-cell office:value-type="float" office:value="51357">
            <text:p>51357</text:p>
          </table:table-cell>
          <table:table-cell office:value-type="float" office:value="0.387707">
            <text:p>0.387707</text:p>
          </table:table-cell>
          <table:table-cell office:value-type="float" office:value="0.153581">
            <text:p>0.153581</text:p>
          </table:table-cell>
          <table:table-cell office:value-type="string">
            <text:p>rBABE1DYHEHgUYKQAAkn3ezzQAw063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YnawU2peAAURw7i8R4I090.jpg</text:p>
          </table:table-cell>
          <table:table-cell office:value-type="string">
            <text:p>.jpg</text:p>
          </table:table-cell>
          <table:table-cell office:value-type="float" office:value="332227">
            <text:p>332227</text:p>
          </table:table-cell>
          <table:table-cell office:value-type="float" office:value="76821">
            <text:p>76821</text:p>
          </table:table-cell>
          <table:table-cell office:value-type="float" office:value="35387">
            <text:p>35387</text:p>
          </table:table-cell>
          <table:table-cell office:value-type="float" office:value="0.387511">
            <text:p>0.387511</text:p>
          </table:table-cell>
          <table:table-cell office:value-type="float" office:value="0.153188">
            <text:p>0.153188</text:p>
          </table:table-cell>
          <table:table-cell office:value-type="string">
            <text:p>rBABE1DZYnawU2peAAURw7i8R4I090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axuQMdIVAAgdMJpDZWI190.jpg</text:p>
          </table:table-cell>
          <table:table-cell office:value-type="string">
            <text:p>.jpg</text:p>
          </table:table-cell>
          <table:table-cell office:value-type="float" office:value="531760">
            <text:p>531760</text:p>
          </table:table-cell>
          <table:table-cell office:value-type="float" office:value="136824">
            <text:p>136824</text:p>
          </table:table-cell>
          <table:table-cell office:value-type="float" office:value="27830">
            <text:p>27830</text:p>
          </table:table-cell>
          <table:table-cell office:value-type="float" office:value="0.387438">
            <text:p>0.387438</text:p>
          </table:table-cell>
          <table:table-cell office:value-type="float" office:value="0.118074">
            <text:p>0.118074</text:p>
          </table:table-cell>
          <table:table-cell office:value-type="string">
            <text:p>rBABE1DZaxuQMdIVAAgdMJpDZWI190_600x_3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YnbC5snFAAWzr3t196Q871.jpg</text:p>
          </table:table-cell>
          <table:table-cell office:value-type="string">
            <text:p>.jpg</text:p>
          </table:table-cell>
          <table:table-cell office:value-type="float" office:value="373679">
            <text:p>373679</text:p>
          </table:table-cell>
          <table:table-cell office:value-type="float" office:value="88836">
            <text:p>88836</text:p>
          </table:table-cell>
          <table:table-cell office:value-type="float" office:value="42549">
            <text:p>42549</text:p>
          </table:table-cell>
          <table:table-cell office:value-type="float" office:value="0.387434">
            <text:p>0.387434</text:p>
          </table:table-cell>
          <table:table-cell office:value-type="float" office:value="0.152416">
            <text:p>0.152416</text:p>
          </table:table-cell>
          <table:table-cell office:value-type="string">
            <text:p>rBABE1DZYnbC5snFAAWzr3t196Q871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wlHgsX22AAYsOHHzFBc713.jpg</text:p>
          </table:table-cell>
          <table:table-cell office:value-type="string">
            <text:p>.jpg</text:p>
          </table:table-cell>
          <table:table-cell office:value-type="float" office:value="404536">
            <text:p>404536</text:p>
          </table:table-cell>
          <table:table-cell office:value-type="float" office:value="82112">
            <text:p>82112</text:p>
          </table:table-cell>
          <table:table-cell office:value-type="float" office:value="48080">
            <text:p>48080</text:p>
          </table:table-cell>
          <table:table-cell office:value-type="float" office:value="0.387409">
            <text:p>0.387409</text:p>
          </table:table-cell>
          <table:table-cell office:value-type="float" office:value="0.153083">
            <text:p>0.153083</text:p>
          </table:table-cell>
          <table:table-cell office:value-type="string">
            <text:p>rBABE1DXwlHgsX22AAYsOHHzFBc713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YnawU2peAAURw7i8R4I090.jpg</text:p>
          </table:table-cell>
          <table:table-cell office:value-type="string">
            <text:p>.jpg</text:p>
          </table:table-cell>
          <table:table-cell office:value-type="float" office:value="332227">
            <text:p>332227</text:p>
          </table:table-cell>
          <table:table-cell office:value-type="float" office:value="76821">
            <text:p>76821</text:p>
          </table:table-cell>
          <table:table-cell office:value-type="float" office:value="35387">
            <text:p>35387</text:p>
          </table:table-cell>
          <table:table-cell office:value-type="float" office:value="0.387356">
            <text:p>0.387356</text:p>
          </table:table-cell>
          <table:table-cell office:value-type="float" office:value="0.150456">
            <text:p>0.150456</text:p>
          </table:table-cell>
          <table:table-cell office:value-type="string">
            <text:p>rBABE1DZYnawU2peAAURw7i8R4I090_600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wlHgsX22AAYsOHHzFBc713.jpg</text:p>
          </table:table-cell>
          <table:table-cell office:value-type="string">
            <text:p>.jpg</text:p>
          </table:table-cell>
          <table:table-cell office:value-type="float" office:value="404536">
            <text:p>404536</text:p>
          </table:table-cell>
          <table:table-cell office:value-type="float" office:value="82112">
            <text:p>82112</text:p>
          </table:table-cell>
          <table:table-cell office:value-type="float" office:value="48080">
            <text:p>48080</text:p>
          </table:table-cell>
          <table:table-cell office:value-type="float" office:value="0.387322">
            <text:p>0.387322</text:p>
          </table:table-cell>
          <table:table-cell office:value-type="float" office:value="0.15064">
            <text:p>0.15064</text:p>
          </table:table-cell>
          <table:table-cell office:value-type="string">
            <text:p>rBABE1DXwlHgsX22AAYsOHHzFBc713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rCqwaqv0AADDPz_aAUY584.gif</text:p>
          </table:table-cell>
          <table:table-cell office:value-type="string">
            <text:p>.gif</text:p>
          </table:table-cell>
          <table:table-cell office:value-type="float" office:value="49983">
            <text:p>49983</text:p>
          </table:table-cell>
          <table:table-cell office:value-type="float" office:value="23017">
            <text:p>23017</text:p>
          </table:table-cell>
          <table:table-cell office:value-type="float" office:value="18529">
            <text:p>18529</text:p>
          </table:table-cell>
          <table:table-cell office:value-type="float" office:value="0.38717">
            <text:p>0.38717</text:p>
          </table:table-cell>
          <table:table-cell office:value-type="float" office:value="0.0281241">
            <text:p>0.0281241</text:p>
          </table:table-cell>
          <table:table-cell office:value-type="string">
            <text:p>rBABE1DXrCqwaqv0AADDPz_aAUY584_197x146_1.gif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wlHgsX22AAYsOHHzFBc713.jpg</text:p>
          </table:table-cell>
          <table:table-cell office:value-type="string">
            <text:p>.jpg</text:p>
          </table:table-cell>
          <table:table-cell office:value-type="float" office:value="404536">
            <text:p>404536</text:p>
          </table:table-cell>
          <table:table-cell office:value-type="float" office:value="82112">
            <text:p>82112</text:p>
          </table:table-cell>
          <table:table-cell office:value-type="float" office:value="48080">
            <text:p>48080</text:p>
          </table:table-cell>
          <table:table-cell office:value-type="float" office:value="0.386632">
            <text:p>0.386632</text:p>
          </table:table-cell>
          <table:table-cell office:value-type="float" office:value="0.154515">
            <text:p>0.154515</text:p>
          </table:table-cell>
          <table:table-cell office:value-type="string">
            <text:p>rBABE1DXwlHgsX22AAYsOHHzFBc713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YnbC5snFAAWzr3t196Q871.jpg</text:p>
          </table:table-cell>
          <table:table-cell office:value-type="string">
            <text:p>.jpg</text:p>
          </table:table-cell>
          <table:table-cell office:value-type="float" office:value="373679">
            <text:p>373679</text:p>
          </table:table-cell>
          <table:table-cell office:value-type="float" office:value="88836">
            <text:p>88836</text:p>
          </table:table-cell>
          <table:table-cell office:value-type="float" office:value="42549">
            <text:p>42549</text:p>
          </table:table-cell>
          <table:table-cell office:value-type="float" office:value="0.386573">
            <text:p>0.386573</text:p>
          </table:table-cell>
          <table:table-cell office:value-type="float" office:value="0.153657">
            <text:p>0.153657</text:p>
          </table:table-cell>
          <table:table-cell office:value-type="string">
            <text:p>rBABE1DZYnbC5snFAAWzr3t196Q871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wlHgsX22AAYsOHHzFBc713.jpg</text:p>
          </table:table-cell>
          <table:table-cell office:value-type="string">
            <text:p>.jpg</text:p>
          </table:table-cell>
          <table:table-cell office:value-type="float" office:value="404536">
            <text:p>404536</text:p>
          </table:table-cell>
          <table:table-cell office:value-type="float" office:value="82112">
            <text:p>82112</text:p>
          </table:table-cell>
          <table:table-cell office:value-type="float" office:value="30269">
            <text:p>30269</text:p>
          </table:table-cell>
          <table:table-cell office:value-type="float" office:value="0.386455">
            <text:p>0.386455</text:p>
          </table:table-cell>
          <table:table-cell office:value-type="float" office:value="0.135942">
            <text:p>0.135942</text:p>
          </table:table-cell>
          <table:table-cell office:value-type="string">
            <text:p>rBABE1DXwlHgsX22AAYsOHHzFBc713_600x_3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axuQB4q5AAdZb-TIVsM705.jpg</text:p>
          </table:table-cell>
          <table:table-cell office:value-type="string">
            <text:p>.jpg</text:p>
          </table:table-cell>
          <table:table-cell office:value-type="float" office:value="481647">
            <text:p>481647</text:p>
          </table:table-cell>
          <table:table-cell office:value-type="float" office:value="124956">
            <text:p>124956</text:p>
          </table:table-cell>
          <table:table-cell office:value-type="float" office:value="41845">
            <text:p>41845</text:p>
          </table:table-cell>
          <table:table-cell office:value-type="float" office:value="0.386241">
            <text:p>0.386241</text:p>
          </table:table-cell>
          <table:table-cell office:value-type="float" office:value="0.132746">
            <text:p>0.132746</text:p>
          </table:table-cell>
          <table:table-cell office:value-type="string">
            <text:p>rBABE1DZaxuQB4q5AAdZb-TIVsM705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YnawU2peAAURw7i8R4I090.jpg</text:p>
          </table:table-cell>
          <table:table-cell office:value-type="string">
            <text:p>.jpg</text:p>
          </table:table-cell>
          <table:table-cell office:value-type="float" office:value="332227">
            <text:p>332227</text:p>
          </table:table-cell>
          <table:table-cell office:value-type="float" office:value="76821">
            <text:p>76821</text:p>
          </table:table-cell>
          <table:table-cell office:value-type="float" office:value="23559">
            <text:p>23559</text:p>
          </table:table-cell>
          <table:table-cell office:value-type="float" office:value="0.386027">
            <text:p>0.386027</text:p>
          </table:table-cell>
          <table:table-cell office:value-type="float" office:value="0.135992">
            <text:p>0.135992</text:p>
          </table:table-cell>
          <table:table-cell office:value-type="string">
            <text:p>rBABE1DZYnawU2peAAURw7i8R4I090_600x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axvzC-RyAAgbhQtq5bo518.jpg</text:p>
          </table:table-cell>
          <table:table-cell office:value-type="string">
            <text:p>.jpg</text:p>
          </table:table-cell>
          <table:table-cell office:value-type="float" office:value="531333">
            <text:p>531333</text:p>
          </table:table-cell>
          <table:table-cell office:value-type="float" office:value="134516">
            <text:p>134516</text:p>
          </table:table-cell>
          <table:table-cell office:value-type="float" office:value="45811">
            <text:p>45811</text:p>
          </table:table-cell>
          <table:table-cell office:value-type="float" office:value="0.385734">
            <text:p>0.385734</text:p>
          </table:table-cell>
          <table:table-cell office:value-type="float" office:value="0.134583">
            <text:p>0.134583</text:p>
          </table:table-cell>
          <table:table-cell office:value-type="string">
            <text:p>rBABE1DZaxvzC-RyAAgbhQtq5bo518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axuQMdIVAAgdMJpDZWI190.jpg</text:p>
          </table:table-cell>
          <table:table-cell office:value-type="string">
            <text:p>.jpg</text:p>
          </table:table-cell>
          <table:table-cell office:value-type="float" office:value="531760">
            <text:p>531760</text:p>
          </table:table-cell>
          <table:table-cell office:value-type="float" office:value="136824">
            <text:p>136824</text:p>
          </table:table-cell>
          <table:table-cell office:value-type="float" office:value="46644">
            <text:p>46644</text:p>
          </table:table-cell>
          <table:table-cell office:value-type="float" office:value="0.385616">
            <text:p>0.385616</text:p>
          </table:table-cell>
          <table:table-cell office:value-type="float" office:value="0.131102">
            <text:p>0.131102</text:p>
          </table:table-cell>
          <table:table-cell office:value-type="string">
            <text:p>rBABE1DZaxuQMdIVAAgdMJpDZWI190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X7_CRNEEAACKEPH3i8Y068.gif</text:p>
          </table:table-cell>
          <table:table-cell office:value-type="string">
            <text:p>.gif</text:p>
          </table:table-cell>
          <table:table-cell office:value-type="float" office:value="35344">
            <text:p>35344</text:p>
          </table:table-cell>
          <table:table-cell office:value-type="float" office:value="18777">
            <text:p>18777</text:p>
          </table:table-cell>
          <table:table-cell office:value-type="float" office:value="9915">
            <text:p>9915</text:p>
          </table:table-cell>
          <table:table-cell office:value-type="float" office:value="0.38555">
            <text:p>0.38555</text:p>
          </table:table-cell>
          <table:table-cell office:value-type="float" office:value="0.029865">
            <text:p>0.029865</text:p>
          </table:table-cell>
          <table:table-cell office:value-type="string">
            <text:p>rBABE1DZX7_CRNEEAACKEPH3i8Y068_167x104_5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axuQB4q5AAdZb-TIVsM705.jpg</text:p>
          </table:table-cell>
          <table:table-cell office:value-type="string">
            <text:p>.jpg</text:p>
          </table:table-cell>
          <table:table-cell office:value-type="float" office:value="481647">
            <text:p>481647</text:p>
          </table:table-cell>
          <table:table-cell office:value-type="float" office:value="124956">
            <text:p>124956</text:p>
          </table:table-cell>
          <table:table-cell office:value-type="float" office:value="25028">
            <text:p>25028</text:p>
          </table:table-cell>
          <table:table-cell office:value-type="float" office:value="0.385219">
            <text:p>0.385219</text:p>
          </table:table-cell>
          <table:table-cell office:value-type="float" office:value="0.121916">
            <text:p>0.121916</text:p>
          </table:table-cell>
          <table:table-cell office:value-type="string">
            <text:p>rBABE1DZaxuQB4q5AAdZb-TIVsM705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WZqwsQS7ABLJPJFjkZg986.jpg</text:p>
          </table:table-cell>
          <table:table-cell office:value-type="string">
            <text:p>.jpg</text:p>
          </table:table-cell>
          <table:table-cell office:value-type="float" office:value="1231164">
            <text:p>1231164</text:p>
          </table:table-cell>
          <table:table-cell office:value-type="float" office:value="248034">
            <text:p>248034</text:p>
          </table:table-cell>
          <table:table-cell office:value-type="float" office:value="54956">
            <text:p>54956</text:p>
          </table:table-cell>
          <table:table-cell office:value-type="float" office:value="0.385156">
            <text:p>0.385156</text:p>
          </table:table-cell>
          <table:table-cell office:value-type="float" office:value="0.153484">
            <text:p>0.153484</text:p>
          </table:table-cell>
          <table:table-cell office:value-type="string">
            <text:p>rBABE1DXWZqwsQS7ABLJPJFjkZg986_522x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aqiBo5dtAAo_cqfUfk0236.jpg</text:p>
          </table:table-cell>
          <table:table-cell office:value-type="string">
            <text:p>.jpg</text:p>
          </table:table-cell>
          <table:table-cell office:value-type="float" office:value="671602">
            <text:p>671602</text:p>
          </table:table-cell>
          <table:table-cell office:value-type="float" office:value="27022">
            <text:p>27022</text:p>
          </table:table-cell>
          <table:table-cell office:value-type="float" office:value="3443">
            <text:p>3443</text:p>
          </table:table-cell>
          <table:table-cell office:value-type="float" office:value="0.384753">
            <text:p>0.384753</text:p>
          </table:table-cell>
          <table:table-cell office:value-type="float" office:value="0.102681">
            <text:p>0.102681</text:p>
          </table:table-cell>
          <table:table-cell office:value-type="string">
            <text:p>rBABE1DZaqiBo5dtAAo_cqfUfk0236_140x104_1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YVF3x8CiPAAE7DzcZSf4830.gif</text:p>
          </table:table-cell>
          <table:table-cell office:value-type="string">
            <text:p>.gif</text:p>
          </table:table-cell>
          <table:table-cell office:value-type="float" office:value="80655">
            <text:p>80655</text:p>
          </table:table-cell>
          <table:table-cell office:value-type="float" office:value="48510">
            <text:p>48510</text:p>
          </table:table-cell>
          <table:table-cell office:value-type="float" office:value="13963">
            <text:p>13963</text:p>
          </table:table-cell>
          <table:table-cell office:value-type="float" office:value="0.384662">
            <text:p>0.384662</text:p>
          </table:table-cell>
          <table:table-cell office:value-type="float" office:value="0.0231998">
            <text:p>0.0231998</text:p>
          </table:table-cell>
          <table:table-cell office:value-type="string">
            <text:p>rBABE1DYVF3x8CiPAAE7DzcZSf4830_160x298_5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axuQMdIVAAgdMJpDZWI190.jpg</text:p>
          </table:table-cell>
          <table:table-cell office:value-type="string">
            <text:p>.jpg</text:p>
          </table:table-cell>
          <table:table-cell office:value-type="float" office:value="531760">
            <text:p>531760</text:p>
          </table:table-cell>
          <table:table-cell office:value-type="float" office:value="136824">
            <text:p>136824</text:p>
          </table:table-cell>
          <table:table-cell office:value-type="float" office:value="27830">
            <text:p>27830</text:p>
          </table:table-cell>
          <table:table-cell office:value-type="float" office:value="0.3846">
            <text:p>0.3846</text:p>
          </table:table-cell>
          <table:table-cell office:value-type="float" office:value="0.116934">
            <text:p>0.116934</text:p>
          </table:table-cell>
          <table:table-cell office:value-type="string">
            <text:p>rBABE1DZaxuQMdIVAAgdMJpDZWI190_600x_3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axvzC-RyAAgbhQtq5bo518.jpg</text:p>
          </table:table-cell>
          <table:table-cell office:value-type="string">
            <text:p>.jpg</text:p>
          </table:table-cell>
          <table:table-cell office:value-type="float" office:value="531333">
            <text:p>531333</text:p>
          </table:table-cell>
          <table:table-cell office:value-type="float" office:value="134516">
            <text:p>134516</text:p>
          </table:table-cell>
          <table:table-cell office:value-type="float" office:value="45811">
            <text:p>45811</text:p>
          </table:table-cell>
          <table:table-cell office:value-type="float" office:value="0.384398">
            <text:p>0.384398</text:p>
          </table:table-cell>
          <table:table-cell office:value-type="float" office:value="0.133761">
            <text:p>0.133761</text:p>
          </table:table-cell>
          <table:table-cell office:value-type="string">
            <text:p>rBABE1DZaxvzC-RyAAgbhQtq5bo518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axvzC-RyAAgbhQtq5bo518.jpg</text:p>
          </table:table-cell>
          <table:table-cell office:value-type="string">
            <text:p>.jpg</text:p>
          </table:table-cell>
          <table:table-cell office:value-type="float" office:value="531333">
            <text:p>531333</text:p>
          </table:table-cell>
          <table:table-cell office:value-type="float" office:value="134516">
            <text:p>134516</text:p>
          </table:table-cell>
          <table:table-cell office:value-type="float" office:value="27137">
            <text:p>27137</text:p>
          </table:table-cell>
          <table:table-cell office:value-type="float" office:value="0.384348">
            <text:p>0.384348</text:p>
          </table:table-cell>
          <table:table-cell office:value-type="float" office:value="0.117638">
            <text:p>0.117638</text:p>
          </table:table-cell>
          <table:table-cell office:value-type="string">
            <text:p>rBABE1DZaxvzC-RyAAgbhQtq5bo518_600x_3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axuQMdIVAAgdMJpDZWI190.jpg</text:p>
          </table:table-cell>
          <table:table-cell office:value-type="string">
            <text:p>.jpg</text:p>
          </table:table-cell>
          <table:table-cell office:value-type="float" office:value="531760">
            <text:p>531760</text:p>
          </table:table-cell>
          <table:table-cell office:value-type="float" office:value="136824">
            <text:p>136824</text:p>
          </table:table-cell>
          <table:table-cell office:value-type="float" office:value="46644">
            <text:p>46644</text:p>
          </table:table-cell>
          <table:table-cell office:value-type="float" office:value="0.384294">
            <text:p>0.384294</text:p>
          </table:table-cell>
          <table:table-cell office:value-type="float" office:value="0.132724">
            <text:p>0.132724</text:p>
          </table:table-cell>
          <table:table-cell office:value-type="string">
            <text:p>rBABE1DZaxuQMdIVAAgdMJpDZWI190_600x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YVF3x8CiPAAE7DzcZSf4830.gif</text:p>
          </table:table-cell>
          <table:table-cell office:value-type="string">
            <text:p>.gif</text:p>
          </table:table-cell>
          <table:table-cell office:value-type="float" office:value="80655">
            <text:p>80655</text:p>
          </table:table-cell>
          <table:table-cell office:value-type="float" office:value="42682">
            <text:p>42682</text:p>
          </table:table-cell>
          <table:table-cell office:value-type="float" office:value="21263">
            <text:p>21263</text:p>
          </table:table-cell>
          <table:table-cell office:value-type="float" office:value="0.384218">
            <text:p>0.384218</text:p>
          </table:table-cell>
          <table:table-cell office:value-type="float" office:value="0.029016">
            <text:p>0.029016</text:p>
          </table:table-cell>
          <table:table-cell office:value-type="string">
            <text:p>rBABE1DYVF3x8CiPAAE7DzcZSf4830_200x200.gif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axvzC-RyAAgbhQtq5bo518.jpg</text:p>
          </table:table-cell>
          <table:table-cell office:value-type="string">
            <text:p>.jpg</text:p>
          </table:table-cell>
          <table:table-cell office:value-type="float" office:value="531333">
            <text:p>531333</text:p>
          </table:table-cell>
          <table:table-cell office:value-type="float" office:value="134516">
            <text:p>134516</text:p>
          </table:table-cell>
          <table:table-cell office:value-type="float" office:value="45811">
            <text:p>45811</text:p>
          </table:table-cell>
          <table:table-cell office:value-type="float" office:value="0.383845">
            <text:p>0.383845</text:p>
          </table:table-cell>
          <table:table-cell office:value-type="float" office:value="0.133884">
            <text:p>0.133884</text:p>
          </table:table-cell>
          <table:table-cell office:value-type="string">
            <text:p>rBABE1DZaxvzC-RyAAgbhQtq5bo518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aqiwSN8bAAoGSFhGdUg658.jpg</text:p>
          </table:table-cell>
          <table:table-cell office:value-type="string">
            <text:p>.jpg</text:p>
          </table:table-cell>
          <table:table-cell office:value-type="float" office:value="656968">
            <text:p>656968</text:p>
          </table:table-cell>
          <table:table-cell office:value-type="float" office:value="32908">
            <text:p>32908</text:p>
          </table:table-cell>
          <table:table-cell office:value-type="float" office:value="5572">
            <text:p>5572</text:p>
          </table:table-cell>
          <table:table-cell office:value-type="float" office:value="0.383564">
            <text:p>0.383564</text:p>
          </table:table-cell>
          <table:table-cell office:value-type="float" office:value="0.103783">
            <text:p>0.103783</text:p>
          </table:table-cell>
          <table:table-cell office:value-type="string">
            <text:p>rBABE1DZaqiwSN8bAAoGSFhGdUg658_167x104_5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YVF3x8CiPAAE7DzcZSf4830.gif</text:p>
          </table:table-cell>
          <table:table-cell office:value-type="string">
            <text:p>.gif</text:p>
          </table:table-cell>
          <table:table-cell office:value-type="float" office:value="80655">
            <text:p>80655</text:p>
          </table:table-cell>
          <table:table-cell office:value-type="float" office:value="48510">
            <text:p>48510</text:p>
          </table:table-cell>
          <table:table-cell office:value-type="float" office:value="23935">
            <text:p>23935</text:p>
          </table:table-cell>
          <table:table-cell office:value-type="float" office:value="0.383556">
            <text:p>0.383556</text:p>
          </table:table-cell>
          <table:table-cell office:value-type="float" office:value="0.0314169">
            <text:p>0.0314169</text:p>
          </table:table-cell>
          <table:table-cell office:value-type="string">
            <text:p>rBABE1DYVF3x8CiPAAE7DzcZSf4830_160x298_3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axuQB4q5AAdZb-TIVsM705.jpg</text:p>
          </table:table-cell>
          <table:table-cell office:value-type="string">
            <text:p>.jpg</text:p>
          </table:table-cell>
          <table:table-cell office:value-type="float" office:value="481647">
            <text:p>481647</text:p>
          </table:table-cell>
          <table:table-cell office:value-type="float" office:value="124956">
            <text:p>124956</text:p>
          </table:table-cell>
          <table:table-cell office:value-type="float" office:value="41845">
            <text:p>41845</text:p>
          </table:table-cell>
          <table:table-cell office:value-type="float" office:value="0.383322">
            <text:p>0.383322</text:p>
          </table:table-cell>
          <table:table-cell office:value-type="float" office:value="0.13985">
            <text:p>0.13985</text:p>
          </table:table-cell>
          <table:table-cell office:value-type="string">
            <text:p>rBABE1DZaxuQB4q5AAdZb-TIVsM705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YEe_g6zPZABF6KIGFPzs443.jpg</text:p>
          </table:table-cell>
          <table:table-cell office:value-type="string">
            <text:p>.jpg</text:p>
          </table:table-cell>
          <table:table-cell office:value-type="float" office:value="1145384">
            <text:p>1145384</text:p>
          </table:table-cell>
          <table:table-cell office:value-type="float" office:value="164635">
            <text:p>164635</text:p>
          </table:table-cell>
          <table:table-cell office:value-type="float" office:value="78147">
            <text:p>78147</text:p>
          </table:table-cell>
          <table:table-cell office:value-type="float" office:value="0.383283">
            <text:p>0.383283</text:p>
          </table:table-cell>
          <table:table-cell office:value-type="float" office:value="0.153039">
            <text:p>0.153039</text:p>
          </table:table-cell>
          <table:table-cell office:value-type="string">
            <text:p>rBABE1DYEe_g6zPZABF6KIGFPzs443_522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YnawU2peAAURw7i8R4I090.jpg</text:p>
          </table:table-cell>
          <table:table-cell office:value-type="string">
            <text:p>.jpg</text:p>
          </table:table-cell>
          <table:table-cell office:value-type="float" office:value="332227">
            <text:p>332227</text:p>
          </table:table-cell>
          <table:table-cell office:value-type="float" office:value="76821">
            <text:p>76821</text:p>
          </table:table-cell>
          <table:table-cell office:value-type="float" office:value="35387">
            <text:p>35387</text:p>
          </table:table-cell>
          <table:table-cell office:value-type="float" office:value="0.383251">
            <text:p>0.383251</text:p>
          </table:table-cell>
          <table:table-cell office:value-type="float" office:value="0.153144">
            <text:p>0.153144</text:p>
          </table:table-cell>
          <table:table-cell office:value-type="string">
            <text:p>rBABE1DZYnawU2peAAURw7i8R4I090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axuQB4q5AAdZb-TIVsM705.jpg</text:p>
          </table:table-cell>
          <table:table-cell office:value-type="string">
            <text:p>.jpg</text:p>
          </table:table-cell>
          <table:table-cell office:value-type="float" office:value="481647">
            <text:p>481647</text:p>
          </table:table-cell>
          <table:table-cell office:value-type="float" office:value="124956">
            <text:p>124956</text:p>
          </table:table-cell>
          <table:table-cell office:value-type="float" office:value="25028">
            <text:p>25028</text:p>
          </table:table-cell>
          <table:table-cell office:value-type="float" office:value="0.383191">
            <text:p>0.383191</text:p>
          </table:table-cell>
          <table:table-cell office:value-type="float" office:value="0.132794">
            <text:p>0.132794</text:p>
          </table:table-cell>
          <table:table-cell office:value-type="string">
            <text:p>rBABE1DZaxuQB4q5AAdZb-TIVsM705_600x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WEHQzPHkAA1jyi-tgiU378.jpg</text:p>
          </table:table-cell>
          <table:table-cell office:value-type="string">
            <text:p>.jpg</text:p>
          </table:table-cell>
          <table:table-cell office:value-type="float" office:value="877514">
            <text:p>877514</text:p>
          </table:table-cell>
          <table:table-cell office:value-type="float" office:value="310816">
            <text:p>310816</text:p>
          </table:table-cell>
          <table:table-cell office:value-type="float" office:value="30405">
            <text:p>30405</text:p>
          </table:table-cell>
          <table:table-cell office:value-type="float" office:value="0.383097">
            <text:p>0.383097</text:p>
          </table:table-cell>
          <table:table-cell office:value-type="float" office:value="0.0918601">
            <text:p>0.0918601</text:p>
          </table:table-cell>
          <table:table-cell office:value-type="string">
            <text:p>rBABE1DZWEHQzPHkAA1jyi-tgiU378_600x_3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Z9SBPZFwAAnFbYtuCIM914.png</text:p>
          </table:table-cell>
          <table:table-cell office:value-type="string">
            <text:p>.png</text:p>
          </table:table-cell>
          <table:table-cell office:value-type="float" office:value="640365">
            <text:p>640365</text:p>
          </table:table-cell>
          <table:table-cell office:value-type="float" office:value="360598">
            <text:p>360598</text:p>
          </table:table-cell>
          <table:table-cell office:value-type="float" office:value="360479">
            <text:p>360479</text:p>
          </table:table-cell>
          <table:table-cell office:value-type="float" office:value="0.382977">
            <text:p>0.382977</text:p>
          </table:table-cell>
          <table:table-cell office:value-type="float" office:value="0.359835">
            <text:p>0.359835</text:p>
          </table:table-cell>
          <table:table-cell office:value-type="string">
            <text:p>rBABE1DZZ9SBPZFwAAnFbYtuCIM914_600x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axuQB4q5AAdZb-TIVsM705.jpg</text:p>
          </table:table-cell>
          <table:table-cell office:value-type="string">
            <text:p>.jpg</text:p>
          </table:table-cell>
          <table:table-cell office:value-type="float" office:value="481647">
            <text:p>481647</text:p>
          </table:table-cell>
          <table:table-cell office:value-type="float" office:value="124956">
            <text:p>124956</text:p>
          </table:table-cell>
          <table:table-cell office:value-type="float" office:value="41845">
            <text:p>41845</text:p>
          </table:table-cell>
          <table:table-cell office:value-type="float" office:value="0.382574">
            <text:p>0.382574</text:p>
          </table:table-cell>
          <table:table-cell office:value-type="float" office:value="0.150252">
            <text:p>0.150252</text:p>
          </table:table-cell>
          <table:table-cell office:value-type="string">
            <text:p>rBABE1DZaxuQB4q5AAdZb-TIVsM705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2w_iVNKjAAfPL62gSAg986.png</text:p>
          </table:table-cell>
          <table:table-cell office:value-type="string">
            <text:p>.png</text:p>
          </table:table-cell>
          <table:table-cell office:value-type="float" office:value="511791">
            <text:p>511791</text:p>
          </table:table-cell>
          <table:table-cell office:value-type="float" office:value="511752">
            <text:p>511752</text:p>
          </table:table-cell>
          <table:table-cell office:value-type="float" office:value="511734">
            <text:p>511734</text:p>
          </table:table-cell>
          <table:table-cell office:value-type="float" office:value="0.382571">
            <text:p>0.382571</text:p>
          </table:table-cell>
          <table:table-cell office:value-type="float" office:value="0.361332">
            <text:p>0.361332</text:p>
          </table:table-cell>
          <table:table-cell office:value-type="string">
            <text:p>rBABE1DX2w_iVNKjAAfPL62gSAg986_600x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YnbyaRBAAASovcOcYtc439.jpg</text:p>
          </table:table-cell>
          <table:table-cell office:value-type="string">
            <text:p>.jpg</text:p>
          </table:table-cell>
          <table:table-cell office:value-type="float" office:value="305341">
            <text:p>305341</text:p>
          </table:table-cell>
          <table:table-cell office:value-type="float" office:value="55906">
            <text:p>55906</text:p>
          </table:table-cell>
          <table:table-cell office:value-type="float" office:value="22010">
            <text:p>22010</text:p>
          </table:table-cell>
          <table:table-cell office:value-type="float" office:value="0.38231">
            <text:p>0.38231</text:p>
          </table:table-cell>
          <table:table-cell office:value-type="float" office:value="0.144153">
            <text:p>0.144153</text:p>
          </table:table-cell>
          <table:table-cell office:value-type="string">
            <text:p>rBABE1DZYnbyaRBAAASovcOcYtc439_522x.jpg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string">
            <text:p>rBABE1DYVF3x8CiPAAE7DzcZSf4830.gif</text:p>
          </table:table-cell>
          <table:table-cell office:value-type="string">
            <text:p>.gif</text:p>
          </table:table-cell>
          <table:table-cell office:value-type="float" office:value="80655">
            <text:p>80655</text:p>
          </table:table-cell>
          <table:table-cell office:value-type="float" office:value="42682">
            <text:p>42682</text:p>
          </table:table-cell>
          <table:table-cell office:value-type="float" office:value="21263">
            <text:p>21263</text:p>
          </table:table-cell>
          <table:table-cell office:value-type="float" office:value="0.382036">
            <text:p>0.382036</text:p>
          </table:table-cell>
          <table:table-cell office:value-type="float" office:value="0.0294979">
            <text:p>0.0294979</text:p>
          </table:table-cell>
          <table:table-cell office:value-type="string">
            <text:p>rBABE1DYVF3x8CiPAAE7DzcZSf4830_200x200.gif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w_iVNKjAAfPL62gSAg986.png</text:p>
          </table:table-cell>
          <table:table-cell office:value-type="string">
            <text:p>.png</text:p>
          </table:table-cell>
          <table:table-cell office:value-type="float" office:value="511791">
            <text:p>511791</text:p>
          </table:table-cell>
          <table:table-cell office:value-type="float" office:value="511752">
            <text:p>511752</text:p>
          </table:table-cell>
          <table:table-cell office:value-type="float" office:value="511734">
            <text:p>511734</text:p>
          </table:table-cell>
          <table:table-cell office:value-type="float" office:value="0.381951">
            <text:p>0.381951</text:p>
          </table:table-cell>
          <table:table-cell office:value-type="float" office:value="0.36173">
            <text:p>0.36173</text:p>
          </table:table-cell>
          <table:table-cell office:value-type="string">
            <text:p>rBABE1DX2w_iVNKjAAfPL62gSAg986_600x.pn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aqjStLvOAAdhnC4TpvM907.jpg</text:p>
          </table:table-cell>
          <table:table-cell office:value-type="string">
            <text:p>.jpg</text:p>
          </table:table-cell>
          <table:table-cell office:value-type="float" office:value="483740">
            <text:p>483740</text:p>
          </table:table-cell>
          <table:table-cell office:value-type="float" office:value="59392">
            <text:p>59392</text:p>
          </table:table-cell>
          <table:table-cell office:value-type="float" office:value="13453">
            <text:p>13453</text:p>
          </table:table-cell>
          <table:table-cell office:value-type="float" office:value="0.381792">
            <text:p>0.381792</text:p>
          </table:table-cell>
          <table:table-cell office:value-type="float" office:value="0.122494">
            <text:p>0.122494</text:p>
          </table:table-cell>
          <table:table-cell office:value-type="string">
            <text:p>rBABE1DZaqjStLvOAAdhnC4TpvM907_600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aqiSNu-aAAdLwyc_aRQ409.jpg</text:p>
          </table:table-cell>
          <table:table-cell office:value-type="string">
            <text:p>.jpg</text:p>
          </table:table-cell>
          <table:table-cell office:value-type="float" office:value="478147">
            <text:p>478147</text:p>
          </table:table-cell>
          <table:table-cell office:value-type="float" office:value="14958">
            <text:p>14958</text:p>
          </table:table-cell>
          <table:table-cell office:value-type="float" office:value="1942">
            <text:p>1942</text:p>
          </table:table-cell>
          <table:table-cell office:value-type="float" office:value="0.381649">
            <text:p>0.381649</text:p>
          </table:table-cell>
          <table:table-cell office:value-type="float" office:value="0.101473">
            <text:p>0.101473</text:p>
          </table:table-cell>
          <table:table-cell office:value-type="string">
            <text:p>rBABE1DZaqiSNu-aAAdLwyc_aRQ409_160x298_5.jp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axuQB4q5AAdZb-TIVsM705.jpg</text:p>
          </table:table-cell>
          <table:table-cell office:value-type="string">
            <text:p>.jpg</text:p>
          </table:table-cell>
          <table:table-cell office:value-type="float" office:value="481647">
            <text:p>481647</text:p>
          </table:table-cell>
          <table:table-cell office:value-type="float" office:value="124956">
            <text:p>124956</text:p>
          </table:table-cell>
          <table:table-cell office:value-type="float" office:value="41845">
            <text:p>41845</text:p>
          </table:table-cell>
          <table:table-cell office:value-type="float" office:value="0.381274">
            <text:p>0.381274</text:p>
          </table:table-cell>
          <table:table-cell office:value-type="float" office:value="0.136797">
            <text:p>0.136797</text:p>
          </table:table-cell>
          <table:table-cell office:value-type="string">
            <text:p>rBABE1DZaxuQB4q5AAdZb-TIVsM705_600x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JEnAAE_HAAkcZ8Qd_5Q740.jpg</text:p>
          </table:table-cell>
          <table:table-cell office:value-type="string">
            <text:p>.jpg</text:p>
          </table:table-cell>
          <table:table-cell office:value-type="float" office:value="597095">
            <text:p>597095</text:p>
          </table:table-cell>
          <table:table-cell office:value-type="float" office:value="68917">
            <text:p>68917</text:p>
          </table:table-cell>
          <table:table-cell office:value-type="float" office:value="37424">
            <text:p>37424</text:p>
          </table:table-cell>
          <table:table-cell office:value-type="float" office:value="0.381163">
            <text:p>0.381163</text:p>
          </table:table-cell>
          <table:table-cell office:value-type="float" office:value="0.14931">
            <text:p>0.14931</text:p>
          </table:table-cell>
          <table:table-cell office:value-type="string">
            <text:p>rBABE1DXJEnAAE_HAAkcZ8Qd_5Q740_522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WEHQzPHkAA1jyi-tgiU378.jpg</text:p>
          </table:table-cell>
          <table:table-cell office:value-type="string">
            <text:p>.jpg</text:p>
          </table:table-cell>
          <table:table-cell office:value-type="float" office:value="877514">
            <text:p>877514</text:p>
          </table:table-cell>
          <table:table-cell office:value-type="float" office:value="310816">
            <text:p>310816</text:p>
          </table:table-cell>
          <table:table-cell office:value-type="float" office:value="30405">
            <text:p>30405</text:p>
          </table:table-cell>
          <table:table-cell office:value-type="float" office:value="0.380613">
            <text:p>0.380613</text:p>
          </table:table-cell>
          <table:table-cell office:value-type="float" office:value="0.0950499">
            <text:p>0.0950499</text:p>
          </table:table-cell>
          <table:table-cell office:value-type="string">
            <text:p>rBABE1DZWEHQzPHkAA1jyi-tgiU378_600x_3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KwHynvqTAAhUngTcPI4346.jpg</text:p>
          </table:table-cell>
          <table:table-cell office:value-type="string">
            <text:p>.jpg</text:p>
          </table:table-cell>
          <table:table-cell office:value-type="float" office:value="545950">
            <text:p>545950</text:p>
          </table:table-cell>
          <table:table-cell office:value-type="float" office:value="13668">
            <text:p>13668</text:p>
          </table:table-cell>
          <table:table-cell office:value-type="float" office:value="5636">
            <text:p>5636</text:p>
          </table:table-cell>
          <table:table-cell office:value-type="float" office:value="0.380587">
            <text:p>0.380587</text:p>
          </table:table-cell>
          <table:table-cell office:value-type="float" office:value="0.136655">
            <text:p>0.136655</text:p>
          </table:table-cell>
          <table:table-cell office:value-type="string">
            <text:p>rBABE1DXKwHynvqTAAhUngTcPI4346_197x146_1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mQ6QdhV5AAkGDt6rcGM911.png</text:p>
          </table:table-cell>
          <table:table-cell office:value-type="string">
            <text:p>.png</text:p>
          </table:table-cell>
          <table:table-cell office:value-type="float" office:value="591374">
            <text:p>591374</text:p>
          </table:table-cell>
          <table:table-cell office:value-type="float" office:value="394908">
            <text:p>394908</text:p>
          </table:table-cell>
          <table:table-cell office:value-type="float" office:value="385093">
            <text:p>385093</text:p>
          </table:table-cell>
          <table:table-cell office:value-type="float" office:value="0.38042">
            <text:p>0.38042</text:p>
          </table:table-cell>
          <table:table-cell office:value-type="float" office:value="0.312733">
            <text:p>0.312733</text:p>
          </table:table-cell>
          <table:table-cell office:value-type="string">
            <text:p>rBABE1DXmQ6QdhV5AAkGDt6rcGM911_522x.pn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2w_iVNKjAAfPL62gSAg986.png</text:p>
          </table:table-cell>
          <table:table-cell office:value-type="string">
            <text:p>.png</text:p>
          </table:table-cell>
          <table:table-cell office:value-type="float" office:value="511791">
            <text:p>511791</text:p>
          </table:table-cell>
          <table:table-cell office:value-type="float" office:value="511752">
            <text:p>511752</text:p>
          </table:table-cell>
          <table:table-cell office:value-type="float" office:value="511734">
            <text:p>511734</text:p>
          </table:table-cell>
          <table:table-cell office:value-type="float" office:value="0.38036">
            <text:p>0.38036</text:p>
          </table:table-cell>
          <table:table-cell office:value-type="float" office:value="0.362365">
            <text:p>0.362365</text:p>
          </table:table-cell>
          <table:table-cell office:value-type="string">
            <text:p>rBABE1DX2w_iVNKjAAfPL62gSAg986_600x_3.pn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X2w_iVNKjAAfPL62gSAg986.png</text:p>
          </table:table-cell>
          <table:table-cell office:value-type="string">
            <text:p>.png</text:p>
          </table:table-cell>
          <table:table-cell office:value-type="float" office:value="511791">
            <text:p>511791</text:p>
          </table:table-cell>
          <table:table-cell office:value-type="float" office:value="511752">
            <text:p>511752</text:p>
          </table:table-cell>
          <table:table-cell office:value-type="float" office:value="511734">
            <text:p>511734</text:p>
          </table:table-cell>
          <table:table-cell office:value-type="float" office:value="0.380289">
            <text:p>0.380289</text:p>
          </table:table-cell>
          <table:table-cell office:value-type="float" office:value="0.361362">
            <text:p>0.361362</text:p>
          </table:table-cell>
          <table:table-cell office:value-type="string">
            <text:p>rBABE1DX2w_iVNKjAAfPL62gSAg986_600x.pn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WEHQzPHkAA1jyi-tgiU378.jpg</text:p>
          </table:table-cell>
          <table:table-cell office:value-type="string">
            <text:p>.jpg</text:p>
          </table:table-cell>
          <table:table-cell office:value-type="float" office:value="877514">
            <text:p>877514</text:p>
          </table:table-cell>
          <table:table-cell office:value-type="float" office:value="310816">
            <text:p>310816</text:p>
          </table:table-cell>
          <table:table-cell office:value-type="float" office:value="76068">
            <text:p>76068</text:p>
          </table:table-cell>
          <table:table-cell office:value-type="float" office:value="0.380121">
            <text:p>0.380121</text:p>
          </table:table-cell>
          <table:table-cell office:value-type="float" office:value="0.125628">
            <text:p>0.125628</text:p>
          </table:table-cell>
          <table:table-cell office:value-type="string">
            <text:p>rBABE1DZWEHQzPHkAA1jyi-tgiU378_600x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X87Rg4LLAAnDhHpPKQ0300.png</text:p>
          </table:table-cell>
          <table:table-cell office:value-type="string">
            <text:p>.png</text:p>
          </table:table-cell>
          <table:table-cell office:value-type="float" office:value="639876">
            <text:p>639876</text:p>
          </table:table-cell>
          <table:table-cell office:value-type="float" office:value="372986">
            <text:p>372986</text:p>
          </table:table-cell>
          <table:table-cell office:value-type="float" office:value="372867">
            <text:p>372867</text:p>
          </table:table-cell>
          <table:table-cell office:value-type="float" office:value="0.380005">
            <text:p>0.380005</text:p>
          </table:table-cell>
          <table:table-cell office:value-type="float" office:value="0.350575">
            <text:p>0.350575</text:p>
          </table:table-cell>
          <table:table-cell office:value-type="string">
            <text:p>rBABE1DZX87Rg4LLAAnDhHpPKQ0300_600x.pn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2w_iVNKjAAfPL62gSAg986.png</text:p>
          </table:table-cell>
          <table:table-cell office:value-type="string">
            <text:p>.png</text:p>
          </table:table-cell>
          <table:table-cell office:value-type="float" office:value="511791">
            <text:p>511791</text:p>
          </table:table-cell>
          <table:table-cell office:value-type="float" office:value="511752">
            <text:p>511752</text:p>
          </table:table-cell>
          <table:table-cell office:value-type="float" office:value="511734">
            <text:p>511734</text:p>
          </table:table-cell>
          <table:table-cell office:value-type="float" office:value="0.379807">
            <text:p>0.379807</text:p>
          </table:table-cell>
          <table:table-cell office:value-type="float" office:value="0.35908">
            <text:p>0.35908</text:p>
          </table:table-cell>
          <table:table-cell office:value-type="string">
            <text:p>rBABE1DX2w_iVNKjAAfPL62gSAg986_600x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YnbwEBCZAAT3LZ59_So455.jpg</text:p>
          </table:table-cell>
          <table:table-cell office:value-type="string">
            <text:p>.jpg</text:p>
          </table:table-cell>
          <table:table-cell office:value-type="float" office:value="325421">
            <text:p>325421</text:p>
          </table:table-cell>
          <table:table-cell office:value-type="float" office:value="63003">
            <text:p>63003</text:p>
          </table:table-cell>
          <table:table-cell office:value-type="float" office:value="26227">
            <text:p>26227</text:p>
          </table:table-cell>
          <table:table-cell office:value-type="float" office:value="0.379237">
            <text:p>0.379237</text:p>
          </table:table-cell>
          <table:table-cell office:value-type="float" office:value="0.144152">
            <text:p>0.144152</text:p>
          </table:table-cell>
          <table:table-cell office:value-type="string">
            <text:p>rBABE1DZYnbwEBCZAAT3LZ59_So455_522x.jp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Z9SBPZFwAAnFbYtuCIM914.png</text:p>
          </table:table-cell>
          <table:table-cell office:value-type="string">
            <text:p>.png</text:p>
          </table:table-cell>
          <table:table-cell office:value-type="float" office:value="640365">
            <text:p>640365</text:p>
          </table:table-cell>
          <table:table-cell office:value-type="float" office:value="360598">
            <text:p>360598</text:p>
          </table:table-cell>
          <table:table-cell office:value-type="float" office:value="360479">
            <text:p>360479</text:p>
          </table:table-cell>
          <table:table-cell office:value-type="float" office:value="0.37913">
            <text:p>0.37913</text:p>
          </table:table-cell>
          <table:table-cell office:value-type="float" office:value="0.361594">
            <text:p>0.361594</text:p>
          </table:table-cell>
          <table:table-cell office:value-type="string">
            <text:p>rBABE1DZZ9SBPZFwAAnFbYtuCIM914_600x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Z9SBPZFwAAnFbYtuCIM914.png</text:p>
          </table:table-cell>
          <table:table-cell office:value-type="string">
            <text:p>.png</text:p>
          </table:table-cell>
          <table:table-cell office:value-type="float" office:value="640365">
            <text:p>640365</text:p>
          </table:table-cell>
          <table:table-cell office:value-type="float" office:value="360598">
            <text:p>360598</text:p>
          </table:table-cell>
          <table:table-cell office:value-type="float" office:value="360479">
            <text:p>360479</text:p>
          </table:table-cell>
          <table:table-cell office:value-type="float" office:value="0.378619">
            <text:p>0.378619</text:p>
          </table:table-cell>
          <table:table-cell office:value-type="float" office:value="0.361509">
            <text:p>0.361509</text:p>
          </table:table-cell>
          <table:table-cell office:value-type="string">
            <text:p>rBABE1DZZ9SBPZFwAAnFbYtuCIM914_600x_3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Z9SBPZFwAAnFbYtuCIM914.png</text:p>
          </table:table-cell>
          <table:table-cell office:value-type="string">
            <text:p>.png</text:p>
          </table:table-cell>
          <table:table-cell office:value-type="float" office:value="640365">
            <text:p>640365</text:p>
          </table:table-cell>
          <table:table-cell office:value-type="float" office:value="360598">
            <text:p>360598</text:p>
          </table:table-cell>
          <table:table-cell office:value-type="float" office:value="360479">
            <text:p>360479</text:p>
          </table:table-cell>
          <table:table-cell office:value-type="float" office:value="0.378606">
            <text:p>0.378606</text:p>
          </table:table-cell>
          <table:table-cell office:value-type="float" office:value="0.362214">
            <text:p>0.362214</text:p>
          </table:table-cell>
          <table:table-cell office:value-type="string">
            <text:p>rBABE1DZZ9SBPZFwAAnFbYtuCIM914_522x.pn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ZZ9SBPZFwAAnFbYtuCIM914.png</text:p>
          </table:table-cell>
          <table:table-cell office:value-type="string">
            <text:p>.png</text:p>
          </table:table-cell>
          <table:table-cell office:value-type="float" office:value="640365">
            <text:p>640365</text:p>
          </table:table-cell>
          <table:table-cell office:value-type="float" office:value="360598">
            <text:p>360598</text:p>
          </table:table-cell>
          <table:table-cell office:value-type="float" office:value="360479">
            <text:p>360479</text:p>
          </table:table-cell>
          <table:table-cell office:value-type="float" office:value="0.378194">
            <text:p>0.378194</text:p>
          </table:table-cell>
          <table:table-cell office:value-type="float" office:value="0.362056">
            <text:p>0.362056</text:p>
          </table:table-cell>
          <table:table-cell office:value-type="string">
            <text:p>rBABE1DZZ9SBPZFwAAnFbYtuCIM914_600x_3.png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string">
            <text:p>rBABE1DXJEqQfI03AAq4JOVkUHo077.jpg</text:p>
          </table:table-cell>
          <table:table-cell office:value-type="string">
            <text:p>.jpg</text:p>
          </table:table-cell>
          <table:table-cell office:value-type="float" office:value="702500">
            <text:p>702500</text:p>
          </table:table-cell>
          <table:table-cell office:value-type="float" office:value="8369">
            <text:p>8369</text:p>
          </table:table-cell>
          <table:table-cell office:value-type="float" office:value="4412">
            <text:p>4412</text:p>
          </table:table-cell>
          <table:table-cell office:value-type="float" office:value="0.377776">
            <text:p>0.377776</text:p>
          </table:table-cell>
          <table:table-cell office:value-type="float" office:value="0.108874">
            <text:p>0.108874</text:p>
          </table:table-cell>
          <table:table-cell office:value-type="string">
            <text:p>rBABE1DXJEqQfI03AAq4JOVkUHo077_160x298_5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ZZ9SBPZFwAAnFbYtuCIM914.png</text:p>
          </table:table-cell>
          <table:table-cell office:value-type="string">
            <text:p>.png</text:p>
          </table:table-cell>
          <table:table-cell office:value-type="float" office:value="640365">
            <text:p>640365</text:p>
          </table:table-cell>
          <table:table-cell office:value-type="float" office:value="360598">
            <text:p>360598</text:p>
          </table:table-cell>
          <table:table-cell office:value-type="float" office:value="360479">
            <text:p>360479</text:p>
          </table:table-cell>
          <table:table-cell office:value-type="float" office:value="0.377492">
            <text:p>0.377492</text:p>
          </table:table-cell>
          <table:table-cell office:value-type="float" office:value="0.362439">
            <text:p>0.362439</text:p>
          </table:table-cell>
          <table:table-cell office:value-type="string">
            <text:p>rBABE1DZZ9SBPZFwAAnFbYtuCIM914_600x.png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ZZ9SBPZFwAAnFbYtuCIM914.png</text:p>
          </table:table-cell>
          <table:table-cell office:value-type="string">
            <text:p>.png</text:p>
          </table:table-cell>
          <table:table-cell office:value-type="float" office:value="640365">
            <text:p>640365</text:p>
          </table:table-cell>
          <table:table-cell office:value-type="float" office:value="360598">
            <text:p>360598</text:p>
          </table:table-cell>
          <table:table-cell office:value-type="float" office:value="360479">
            <text:p>360479</text:p>
          </table:table-cell>
          <table:table-cell office:value-type="float" office:value="0.376854">
            <text:p>0.376854</text:p>
          </table:table-cell>
          <table:table-cell office:value-type="float" office:value="0.359496">
            <text:p>0.359496</text:p>
          </table:table-cell>
          <table:table-cell office:value-type="string">
            <text:p>rBABE1DZZ9SBPZFwAAnFbYtuCIM914_600x.pn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WZqwsQS7ABLJPJFjkZg986.jpg</text:p>
          </table:table-cell>
          <table:table-cell office:value-type="string">
            <text:p>.jpg</text:p>
          </table:table-cell>
          <table:table-cell office:value-type="float" office:value="1231164">
            <text:p>1231164</text:p>
          </table:table-cell>
          <table:table-cell office:value-type="float" office:value="121903">
            <text:p>121903</text:p>
          </table:table-cell>
          <table:table-cell office:value-type="float" office:value="34601">
            <text:p>34601</text:p>
          </table:table-cell>
          <table:table-cell office:value-type="float" office:value="0.37641">
            <text:p>0.37641</text:p>
          </table:table-cell>
          <table:table-cell office:value-type="float" office:value="0.144262">
            <text:p>0.144262</text:p>
          </table:table-cell>
          <table:table-cell office:value-type="string">
            <text:p>rBABE1DXWZqwsQS7ABLJPJFjkZg986_522x294_5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aqjwBdc0AAfXH6Omzjk904.jpg</text:p>
          </table:table-cell>
          <table:table-cell office:value-type="string">
            <text:p>.jpg</text:p>
          </table:table-cell>
          <table:table-cell office:value-type="float" office:value="513823">
            <text:p>513823</text:p>
          </table:table-cell>
          <table:table-cell office:value-type="float" office:value="17093">
            <text:p>17093</text:p>
          </table:table-cell>
          <table:table-cell office:value-type="float" office:value="2768">
            <text:p>2768</text:p>
          </table:table-cell>
          <table:table-cell office:value-type="float" office:value="0.376294">
            <text:p>0.376294</text:p>
          </table:table-cell>
          <table:table-cell office:value-type="float" office:value="0.0981982">
            <text:p>0.0981982</text:p>
          </table:table-cell>
          <table:table-cell office:value-type="string">
            <text:p>rBABE1DZaqjwBdc0AAfXH6Omzjk904_160x298_3.jpg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string">
            <text:p>rBABE1DXJEnAAE_HAAkcZ8Qd_5Q740.jpg</text:p>
          </table:table-cell>
          <table:table-cell office:value-type="string">
            <text:p>.jpg</text:p>
          </table:table-cell>
          <table:table-cell office:value-type="float" office:value="597095">
            <text:p>597095</text:p>
          </table:table-cell>
          <table:table-cell office:value-type="float" office:value="23729">
            <text:p>23729</text:p>
          </table:table-cell>
          <table:table-cell office:value-type="float" office:value="22880">
            <text:p>22880</text:p>
          </table:table-cell>
          <table:table-cell office:value-type="float" office:value="0.37552">
            <text:p>0.37552</text:p>
          </table:table-cell>
          <table:table-cell office:value-type="float" office:value="0.139068">
            <text:p>0.139068</text:p>
          </table:table-cell>
          <table:table-cell office:value-type="string">
            <text:p>rBABE1DXJEnAAE_HAAkcZ8Qd_5Q740_522x294_5.jpg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string">
            <text:p>rBABE1DZX7_CRNEEAACKEPH3i8Y068.gif</text:p>
          </table:table-cell>
          <table:table-cell office:value-type="string">
            <text:p>.gif</text:p>
          </table:table-cell>
          <table:table-cell office:value-type="float" office:value="35344">
            <text:p>35344</text:p>
          </table:table-cell>
          <table:table-cell office:value-type="float" office:value="12885">
            <text:p>12885</text:p>
          </table:table-cell>
          <table:table-cell office:value-type="float" office:value="4970">
            <text:p>4970</text:p>
          </table:table-cell>
          <table:table-cell office:value-type="float" office:value="0.375137">
            <text:p>0.375137</text:p>
          </table:table-cell>
          <table:table-cell office:value-type="float" office:value="0.014107">
            <text:p>0.014107</text:p>
          </table:table-cell>
          <table:table-cell office:value-type="string">
            <text:p>rBABE1DZX7_CRNEEAACKEPH3i8Y068_100x100.gif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string">
            <text:p>rBABE1DXwlGy0og_AAQlU5RJT40377.jpg</text:p>
          </table:table-cell>
          <table:table-cell office:value-type="string">
            <text:p>.jpg</text:p>
          </table:table-cell>
          <table:table-cell office:value-type="float" office:value="271699">
            <text:p>271699</text:p>
          </table:table-cell>
          <table:table-cell office:value-type="float" office:value="9020">
            <text:p>9020</text:p>
          </table:table-cell>
          <table:table-cell office:value-type="float" office:value="2793">
            <text:p>2793</text:p>
          </table:table-cell>
          <table:table-cell office:value-type="float" office:value="0.375115">
            <text:p>0.375115</text:p>
          </table:table-cell>
          <table:table-cell office:value-type="float" office:value="0.0964241">
            <text:p>0.0964241</text:p>
          </table:table-cell>
          <table:table-cell office:value-type="string">
            <text:p>rBABE1DXwlGy0og_AAQlU5RJT40377_140x104_3.jpg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string">
            <text:p>rBABE1DZaqjw28CmAAiv96pmbH4493.jpg</text:p>
          </table:table-cell>
          <table:table-cell office:value-type="string">
            <text:p>.jpg</text:p>
          </table:table-cell>
          <table:table-cell office:value-type="float" office:value="569335">
            <text:p>569335</text:p>
          </table:table-cell>
          <table:table-cell office:value-type="float" office:value="22755">
            <text:p>22755</text:p>
          </table:table-cell>
          <table:table-cell office:value-type="float" office:value="3591">
            <text:p>3591</text:p>
          </table:table-cell>
          <table:table-cell office:value-type="float" office:value="0.374611">
            <text:p>0.374611</text:p>
          </table:table-cell>
          <table:table-cell office:value-type="float" office:value="0.0886691">
            <text:p>0.0886691</text:p>
          </table:table-cell>
          <table:table-cell office:value-type="string">
            <text:p>rBABE1DZaqjw28CmAAiv96pmbH4493_160x298_3.jpg</text:p>
          </table:table-cell>
        </table:table-row>
        <table:table-row table:style-name="ro1" table:number-rows-repeated="104757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按图片类型统计时间与空间" table:style-name="ta1">
        <table:table-column table:style-name="co10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7" table:default-cell-style-name="Default"/>
        <table:table-row table:style-name="ro1">
          <table:table-cell table:style-name="ce3" office:value-type="string">
            <text:p>srcfiletype</text:p>
          </table:table-cell>
          <table:table-cell table:style-name="ce3" office:value-type="string">
            <text:p>totalfilecount</text:p>
          </table:table-cell>
          <table:table-cell table:style-name="ce3" office:value-type="string">
            <text:p>bindstfilesize</text:p>
          </table:table-cell>
          <table:table-cell table:style-name="ce3" office:value-type="string">
            <text:p>binruntime</text:p>
          </table:table-cell>
          <table:table-cell table:style-name="ce3" office:value-type="string">
            <text:p>libdstfilesize</text:p>
          </table:table-cell>
          <table:table-cell table:style-name="ce3" office:value-type="string">
            <text:p>libruntime</text:p>
          </table:table-cell>
        </table:table-row>
        <table:table-row table:style-name="ro1">
          <table:table-cell office:value-type="string">
            <text:p>.gif</text:p>
          </table:table-cell>
          <table:table-cell office:value-type="float" office:value="805">
            <text:p>805</text:p>
          </table:table-cell>
          <table:table-cell office:value-type="float" office:value="219908349">
            <text:p>219908349</text:p>
          </table:table-cell>
          <table:table-cell office:value-type="float" office:value="1827.44671845436">
            <text:p>1827.4467184544</text:p>
          </table:table-cell>
          <table:table-cell office:value-type="float" office:value="12455043">
            <text:p>12455043</text:p>
          </table:table-cell>
          <table:table-cell office:value-type="float" office:value="24.0711688995361">
            <text:p>24.0711688995</text:p>
          </table:table-cell>
        </table:table-row>
        <table:table-row table:style-name="ro1">
          <table:table-cell office:value-type="string">
            <text:p>.jpg</text:p>
          </table:table-cell>
          <table:table-cell office:value-type="float" office:value="74037">
            <text:p>74037</text:p>
          </table:table-cell>
          <table:table-cell office:value-type="float" office:value="2399227512">
            <text:p>2399227512</text:p>
          </table:table-cell>
          <table:table-cell office:value-type="float" office:value="3913.96815013885">
            <text:p>3913.9681501389</text:p>
          </table:table-cell>
          <table:table-cell office:value-type="float" office:value="964339586">
            <text:p>964339586</text:p>
          </table:table-cell>
          <table:table-cell office:value-type="float" office:value="1205.2806224823">
            <text:p>1205.2806224823</text:p>
          </table:table-cell>
        </table:table-row>
        <table:table-row table:style-name="ro1">
          <table:table-cell office:value-type="string">
            <text:p>.png</text:p>
          </table:table-cell>
          <table:table-cell office:value-type="float" office:value="1771">
            <text:p>1771</text:p>
          </table:table-cell>
          <table:table-cell office:value-type="float" office:value="187361453">
            <text:p>187361453</text:p>
          </table:table-cell>
          <table:table-cell office:value-type="float" office:value="185.188721418381">
            <text:p>185.1887214184</text:p>
          </table:table-cell>
          <table:table-cell office:value-type="float" office:value="186247264">
            <text:p>186247264</text:p>
          </table:table-cell>
          <table:table-cell office:value-type="float" office:value="142.621248006821">
            <text:p>142.6212480068</text:p>
          </table:table-cell>
        </table:table-row>
      </table:table>
      <table:table table:name="按产品类别统计时间与空间" table:style-name="ta1">
        <table:table-column table:style-name="co7" table:number-columns-repeated="6" table:default-cell-style-name="Default"/>
        <table:table-row table:style-name="ro3">
          <table:table-cell office:value-type="string">
            <text:p>appname</text:p>
          </table:table-cell>
          <table:table-cell office:value-type="string">
            <text:p>bindstfilesize</text:p>
          </table:table-cell>
          <table:table-cell office:value-type="string">
            <text:p>libdstfilesize</text:p>
          </table:table-cell>
          <table:table-cell office:value-type="string">
            <text:p>binruntime</text:p>
          </table:table-cell>
          <table:table-cell office:value-type="string">
            <text:p>libruntime</text:p>
          </table:table-cell>
          <table:table-cell office:value-type="string">
            <text:p>totalfilecount</text:p>
          </table:table-cell>
        </table:table-row>
        <table:table-row table:style-name="ro1">
          <table:table-cell office:value-type="string">
            <text:p>avatar</text:p>
          </table:table-cell>
          <table:table-cell office:value-type="float" office:value="74664282">
            <text:p>74664282</text:p>
          </table:table-cell>
          <table:table-cell office:value-type="float" office:value="29928643">
            <text:p>29928643</text:p>
          </table:table-cell>
          <table:table-cell office:value-type="float" office:value="535.21125626564">
            <text:p>535.2112562656</text:p>
          </table:table-cell>
          <table:table-cell office:value-type="float" office:value="43.2890646457672">
            <text:p>43.2890646458</text:p>
          </table:table-cell>
          <table:table-cell office:value-type="float" office:value="6662">
            <text:p>6662</text:p>
          </table:table-cell>
        </table:table-row>
        <table:table-row table:style-name="ro3">
          <table:table-cell office:value-type="string">
            <text:p>bizhi</text:p>
          </table:table-cell>
          <table:table-cell office:value-type="float" office:value="325604402">
            <text:p>325604402</text:p>
          </table:table-cell>
          <table:table-cell office:value-type="float" office:value="137075807">
            <text:p>137075807</text:p>
          </table:table-cell>
          <table:table-cell office:value-type="float" office:value="606.359011650086">
            <text:p>606.3590116501</text:p>
          </table:table-cell>
          <table:table-cell office:value-type="float" office:value="176.861294746399">
            <text:p>176.8612947464</text:p>
          </table:table-cell>
          <table:table-cell office:value-type="float" office:value="9993">
            <text:p>9993</text:p>
          </table:table-cell>
        </table:table-row>
        <table:table-row table:style-name="ro3">
          <table:table-cell office:value-type="string">
            <text:p>meitu</text:p>
          </table:table-cell>
          <table:table-cell office:value-type="float" office:value="373470615">
            <text:p>373470615</text:p>
          </table:table-cell>
          <table:table-cell office:value-type="float" office:value="156867485">
            <text:p>156867485</text:p>
          </table:table-cell>
          <table:table-cell office:value-type="float" office:value="706.365696668625">
            <text:p>706.3656966686</text:p>
          </table:table-cell>
          <table:table-cell office:value-type="float" office:value="195.28067946434">
            <text:p>195.2806794643</text:p>
          </table:table-cell>
          <table:table-cell office:value-type="float" office:value="9993">
            <text:p>9993</text:p>
          </table:table-cell>
        </table:table-row>
        <table:table-row table:style-name="ro3">
          <table:table-cell office:value-type="string">
            <text:p>pifu</text:p>
          </table:table-cell>
          <table:table-cell office:value-type="float" office:value="1298513668">
            <text:p>1298513668</text:p>
          </table:table-cell>
          <table:table-cell office:value-type="float" office:value="544246632">
            <text:p>544246632</text:p>
          </table:table-cell>
          <table:table-cell office:value-type="float" office:value="2611.96804642677">
            <text:p>2611.9680464268</text:p>
          </table:table-cell>
          <table:table-cell office:value-type="float" office:value="648.476927042008">
            <text:p>648.476927042</text:p>
          </table:table-cell>
          <table:table-cell office:value-type="float" office:value="29979">
            <text:p>29979</text:p>
          </table:table-cell>
        </table:table-row>
        <table:table-row table:style-name="ro3">
          <table:table-cell office:value-type="string">
            <text:p>touxiang</text:p>
          </table:table-cell>
          <table:table-cell office:value-type="float" office:value="84880135">
            <text:p>84880135</text:p>
          </table:table-cell>
          <table:table-cell office:value-type="float" office:value="34067219">
            <text:p>34067219</text:p>
          </table:table-cell>
          <table:table-cell office:value-type="float" office:value="546.43355345726">
            <text:p>546.4335534573</text:p>
          </table:table-cell>
          <table:table-cell office:value-type="float" office:value="46.2757818698883">
            <text:p>46.2757818699</text:p>
          </table:table-cell>
          <table:table-cell office:value-type="float" office:value="6662">
            <text:p>6662</text:p>
          </table:table-cell>
        </table:table-row>
        <table:table-row table:style-name="ro3">
          <table:table-cell office:value-type="string">
            <text:p>zipai</text:p>
          </table:table-cell>
          <table:table-cell office:value-type="float" office:value="649364212">
            <text:p>649364212</text:p>
          </table:table-cell>
          <table:table-cell office:value-type="float" office:value="260856107">
            <text:p>260856107</text:p>
          </table:table-cell>
          <table:table-cell office:value-type="float" office:value="920.266025543213">
            <text:p>920.2660255432</text:p>
          </table:table-cell>
          <table:table-cell office:value-type="float" office:value="261.789291620255">
            <text:p>261.7892916203</text:p>
          </table:table-cell>
          <table:table-cell office:value-type="float" office:value="13324">
            <text:p>13324</text:p>
          </table:table-cell>
        </table:table-row>
        <table:table-row table:style-name="ro1">
          <table:table-cell/>
          <table:table-cell table:formula="of:=SUM([.B2:.B7])/(1024*1024)" office:value-type="float" office:value="2676.48440742493">
            <text:p>2676.4844074249</text:p>
          </table:table-cell>
          <table:table-cell table:formula="of:=SUM([.C2:.C7])/(1024*1024)" office:value-type="float" office:value="1109.16318225861">
            <text:p>1109.1631822586</text:p>
          </table:table-cell>
          <table:table-cell table:formula="of:=SUM([.D2:.D7])" office:value-type="float" office:value="5926.60359001159">
            <text:p>5926.6035900116</text:p>
          </table:table-cell>
          <table:table-cell table:formula="of:=SUM([.E2:.E7])" office:value-type="float" office:value="1371.97303938866">
            <text:p>1371.9730393887</text:p>
          </table:table-cell>
          <table:table-cell table:formula="of:=SUM([.F2:.F7])" office:value-type="float" office:value="76613">
            <text:p>76613</text:p>
          </table:table-cell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源文件信息" table:style-name="ta1">
        <table:table-column table:style-name="co7" table:number-columns-repeated="3" table:default-cell-style-name="Default"/>
        <table:table-row table:style-name="ro3">
          <table:table-cell office:value-type="string">
            <text:p>srcfiletype</text:p>
          </table:table-cell>
          <table:table-cell office:value-type="string">
            <text:p>totalFileCount</text:p>
          </table:table-cell>
          <table:table-cell office:value-type="string">
            <text:p>totalFileSize</text:p>
          </table:table-cell>
        </table:table-row>
        <table:table-row table:style-name="ro1">
          <table:table-cell office:value-type="string">
            <text:p>.gif</text:p>
          </table:table-cell>
          <table:table-cell office:value-type="float" office:value="35">
            <text:p>35</text:p>
          </table:table-cell>
          <table:table-cell office:value-type="float" office:value="10792250">
            <text:p>10792250</text:p>
          </table:table-cell>
        </table:table-row>
        <table:table-row table:style-name="ro1">
          <table:table-cell office:value-type="string">
            <text:p>.jpg</text:p>
          </table:table-cell>
          <table:table-cell office:value-type="float" office:value="3219">
            <text:p>3219</text:p>
          </table:table-cell>
          <table:table-cell office:value-type="float" office:value="341625059">
            <text:p>341625059</text:p>
          </table:table-cell>
        </table:table-row>
        <table:table-row table:style-name="ro1">
          <table:table-cell office:value-type="string">
            <text:p>.png</text:p>
          </table:table-cell>
          <table:table-cell office:value-type="float" office:value="77">
            <text:p>77</text:p>
          </table:table-cell>
          <table:table-cell office:value-type="float" office:value="25431906">
            <text:p>25431906</text:p>
          </table:table-cell>
        </table:table-row>
        <table:table-row table:style-name="ro1">
          <table:table-cell/>
          <table:table-cell table:formula="of:=SUM([.B2:.B4])" office:value-type="float" office:value="3331">
            <text:p>3331</text:p>
          </table:table-cell>
          <table:table-cell table:formula="of:=SUM([.C2:.C4])/(1024*1024)" office:value-type="float" office:value="360.345091819763">
            <text:p>360.3450918198</text:p>
          </table:table-cell>
        </table:table-row>
      </table:table>
      <table:table table:name="gif图片处理结果" table:style-name="ta1">
        <table:table-column table:style-name="co18" table:default-cell-style-name="ce1"/>
        <table:table-column table:style-name="co7" table:default-cell-style-name="ce6"/>
        <table:table-row table:style-name="ro2">
          <table:table-cell office:value-type="string">
            <text:p>Gif源图片个数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目标图片个数</text:p>
          </table:table-cell>
          <table:table-cell office:value-type="float" office:value="805">
            <text:p>805</text:p>
          </table:table-cell>
        </table:table-row>
        <table:table-row table:style-name="ro2">
          <table:table-cell office:value-type="string">
            <text:p>Gif源图片占用空间</text:p>
          </table:table-cell>
          <table:table-cell table:style-name="ce7" office:value-type="string">
            <text:p>11M</text:p>
          </table:table-cell>
        </table:table-row>
        <table:table-row table:style-name="ro2">
          <table:table-cell office:value-type="string">
            <text:p>Gif二进制占用空间</text:p>
          </table:table-cell>
          <table:table-cell table:style-name="ce7" office:value-type="string">
            <text:p>212M</text:p>
          </table:table-cell>
        </table:table-row>
        <table:table-row table:style-name="ro2">
          <table:table-cell office:value-type="string">
            <text:p>Giflib处理占用时间</text:p>
          </table:table-cell>
          <table:table-cell table:style-name="ce7" office:value-type="string">
            <text:p>195M</text:p>
          </table:table-cell>
        </table:table-row>
        <table:table-row table:style-name="ro2">
          <table:table-cell office:value-type="string">
            <text:p>Gif二进制处理时长:</text:p>
          </table:table-cell>
          <table:table-cell office:value-type="float" office:value="2129.611444">
            <text:p>2129.611444</text:p>
          </table:table-cell>
        </table:table-row>
        <table:table-row table:style-name="ro2">
          <table:table-cell office:value-type="string">
            <text:p>Lib处理时长</text:p>
          </table:table-cell>
          <table:table-cell office:value-type="float" office:value="241.36677599">
            <text:p>241.366775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7T17:14:19</dc:date>
    <dc:creator>sunshare </dc:creator>
    <meta:generator>LibreOffice/3.5$Linux_X86_64 LibreOffice_project/350m1$Build-2</meta:generator>
    <meta:editing-duration>PT25M6S</meta:editing-duration>
    <meta:editing-cycles>15</meta:editing-cycles>
    <meta:document-statistic meta:table-count="6" meta:cell-count="9193" meta:object-count="0"/>
  </office:meta>
</office:document-meta>
</file>